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917in"/>
    </style:style>
    <style:style style:name="co4" style:family="table-column">
      <style:table-column-properties fo:break-before="auto" style:column-width="0.992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padding="0.028in"/>
    </style:style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5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5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125">
      <style:table-cell-properties fo:padding="0.028in"/>
      <style:text-properties fo:font-weight="bold" style:font-weight-asian="bold" style:font-weight-complex="bold"/>
    </style:style>
    <style:style style:name="ce11" style:family="table-cell" style:parent-style-name="Default">
      <style:table-cell-properties fo:padding="0.028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 table:use-wildcards="true"/>
      <table:table table:name="Arkusz1" table:style-name="ta1">
        <office:forms form:automatic-focus="false" form:apply-design-mode="false"/>
        <table:shapes>
          <draw:frame draw:z-index="0" draw:style-name="gr1" draw:text-style-name="P1" svg:width="6.2988in" svg:height="3.5429in" svg:x="7.535in" svg:y="1.6228in">
            <draw:object draw:notify-on-update-of-ranges="Arkusz1.C2:Arkusz1.C502 Arkusz1.D1:Arkusz1.D1 Arkusz1.D2:Arkusz1.D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535in" svg:x="7.4925in" svg:y="5.4421in">
            <draw:object draw:notify-on-update-of-ranges="Arkusz1.B2:Arkusz1.B502 Arkusz1.D2:Arkusz1.D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535in" svg:x="14.0075in" svg:y="5.4421in">
            <draw:object draw:notify-on-update-of-ranges="Arkusz1.B2:Arkusz1.B502 Arkusz1.C2:Arkusz1.C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in" svg:height="3.5319in" svg:x="13.9236in" svg:y="1.3807in">
            <draw:object draw:notify-on-update-of-ranges="Arkusz1.B1:Arkusz1.B1 Arkusz1.B2:Arkusz1.B502 Arkusz1.C1:Arkusz1.C1 Arkusz1.C2:Arkusz1.C502 Arkusz1.D1:Arkusz1.D1 Arkusz1.D2:Arkusz1.D5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h=</text:p>
          </table:table-cell>
          <table:table-cell table:style-name="ce3" office:value-type="float" office:value="0.05" calcext:value-type="float">
            <text:p>0.05</text:p>
          </table:table-cell>
          <table:table-cell table:style-name="ce5" office:value-type="string" calcext:value-type="string">
            <text:p>x_n</text:p>
          </table:table-cell>
          <table:table-cell table:style-name="ce8" office:value-type="string" calcext:value-type="string">
            <text:p>y_n</text:p>
          </table:table-cell>
          <table:table-cell table:style-name="ce1"/>
          <table:table-cell table:style-name="ce5"/>
          <table:table-cell table:style-name="ce1" table:number-columns-repeated="1016"/>
        </table:table-row>
        <table:table-row table:style-name="ro1">
          <table:table-cell office:value-type="string" calcext:value-type="string">
            <text:p>t0</text:p>
          </table:table-cell>
          <table:table-cell table:style-name="ce3" office:value-type="float" office:value="0" calcext:value-type="float">
            <text:p>0.00</text:p>
          </table:table-cell>
          <table:table-cell table:style-name="ce6" office:value-type="float" office:value="9" calcext:value-type="float">
            <text:p>9.0000</text:p>
          </table:table-cell>
          <table:table-cell office:value-type="float" office:value="9" calcext:value-type="float">
            <text:p>9.0000</text:p>
          </table:table-cell>
          <table:table-cell/>
          <table:table-cell table:style-name="ce19" office:value-type="string" calcext:value-type="string" table:number-columns-spanned="2" table:number-rows-spanned="1">
            <text:p>Stałe</text:p>
          </table:table-cell>
          <table:covered-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t1</text:p>
          </table:table-cell>
          <table:table-cell table:formula="of:=[.$B$1]+[.B2]" office:value-type="float" office:value="0.05" calcext:value-type="float">
            <text:p>0.05</text:p>
          </table:table-cell>
          <table:table-cell table:formula="of:=[.C2]+([.$G$3]-[.$G$4]*[.D2])*[.C2]*[.$B$1]" office:value-type="float" office:value="5.4" calcext:value-type="float">
            <text:p>5.4000</text:p>
          </table:table-cell>
          <table:table-cell table:formula="of:=[.D2]+[.$B$1]*([.$G$5]*[.C2]-[.$G$6])*[.D2]" office:value-type="float" office:value="12.6" calcext:value-type="float">
            <text:p>12.6000</text:p>
          </table:table-cell>
          <table:table-cell/>
          <table:table-cell table:style-name="ce19" office:value-type="string" calcext:value-type="string">
            <text:p>a</text:p>
          </table:table-cell>
          <table:table-cell table:style-name="ce10" office:value-type="float" office:value="1" calcext:value-type="float">
            <text:p>1.0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2</text:p>
          </table:table-cell>
          <table:table-cell table:formula="of:=[.$B$1]+[.B3]" office:value-type="float" office:value="0.1" calcext:value-type="float">
            <text:p>0.10</text:p>
          </table:table-cell>
          <table:table-cell table:formula="of:=[.C3]+([.$G$3]-[.$G$4]*[.D3])*[.C3]*[.$B$1]" office:value-type="float" office:value="2.268" calcext:value-type="float">
            <text:p>2.2680</text:p>
          </table:table-cell>
          <table:table-cell table:formula="of:=[.D3]+[.$B$1]*([.$G$5]*[.C3]-[.$G$6])*[.D3]" office:value-type="float" office:value="15.372" calcext:value-type="float">
            <text:p>15.3720</text:p>
          </table:table-cell>
          <table:table-cell/>
          <table:table-cell table:style-name="ce19" office:value-type="string" calcext:value-type="string">
            <text:p>b</text:p>
          </table:table-cell>
          <table:table-cell table:style-name="ce10" office:value-type="float" office:value="1" calcext:value-type="float">
            <text:p>1.0000</text:p>
          </table:table-cell>
          <table:table-cell/>
          <table:table-cell office:value-type="string" calcext:value-type="string">
            <text:p>Przez błąd rozwiązanie nie krąży po krzywej tylko zbiega, nie spotyka się w tym punkcie co był po przejściu przez <text:span text:style-name="T1">okrąg</text:span>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3</text:p>
          </table:table-cell>
          <table:table-cell table:formula="of:=[.$B$1]+[.B4]" office:value-type="float" office:value="0.15" calcext:value-type="float">
            <text:p>0.15</text:p>
          </table:table-cell>
          <table:table-cell table:formula="of:=[.C4]+([.$G$3]-[.$G$4]*[.D4])*[.C4]*[.$B$1]" office:value-type="float" office:value="0.6382152" calcext:value-type="float">
            <text:p>0.6382</text:p>
          </table:table-cell>
          <table:table-cell table:formula="of:=[.D4]+[.$B$1]*([.$G$5]*[.C4]-[.$G$6])*[.D4]" office:value-type="float" office:value="16.3465848" calcext:value-type="float">
            <text:p>16.3466</text:p>
          </table:table-cell>
          <table:table-cell/>
          <table:table-cell table:style-name="ce19" office:value-type="string" calcext:value-type="string">
            <text:p>c</text:p>
          </table:table-cell>
          <table:table-cell table:style-name="ce10" office:value-type="float" office:value="1" calcext:value-type="float">
            <text:p>1.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4</text:p>
          </table:table-cell>
          <table:table-cell table:formula="of:=[.$B$1]+[.B5]" office:value-type="float" office:value="0.2" calcext:value-type="float">
            <text:p>0.20</text:p>
          </table:table-cell>
          <table:table-cell table:formula="of:=[.C5]+([.$G$3]-[.$G$4]*[.D5])*[.C5]*[.$B$1]" office:value-type="float" office:value="0.148494015627552" calcext:value-type="float">
            <text:p>0.1485</text:p>
          </table:table-cell>
          <table:table-cell table:formula="of:=[.D5]+[.$B$1]*([.$G$5]*[.C5]-[.$G$6])*[.D5]" office:value-type="float" office:value="16.0508875043724" calcext:value-type="float">
            <text:p>16.0509</text:p>
          </table:table-cell>
          <table:table-cell/>
          <table:table-cell table:style-name="ce19" office:value-type="string" calcext:value-type="string">
            <text:p>d</text:p>
          </table:table-cell>
          <table:table-cell table:style-name="ce10" office:value-type="float" office:value="1" calcext:value-type="float">
            <text:p>1.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5</text:p>
          </table:table-cell>
          <table:table-cell table:formula="of:=[.$B$1]+[.B6]" office:value-type="float" office:value="0.25" calcext:value-type="float">
            <text:p>0.25</text:p>
          </table:table-cell>
          <table:table-cell table:formula="of:=[.C6]+([.$G$3]-[.$G$4]*[.D6])*[.C6]*[.$B$1]" office:value-type="float" office:value="0.0367456794134115" calcext:value-type="float">
            <text:p>0.0367</text:p>
          </table:table-cell>
          <table:table-cell table:formula="of:=[.D6]+[.$B$1]*([.$G$5]*[.C6]-[.$G$6])*[.D6]" office:value-type="float" office:value="15.3675161661493" calcext:value-type="float">
            <text:p>15.36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</text:p>
          </table:table-cell>
          <table:table-cell table:formula="of:=[.$B$1]+[.B7]" office:value-type="float" office:value="0.3" calcext:value-type="float">
            <text:p>0.30</text:p>
          </table:table-cell>
          <table:table-cell table:formula="of:=[.C7]+([.$G$3]-[.$G$4]*[.D7])*[.C7]*[.$B$1]" office:value-type="float" office:value="0.010348472262995" calcext:value-type="float">
            <text:p>0.0103</text:p>
          </table:table-cell>
          <table:table-cell table:formula="of:=[.D7]+[.$B$1]*([.$G$5]*[.C7]-[.$G$6])*[.D7]" office:value-type="float" office:value="14.627374848963" calcext:value-type="float">
            <text:p>14.6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</text:p>
          </table:table-cell>
          <table:table-cell table:formula="of:=[.$B$1]+[.B8]" office:value-type="float" office:value="0.35" calcext:value-type="float">
            <text:p>0.35</text:p>
          </table:table-cell>
          <table:table-cell table:formula="of:=[.C8]+([.$G$3]-[.$G$4]*[.D8])*[.C8]*[.$B$1]" office:value-type="float" office:value="0.00329734673089854" calcext:value-type="float">
            <text:p>0.0033</text:p>
          </table:table-cell>
          <table:table-cell table:formula="of:=[.D8]+[.$B$1]*([.$G$5]*[.C8]-[.$G$6])*[.D8]" office:value-type="float" office:value="13.9035746556601" calcext:value-type="float">
            <text:p>13.9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</text:p>
          </table:table-cell>
          <table:table-cell table:formula="of:=[.$B$1]+[.B9]" office:value-type="float" office:value="0.4" calcext:value-type="float">
            <text:p>0.40</text:p>
          </table:table-cell>
          <table:table-cell table:formula="of:=[.C9]+([.$G$3]-[.$G$4]*[.D9])*[.C9]*[.$B$1]" office:value-type="float" office:value="0.00116996874551124" calcext:value-type="float">
            <text:p>0.0012</text:p>
          </table:table-cell>
          <table:table-cell table:formula="of:=[.D9]+[.$B$1]*([.$G$5]*[.C9]-[.$G$6])*[.D9]" office:value-type="float" office:value="13.210688168199" calcext:value-type="float">
            <text:p>13.2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</text:p>
          </table:table-cell>
          <table:table-cell table:formula="of:=[.$B$1]+[.B10]" office:value-type="float" office:value="0.45" calcext:value-type="float">
            <text:p>0.45</text:p>
          </table:table-cell>
          <table:table-cell table:formula="of:=[.C10]+([.$G$3]-[.$G$4]*[.D10])*[.C10]*[.$B$1]" office:value-type="float" office:value="0.000455662569612406" calcext:value-type="float">
            <text:p>0.0005</text:p>
          </table:table-cell>
          <table:table-cell table:formula="of:=[.D10]+[.$B$1]*([.$G$5]*[.C10]-[.$G$6])*[.D10]" office:value-type="float" office:value="12.5509265644022" calcext:value-type="float">
            <text:p>12.5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</text:p>
          </table:table-cell>
          <table:table-cell table:formula="of:=[.$B$1]+[.B11]" office:value-type="float" office:value="0.5" calcext:value-type="float">
            <text:p>0.50</text:p>
          </table:table-cell>
          <table:table-cell table:formula="of:=[.C11]+([.$G$3]-[.$G$4]*[.D11])*[.C11]*[.$B$1]" office:value-type="float" office:value="0.00019249632562542" calcext:value-type="float">
            <text:p>0.0002</text:p>
          </table:table-cell>
          <table:table-cell table:formula="of:=[.D11]+[.$B$1]*([.$G$5]*[.C11]-[.$G$6])*[.D11]" office:value-type="float" office:value="11.9236661855546" calcext:value-type="float">
            <text:p>11.9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</text:p>
          </table:table-cell>
          <table:table-cell table:formula="of:=[.$B$1]+[.B12]" office:value-type="float" office:value="0.55" calcext:value-type="float">
            <text:p>0.55</text:p>
          </table:table-cell>
          <table:table-cell table:formula="of:=[.C12]+([.$G$3]-[.$G$4]*[.D12])*[.C12]*[.$B$1]" office:value-type="float" office:value="0.0000873580454715249" calcext:value-type="float">
            <text:p>0.0001</text:p>
          </table:table-cell>
          <table:table-cell table:formula="of:=[.D12]+[.$B$1]*([.$G$5]*[.C12]-[.$G$6])*[.D12]" office:value-type="float" office:value="11.3275976393733" calcext:value-type="float">
            <text:p>11.3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</text:p>
          </table:table-cell>
          <table:table-cell table:formula="of:=[.$B$1]+[.B13]" office:value-type="float" office:value="0.6" calcext:value-type="float">
            <text:p>0.60</text:p>
          </table:table-cell>
          <table:table-cell table:formula="of:=[.C13]+([.$G$3]-[.$G$4]*[.D13])*[.C13]*[.$B$1]" office:value-type="float" office:value="0.0000422481082619257" calcext:value-type="float">
            <text:p>0.0000</text:p>
          </table:table-cell>
          <table:table-cell table:formula="of:=[.D13]+[.$B$1]*([.$G$5]*[.C13]-[.$G$6])*[.D13]" office:value-type="float" office:value="10.7612672352441" calcext:value-type="float">
            <text:p>10.7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</text:p>
          </table:table-cell>
          <table:table-cell table:formula="of:=[.$B$1]+[.B14]" office:value-type="float" office:value="0.65" calcext:value-type="float">
            <text:p>0.65</text:p>
          </table:table-cell>
          <table:table-cell table:formula="of:=[.C14]+([.$G$3]-[.$G$4]*[.D14])*[.C14]*[.$B$1]" office:value-type="float" office:value="0.0000216283545155166" calcext:value-type="float">
            <text:p>0.0000</text:p>
          </table:table-cell>
          <table:table-cell table:formula="of:=[.D14]+[.$B$1]*([.$G$5]*[.C14]-[.$G$6])*[.D14]" office:value-type="float" office:value="10.2232266056411" calcext:value-type="float">
            <text:p>10.2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</text:p>
          </table:table-cell>
          <table:table-cell table:formula="of:=[.$B$1]+[.B15]" office:value-type="float" office:value="0.7" calcext:value-type="float">
            <text:p>0.70</text:p>
          </table:table-cell>
          <table:table-cell table:formula="of:=[.C15]+([.$G$3]-[.$G$4]*[.D15])*[.C15]*[.$B$1]" office:value-type="float" office:value="0.0000116541937753291" calcext:value-type="float">
            <text:p>0.0000</text:p>
          </table:table-cell>
          <table:table-cell table:formula="of:=[.D15]+[.$B$1]*([.$G$5]*[.C15]-[.$G$6])*[.D15]" office:value-type="float" office:value="9.71207633093747" calcext:value-type="float">
            <text:p>9.7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</text:p>
          </table:table-cell>
          <table:table-cell table:formula="of:=[.$B$1]+[.B16]" office:value-type="float" office:value="0.75" calcext:value-type="float">
            <text:p>0.75</text:p>
          </table:table-cell>
          <table:table-cell table:formula="of:=[.C16]+([.$G$3]-[.$G$4]*[.D16])*[.C16]*[.$B$1]" office:value-type="float" office:value="0.00000657758248801895" calcext:value-type="float">
            <text:p>0.0000</text:p>
          </table:table-cell>
          <table:table-cell table:formula="of:=[.D16]+[.$B$1]*([.$G$5]*[.C16]-[.$G$6])*[.D16]" office:value-type="float" office:value="9.22647817371157" calcext:value-type="float">
            <text:p>9.2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</text:p>
          </table:table-cell>
          <table:table-cell table:formula="of:=[.$B$1]+[.B17]" office:value-type="float" office:value="0.8" calcext:value-type="float">
            <text:p>0.80</text:p>
          </table:table-cell>
          <table:table-cell table:formula="of:=[.C17]+([.$G$3]-[.$G$4]*[.D17])*[.C17]*[.$B$1]" office:value-type="float" office:value="0.00000387206554934519" calcext:value-type="float">
            <text:p>0.0000</text:p>
          </table:table-cell>
          <table:table-cell table:formula="of:=[.D17]+[.$B$1]*([.$G$5]*[.C17]-[.$G$6])*[.D17]" office:value-type="float" office:value="8.76515729942205" calcext:value-type="float">
            <text:p>8.76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</text:p>
          </table:table-cell>
          <table:table-cell table:formula="of:=[.$B$1]+[.B18]" office:value-type="float" office:value="0.85" calcext:value-type="float">
            <text:p>0.85</text:p>
          </table:table-cell>
          <table:table-cell table:formula="of:=[.C18]+([.$G$3]-[.$G$4]*[.D18])*[.C18]*[.$B$1]" office:value-type="float" office:value="0.00000236870564612826" calcext:value-type="float">
            <text:p>0.0000</text:p>
          </table:table-cell>
          <table:table-cell table:formula="of:=[.D18]+[.$B$1]*([.$G$5]*[.C18]-[.$G$6])*[.D18]" office:value-type="float" office:value="8.32690113141413" calcext:value-type="float">
            <text:p>8.32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</text:p>
          </table:table-cell>
          <table:table-cell table:formula="of:=[.$B$1]+[.B19]" office:value-type="float" office:value="0.9" calcext:value-type="float">
            <text:p>0.90</text:p>
          </table:table-cell>
          <table:table-cell table:formula="of:=[.C19]+([.$G$3]-[.$G$4]*[.D19])*[.C19]*[.$B$1]" office:value-type="float" office:value="0.00000150094204219805" calcext:value-type="float">
            <text:p>0.0000</text:p>
          </table:table-cell>
          <table:table-cell table:formula="of:=[.D19]+[.$B$1]*([.$G$5]*[.C19]-[.$G$6])*[.D19]" office:value-type="float" office:value="7.91055706104231" calcext:value-type="float">
            <text:p>7.9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</text:p>
          </table:table-cell>
          <table:table-cell table:formula="of:=[.$B$1]+[.B20]" office:value-type="float" office:value="0.95" calcext:value-type="float">
            <text:p>0.95</text:p>
          </table:table-cell>
          <table:table-cell table:formula="of:=[.C20]+([.$G$3]-[.$G$4]*[.D20])*[.C20]*[.$B$1]" office:value-type="float" office:value="0.000000982324760801702" calcext:value-type="float">
            <text:p>0.0000</text:p>
          </table:table-cell>
          <table:table-cell table:formula="of:=[.D20]+[.$B$1]*([.$G$5]*[.C20]-[.$G$6])*[.D20]" office:value-type="float" office:value="7.51502980165458" calcext:value-type="float">
            <text:p>7.5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</text:p>
          </table:table-cell>
          <table:table-cell table:formula="of:=[.$B$1]+[.B21]" office:value-type="float" office:value="1" calcext:value-type="float">
            <text:p>1.00</text:p>
          </table:table-cell>
          <table:table-cell table:formula="of:=[.C21]+([.$G$3]-[.$G$4]*[.D21])*[.C21]*[.$B$1]" office:value-type="float" office:value="0.000000662331006225387" calcext:value-type="float">
            <text:p>0.0000</text:p>
          </table:table-cell>
          <table:table-cell table:formula="of:=[.D21]+[.$B$1]*([.$G$5]*[.C21]-[.$G$6])*[.D21]" office:value-type="float" office:value="7.13927868068184" calcext:value-type="float">
            <text:p>7.1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</text:p>
          </table:table-cell>
          <table:table-cell table:formula="of:=[.$B$1]+[.B22]" office:value-type="float" office:value="1.05" calcext:value-type="float">
            <text:p>1.05</text:p>
          </table:table-cell>
          <table:table-cell table:formula="of:=[.C22]+([.$G$3]-[.$G$4]*[.D22])*[.C22]*[.$B$1]" office:value-type="float" office:value="0.000000459019274921683" calcext:value-type="float">
            <text:p>0.0000</text:p>
          </table:table-cell>
          <table:table-cell table:formula="of:=[.D22]+[.$B$1]*([.$G$5]*[.C22]-[.$G$6])*[.D22]" office:value-type="float" office:value="6.78231498307603" calcext:value-type="float">
            <text:p>6.7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</text:p>
          </table:table-cell>
          <table:table-cell table:formula="of:=[.$B$1]+[.B23]" office:value-type="float" office:value="1.1" calcext:value-type="float">
            <text:p>1.10</text:p>
          </table:table-cell>
          <table:table-cell table:formula="of:=[.C23]+([.$G$3]-[.$G$4]*[.D23])*[.C23]*[.$B$1]" office:value-type="float" office:value="0.000000326309573376666" calcext:value-type="float">
            <text:p>0.0000</text:p>
          </table:table-cell>
          <table:table-cell table:formula="of:=[.D23]+[.$B$1]*([.$G$5]*[.C23]-[.$G$6])*[.D23]" office:value-type="float" office:value="6.4431993895829" calcext:value-type="float">
            <text:p>6.4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</text:p>
          </table:table-cell>
          <table:table-cell table:formula="of:=[.$B$1]+[.B24]" office:value-type="float" office:value="1.15" calcext:value-type="float">
            <text:p>1.15</text:p>
          </table:table-cell>
          <table:table-cell table:formula="of:=[.C24]+([.$G$3]-[.$G$4]*[.D24])*[.C24]*[.$B$1]" office:value-type="float" office:value="0.00000023750116984572" calcext:value-type="float">
            <text:p>0.0000</text:p>
          </table:table-cell>
          <table:table-cell table:formula="of:=[.D24]+[.$B$1]*([.$G$5]*[.C24]-[.$G$6])*[.D24]" office:value-type="float" office:value="6.12103952522763" calcext:value-type="float">
            <text:p>6.12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</text:p>
          </table:table-cell>
          <table:table-cell table:formula="of:=[.$B$1]+[.B25]" office:value-type="float" office:value="1.2" calcext:value-type="float">
            <text:p>1.20</text:p>
          </table:table-cell>
          <table:table-cell table:formula="of:=[.C25]+([.$G$3]-[.$G$4]*[.D25])*[.C25]*[.$B$1]" office:value-type="float" office:value="0.000000176688525942333" calcext:value-type="float">
            <text:p>0.0000</text:p>
          </table:table-cell>
          <table:table-cell table:formula="of:=[.D25]+[.$B$1]*([.$G$5]*[.C25]-[.$G$6])*[.D25]" office:value-type="float" office:value="5.81498762165396" calcext:value-type="float">
            <text:p>5.8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</text:p>
          </table:table-cell>
          <table:table-cell table:formula="of:=[.$B$1]+[.B26]" office:value-type="float" office:value="1.25" calcext:value-type="float">
            <text:p>1.25</text:p>
          </table:table-cell>
          <table:table-cell table:formula="of:=[.C26]+([.$G$3]-[.$G$4]*[.D26])*[.C26]*[.$B$1]" office:value-type="float" office:value="0.000000134150872677302" calcext:value-type="float">
            <text:p>0.0000</text:p>
          </table:table-cell>
          <table:table-cell table:formula="of:=[.D26]+[.$B$1]*([.$G$5]*[.C26]-[.$G$6])*[.D26]" office:value-type="float" office:value="5.52423829194334" calcext:value-type="float">
            <text:p>5.5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</text:p>
          </table:table-cell>
          <table:table-cell table:formula="of:=[.$B$1]+[.B27]" office:value-type="float" office:value="1.3" calcext:value-type="float">
            <text:p>1.30</text:p>
          </table:table-cell>
          <table:table-cell table:formula="of:=[.C27]+([.$G$3]-[.$G$4]*[.D27])*[.C27]*[.$B$1]" office:value-type="float" office:value="0.000000103804346924089" calcext:value-type="float">
            <text:p>0.0000</text:p>
          </table:table-cell>
          <table:table-cell table:formula="of:=[.D27]+[.$B$1]*([.$G$5]*[.C27]-[.$G$6])*[.D27]" office:value-type="float" office:value="5.24802641440024" calcext:value-type="float">
            <text:p>5.2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</text:p>
          </table:table-cell>
          <table:table-cell table:formula="of:=[.$B$1]+[.B28]" office:value-type="float" office:value="1.35" calcext:value-type="float">
            <text:p>1.35</text:p>
          </table:table-cell>
          <table:table-cell table:formula="of:=[.C28]+([.$G$3]-[.$G$4]*[.D28])*[.C28]*[.$B$1]" office:value-type="float" office:value="0.0000000817561665409341" calcext:value-type="float">
            <text:p>0.0000</text:p>
          </table:table-cell>
          <table:table-cell table:formula="of:=[.D28]+[.$B$1]*([.$G$5]*[.C28]-[.$G$6])*[.D28]" office:value-type="float" office:value="4.98562512091863" calcext:value-type="float">
            <text:p>4.9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</text:p>
          </table:table-cell>
          <table:table-cell table:formula="of:=[.$B$1]+[.B29]" office:value-type="float" office:value="1.4" calcext:value-type="float">
            <text:p>1.40</text:p>
          </table:table-cell>
          <table:table-cell table:formula="of:=[.C29]+([.$G$3]-[.$G$4]*[.D29])*[.C29]*[.$B$1]" office:value-type="float" office:value="0.0000000654636949831564" calcext:value-type="float">
            <text:p>0.0000</text:p>
          </table:table-cell>
          <table:table-cell table:formula="of:=[.D29]+[.$B$1]*([.$G$5]*[.C29]-[.$G$6])*[.D29]" office:value-type="float" office:value="4.73634388525297" calcext:value-type="float">
            <text:p>4.7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</text:p>
          </table:table-cell>
          <table:table-cell table:formula="of:=[.$B$1]+[.B30]" office:value-type="float" office:value="1.45" calcext:value-type="float">
            <text:p>1.45</text:p>
          </table:table-cell>
          <table:table-cell table:formula="of:=[.C30]+([.$G$3]-[.$G$4]*[.D30])*[.C30]*[.$B$1]" office:value-type="float" office:value="0.0000000532339511603373" calcext:value-type="float">
            <text:p>0.0000</text:p>
          </table:table-cell>
          <table:table-cell table:formula="of:=[.D30]+[.$B$1]*([.$G$5]*[.C30]-[.$G$6])*[.D30]" office:value-type="float" office:value="4.49952670649325" calcext:value-type="float">
            <text:p>4.4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</text:p>
          </table:table-cell>
          <table:table-cell table:formula="of:=[.$B$1]+[.B31]" office:value-type="float" office:value="1.5" calcext:value-type="float">
            <text:p>1.50</text:p>
          </table:table-cell>
          <table:table-cell table:formula="of:=[.C31]+([.$G$3]-[.$G$4]*[.D31])*[.C31]*[.$B$1]" office:value-type="float" office:value="0.0000000439192694714494" calcext:value-type="float">
            <text:p>0.0000</text:p>
          </table:table-cell>
          <table:table-cell table:formula="of:=[.D31]+[.$B$1]*([.$G$5]*[.C31]-[.$G$6])*[.D31]" office:value-type="float" office:value="4.27455038314497" calcext:value-type="float">
            <text:p>4.2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</text:p>
          </table:table-cell>
          <table:table-cell table:formula="of:=[.$B$1]+[.B32]" office:value-type="float" office:value="1.55" calcext:value-type="float">
            <text:p>1.55</text:p>
          </table:table-cell>
          <table:table-cell table:formula="of:=[.C32]+([.$G$3]-[.$G$4]*[.D32])*[.C32]*[.$B$1]" office:value-type="float" office:value="0.0000000367284764376903" calcext:value-type="float">
            <text:p>0.0000</text:p>
          </table:table-cell>
          <table:table-cell table:formula="of:=[.D32]+[.$B$1]*([.$G$5]*[.C32]-[.$G$6])*[.D32]" office:value-type="float" office:value="4.06082287337448" calcext:value-type="float">
            <text:p>4.06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</text:p>
          </table:table-cell>
          <table:table-cell table:formula="of:=[.$B$1]+[.B33]" office:value-type="float" office:value="1.6" calcext:value-type="float">
            <text:p>1.60</text:p>
          </table:table-cell>
          <table:table-cell table:formula="of:=[.C33]+([.$G$3]-[.$G$4]*[.D33])*[.C33]*[.$B$1]" office:value-type="float" office:value="0.0000000311075083984564" calcext:value-type="float">
            <text:p>0.0000</text:p>
          </table:table-cell>
          <table:table-cell table:formula="of:=[.D33]+[.$B$1]*([.$G$5]*[.C33]-[.$G$6])*[.D33]" office:value-type="float" office:value="3.85778173716315" calcext:value-type="float">
            <text:p>3.8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</text:p>
          </table:table-cell>
          <table:table-cell table:formula="of:=[.$B$1]+[.B34]" office:value-type="float" office:value="1.65" calcext:value-type="float">
            <text:p>1.65</text:p>
          </table:table-cell>
          <table:table-cell table:formula="of:=[.C34]+([.$G$3]-[.$G$4]*[.D34])*[.C34]*[.$B$1]" office:value-type="float" office:value="0.0000000266625849289685" calcext:value-type="float">
            <text:p>0.0000</text:p>
          </table:table-cell>
          <table:table-cell table:formula="of:=[.D34]+[.$B$1]*([.$G$5]*[.C34]-[.$G$6])*[.D34]" office:value-type="float" office:value="3.66489265630529" calcext:value-type="float">
            <text:p>3.6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</text:p>
          </table:table-cell>
          <table:table-cell table:formula="of:=[.$B$1]+[.B35]" office:value-type="float" office:value="1.7" calcext:value-type="float">
            <text:p>1.70</text:p>
          </table:table-cell>
          <table:table-cell table:formula="of:=[.C35]+([.$G$3]-[.$G$4]*[.D35])*[.C35]*[.$B$1]" office:value-type="float" office:value="0.0000000231099385902023" calcext:value-type="float">
            <text:p>0.0000</text:p>
          </table:table-cell>
          <table:table-cell table:formula="of:=[.D35]+[.$B$1]*([.$G$5]*[.C35]-[.$G$6])*[.D35]" office:value-type="float" office:value="3.4816480283758" calcext:value-type="float">
            <text:p>3.48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</text:p>
          </table:table-cell>
          <table:table-cell table:formula="of:=[.$B$1]+[.B36]" office:value-type="float" office:value="1.75" calcext:value-type="float">
            <text:p>1.75</text:p>
          </table:table-cell>
          <table:table-cell table:formula="of:=[.C36]+([.$G$3]-[.$G$4]*[.D36])*[.C36]*[.$B$1]" office:value-type="float" office:value="0.0000000202424019132892" calcext:value-type="float">
            <text:p>0.0000</text:p>
          </table:table-cell>
          <table:table-cell table:formula="of:=[.D36]+[.$B$1]*([.$G$5]*[.C36]-[.$G$6])*[.D36]" office:value-type="float" office:value="3.30756563098004" calcext:value-type="float">
            <text:p>3.30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</text:p>
          </table:table-cell>
          <table:table-cell table:formula="of:=[.$B$1]+[.B37]" office:value-type="float" office:value="1.8" calcext:value-type="float">
            <text:p>1.80</text:p>
          </table:table-cell>
          <table:table-cell table:formula="of:=[.C37]+([.$G$3]-[.$G$4]*[.D37])*[.C37]*[.$B$1]" office:value-type="float" office:value="0.0000000179068683661097" calcext:value-type="float">
            <text:p>0.0000</text:p>
          </table:table-cell>
          <table:table-cell table:formula="of:=[.D37]+[.$B$1]*([.$G$5]*[.C37]-[.$G$6])*[.D37]" office:value-type="float" office:value="3.14218735277869" calcext:value-type="float">
            <text:p>3.1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</text:p>
          </table:table-cell>
          <table:table-cell table:formula="of:=[.$B$1]+[.B38]" office:value-type="float" office:value="1.85" calcext:value-type="float">
            <text:p>1.85</text:p>
          </table:table-cell>
          <table:table-cell table:formula="of:=[.C38]+([.$G$3]-[.$G$4]*[.D38])*[.C38]*[.$B$1]" office:value-type="float" office:value="0.000000015988875019022" calcext:value-type="float">
            <text:p>0.0000</text:p>
          </table:table-cell>
          <table:table-cell table:formula="of:=[.D38]+[.$B$1]*([.$G$5]*[.C38]-[.$G$6])*[.D38]" office:value-type="float" office:value="2.9850779879531" calcext:value-type="float">
            <text:p>2.98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</text:p>
          </table:table-cell>
          <table:table-cell table:formula="of:=[.$B$1]+[.B39]" office:value-type="float" office:value="1.9" calcext:value-type="float">
            <text:p>1.90</text:p>
          </table:table-cell>
          <table:table-cell table:formula="of:=[.C39]+([.$G$3]-[.$G$4]*[.D39])*[.C39]*[.$B$1]" office:value-type="float" office:value="0.0000000144019168264023" calcext:value-type="float">
            <text:p>0.0000</text:p>
          </table:table-cell>
          <table:table-cell table:formula="of:=[.D39]+[.$B$1]*([.$G$5]*[.C39]-[.$G$6])*[.D39]" office:value-type="float" office:value="2.83582409094184" calcext:value-type="float">
            <text:p>2.8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</text:p>
          </table:table-cell>
          <table:table-cell table:formula="of:=[.$B$1]+[.B40]" office:value-type="float" office:value="1.95" calcext:value-type="float">
            <text:p>1.95</text:p>
          </table:table-cell>
          <table:table-cell table:formula="of:=[.C40]+([.$G$3]-[.$G$4]*[.D40])*[.C40]*[.$B$1]" office:value-type="float" office:value="0.0000000130799475331198" calcext:value-type="float">
            <text:p>0.0000</text:p>
          </table:table-cell>
          <table:table-cell table:formula="of:=[.D40]+[.$B$1]*([.$G$5]*[.C40]-[.$G$6])*[.D40]" office:value-type="float" office:value="2.69403288843682" calcext:value-type="float">
            <text:p>2.69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</text:p>
          </table:table-cell>
          <table:table-cell table:formula="of:=[.$B$1]+[.B41]" office:value-type="float" office:value="2" calcext:value-type="float">
            <text:p>2.00</text:p>
          </table:table-cell>
          <table:table-cell table:formula="of:=[.C41]+([.$G$3]-[.$G$4]*[.D41])*[.C41]*[.$B$1]" office:value-type="float" office:value="0.0000000119720544681132" calcext:value-type="float">
            <text:p>0.0000</text:p>
          </table:table-cell>
          <table:table-cell table:formula="of:=[.D41]+[.$B$1]*([.$G$5]*[.C41]-[.$G$6])*[.D41]" office:value-type="float" office:value="2.55933124577687" calcext:value-type="float">
            <text:p>2.55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</text:p>
          </table:table-cell>
          <table:table-cell table:formula="of:=[.$B$1]+[.B42]" office:value-type="float" office:value="2.05" calcext:value-type="float">
            <text:p>2.05</text:p>
          </table:table-cell>
          <table:table-cell table:formula="of:=[.C42]+([.$G$3]-[.$G$4]*[.D42])*[.C42]*[.$B$1]" office:value-type="float" office:value="0.0000000110386345376996" calcext:value-type="float">
            <text:p>0.0000</text:p>
          </table:table-cell>
          <table:table-cell table:formula="of:=[.D42]+[.$B$1]*([.$G$5]*[.C42]-[.$G$6])*[.D42]" office:value-type="float" office:value="2.43136468502005" calcext:value-type="float">
            <text:p>2.4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</text:p>
          </table:table-cell>
          <table:table-cell table:formula="of:=[.$B$1]+[.B43]" office:value-type="float" office:value="2.1" calcext:value-type="float">
            <text:p>2.10</text:p>
          </table:table-cell>
          <table:table-cell table:formula="of:=[.C43]+([.$G$3]-[.$G$4]*[.D43])*[.C43]*[.$B$1]" office:value-type="float" office:value="0.0000000102486189552943" calcext:value-type="float">
            <text:p>0.0000</text:p>
          </table:table-cell>
          <table:table-cell table:formula="of:=[.D43]+[.$B$1]*([.$G$5]*[.C43]-[.$G$6])*[.D43]" office:value-type="float" office:value="2.30979645211099" calcext:value-type="float">
            <text:p>2.3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</text:p>
          </table:table-cell>
          <table:table-cell table:formula="of:=[.$B$1]+[.B44]" office:value-type="float" office:value="2.15" calcext:value-type="float">
            <text:p>2.15</text:p>
          </table:table-cell>
          <table:table-cell table:formula="of:=[.C44]+([.$G$3]-[.$G$4]*[.D44])*[.C44]*[.$B$1]" office:value-type="float" office:value="0.00000000957743871796023" calcext:value-type="float">
            <text:p>0.0000</text:p>
          </table:table-cell>
          <table:table-cell table:formula="of:=[.D44]+[.$B$1]*([.$G$5]*[.C44]-[.$G$6])*[.D44]" office:value-type="float" office:value="2.19430663068905" calcext:value-type="float">
            <text:p>2.19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</text:p>
          </table:table-cell>
          <table:table-cell table:formula="of:=[.$B$1]+[.B45]" office:value-type="float" office:value="2.2" calcext:value-type="float">
            <text:p>2.20</text:p>
          </table:table-cell>
          <table:table-cell table:formula="of:=[.C45]+([.$G$3]-[.$G$4]*[.D45])*[.C45]*[.$B$1]" office:value-type="float" office:value="0.00000000900551878966633" calcext:value-type="float">
            <text:p>0.0000</text:p>
          </table:table-cell>
          <table:table-cell table:formula="of:=[.D45]+[.$B$1]*([.$G$5]*[.C45]-[.$G$6])*[.D45]" office:value-type="float" office:value="2.08459130020539" calcext:value-type="float">
            <text:p>2.0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</text:p>
          </table:table-cell>
          <table:table-cell table:formula="of:=[.$B$1]+[.B46]" office:value-type="float" office:value="2.25" calcext:value-type="float">
            <text:p>2.25</text:p>
          </table:table-cell>
          <table:table-cell table:formula="of:=[.C46]+([.$G$3]-[.$G$4]*[.D46])*[.C46]*[.$B$1]" office:value-type="float" office:value="0.00000000851715342301092" calcext:value-type="float">
            <text:p>0.0000</text:p>
          </table:table-cell>
          <table:table-cell table:formula="of:=[.D46]+[.$B$1]*([.$G$5]*[.C46]-[.$G$6])*[.D46]" office:value-type="float" office:value="1.98036173613376" calcext:value-type="float">
            <text:p>1.98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</text:p>
          </table:table-cell>
          <table:table-cell table:formula="of:=[.$B$1]+[.B47]" office:value-type="float" office:value="2.3" calcext:value-type="float">
            <text:p>2.30</text:p>
          </table:table-cell>
          <table:table-cell table:formula="of:=[.C47]+([.$G$3]-[.$G$4]*[.D47])*[.C47]*[.$B$1]" office:value-type="float" office:value="0.00000000809965885717589" calcext:value-type="float">
            <text:p>0.0000</text:p>
          </table:table-cell>
          <table:table-cell table:formula="of:=[.D47]+[.$B$1]*([.$G$5]*[.C47]-[.$G$6])*[.D47]" office:value-type="float" office:value="1.88134365017043" calcext:value-type="float">
            <text:p>1.88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</text:p>
          </table:table-cell>
          <table:table-cell table:formula="of:=[.$B$1]+[.B48]" office:value-type="float" office:value="2.35" calcext:value-type="float">
            <text:p>2.35</text:p>
          </table:table-cell>
          <table:table-cell table:formula="of:=[.C48]+([.$G$3]-[.$G$4]*[.D48])*[.C48]*[.$B$1]" office:value-type="float" office:value="0.00000000774272971205996" calcext:value-type="float">
            <text:p>0.0000</text:p>
          </table:table-cell>
          <table:table-cell table:formula="of:=[.D48]+[.$B$1]*([.$G$5]*[.C48]-[.$G$6])*[.D48]" office:value-type="float" office:value="1.78727646842382" calcext:value-type="float">
            <text:p>1.7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</text:p>
          </table:table-cell>
          <table:table-cell table:formula="of:=[.$B$1]+[.B49]" office:value-type="float" office:value="2.4" calcext:value-type="float">
            <text:p>2.40</text:p>
          </table:table-cell>
          <table:table-cell table:formula="of:=[.C49]+([.$G$3]-[.$G$4]*[.D49])*[.C49]*[.$B$1]" office:value-type="float" office:value="0.00000000743794626687642" calcext:value-type="float">
            <text:p>0.0000</text:p>
          </table:table-cell>
          <table:table-cell table:formula="of:=[.D49]+[.$B$1]*([.$G$5]*[.C49]-[.$G$6])*[.D49]" office:value-type="float" office:value="1.69791264569455" calcext:value-type="float">
            <text:p>1.6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</text:p>
          </table:table-cell>
          <table:table-cell table:formula="of:=[.$B$1]+[.B50]" office:value-type="float" office:value="2.45" calcext:value-type="float">
            <text:p>2.45</text:p>
          </table:table-cell>
          <table:table-cell table:formula="of:=[.C50]+([.$G$3]-[.$G$4]*[.D50])*[.C50]*[.$B$1]" office:value-type="float" office:value="0.00000000717839442899394" calcext:value-type="float">
            <text:p>0.0000</text:p>
          </table:table-cell>
          <table:table-cell table:formula="of:=[.D50]+[.$B$1]*([.$G$5]*[.C50]-[.$G$6])*[.D50]" office:value-type="float" office:value="1.61301701404127" calcext:value-type="float">
            <text:p>1.6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0</text:p>
          </table:table-cell>
          <table:table-cell table:formula="of:=[.$B$1]+[.B51]" office:value-type="float" office:value="2.5" calcext:value-type="float">
            <text:p>2.50</text:p>
          </table:table-cell>
          <table:table-cell table:formula="of:=[.C51]+([.$G$3]-[.$G$4]*[.D51])*[.C51]*[.$B$1]" office:value-type="float" office:value="0.00000000695837053307032" calcext:value-type="float">
            <text:p>0.0000</text:p>
          </table:table-cell>
          <table:table-cell table:formula="of:=[.D51]+[.$B$1]*([.$G$5]*[.C51]-[.$G$6])*[.D51]" office:value-type="float" office:value="1.53236616391815" calcext:value-type="float">
            <text:p>1.5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1</text:p>
          </table:table-cell>
          <table:table-cell table:formula="of:=[.$B$1]+[.B52]" office:value-type="float" office:value="2.55" calcext:value-type="float">
            <text:p>2.55</text:p>
          </table:table-cell>
          <table:table-cell table:formula="of:=[.C52]+([.$G$3]-[.$G$4]*[.D52])*[.C52]*[.$B$1]" office:value-type="float" office:value="0.00000000677315048167973" calcext:value-type="float">
            <text:p>0.0000</text:p>
          </table:table-cell>
          <table:table-cell table:formula="of:=[.D52]+[.$B$1]*([.$G$5]*[.C52]-[.$G$6])*[.D52]" office:value-type="float" office:value="1.45574785625538" calcext:value-type="float">
            <text:p>1.45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2</text:p>
          </table:table-cell>
          <table:table-cell table:formula="of:=[.$B$1]+[.B53]" office:value-type="float" office:value="2.6" calcext:value-type="float">
            <text:p>2.60</text:p>
          </table:table-cell>
          <table:table-cell table:formula="of:=[.C53]+([.$G$3]-[.$G$4]*[.D53])*[.C53]*[.$B$1]" office:value-type="float" office:value="0.0000000066188080410737" calcext:value-type="float">
            <text:p>0.0000</text:p>
          </table:table-cell>
          <table:table-cell table:formula="of:=[.D53]+[.$B$1]*([.$G$5]*[.C53]-[.$G$6])*[.D53]" office:value-type="float" office:value="1.38296046393561" calcext:value-type="float">
            <text:p>1.3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3</text:p>
          </table:table-cell>
          <table:table-cell table:formula="of:=[.$B$1]+[.B54]" office:value-type="float" office:value="2.65" calcext:value-type="float">
            <text:p>2.65</text:p>
          </table:table-cell>
          <table:table-cell table:formula="of:=[.C54]+([.$G$3]-[.$G$4]*[.D54])*[.C54]*[.$B$1]" office:value-type="float" office:value="0.00000000649207095116819" calcext:value-type="float">
            <text:p>0.0000</text:p>
          </table:table-cell>
          <table:table-cell table:formula="of:=[.D54]+[.$B$1]*([.$G$5]*[.C54]-[.$G$6])*[.D54]" office:value-type="float" office:value="1.31381244119651" calcext:value-type="float">
            <text:p>1.3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4</text:p>
          </table:table-cell>
          <table:table-cell table:formula="of:=[.$B$1]+[.B55]" office:value-type="float" office:value="2.7" calcext:value-type="float">
            <text:p>2.70</text:p>
          </table:table-cell>
          <table:table-cell table:formula="of:=[.C55]+([.$G$3]-[.$G$4]*[.D55])*[.C55]*[.$B$1]" office:value-type="float" office:value="0.00000000639020631948783" calcext:value-type="float">
            <text:p>0.0000</text:p>
          </table:table-cell>
          <table:table-cell table:formula="of:=[.D55]+[.$B$1]*([.$G$5]*[.C55]-[.$G$6])*[.D55]" office:value-type="float" office:value="1.24812181956315" calcext:value-type="float">
            <text:p>1.2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5</text:p>
          </table:table-cell>
          <table:table-cell table:formula="of:=[.$B$1]+[.B56]" office:value-type="float" office:value="2.75" calcext:value-type="float">
            <text:p>2.75</text:p>
          </table:table-cell>
          <table:table-cell table:formula="of:=[.C56]+([.$G$3]-[.$G$4]*[.D56])*[.C56]*[.$B$1]" office:value-type="float" office:value="0.00000000631092883851907" calcext:value-type="float">
            <text:p>0.0000</text:p>
          </table:table-cell>
          <table:table-cell table:formula="of:=[.D56]+[.$B$1]*([.$G$5]*[.C56]-[.$G$6])*[.D56]" office:value-type="float" office:value="1.18571572898378" calcext:value-type="float">
            <text:p>1.1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6</text:p>
          </table:table-cell>
          <table:table-cell table:formula="of:=[.$B$1]+[.B57]" office:value-type="float" office:value="2.8" calcext:value-type="float">
            <text:p>2.80</text:p>
          </table:table-cell>
          <table:table-cell table:formula="of:=[.C57]+([.$G$3]-[.$G$4]*[.D57])*[.C57]*[.$B$1]" office:value-type="float" office:value="0.00000000625232690102856" calcext:value-type="float">
            <text:p>0.0000</text:p>
          </table:table-cell>
          <table:table-cell table:formula="of:=[.D57]+[.$B$1]*([.$G$5]*[.C57]-[.$G$6])*[.D57]" office:value-type="float" office:value="1.12642994290874" calcext:value-type="float">
            <text:p>1.12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7</text:p>
          </table:table-cell>
          <table:table-cell table:formula="of:=[.$B$1]+[.B58]" office:value-type="float" office:value="2.85" calcext:value-type="float">
            <text:p>2.85</text:p>
          </table:table-cell>
          <table:table-cell table:formula="of:=[.C58]+([.$G$3]-[.$G$4]*[.D58])*[.C58]*[.$B$1]" office:value-type="float" office:value="0.00000000621280283437136" calcext:value-type="float">
            <text:p>0.0000</text:p>
          </table:table-cell>
          <table:table-cell table:formula="of:=[.D58]+[.$B$1]*([.$G$5]*[.C58]-[.$G$6])*[.D58]" office:value-type="float" office:value="1.07010844611544" calcext:value-type="float">
            <text:p>1.07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8</text:p>
          </table:table-cell>
          <table:table-cell table:formula="of:=[.$B$1]+[.B59]" office:value-type="float" office:value="2.9" calcext:value-type="float">
            <text:p>2.90</text:p>
          </table:table-cell>
          <table:table-cell table:formula="of:=[.C59]+([.$G$3]-[.$G$4]*[.D59])*[.C59]*[.$B$1]" office:value-type="float" office:value="0.0000000061910243367344" calcext:value-type="float">
            <text:p>0.0000</text:p>
          </table:table-cell>
          <table:table-cell table:formula="of:=[.D59]+[.$B$1]*([.$G$5]*[.C59]-[.$G$6])*[.D59]" office:value-type="float" office:value="1.01660302414209" calcext:value-type="float">
            <text:p>1.0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9</text:p>
          </table:table-cell>
          <table:table-cell table:formula="of:=[.$B$1]+[.B60]" office:value-type="float" office:value="2.95" calcext:value-type="float">
            <text:p>2.95</text:p>
          </table:table-cell>
          <table:table-cell table:formula="of:=[.C60]+([.$G$3]-[.$G$4]*[.D60])*[.C60]*[.$B$1]" office:value-type="float" office:value="0.00000000618588485040804" calcext:value-type="float">
            <text:p>0.0000</text:p>
          </table:table-cell>
          <table:table-cell table:formula="of:=[.D60]+[.$B$1]*([.$G$5]*[.C60]-[.$G$6])*[.D60]" office:value-type="float" office:value="0.965772873249677" calcext:value-type="float">
            <text:p>0.96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0</text:p>
          </table:table-cell>
          <table:table-cell table:formula="of:=[.$B$1]+[.B61]" office:value-type="float" office:value="3" calcext:value-type="float">
            <text:p>3.00</text:p>
          </table:table-cell>
          <table:table-cell table:formula="of:=[.C61]+([.$G$3]-[.$G$4]*[.D61])*[.C61]*[.$B$1]" office:value-type="float" office:value="0.00000000619647110364993" calcext:value-type="float">
            <text:p>0.0000</text:p>
          </table:table-cell>
          <table:table-cell table:formula="of:=[.D61]+[.$B$1]*([.$G$5]*[.C61]-[.$G$6])*[.D61]" office:value-type="float" office:value="0.917484229885901" calcext:value-type="float">
            <text:p>0.91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1</text:p>
          </table:table-cell>
          <table:table-cell table:formula="of:=[.$B$1]+[.B62]" office:value-type="float" office:value="3.05" calcext:value-type="float">
            <text:p>3.05</text:p>
          </table:table-cell>
          <table:table-cell table:formula="of:=[.C62]+([.$G$3]-[.$G$4]*[.D62])*[.C62]*[.$B$1]" office:value-type="float" office:value="0.0000000062220364329053" calcext:value-type="float">
            <text:p>0.0000</text:p>
          </table:table-cell>
          <table:table-cell table:formula="of:=[.D62]+[.$B$1]*([.$G$5]*[.C62]-[.$G$6])*[.D62]" office:value-type="float" office:value="0.871610018675864" calcext:value-type="float">
            <text:p>0.8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2</text:p>
          </table:table-cell>
          <table:table-cell table:formula="of:=[.$B$1]+[.B63]" office:value-type="float" office:value="3.1" calcext:value-type="float">
            <text:p>3.10</text:p>
          </table:table-cell>
          <table:table-cell table:formula="of:=[.C63]+([.$G$3]-[.$G$4]*[.D63])*[.C63]*[.$B$1]" office:value-type="float" office:value="0.00000000626197878997624" calcext:value-type="float">
            <text:p>0.0000</text:p>
          </table:table-cell>
          <table:table-cell table:formula="of:=[.D63]+[.$B$1]*([.$G$5]*[.C63]-[.$G$6])*[.D63]" office:value-type="float" office:value="0.82802951801323" calcext:value-type="float">
            <text:p>0.8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3</text:p>
          </table:table-cell>
          <table:table-cell table:formula="of:=[.$B$1]+[.B64]" office:value-type="float" office:value="3.15" calcext:value-type="float">
            <text:p>3.15</text:p>
          </table:table-cell>
          <table:table-cell table:formula="of:=[.C64]+([.$G$3]-[.$G$4]*[.D64])*[.C64]*[.$B$1]" office:value-type="float" office:value="0.0000000063158225655114" calcext:value-type="float">
            <text:p>0.0000</text:p>
          </table:table-cell>
          <table:table-cell table:formula="of:=[.D64]+[.$B$1]*([.$G$5]*[.C64]-[.$G$6])*[.D64]" office:value-type="float" office:value="0.786628042371824" calcext:value-type="float">
            <text:p>0.78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4</text:p>
          </table:table-cell>
          <table:table-cell table:formula="of:=[.$B$1]+[.B65]" office:value-type="float" office:value="3.2" calcext:value-type="float">
            <text:p>3.20</text:p>
          </table:table-cell>
          <table:table-cell table:formula="of:=[.C65]+([.$G$3]-[.$G$4]*[.D65])*[.C65]*[.$B$1]" office:value-type="float" office:value="0.00000000638320353675317" calcext:value-type="float">
            <text:p>0.0000</text:p>
          </table:table-cell>
          <table:table-cell table:formula="of:=[.D65]+[.$B$1]*([.$G$5]*[.C65]-[.$G$6])*[.D65]" office:value-type="float" office:value="0.747296640501643" calcext:value-type="float">
            <text:p>0.7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5</text:p>
          </table:table-cell>
          <table:table-cell table:formula="of:=[.$B$1]+[.B66]" office:value-type="float" office:value="3.25" calcext:value-type="float">
            <text:p>3.25</text:p>
          </table:table-cell>
          <table:table-cell table:formula="of:=[.C66]+([.$G$3]-[.$G$4]*[.D66])*[.C66]*[.$B$1]" office:value-type="float" office:value="0.00000000646385638565814" calcext:value-type="float">
            <text:p>0.0000</text:p>
          </table:table-cell>
          <table:table-cell table:formula="of:=[.D66]+[.$B$1]*([.$G$5]*[.C66]-[.$G$6])*[.D66]" office:value-type="float" office:value="0.709931808715068" calcext:value-type="float">
            <text:p>0.70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6</text:p>
          </table:table-cell>
          <table:table-cell table:formula="of:=[.$B$1]+[.B67]" office:value-type="float" office:value="3.3" calcext:value-type="float">
            <text:p>3.30</text:p>
          </table:table-cell>
          <table:table-cell table:formula="of:=[.C67]+([.$G$3]-[.$G$4]*[.D67])*[.C67]*[.$B$1]" office:value-type="float" office:value="0.00000000655760434218381" calcext:value-type="float">
            <text:p>0.0000</text:p>
          </table:table-cell>
          <table:table-cell table:formula="of:=[.D67]+[.$B$1]*([.$G$5]*[.C67]-[.$G$6])*[.D67]" office:value-type="float" office:value="0.674435218508759" calcext:value-type="float">
            <text:p>0.6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7</text:p>
          </table:table-cell>
          <table:table-cell table:formula="of:=[.$B$1]+[.B68]" office:value-type="float" office:value="3.35" calcext:value-type="float">
            <text:p>3.35</text:p>
          </table:table-cell>
          <table:table-cell table:formula="of:=[.C68]+([.$G$3]-[.$G$4]*[.D68])*[.C68]*[.$B$1]" office:value-type="float" office:value="0.00000000666435059342226" calcext:value-type="float">
            <text:p>0.0000</text:p>
          </table:table-cell>
          <table:table-cell table:formula="of:=[.D68]+[.$B$1]*([.$G$5]*[.C68]-[.$G$6])*[.D68]" office:value-type="float" office:value="0.640713457804455" calcext:value-type="float">
            <text:p>0.6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8</text:p>
          </table:table-cell>
          <table:table-cell table:formula="of:=[.$B$1]+[.B69]" office:value-type="float" office:value="3.4" calcext:value-type="float">
            <text:p>3.40</text:p>
          </table:table-cell>
          <table:table-cell table:formula="of:=[.C69]+([.$G$3]-[.$G$4]*[.D69])*[.C69]*[.$B$1]" office:value-type="float" office:value="0.00000000678407116745674" calcext:value-type="float">
            <text:p>0.0000</text:p>
          </table:table-cell>
          <table:table-cell table:formula="of:=[.D69]+[.$B$1]*([.$G$5]*[.C69]-[.$G$6])*[.D69]" office:value-type="float" office:value="0.60867778512773" calcext:value-type="float">
            <text:p>0.6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9</text:p>
          </table:table-cell>
          <table:table-cell table:formula="of:=[.$B$1]+[.B70]" office:value-type="float" office:value="3.45" calcext:value-type="float">
            <text:p>3.45</text:p>
          </table:table-cell>
          <table:table-cell table:formula="of:=[.C70]+([.$G$3]-[.$G$4]*[.D70])*[.C70]*[.$B$1]" office:value-type="float" office:value="0.00000000691680905521175" calcext:value-type="float">
            <text:p>0.0000</text:p>
          </table:table-cell>
          <table:table-cell table:formula="of:=[.D70]+[.$B$1]*([.$G$5]*[.C70]-[.$G$6])*[.D70]" office:value-type="float" office:value="0.578243896077809" calcext:value-type="float">
            <text:p>0.57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0</text:p>
          </table:table-cell>
          <table:table-cell table:formula="of:=[.$B$1]+[.B71]" office:value-type="float" office:value="3.5" calcext:value-type="float">
            <text:p>3.50</text:p>
          </table:table-cell>
          <table:table-cell table:formula="of:=[.C71]+([.$G$3]-[.$G$4]*[.D71])*[.C71]*[.$B$1]" office:value-type="float" office:value="0.00000000706266937714674" calcext:value-type="float">
            <text:p>0.0000</text:p>
          </table:table-cell>
          <table:table-cell table:formula="of:=[.D71]+[.$B$1]*([.$G$5]*[.C71]-[.$G$6])*[.D71]" office:value-type="float" office:value="0.549331701473899" calcext:value-type="float">
            <text:p>0.5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1</text:p>
          </table:table-cell>
          <table:table-cell table:formula="of:=[.$B$1]+[.B72]" office:value-type="float" office:value="3.55" calcext:value-type="float">
            <text:p>3.55</text:p>
          </table:table-cell>
          <table:table-cell table:formula="of:=[.C72]+([.$G$3]-[.$G$4]*[.D72])*[.C72]*[.$B$1]" office:value-type="float" office:value="0.0000000072218154367093" calcext:value-type="float">
            <text:p>0.0000</text:p>
          </table:table-cell>
          <table:table-cell table:formula="of:=[.D72]+[.$B$1]*([.$G$5]*[.C72]-[.$G$6])*[.D72]" office:value-type="float" office:value="0.521865116594191" calcext:value-type="float">
            <text:p>0.5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2</text:p>
          </table:table-cell>
          <table:table-cell table:formula="of:=[.$B$1]+[.B73]" office:value-type="float" office:value="3.6" calcext:value-type="float">
            <text:p>3.60</text:p>
          </table:table-cell>
          <table:table-cell table:formula="of:=[.C73]+([.$G$3]-[.$G$4]*[.D73])*[.C73]*[.$B$1]" office:value-type="float" office:value="0.00000000739446553079976" calcext:value-type="float">
            <text:p>0.0000</text:p>
          </table:table-cell>
          <table:table-cell table:formula="of:=[.D73]+[.$B$1]*([.$G$5]*[.C73]-[.$G$6])*[.D73]" office:value-type="float" office:value="0.495771860952922" calcext:value-type="float">
            <text:p>0.49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3</text:p>
          </table:table-cell>
          <table:table-cell table:formula="of:=[.$B$1]+[.B74]" office:value-type="float" office:value="3.64999999999999" calcext:value-type="float">
            <text:p>3.65</text:p>
          </table:table-cell>
          <table:table-cell table:formula="of:=[.C74]+([.$G$3]-[.$G$4]*[.D74])*[.C74]*[.$B$1]" office:value-type="float" office:value="0.00000000758089041049191" calcext:value-type="float">
            <text:p>0.0000</text:p>
          </table:table-cell>
          <table:table-cell table:formula="of:=[.D74]+[.$B$1]*([.$G$5]*[.C74]-[.$G$6])*[.D74]" office:value-type="float" office:value="0.470983268088574" calcext:value-type="float">
            <text:p>0.4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4</text:p>
          </table:table-cell>
          <table:table-cell table:formula="of:=[.$B$1]+[.B75]" office:value-type="float" office:value="3.69999999999999" calcext:value-type="float">
            <text:p>3.70</text:p>
          </table:table-cell>
          <table:table-cell table:formula="of:=[.C75]+([.$G$3]-[.$G$4]*[.D75])*[.C75]*[.$B$1]" office:value-type="float" office:value="0.00000000778141130398876" calcext:value-type="float">
            <text:p>0.0000</text:p>
          </table:table-cell>
          <table:table-cell table:formula="of:=[.D75]+[.$B$1]*([.$G$5]*[.C75]-[.$G$6])*[.D75]" office:value-type="float" office:value="0.447434104862669" calcext:value-type="float">
            <text:p>0.4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5</text:p>
          </table:table-cell>
          <table:table-cell table:formula="of:=[.$B$1]+[.B76]" office:value-type="float" office:value="3.74999999999999" calcext:value-type="float">
            <text:p>3.75</text:p>
          </table:table-cell>
          <table:table-cell table:formula="of:=[.C76]+([.$G$3]-[.$G$4]*[.D76])*[.C76]*[.$B$1]" office:value-type="float" office:value="0.00000000799639842911978" calcext:value-type="float">
            <text:p>0.0000</text:p>
          </table:table-cell>
          <table:table-cell table:formula="of:=[.D76]+[.$B$1]*([.$G$5]*[.C76]-[.$G$6])*[.D76]" office:value-type="float" office:value="0.425062399793619" calcext:value-type="float">
            <text:p>0.4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6</text:p>
          </table:table-cell>
          <table:table-cell table:formula="of:=[.$B$1]+[.B77]" office:value-type="float" office:value="3.79999999999999" calcext:value-type="float">
            <text:p>3.80</text:p>
          </table:table-cell>
          <table:table-cell table:formula="of:=[.C77]+([.$G$3]-[.$G$4]*[.D77])*[.C77]*[.$B$1]" office:value-type="float" office:value="0.00000000822626993527639" calcext:value-type="float">
            <text:p>0.0000</text:p>
          </table:table-cell>
          <table:table-cell table:formula="of:=[.D77]+[.$B$1]*([.$G$5]*[.C77]-[.$G$6])*[.D77]" office:value-type="float" office:value="0.403809279973887" calcext:value-type="float">
            <text:p>0.4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7</text:p>
          </table:table-cell>
          <table:table-cell table:formula="of:=[.$B$1]+[.B78]" office:value-type="float" office:value="3.84999999999999" calcext:value-type="float">
            <text:p>3.85</text:p>
          </table:table-cell>
          <table:table-cell table:formula="of:=[.C78]+([.$G$3]-[.$G$4]*[.D78])*[.C78]*[.$B$1]" office:value-type="float" office:value="0.00000000847149122506847" calcext:value-type="float">
            <text:p>0.0000</text:p>
          </table:table-cell>
          <table:table-cell table:formula="of:=[.D78]+[.$B$1]*([.$G$5]*[.C78]-[.$G$6])*[.D78]" office:value-type="float" office:value="0.383618816141285" calcext:value-type="float">
            <text:p>0.3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8</text:p>
          </table:table-cell>
          <table:table-cell table:formula="of:=[.$B$1]+[.B79]" office:value-type="float" office:value="3.89999999999999" calcext:value-type="float">
            <text:p>3.90</text:p>
          </table:table-cell>
          <table:table-cell table:formula="of:=[.C79]+([.$G$3]-[.$G$4]*[.D79])*[.C79]*[.$B$1]" office:value-type="float" office:value="0.00000000873257461458629" calcext:value-type="float">
            <text:p>0.0000</text:p>
          </table:table-cell>
          <table:table-cell table:formula="of:=[.D79]+[.$B$1]*([.$G$5]*[.C79]-[.$G$6])*[.D79]" office:value-type="float" office:value="0.364437875496712" calcext:value-type="float">
            <text:p>0.36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9</text:p>
          </table:table-cell>
          <table:table-cell table:formula="of:=[.$B$1]+[.B80]" office:value-type="float" office:value="3.94999999999999" calcext:value-type="float">
            <text:p>3.95</text:p>
          </table:table-cell>
          <table:table-cell table:formula="of:=[.C80]+([.$G$3]-[.$G$4]*[.D80])*[.C80]*[.$B$1]" office:value-type="float" office:value="0.00000000901007929830779" calcext:value-type="float">
            <text:p>0.0000</text:p>
          </table:table-cell>
          <table:table-cell table:formula="of:=[.D80]+[.$B$1]*([.$G$5]*[.C80]-[.$G$6])*[.D80]" office:value-type="float" office:value="0.346215981881" calcext:value-type="float">
            <text:p>0.3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0</text:p>
          </table:table-cell>
          <table:table-cell table:formula="of:=[.$B$1]+[.B81]" office:value-type="float" office:value="3.99999999999999" calcext:value-type="float">
            <text:p>4.00</text:p>
          </table:table-cell>
          <table:table-cell table:formula="of:=[.C81]+([.$G$3]-[.$G$4]*[.D81])*[.C81]*[.$B$1]" office:value-type="float" office:value="0.00000000930461159066871" calcext:value-type="float">
            <text:p>0.0000</text:p>
          </table:table-cell>
          <table:table-cell table:formula="of:=[.D81]+[.$B$1]*([.$G$5]*[.C81]-[.$G$6])*[.D81]" office:value-type="float" office:value="0.328905182942922" calcext:value-type="float">
            <text:p>0.3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1</text:p>
          </table:table-cell>
          <table:table-cell table:formula="of:=[.$B$1]+[.B82]" office:value-type="float" office:value="4.04999999999999" calcext:value-type="float">
            <text:p>4.05</text:p>
          </table:table-cell>
          <table:table-cell table:formula="of:=[.C82]+([.$G$3]-[.$G$4]*[.D82])*[.C82]*[.$B$1]" office:value-type="float" office:value="0.00000000961682542133006" calcext:value-type="float">
            <text:p>0.0000</text:p>
          </table:table-cell>
          <table:table-cell table:formula="of:=[.D82]+[.$B$1]*([.$G$5]*[.C82]-[.$G$6])*[.D82]" office:value-type="float" office:value="0.312459923948792" calcext:value-type="float">
            <text:p>0.3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2</text:p>
          </table:table-cell>
          <table:table-cell table:formula="of:=[.$B$1]+[.B83]" office:value-type="float" office:value="4.09999999999999" calcext:value-type="float">
            <text:p>4.10</text:p>
          </table:table-cell>
          <table:table-cell table:formula="of:=[.C83]+([.$G$3]-[.$G$4]*[.D83])*[.C83]*[.$B$1]" office:value-type="float" office:value="0.00000000994742306540768" calcext:value-type="float">
            <text:p>0.0000</text:p>
          </table:table-cell>
          <table:table-cell table:formula="of:=[.D83]+[.$B$1]*([.$G$5]*[.C83]-[.$G$6])*[.D83]" office:value-type="float" office:value="0.296836927901596" calcext:value-type="float">
            <text:p>0.2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3</text:p>
          </table:table-cell>
          <table:table-cell table:formula="of:=[.$B$1]+[.B84]" office:value-type="float" office:value="4.14999999999999" calcext:value-type="float">
            <text:p>4.15</text:p>
          </table:table-cell>
          <table:table-cell table:formula="of:=[.C84]+([.$G$3]-[.$G$4]*[.D84])*[.C84]*[.$B$1]" office:value-type="float" office:value="0.0000000102971560935144" calcext:value-type="float">
            <text:p>0.0000</text:p>
          </table:table-cell>
          <table:table-cell table:formula="of:=[.D84]+[.$B$1]*([.$G$5]*[.C84]-[.$G$6])*[.D84]" office:value-type="float" office:value="0.281995081654155" calcext:value-type="float">
            <text:p>0.28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4</text:p>
          </table:table-cell>
          <table:table-cell table:formula="of:=[.$B$1]+[.B85]" office:value-type="float" office:value="4.19999999999999" calcext:value-type="float">
            <text:p>4.20</text:p>
          </table:table-cell>
          <table:table-cell table:formula="of:=[.C85]+([.$G$3]-[.$G$4]*[.D85])*[.C85]*[.$B$1]" office:value-type="float" office:value="0.0000000106668265295203" calcext:value-type="float">
            <text:p>0.0000</text:p>
          </table:table-cell>
          <table:table-cell table:formula="of:=[.D85]+[.$B$1]*([.$G$5]*[.C85]-[.$G$6])*[.D85]" office:value-type="float" office:value="0.267895327716634" calcext:value-type="float">
            <text:p>0.26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5</text:p>
          </table:table-cell>
          <table:table-cell table:formula="of:=[.$B$1]+[.B86]" office:value-type="float" office:value="4.24999999999999" calcext:value-type="float">
            <text:p>4.25</text:p>
          </table:table-cell>
          <table:table-cell table:formula="of:=[.C86]+([.$G$3]-[.$G$4]*[.D86])*[.C86]*[.$B$1]" office:value-type="float" office:value="0.0000000110572882065552" calcext:value-type="float">
            <text:p>0.0000</text:p>
          </table:table-cell>
          <table:table-cell table:formula="of:=[.D86]+[.$B$1]*([.$G$5]*[.C86]-[.$G$6])*[.D86]" office:value-type="float" office:value="0.254500561473682" calcext:value-type="float">
            <text:p>0.25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6</text:p>
          </table:table-cell>
          <table:table-cell table:formula="of:=[.$B$1]+[.B87]" office:value-type="float" office:value="4.29999999999999" calcext:value-type="float">
            <text:p>4.30</text:p>
          </table:table-cell>
          <table:table-cell table:formula="of:=[.C87]+([.$G$3]-[.$G$4]*[.D87])*[.C87]*[.$B$1]" office:value-type="float" office:value="0.0000000114694483140358" calcext:value-type="float">
            <text:p>0.0000</text:p>
          </table:table-cell>
          <table:table-cell table:formula="of:=[.D87]+[.$B$1]*([.$G$5]*[.C87]-[.$G$6])*[.D87]" office:value-type="float" office:value="0.241775533540702" calcext:value-type="float">
            <text:p>0.2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7</text:p>
          </table:table-cell>
          <table:table-cell table:formula="of:=[.$B$1]+[.B88]" office:value-type="float" office:value="4.34999999999999" calcext:value-type="float">
            <text:p>4.35</text:p>
          </table:table-cell>
          <table:table-cell table:formula="of:=[.C88]+([.$G$3]-[.$G$4]*[.D88])*[.C88]*[.$B$1]" office:value-type="float" office:value="0.0000000119042691304604" calcext:value-type="float">
            <text:p>0.0000</text:p>
          </table:table-cell>
          <table:table-cell table:formula="of:=[.D88]+[.$B$1]*([.$G$5]*[.C88]-[.$G$6])*[.D88]" office:value-type="float" office:value="0.229686757002319" calcext:value-type="float">
            <text:p>0.2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8</text:p>
          </table:table-cell>
          <table:table-cell table:formula="of:=[.$B$1]+[.B89]" office:value-type="float" office:value="4.39999999999999" calcext:value-type="float">
            <text:p>4.40</text:p>
          </table:table-cell>
          <table:table-cell table:formula="of:=[.C89]+([.$G$3]-[.$G$4]*[.D89])*[.C89]*[.$B$1]" office:value-type="float" office:value="0.0000000123627699384305" calcext:value-type="float">
            <text:p>0.0000</text:p>
          </table:table-cell>
          <table:table-cell table:formula="of:=[.D89]+[.$B$1]*([.$G$5]*[.C89]-[.$G$6])*[.D89]" office:value-type="float" office:value="0.218202419288916" calcext:value-type="float">
            <text:p>0.21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9</text:p>
          </table:table-cell>
          <table:table-cell table:formula="of:=[.$B$1]+[.B90]" office:value-type="float" office:value="4.44999999999999" calcext:value-type="float">
            <text:p>4.45</text:p>
          </table:table-cell>
          <table:table-cell table:formula="of:=[.C90]+([.$G$3]-[.$G$4]*[.D90])*[.C90]*[.$B$1]" office:value-type="float" office:value="0.0000000128460291198681" calcext:value-type="float">
            <text:p>0.0000</text:p>
          </table:table-cell>
          <table:table-cell table:formula="of:=[.D90]+[.$B$1]*([.$G$5]*[.C90]-[.$G$6])*[.D90]" office:value-type="float" office:value="0.207292298459349" calcext:value-type="float">
            <text:p>0.2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0</text:p>
          </table:table-cell>
          <table:table-cell table:formula="of:=[.$B$1]+[.B91]" office:value-type="float" office:value="4.49999999999999" calcext:value-type="float">
            <text:p>4.50</text:p>
          </table:table-cell>
          <table:table-cell table:formula="of:=[.C91]+([.$G$3]-[.$G$4]*[.D91])*[.C91]*[.$B$1]" office:value-type="float" office:value="0.0000000133551864307448" calcext:value-type="float">
            <text:p>0.0000</text:p>
          </table:table-cell>
          <table:table-cell table:formula="of:=[.D91]+[.$B$1]*([.$G$5]*[.C91]-[.$G$6])*[.D91]" office:value-type="float" office:value="0.196927683669526" calcext:value-type="float">
            <text:p>0.1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1</text:p>
          </table:table-cell>
          <table:table-cell table:formula="of:=[.$B$1]+[.B92]" office:value-type="float" office:value="4.54999999999999" calcext:value-type="float">
            <text:p>4.55</text:p>
          </table:table-cell>
          <table:table-cell table:formula="of:=[.C92]+([.$G$3]-[.$G$4]*[.D92])*[.C92]*[.$B$1]" office:value-type="float" office:value="0.000000013891445455843" calcext:value-type="float">
            <text:p>0.0000</text:p>
          </table:table-cell>
          <table:table-cell table:formula="of:=[.D92]+[.$B$1]*([.$G$5]*[.C92]-[.$G$6])*[.D92]" office:value-type="float" office:value="0.18708129961755" calcext:value-type="float">
            <text:p>0.18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2</text:p>
          </table:table-cell>
          <table:table-cell table:formula="of:=[.$B$1]+[.B93]" office:value-type="float" office:value="4.59999999999999" calcext:value-type="float">
            <text:p>4.60</text:p>
          </table:table-cell>
          <table:table-cell table:formula="of:=[.C93]+([.$G$3]-[.$G$4]*[.D93])*[.C93]*[.$B$1]" office:value-type="float" office:value="0.0000000144560762451629" calcext:value-type="float">
            <text:p>0.0000</text:p>
          </table:table-cell>
          <table:table-cell table:formula="of:=[.D93]+[.$B$1]*([.$G$5]*[.C93]-[.$G$6])*[.D93]" office:value-type="float" office:value="0.177727234766614" calcext:value-type="float">
            <text:p>0.17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3</text:p>
          </table:table-cell>
          <table:table-cell table:formula="of:=[.$B$1]+[.B94]" office:value-type="float" office:value="4.64999999999999" calcext:value-type="float">
            <text:p>4.65</text:p>
          </table:table-cell>
          <table:table-cell table:formula="of:=[.C94]+([.$G$3]-[.$G$4]*[.D94])*[.C94]*[.$B$1]" office:value-type="float" office:value="0.0000000150504181345896" calcext:value-type="float">
            <text:p>0.0000</text:p>
          </table:table-cell>
          <table:table-cell table:formula="of:=[.D94]+[.$B$1]*([.$G$5]*[.C94]-[.$G$6])*[.D94]" office:value-type="float" office:value="0.168840873156745" calcext:value-type="float">
            <text:p>0.16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4</text:p>
          </table:table-cell>
          <table:table-cell table:formula="of:=[.$B$1]+[.B95]" office:value-type="float" office:value="4.69999999999999" calcext:value-type="float">
            <text:p>4.70</text:p>
          </table:table-cell>
          <table:table-cell table:formula="of:=[.C95]+([.$G$3]-[.$G$4]*[.D95])*[.C95]*[.$B$1]" office:value-type="float" office:value="0.0000000156758827543582" calcext:value-type="float">
            <text:p>0.0000</text:p>
          </table:table-cell>
          <table:table-cell table:formula="of:=[.D95]+[.$B$1]*([.$G$5]*[.C95]-[.$G$6])*[.D95]" office:value-type="float" office:value="0.160398829625964" calcext:value-type="float">
            <text:p>0.1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5</text:p>
          </table:table-cell>
          <table:table-cell table:formula="of:=[.$B$1]+[.B96]" office:value-type="float" office:value="4.74999999999999" calcext:value-type="float">
            <text:p>4.75</text:p>
          </table:table-cell>
          <table:table-cell table:formula="of:=[.C96]+([.$G$3]-[.$G$4]*[.D96])*[.C96]*[.$B$1]" office:value-type="float" office:value="0.0000000163339572297185" calcext:value-type="float">
            <text:p>0.0000</text:p>
          </table:table-cell>
          <table:table-cell table:formula="of:=[.D96]+[.$B$1]*([.$G$5]*[.C96]-[.$G$6])*[.D96]" office:value-type="float" office:value="0.152378888270386" calcext:value-type="float">
            <text:p>0.1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6</text:p>
          </table:table-cell>
          <table:table-cell table:formula="of:=[.$B$1]+[.B97]" office:value-type="float" office:value="4.79999999999999" calcext:value-type="float">
            <text:p>4.80</text:p>
          </table:table-cell>
          <table:table-cell table:formula="of:=[.C97]+([.$G$3]-[.$G$4]*[.D97])*[.C97]*[.$B$1]" office:value-type="float" office:value="0.0000000170262075790184" calcext:value-type="float">
            <text:p>0.0000</text:p>
          </table:table-cell>
          <table:table-cell table:formula="of:=[.D97]+[.$B$1]*([.$G$5]*[.C97]-[.$G$6])*[.D97]" office:value-type="float" office:value="0.144759943981314" calcext:value-type="float">
            <text:p>0.1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7</text:p>
          </table:table-cell>
          <table:table-cell table:formula="of:=[.$B$1]+[.B98]" office:value-type="float" office:value="4.84999999999999" calcext:value-type="float">
            <text:p>4.85</text:p>
          </table:table-cell>
          <table:table-cell table:formula="of:=[.C98]+([.$G$3]-[.$G$4]*[.D98])*[.C98]*[.$B$1]" office:value-type="float" office:value="0.0000000177542823152017" calcext:value-type="float">
            <text:p>0.0000</text:p>
          </table:table-cell>
          <table:table-cell table:formula="of:=[.D98]+[.$B$1]*([.$G$5]*[.C98]-[.$G$6])*[.D98]" office:value-type="float" office:value="0.137521946905484" calcext:value-type="float">
            <text:p>0.1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8</text:p>
          </table:table-cell>
          <table:table-cell table:formula="of:=[.$B$1]+[.B99]" office:value-type="float" office:value="4.89999999999999" calcext:value-type="float">
            <text:p>4.90</text:p>
          </table:table-cell>
          <table:table-cell table:formula="of:=[.C99]+([.$G$3]-[.$G$4]*[.D99])*[.C99]*[.$B$1]" office:value-type="float" office:value="0.0000000185199162574669" calcext:value-type="float">
            <text:p>0.0000</text:p>
          </table:table-cell>
          <table:table-cell table:formula="of:=[.D99]+[.$B$1]*([.$G$5]*[.C99]-[.$G$6])*[.D99]" office:value-type="float" office:value="0.13064584968229" calcext:value-type="float">
            <text:p>0.1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9</text:p>
          </table:table-cell>
          <table:table-cell table:formula="of:=[.$B$1]+[.B100]" office:value-type="float" office:value="4.94999999999999" calcext:value-type="float">
            <text:p>4.95</text:p>
          </table:table-cell>
          <table:table-cell table:formula="of:=[.C100]+([.$G$3]-[.$G$4]*[.D100])*[.C100]*[.$B$1]" office:value-type="float" office:value="0.0000000193249345605652" calcext:value-type="float">
            <text:p>0.0000</text:p>
          </table:table-cell>
          <table:table-cell table:formula="of:=[.D100]+[.$B$1]*([.$G$5]*[.C100]-[.$G$6])*[.D100]" office:value-type="float" office:value="0.124113557319153" calcext:value-type="float">
            <text:p>0.1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0</text:p>
          </table:table-cell>
          <table:table-cell table:formula="of:=[.$B$1]+[.B101]" office:value-type="float" office:value="4.99999999999999" calcext:value-type="float">
            <text:p>5.00</text:p>
          </table:table-cell>
          <table:table-cell table:formula="of:=[.C101]+([.$G$3]-[.$G$4]*[.D101])*[.C101]*[.$B$1]" office:value-type="float" office:value="0.0000000201712569699299" calcext:value-type="float">
            <text:p>0.0000</text:p>
          </table:table-cell>
          <table:table-cell table:formula="of:=[.D101]+[.$B$1]*([.$G$5]*[.C101]-[.$G$6])*[.D101]" office:value-type="float" office:value="0.117907879573119" calcext:value-type="float">
            <text:p>0.1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1</text:p>
          </table:table-cell>
          <table:table-cell table:formula="of:=[.$B$1]+[.B102]" office:value-type="float" office:value="5.04999999999999" calcext:value-type="float">
            <text:p>5.05</text:p>
          </table:table-cell>
          <table:table-cell table:formula="of:=[.C102]+([.$G$3]-[.$G$4]*[.D102])*[.C102]*[.$B$1]" office:value-type="float" office:value="0.0000000210609023115439" calcext:value-type="float">
            <text:p>0.0000</text:p>
          </table:table-cell>
          <table:table-cell table:formula="of:=[.D102]+[.$B$1]*([.$G$5]*[.C102]-[.$G$6])*[.D102]" office:value-type="float" office:value="0.112012485713381" calcext:value-type="float">
            <text:p>0.1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2</text:p>
          </table:table-cell>
          <table:table-cell table:formula="of:=[.$B$1]+[.B103]" office:value-type="float" office:value="5.09999999999999" calcext:value-type="float">
            <text:p>5.10</text:p>
          </table:table-cell>
          <table:table-cell table:formula="of:=[.C103]+([.$G$3]-[.$G$4]*[.D103])*[.C103]*[.$B$1]" office:value-type="float" office:value="0.000000021995993226157" calcext:value-type="float">
            <text:p>0.0000</text:p>
          </table:table-cell>
          <table:table-cell table:formula="of:=[.D103]+[.$B$1]*([.$G$5]*[.C103]-[.$G$6])*[.D103]" office:value-type="float" office:value="0.106411861545666" calcext:value-type="float">
            <text:p>0.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3</text:p>
          </table:table-cell>
          <table:table-cell table:formula="of:=[.$B$1]+[.B104]" office:value-type="float" office:value="5.14999999999999" calcext:value-type="float">
            <text:p>5.15</text:p>
          </table:table-cell>
          <table:table-cell table:formula="of:=[.C104]+([.$G$3]-[.$G$4]*[.D104])*[.C104]*[.$B$1]" office:value-type="float" office:value="0.0000000229787611581778" calcext:value-type="float">
            <text:p>0.0000</text:p>
          </table:table-cell>
          <table:table-cell table:formula="of:=[.D104]+[.$B$1]*([.$G$5]*[.C104]-[.$G$6])*[.D104]" office:value-type="float" office:value="0.101091268585415" calcext:value-type="float">
            <text:p>0.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4</text:p>
          </table:table-cell>
          <table:table-cell table:formula="of:=[.$B$1]+[.B105]" office:value-type="float" office:value="5.19999999999999" calcext:value-type="float">
            <text:p>5.20</text:p>
          </table:table-cell>
          <table:table-cell table:formula="of:=[.C105]+([.$G$3]-[.$G$4]*[.D105])*[.C105]*[.$B$1]" office:value-type="float" office:value="0.0000000240115516102866" calcext:value-type="float">
            <text:p>0.0000</text:p>
          </table:table-cell>
          <table:table-cell table:formula="of:=[.D105]+[.$B$1]*([.$G$5]*[.C105]-[.$G$6])*[.D105]" office:value-type="float" office:value="0.0960367052722914" calcext:value-type="float">
            <text:p>0.0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5</text:p>
          </table:table-cell>
          <table:table-cell table:formula="of:=[.$B$1]+[.B106]" office:value-type="float" office:value="5.24999999999999" calcext:value-type="float">
            <text:p>5.25</text:p>
          </table:table-cell>
          <table:table-cell table:formula="of:=[.C106]+([.$G$3]-[.$G$4]*[.D106])*[.C106]*[.$B$1]" office:value-type="float" office:value="0.0000000250968296755445" calcext:value-type="float">
            <text:p>0.0000</text:p>
          </table:table-cell>
          <table:table-cell table:formula="of:=[.D106]+[.$B$1]*([.$G$5]*[.C106]-[.$G$6])*[.D106]" office:value-type="float" office:value="0.0912348701239764" calcext:value-type="float">
            <text:p>0.0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6</text:p>
          </table:table-cell>
          <table:table-cell table:formula="of:=[.$B$1]+[.B107]" office:value-type="float" office:value="5.29999999999999" calcext:value-type="float">
            <text:p>5.30</text:p>
          </table:table-cell>
          <table:table-cell table:formula="of:=[.C107]+([.$G$3]-[.$G$4]*[.D107])*[.C107]*[.$B$1]" office:value-type="float" office:value="0.0000000262371858595232" calcext:value-type="float">
            <text:p>0.0000</text:p>
          </table:table-cell>
          <table:table-cell table:formula="of:=[.D107]+[.$B$1]*([.$G$5]*[.C107]-[.$G$6])*[.D107]" office:value-type="float" office:value="0.0866731267322629" calcext:value-type="float">
            <text:p>0.08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7</text:p>
          </table:table-cell>
          <table:table-cell table:formula="of:=[.$B$1]+[.B108]" office:value-type="float" office:value="5.34999999999999" calcext:value-type="float">
            <text:p>5.35</text:p>
          </table:table-cell>
          <table:table-cell table:formula="of:=[.C108]+([.$G$3]-[.$G$4]*[.D108])*[.C108]*[.$B$1]" office:value-type="float" office:value="0.0000000274353422057443" calcext:value-type="float">
            <text:p>0.0000</text:p>
          </table:table-cell>
          <table:table-cell table:formula="of:=[.D108]+[.$B$1]*([.$G$5]*[.C108]-[.$G$6])*[.D108]" office:value-type="float" office:value="0.0823394705093527" calcext:value-type="float">
            <text:p>0.0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8</text:p>
          </table:table-cell>
          <table:table-cell table:formula="of:=[.$B$1]+[.B109]" office:value-type="float" office:value="5.39999999999999" calcext:value-type="float">
            <text:p>5.40</text:p>
          </table:table-cell>
          <table:table-cell table:formula="of:=[.C109]+([.$G$3]-[.$G$4]*[.D109])*[.C109]*[.$B$1]" office:value-type="float" office:value="0.0000000286941587385083" calcext:value-type="float">
            <text:p>0.0000</text:p>
          </table:table-cell>
          <table:table-cell table:formula="of:=[.D109]+[.$B$1]*([.$G$5]*[.C109]-[.$G$6])*[.D109]" office:value-type="float" office:value="0.0782224970968356" calcext:value-type="float">
            <text:p>0.07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9</text:p>
          </table:table-cell>
          <table:table-cell table:formula="of:=[.$B$1]+[.B110]" office:value-type="float" office:value="5.44999999999999" calcext:value-type="float">
            <text:p>5.45</text:p>
          </table:table-cell>
          <table:table-cell table:formula="of:=[.C110]+([.$G$3]-[.$G$4]*[.D110])*[.C110]*[.$B$1]" office:value-type="float" office:value="0.0000000300166402380028" calcext:value-type="float">
            <text:p>0.0000</text:p>
          </table:table-cell>
          <table:table-cell table:formula="of:=[.D110]+[.$B$1]*([.$G$5]*[.C110]-[.$G$6])*[.D110]" office:value-type="float" office:value="0.0743113723542203" calcext:value-type="float">
            <text:p>0.0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0</text:p>
          </table:table-cell>
          <table:table-cell table:formula="of:=[.$B$1]+[.B111]" office:value-type="float" office:value="5.49999999999999" calcext:value-type="float">
            <text:p>5.50</text:p>
          </table:table-cell>
          <table:table-cell table:formula="of:=[.C111]+([.$G$3]-[.$G$4]*[.D111])*[.C111]*[.$B$1]" office:value-type="float" office:value="0.0000000314059433634255" calcext:value-type="float">
            <text:p>0.0000</text:p>
          </table:table-cell>
          <table:table-cell table:formula="of:=[.D111]+[.$B$1]*([.$G$5]*[.C111]-[.$G$6])*[.D111]" office:value-type="float" office:value="0.0705958038480381" calcext:value-type="float">
            <text:p>0.07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1</text:p>
          </table:table-cell>
          <table:table-cell table:formula="of:=[.$B$1]+[.B112]" office:value-type="float" office:value="5.54999999999999" calcext:value-type="float">
            <text:p>5.55</text:p>
          </table:table-cell>
          <table:table-cell table:formula="of:=[.C112]+([.$G$3]-[.$G$4]*[.D112])*[.C112]*[.$B$1]" office:value-type="float" office:value="0.0000000328653841407294" calcext:value-type="float">
            <text:p>0.0000</text:p>
          </table:table-cell>
          <table:table-cell table:formula="of:=[.D112]+[.$B$1]*([.$G$5]*[.C112]-[.$G$6])*[.D112]" office:value-type="float" office:value="0.0670660137664926" calcext:value-type="float">
            <text:p>0.06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2</text:p>
          </table:table-cell>
          <table:table-cell table:formula="of:=[.$B$1]+[.B113]" office:value-type="float" office:value="5.59999999999999" calcext:value-type="float">
            <text:p>5.60</text:p>
          </table:table-cell>
          <table:table-cell table:formula="of:=[.C113]+([.$G$3]-[.$G$4]*[.D113])*[.C113]*[.$B$1]" office:value-type="float" office:value="0.0000000343984458325047" calcext:value-type="float">
            <text:p>0.0000</text:p>
          </table:table-cell>
          <table:table-cell table:formula="of:=[.D113]+[.$B$1]*([.$G$5]*[.C113]-[.$G$6])*[.D113]" office:value-type="float" office:value="0.0637127131883755" calcext:value-type="float">
            <text:p>0.06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3</text:p>
          </table:table-cell>
          <table:table-cell table:formula="of:=[.$B$1]+[.B114]" office:value-type="float" office:value="5.64999999999999" calcext:value-type="float">
            <text:p>5.65</text:p>
          </table:table-cell>
          <table:table-cell table:formula="of:=[.C114]+([.$G$3]-[.$G$4]*[.D114])*[.C114]*[.$B$1]" office:value-type="float" office:value="0.0000000360087872084574" calcext:value-type="float">
            <text:p>0.0000</text:p>
          </table:table-cell>
          <table:table-cell table:formula="of:=[.D114]+[.$B$1]*([.$G$5]*[.C114]-[.$G$6])*[.D114]" office:value-type="float" office:value="0.0605270776385377" calcext:value-type="float">
            <text:p>0.06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4</text:p>
          </table:table-cell>
          <table:table-cell table:formula="of:=[.$B$1]+[.B115]" office:value-type="float" office:value="5.69999999999999" calcext:value-type="float">
            <text:p>5.70</text:p>
          </table:table-cell>
          <table:table-cell table:formula="of:=[.C115]+([.$G$3]-[.$G$4]*[.D115])*[.C115]*[.$B$1]" office:value-type="float" office:value="0.0000000377002512359284" calcext:value-type="float">
            <text:p>0.0000</text:p>
          </table:table-cell>
          <table:table-cell table:formula="of:=[.D115]+[.$B$1]*([.$G$5]*[.C115]-[.$G$6])*[.D115]" office:value-type="float" office:value="0.0575007238655861" calcext:value-type="float">
            <text:p>0.05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5</text:p>
          </table:table-cell>
          <table:table-cell table:formula="of:=[.$B$1]+[.B116]" office:value-type="float" office:value="5.74999999999999" calcext:value-type="float">
            <text:p>5.75</text:p>
          </table:table-cell>
          <table:table-cell table:formula="of:=[.C116]+([.$G$3]-[.$G$4]*[.D116])*[.C116]*[.$B$1]" office:value-type="float" office:value="0.0000000394768742109258" calcext:value-type="float">
            <text:p>0.0000</text:p>
          </table:table-cell>
          <table:table-cell table:formula="of:=[.D116]+[.$B$1]*([.$G$5]*[.C116]-[.$G$6])*[.D116]" office:value-type="float" office:value="0.0546256877806964" calcext:value-type="float">
            <text:p>0.05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6</text:p>
          </table:table-cell>
          <table:table-cell table:formula="of:=[.$B$1]+[.B117]" office:value-type="float" office:value="5.79999999999999" calcext:value-type="float">
            <text:p>5.80</text:p>
          </table:table-cell>
          <table:table-cell table:formula="of:=[.C117]+([.$G$3]-[.$G$4]*[.D117])*[.C117]*[.$B$1]" office:value-type="float" office:value="0.0000000413428953512119" calcext:value-type="float">
            <text:p>0.0000</text:p>
          </table:table-cell>
          <table:table-cell table:formula="of:=[.D117]+[.$B$1]*([.$G$5]*[.C117]-[.$G$6])*[.D117]" office:value-type="float" office:value="0.0518944034994841" calcext:value-type="float">
            <text:p>0.0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7</text:p>
          </table:table-cell>
          <table:table-cell table:formula="of:=[.$B$1]+[.B118]" office:value-type="float" office:value="5.84999999999999" calcext:value-type="float">
            <text:p>5.85</text:p>
          </table:table-cell>
          <table:table-cell table:formula="of:=[.C118]+([.$G$3]-[.$G$4]*[.D118])*[.C118]*[.$B$1]" office:value-type="float" office:value="0.0000000433027668741129" calcext:value-type="float">
            <text:p>0.0000</text:p>
          </table:table-cell>
          <table:table-cell table:formula="of:=[.D118]+[.$B$1]*([.$G$5]*[.C118]-[.$G$6])*[.D118]" office:value-type="float" office:value="0.0492996834317832" calcext:value-type="float">
            <text:p>0.0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8</text:p>
          </table:table-cell>
          <table:table-cell table:formula="of:=[.$B$1]+[.B119]" office:value-type="float" office:value="5.89999999999999" calcext:value-type="float">
            <text:p>5.90</text:p>
          </table:table-cell>
          <table:table-cell table:formula="of:=[.C119]+([.$G$3]-[.$G$4]*[.D119])*[.C119]*[.$B$1]" office:value-type="float" office:value="0.0000000453611645828878" calcext:value-type="float">
            <text:p>0.0000</text:p>
          </table:table-cell>
          <table:table-cell table:formula="of:=[.D119]+[.$B$1]*([.$G$5]*[.C119]-[.$G$6])*[.D119]" office:value-type="float" office:value="0.0468346993669346" calcext:value-type="float">
            <text:p>0.0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9</text:p>
          </table:table-cell>
          <table:table-cell table:formula="of:=[.$B$1]+[.B120]" office:value-type="float" office:value="5.94999999999999" calcext:value-type="float">
            <text:p>5.95</text:p>
          </table:table-cell>
          <table:table-cell table:formula="of:=[.C120]+([.$G$3]-[.$G$4]*[.D120])*[.C120]*[.$B$1]" office:value-type="float" office:value="0.0000000475229989867236" calcext:value-type="float">
            <text:p>0.0000</text:p>
          </table:table-cell>
          <table:table-cell table:formula="of:=[.D120]+[.$B$1]*([.$G$5]*[.C120]-[.$G$6])*[.D120]" office:value-type="float" office:value="0.0444929645048117" calcext:value-type="float">
            <text:p>0.0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0</text:p>
          </table:table-cell>
          <table:table-cell table:formula="of:=[.$B$1]+[.B121]" office:value-type="float" office:value="5.99999999999999" calcext:value-type="float">
            <text:p>6.00</text:p>
          </table:table-cell>
          <table:table-cell table:formula="of:=[.C121]+([.$G$3]-[.$G$4]*[.D121])*[.C121]*[.$B$1]" office:value-type="float" office:value="0.0000000497934269807058" calcext:value-type="float">
            <text:p>0.0000</text:p>
          </table:table-cell>
          <table:table-cell table:formula="of:=[.D121]+[.$B$1]*([.$G$5]*[.C121]-[.$G$6])*[.D121]" office:value-type="float" office:value="0.0422683163852931" calcext:value-type="float">
            <text:p>0.0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1</text:p>
          </table:table-cell>
          <table:table-cell table:formula="of:=[.$B$1]+[.B122]" office:value-type="float" office:value="6.04999999999999" calcext:value-type="float">
            <text:p>6.05</text:p>
          </table:table-cell>
          <table:table-cell table:formula="of:=[.C122]+([.$G$3]-[.$G$4]*[.D122])*[.C122]*[.$B$1]" office:value-type="float" office:value="0.0000000521778641134647" calcext:value-type="float">
            <text:p>0.0000</text:p>
          </table:table-cell>
          <table:table-cell table:formula="of:=[.D122]+[.$B$1]*([.$G$5]*[.C122]-[.$G$6])*[.D122]" office:value-type="float" office:value="0.0401549006712627" calcext:value-type="float">
            <text:p>0.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2</text:p>
          </table:table-cell>
          <table:table-cell table:formula="of:=[.$B$1]+[.B123]" office:value-type="float" office:value="6.09999999999999" calcext:value-type="float">
            <text:p>6.10</text:p>
          </table:table-cell>
          <table:table-cell table:formula="of:=[.C123]+([.$G$3]-[.$G$4]*[.D123])*[.C123]*[.$B$1]" office:value-type="float" office:value="0.0000000546819974716022" calcext:value-type="float">
            <text:p>0.0000</text:p>
          </table:table-cell>
          <table:table-cell table:formula="of:=[.D123]+[.$B$1]*([.$G$5]*[.C123]-[.$G$6])*[.D123]" office:value-type="float" office:value="0.0381471557424594" calcext:value-type="float">
            <text:p>0.0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3</text:p>
          </table:table-cell>
          <table:table-cell table:formula="of:=[.$B$1]+[.B124]" office:value-type="float" office:value="6.14999999999999" calcext:value-type="float">
            <text:p>6.15</text:p>
          </table:table-cell>
          <table:table-cell table:formula="of:=[.C124]+([.$G$3]-[.$G$4]*[.D124])*[.C124]*[.$B$1]" office:value-type="float" office:value="0.0000000573117992114894" calcext:value-type="float">
            <text:p>0.0000</text:p>
          </table:table-cell>
          <table:table-cell table:formula="of:=[.D124]+[.$B$1]*([.$G$5]*[.C124]-[.$G$6])*[.D124]" office:value-type="float" office:value="0.0362397980596345" calcext:value-type="float">
            <text:p>0.0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4</text:p>
          </table:table-cell>
          <table:table-cell table:formula="of:=[.$B$1]+[.B125]" office:value-type="float" office:value="6.19999999999999" calcext:value-type="float">
            <text:p>6.20</text:p>
          </table:table-cell>
          <table:table-cell table:formula="of:=[.C125]+([.$G$3]-[.$G$4]*[.D125])*[.C125]*[.$B$1]" office:value-type="float" office:value="0.0000000600735407705709" calcext:value-type="float">
            <text:p>0.0000</text:p>
          </table:table-cell>
          <table:table-cell table:formula="of:=[.D125]+[.$B$1]*([.$G$5]*[.C125]-[.$G$6])*[.D125]" office:value-type="float" office:value="0.0344278082605012" calcext:value-type="float">
            <text:p>0.0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5</text:p>
          </table:table-cell>
          <table:table-cell table:formula="of:=[.$B$1]+[.B126]" office:value-type="float" office:value="6.24999999999999" calcext:value-type="float">
            <text:p>6.25</text:p>
          </table:table-cell>
          <table:table-cell table:formula="of:=[.C126]+([.$G$3]-[.$G$4]*[.D126])*[.C126]*[.$B$1]" office:value-type="float" office:value="0.0000000629738077919405" calcext:value-type="float">
            <text:p>0.0000</text:p>
          </table:table-cell>
          <table:table-cell table:formula="of:=[.D126]+[.$B$1]*([.$G$5]*[.C126]-[.$G$6])*[.D126]" office:value-type="float" office:value="0.0327064179508862" calcext:value-type="float">
            <text:p>0.0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6</text:p>
          </table:table-cell>
          <table:table-cell table:formula="of:=[.$B$1]+[.B127]" office:value-type="float" office:value="6.29999999999999" calcext:value-type="float">
            <text:p>6.30</text:p>
          </table:table-cell>
          <table:table-cell table:formula="of:=[.C127]+([.$G$3]-[.$G$4]*[.D127])*[.C127]*[.$B$1]" office:value-type="float" office:value="0.0000000660195157976575" calcext:value-type="float">
            <text:p>0.0000</text:p>
          </table:table-cell>
          <table:table-cell table:formula="of:=[.D127]+[.$B$1]*([.$G$5]*[.C127]-[.$G$6])*[.D127]" office:value-type="float" office:value="0.0310710971563242" calcext:value-type="float">
            <text:p>0.0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7</text:p>
          </table:table-cell>
          <table:table-cell table:formula="of:=[.$B$1]+[.B128]" office:value-type="float" office:value="6.34999999999999" calcext:value-type="float">
            <text:p>6.35</text:p>
          </table:table-cell>
          <table:table-cell table:formula="of:=[.C128]+([.$G$3]-[.$G$4]*[.D128])*[.C128]*[.$B$1]" office:value-type="float" office:value="0.0000000692179266480622" calcext:value-type="float">
            <text:p>0.0000</text:p>
          </table:table-cell>
          <table:table-cell table:formula="of:=[.D128]+[.$B$1]*([.$G$5]*[.C128]-[.$G$6])*[.D128]" office:value-type="float" office:value="0.029517542401073" calcext:value-type="float">
            <text:p>0.0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8</text:p>
          </table:table-cell>
          <table:table-cell table:formula="of:=[.$B$1]+[.B129]" office:value-type="float" office:value="6.39999999999999" calcext:value-type="float">
            <text:p>6.40</text:p>
          </table:table-cell>
          <table:table-cell table:formula="of:=[.C129]+([.$G$3]-[.$G$4]*[.D129])*[.C129]*[.$B$1]" office:value-type="float" office:value="0.0000000725766658262279" calcext:value-type="float">
            <text:p>0.0000</text:p>
          </table:table-cell>
          <table:table-cell table:formula="of:=[.D129]+[.$B$1]*([.$G$5]*[.C129]-[.$G$6])*[.D129]" office:value-type="float" office:value="0.0280416653831765" calcext:value-type="float">
            <text:p>0.02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9</text:p>
          </table:table-cell>
          <table:table-cell table:formula="of:=[.$B$1]+[.B130]" office:value-type="float" office:value="6.44999999999999" calcext:value-type="float">
            <text:p>6.45</text:p>
          </table:table-cell>
          <table:table-cell table:formula="of:=[.C130]+([.$G$3]-[.$G$4]*[.D130])*[.C130]*[.$B$1]" office:value-type="float" office:value="0.000000076103740588653" calcext:value-type="float">
            <text:p>0.0000</text:p>
          </table:table-cell>
          <table:table-cell table:formula="of:=[.D130]+[.$B$1]*([.$G$5]*[.C130]-[.$G$6])*[.D130]" office:value-type="float" office:value="0.0266395822157762" calcext:value-type="float">
            <text:p>0.0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0</text:p>
          </table:table-cell>
          <table:table-cell table:formula="of:=[.$B$1]+[.B131]" office:value-type="float" office:value="6.49999999999999" calcext:value-type="float">
            <text:p>6.50</text:p>
          </table:table-cell>
          <table:table-cell table:formula="of:=[.C131]+([.$G$3]-[.$G$4]*[.D131])*[.C131]*[.$B$1]" office:value-type="float" office:value="0.0000000798075590253687" calcext:value-type="float">
            <text:p>0.0000</text:p>
          </table:table-cell>
          <table:table-cell table:formula="of:=[.D131]+[.$B$1]*([.$G$5]*[.C131]-[.$G$6])*[.D131]" office:value-type="float" office:value="0.025307603206356" calcext:value-type="float">
            <text:p>0.0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1</text:p>
          </table:table-cell>
          <table:table-cell table:formula="of:=[.$B$1]+[.B132]" office:value-type="float" office:value="6.54999999999999" calcext:value-type="float">
            <text:p>6.55</text:p>
          </table:table-cell>
          <table:table-cell table:formula="of:=[.C132]+([.$G$3]-[.$G$4]*[.D132])*[.C132]*[.$B$1]" office:value-type="float" office:value="0.000000083696950074803" calcext:value-type="float">
            <text:p>0.0000</text:p>
          </table:table-cell>
          <table:table-cell table:formula="of:=[.D132]+[.$B$1]*([.$G$5]*[.C132]-[.$G$6])*[.D132]" office:value-type="float" office:value="0.0240422231470251" calcext:value-type="float">
            <text:p>0.02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2</text:p>
          </table:table-cell>
          <table:table-cell table:formula="of:=[.$B$1]+[.B133]" office:value-type="float" office:value="6.59999999999998" calcext:value-type="float">
            <text:p>6.60</text:p>
          </table:table-cell>
          <table:table-cell table:formula="of:=[.C133]+([.$G$3]-[.$G$4]*[.D133])*[.C133]*[.$B$1]" office:value-type="float" office:value="0.000000087781184541022" calcext:value-type="float">
            <text:p>0.0000</text:p>
          </table:table-cell>
          <table:table-cell table:formula="of:=[.D133]+[.$B$1]*([.$G$5]*[.C133]-[.$G$6])*[.D133]" office:value-type="float" office:value="0.0228401120902869" calcext:value-type="float">
            <text:p>0.0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3</text:p>
          </table:table-cell>
          <table:table-cell table:formula="of:=[.$B$1]+[.B134]" office:value-type="float" office:value="6.64999999999998" calcext:value-type="float">
            <text:p>6.65</text:p>
          </table:table-cell>
          <table:table-cell table:formula="of:=[.C134]+([.$G$3]-[.$G$4]*[.D134])*[.C134]*[.$B$1]" office:value-type="float" office:value="0.0000000920699971633563" calcext:value-type="float">
            <text:p>0.0000</text:p>
          </table:table-cell>
          <table:table-cell table:formula="of:=[.D134]+[.$B$1]*([.$G$5]*[.C134]-[.$G$6])*[.D134]" office:value-type="float" office:value="0.0216981065860191" calcext:value-type="float">
            <text:p>0.0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4</text:p>
          </table:table-cell>
          <table:table-cell table:formula="of:=[.$B$1]+[.B135]" office:value-type="float" office:value="6.69999999999998" calcext:value-type="float">
            <text:p>6.70</text:p>
          </table:table-cell>
          <table:table-cell table:formula="of:=[.C135]+([.$G$3]-[.$G$4]*[.D135])*[.C135]*[.$B$1]" office:value-type="float" office:value="0.0000000965736097909329" calcext:value-type="float">
            <text:p>0.0000</text:p>
          </table:table-cell>
          <table:table-cell table:formula="of:=[.D135]+[.$B$1]*([.$G$5]*[.C135]-[.$G$6])*[.D135]" office:value-type="float" office:value="0.0206132013566054" calcext:value-type="float">
            <text:p>0.0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5</text:p>
          </table:table-cell>
          <table:table-cell table:formula="of:=[.$B$1]+[.B136]" office:value-type="float" office:value="6.74999999999998" calcext:value-type="float">
            <text:p>6.75</text:p>
          </table:table-cell>
          <table:table-cell table:formula="of:=[.C136]+([.$G$3]-[.$G$4]*[.D136])*[.C136]*[.$B$1]" office:value-type="float" office:value="0.000000101302755717262" calcext:value-type="float">
            <text:p>0.0000</text:p>
          </table:table-cell>
          <table:table-cell table:formula="of:=[.D136]+[.$B$1]*([.$G$5]*[.C136]-[.$G$6])*[.D136]" office:value-type="float" office:value="0.0195825413883097" calcext:value-type="float">
            <text:p>0.0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6</text:p>
          </table:table-cell>
          <table:table-cell table:formula="of:=[.$B$1]+[.B137]" office:value-type="float" office:value="6.79999999999998" calcext:value-type="float">
            <text:p>6.80</text:p>
          </table:table-cell>
          <table:table-cell table:formula="of:=[.C137]+([.$G$3]-[.$G$4]*[.D137])*[.C137]*[.$B$1]" office:value-type="float" office:value="0.000000106268705232796" calcext:value-type="float">
            <text:p>0.0000</text:p>
          </table:table-cell>
          <table:table-cell table:formula="of:=[.D137]+[.$B$1]*([.$G$5]*[.C137]-[.$G$6])*[.D137]" office:value-type="float" office:value="0.0186034144180825" calcext:value-type="float">
            <text:p>0.0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7</text:p>
          </table:table-cell>
          <table:table-cell table:formula="of:=[.$B$1]+[.B138]" office:value-type="float" office:value="6.84999999999998" calcext:value-type="float">
            <text:p>6.85</text:p>
          </table:table-cell>
          <table:table-cell table:formula="of:=[.C138]+([.$G$3]-[.$G$4]*[.D138])*[.C138]*[.$B$1]" office:value-type="float" office:value="0.00000011148329245628" calcext:value-type="float">
            <text:p>0.0000</text:p>
          </table:table-cell>
          <table:table-cell table:formula="of:=[.D138]+[.$B$1]*([.$G$5]*[.C138]-[.$G$6])*[.D138]" office:value-type="float" office:value="0.0176732437960264" calcext:value-type="float">
            <text:p>0.0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8</text:p>
          </table:table-cell>
          <table:table-cell table:formula="of:=[.$B$1]+[.B139]" office:value-type="float" office:value="6.89999999999998" calcext:value-type="float">
            <text:p>6.90</text:p>
          </table:table-cell>
          <table:table-cell table:formula="of:=[.C139]+([.$G$3]-[.$G$4]*[.D139])*[.C139]*[.$B$1]" office:value-type="float" office:value="0.000000116958943508755" calcext:value-type="float">
            <text:p>0.0000</text:p>
          </table:table-cell>
          <table:table-cell table:formula="of:=[.D139]+[.$B$1]*([.$G$5]*[.C139]-[.$G$6])*[.D139]" office:value-type="float" office:value="0.0167895817047386" calcext:value-type="float">
            <text:p>0.0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9</text:p>
          </table:table-cell>
          <table:table-cell table:formula="of:=[.$B$1]+[.B140]" office:value-type="float" office:value="6.94999999999998" calcext:value-type="float">
            <text:p>6.95</text:p>
          </table:table-cell>
          <table:table-cell table:formula="of:=[.C140]+([.$G$3]-[.$G$4]*[.D140])*[.C140]*[.$B$1]" office:value-type="float" office:value="0.000000122708706097286" calcext:value-type="float">
            <text:p>0.0000</text:p>
          </table:table-cell>
          <table:table-cell table:formula="of:=[.D140]+[.$B$1]*([.$G$5]*[.C140]-[.$G$6])*[.D140]" office:value-type="float" office:value="0.0159501027176863" calcext:value-type="float">
            <text:p>0.0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0</text:p>
          </table:table-cell>
          <table:table-cell table:formula="of:=[.$B$1]+[.B141]" office:value-type="float" office:value="6.99999999999998" calcext:value-type="float">
            <text:p>7.00</text:p>
          </table:table-cell>
          <table:table-cell table:formula="of:=[.C141]+([.$G$3]-[.$G$4]*[.D141])*[.C141]*[.$B$1]" office:value-type="float" office:value="0.00000012874628057882" calcext:value-type="float">
            <text:p>0.0000</text:p>
          </table:table-cell>
          <table:table-cell table:formula="of:=[.D141]+[.$B$1]*([.$G$5]*[.C141]-[.$G$6])*[.D141]" office:value-type="float" office:value="0.0151525976796628" calcext:value-type="float">
            <text:p>0.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1</text:p>
          </table:table-cell>
          <table:table-cell table:formula="of:=[.$B$1]+[.B142]" office:value-type="float" office:value="7.04999999999998" calcext:value-type="float">
            <text:p>7.05</text:p>
          </table:table-cell>
          <table:table-cell table:formula="of:=[.C142]+([.$G$3]-[.$G$4]*[.D142])*[.C142]*[.$B$1]" office:value-type="float" office:value="0.000000135086052578143" calcext:value-type="float">
            <text:p>0.0000</text:p>
          </table:table-cell>
          <table:table-cell table:formula="of:=[.D142]+[.$B$1]*([.$G$5]*[.C142]-[.$G$6])*[.D142]" office:value-type="float" office:value="0.0143949678932217" calcext:value-type="float">
            <text:p>0.0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2</text:p>
          </table:table-cell>
          <table:table-cell table:formula="of:=[.$B$1]+[.B143]" office:value-type="float" office:value="7.09999999999998" calcext:value-type="float">
            <text:p>7.10</text:p>
          </table:table-cell>
          <table:table-cell table:formula="of:=[.C143]+([.$G$3]-[.$G$4]*[.D143])*[.C143]*[.$B$1]" office:value-type="float" office:value="0.000000141743127237566" calcext:value-type="float">
            <text:p>0.0000</text:p>
          </table:table-cell>
          <table:table-cell table:formula="of:=[.D143]+[.$B$1]*([.$G$5]*[.C143]-[.$G$6])*[.D143]" office:value-type="float" office:value="0.0136752195957886" calcext:value-type="float">
            <text:p>0.01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3</text:p>
          </table:table-cell>
          <table:table-cell table:formula="of:=[.$B$1]+[.B144]" office:value-type="float" office:value="7.14999999999998" calcext:value-type="float">
            <text:p>7.15</text:p>
          </table:table-cell>
          <table:table-cell table:formula="of:=[.C144]+([.$G$3]-[.$G$4]*[.D144])*[.C144]*[.$B$1]" office:value-type="float" office:value="0.000000148733365179886" calcext:value-type="float">
            <text:p>0.0000</text:p>
          </table:table-cell>
          <table:table-cell table:formula="of:=[.D144]+[.$B$1]*([.$G$5]*[.C144]-[.$G$6])*[.D144]" office:value-type="float" office:value="0.0129914587129176" calcext:value-type="float">
            <text:p>0.0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4</text:p>
          </table:table-cell>
          <table:table-cell table:formula="of:=[.$B$1]+[.B145]" office:value-type="float" office:value="7.19999999999998" calcext:value-type="float">
            <text:p>7.20</text:p>
          </table:table-cell>
          <table:table-cell table:formula="of:=[.C145]+([.$G$3]-[.$G$4]*[.D145])*[.C145]*[.$B$1]" office:value-type="float" office:value="0.000000156073420270232" calcext:value-type="float">
            <text:p>0.0000</text:p>
          </table:table-cell>
          <table:table-cell table:formula="of:=[.D145]+[.$B$1]*([.$G$5]*[.C145]-[.$G$6])*[.D145]" office:value-type="float" office:value="0.0123418858738849" calcext:value-type="float">
            <text:p>0.0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5</text:p>
          </table:table-cell>
          <table:table-cell table:formula="of:=[.$B$1]+[.B146]" office:value-type="float" office:value="7.24999999999998" calcext:value-type="float">
            <text:p>7.25</text:p>
          </table:table-cell>
          <table:table-cell table:formula="of:=[.C146]+([.$G$3]-[.$G$4]*[.D146])*[.C146]*[.$B$1]" office:value-type="float" office:value="0.000000163780779266697" calcext:value-type="float">
            <text:p>0.0000</text:p>
          </table:table-cell>
          <table:table-cell table:formula="of:=[.D146]+[.$B$1]*([.$G$5]*[.C146]-[.$G$6])*[.D146]" office:value-type="float" office:value="0.0117247916765026" calcext:value-type="float">
            <text:p>0.01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6</text:p>
          </table:table-cell>
          <table:table-cell table:formula="of:=[.$B$1]+[.B147]" office:value-type="float" office:value="7.29999999999998" calcext:value-type="float">
            <text:p>7.30</text:p>
          </table:table-cell>
          <table:table-cell table:formula="of:=[.C147]+([.$G$3]-[.$G$4]*[.D147])*[.C147]*[.$B$1]" office:value-type="float" office:value="0.000000171873803454156" calcext:value-type="float">
            <text:p>0.0000</text:p>
          </table:table-cell>
          <table:table-cell table:formula="of:=[.D147]+[.$B$1]*([.$G$5]*[.C147]-[.$G$6])*[.D147]" office:value-type="float" office:value="0.0111385521886923" calcext:value-type="float">
            <text:p>0.0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7</text:p>
          </table:table-cell>
          <table:table-cell table:formula="of:=[.$B$1]+[.B148]" office:value-type="float" office:value="7.34999999999998" calcext:value-type="float">
            <text:p>7.35</text:p>
          </table:table-cell>
          <table:table-cell table:formula="of:=[.C148]+([.$G$3]-[.$G$4]*[.D148])*[.C148]*[.$B$1]" office:value-type="float" office:value="0.000000180371772360382" calcext:value-type="float">
            <text:p>0.0000</text:p>
          </table:table-cell>
          <table:table-cell table:formula="of:=[.D148]+[.$B$1]*([.$G$5]*[.C148]-[.$G$6])*[.D148]" office:value-type="float" office:value="0.0105816246749789" calcext:value-type="float">
            <text:p>0.0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8</text:p>
          </table:table-cell>
          <table:table-cell table:formula="of:=[.$B$1]+[.B149]" office:value-type="float" office:value="7.39999999999998" calcext:value-type="float">
            <text:p>7.40</text:p>
          </table:table-cell>
          <table:table-cell table:formula="of:=[.C149]+([.$G$3]-[.$G$4]*[.D149])*[.C149]*[.$B$1]" office:value-type="float" office:value="0.000000189294929658547" calcext:value-type="float">
            <text:p>0.0000</text:p>
          </table:table-cell>
          <table:table-cell table:formula="of:=[.D149]+[.$B$1]*([.$G$5]*[.C149]-[.$G$6])*[.D149]" office:value-type="float" office:value="0.0100525435366613" calcext:value-type="float">
            <text:p>0.0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9</text:p>
          </table:table-cell>
          <table:table-cell table:formula="of:=[.$B$1]+[.B150]" office:value-type="float" office:value="7.44999999999998" calcext:value-type="float">
            <text:p>7.45</text:p>
          </table:table-cell>
          <table:table-cell table:formula="of:=[.C150]+([.$G$3]-[.$G$4]*[.D150])*[.C150]*[.$B$1]" office:value-type="float" office:value="0.000000198664531365391" calcext:value-type="float">
            <text:p>0.0000</text:p>
          </table:table-cell>
          <table:table-cell table:formula="of:=[.D150]+[.$B$1]*([.$G$5]*[.C150]-[.$G$6])*[.D150]" office:value-type="float" office:value="0.00954991645497301" calcext:value-type="float">
            <text:p>0.00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0</text:p>
          </table:table-cell>
          <table:table-cell table:formula="of:=[.$B$1]+[.B151]" office:value-type="float" office:value="7.49999999999998" calcext:value-type="float">
            <text:p>7.50</text:p>
          </table:table-cell>
          <table:table-cell table:formula="of:=[.C151]+([.$G$3]-[.$G$4]*[.D151])*[.C151]*[.$B$1]" office:value-type="float" office:value="0.000000208502896449806" calcext:value-type="float">
            <text:p>0.0000</text:p>
          </table:table-cell>
          <table:table-cell table:formula="of:=[.D151]+[.$B$1]*([.$G$5]*[.C151]-[.$G$6])*[.D151]" office:value-type="float" office:value="0.00907242072708585" calcext:value-type="float">
            <text:p>0.00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1</text:p>
          </table:table-cell>
          <table:table-cell table:formula="of:=[.$B$1]+[.B152]" office:value-type="float" office:value="7.54999999999998" calcext:value-type="float">
            <text:p>7.55</text:p>
          </table:table-cell>
          <table:table-cell table:formula="of:=[.C152]+([.$G$3]-[.$G$4]*[.D152])*[.C152]*[.$B$1]" office:value-type="float" office:value="0.000000218833459972325" calcext:value-type="float">
            <text:p>0.0000</text:p>
          </table:table-cell>
          <table:table-cell table:formula="of:=[.D152]+[.$B$1]*([.$G$5]*[.C152]-[.$G$6])*[.D152]" office:value-type="float" office:value="0.00861879978531285" calcext:value-type="float">
            <text:p>0.00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2</text:p>
          </table:table-cell>
          <table:table-cell table:formula="of:=[.$B$1]+[.B153]" office:value-type="float" office:value="7.59999999999998" calcext:value-type="float">
            <text:p>7.60</text:p>
          </table:table-cell>
          <table:table-cell table:formula="of:=[.C153]+([.$G$3]-[.$G$4]*[.D153])*[.C153]*[.$B$1]" office:value-type="float" office:value="0.00000022968082888205" calcext:value-type="float">
            <text:p>0.0000</text:p>
          </table:table-cell>
          <table:table-cell table:formula="of:=[.D153]+[.$B$1]*([.$G$5]*[.C153]-[.$G$6])*[.D153]" office:value-type="float" office:value="0.0081878598903513" calcext:value-type="float">
            <text:p>0.0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3</text:p>
          </table:table-cell>
          <table:table-cell table:formula="of:=[.$B$1]+[.B154]" office:value-type="float" office:value="7.64999999999998" calcext:value-type="float">
            <text:p>7.65</text:p>
          </table:table-cell>
          <table:table-cell table:formula="of:=[.C154]+([.$G$3]-[.$G$4]*[.D154])*[.C154]*[.$B$1]" office:value-type="float" office:value="0.000000241070840603834" calcext:value-type="float">
            <text:p>0.0000</text:p>
          </table:table-cell>
          <table:table-cell table:formula="of:=[.D154]+[.$B$1]*([.$G$5]*[.C154]-[.$G$6])*[.D154]" office:value-type="float" office:value="0.00777846698986346" calcext:value-type="float">
            <text:p>0.0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4</text:p>
          </table:table-cell>
          <table:table-cell table:formula="of:=[.$B$1]+[.B155]" office:value-type="float" office:value="7.69999999999998" calcext:value-type="float">
            <text:p>7.70</text:p>
          </table:table-cell>
          <table:table-cell table:formula="of:=[.C155]+([.$G$3]-[.$G$4]*[.D155])*[.C155]*[.$B$1]" office:value-type="float" office:value="0.000000253030624555232" calcext:value-type="float">
            <text:p>0.0000</text:p>
          </table:table-cell>
          <table:table-cell table:formula="of:=[.D155]+[.$B$1]*([.$G$5]*[.C155]-[.$G$6])*[.D155]" office:value-type="float" office:value="0.00738954373412836" calcext:value-type="float">
            <text:p>0.00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5</text:p>
          </table:table-cell>
          <table:table-cell table:formula="of:=[.$B$1]+[.B156]" office:value-type="float" office:value="7.74999999999998" calcext:value-type="float">
            <text:p>7.75</text:p>
          </table:table-cell>
          <table:table-cell table:formula="of:=[.C156]+([.$G$3]-[.$G$4]*[.D156])*[.C156]*[.$B$1]" office:value-type="float" office:value="0.000000265588666739683" calcext:value-type="float">
            <text:p>0.0000</text:p>
          </table:table-cell>
          <table:table-cell table:formula="of:=[.D156]+[.$B$1]*([.$G$5]*[.C156]-[.$G$6])*[.D156]" office:value-type="float" office:value="0.00702006664091099" calcext:value-type="float">
            <text:p>0.0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6</text:p>
          </table:table-cell>
          <table:table-cell table:formula="of:=[.$B$1]+[.B157]" office:value-type="float" office:value="7.79999999999998" calcext:value-type="float">
            <text:p>7.80</text:p>
          </table:table-cell>
          <table:table-cell table:formula="of:=[.C157]+([.$G$3]-[.$G$4]*[.D157])*[.C157]*[.$B$1]" office:value-type="float" office:value="0.000000278774877569688" calcext:value-type="float">
            <text:p>0.0000</text:p>
          </table:table-cell>
          <table:table-cell table:formula="of:=[.D157]+[.$B$1]*([.$G$5]*[.C157]-[.$G$6])*[.D157]" office:value-type="float" office:value="0.00666906340208795" calcext:value-type="float">
            <text:p>0.00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7</text:p>
          </table:table-cell>
          <table:table-cell table:formula="of:=[.$B$1]+[.B158]" office:value-type="float" office:value="7.84999999999998" calcext:value-type="float">
            <text:p>7.85</text:p>
          </table:table-cell>
          <table:table-cell table:formula="of:=[.C158]+([.$G$3]-[.$G$4]*[.D158])*[.C158]*[.$B$1]" office:value-type="float" office:value="0.000000292620663081501" calcext:value-type="float">
            <text:p>0.0000</text:p>
          </table:table-cell>
          <table:table-cell table:formula="of:=[.D158]+[.$B$1]*([.$G$5]*[.C158]-[.$G$6])*[.D158]" office:value-type="float" office:value="0.00633561032494191" calcext:value-type="float">
            <text:p>0.00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8</text:p>
          </table:table-cell>
          <table:table-cell table:formula="of:=[.$B$1]+[.B159]" office:value-type="float" office:value="7.89999999999998" calcext:value-type="float">
            <text:p>7.90</text:p>
          </table:table-cell>
          <table:table-cell table:formula="of:=[.C159]+([.$G$3]-[.$G$4]*[.D159])*[.C159]*[.$B$1]" office:value-type="float" office:value="0.000000307158999710861" calcext:value-type="float">
            <text:p>0.0000</text:p>
          </table:table-cell>
          <table:table-cell table:formula="of:=[.D159]+[.$B$1]*([.$G$5]*[.C159]-[.$G$6])*[.D159]" office:value-type="float" office:value="0.00601882990139134" calcext:value-type="float">
            <text:p>0.00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9</text:p>
          </table:table-cell>
          <table:table-cell table:formula="of:=[.$B$1]+[.B160]" office:value-type="float" office:value="7.94999999999998" calcext:value-type="float">
            <text:p>7.95</text:p>
          </table:table-cell>
          <table:table-cell table:formula="of:=[.C160]+([.$G$3]-[.$G$4]*[.D160])*[.C160]*[.$B$1]" office:value-type="float" office:value="0.000000322424512807807" calcext:value-type="float">
            <text:p>0.0000</text:p>
          </table:table-cell>
          <table:table-cell table:formula="of:=[.D160]+[.$B$1]*([.$G$5]*[.C160]-[.$G$6])*[.D160]" office:value-type="float" office:value="0.00571788849875866" calcext:value-type="float">
            <text:p>0.00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0</text:p>
          </table:table-cell>
          <table:table-cell table:formula="of:=[.$B$1]+[.B161]" office:value-type="float" office:value="7.99999999999998" calcext:value-type="float">
            <text:p>8.00</text:p>
          </table:table-cell>
          <table:table-cell table:formula="of:=[.C161]+([.$G$3]-[.$G$4]*[.D161])*[.C161]*[.$B$1]" office:value-type="float" office:value="0.000000338453559077522" calcext:value-type="float">
            <text:p>0.0000</text:p>
          </table:table-cell>
          <table:table-cell table:formula="of:=[.D161]+[.$B$1]*([.$G$5]*[.C161]-[.$G$6])*[.D161]" office:value-type="float" office:value="0.0054319941660001" calcext:value-type="float">
            <text:p>0.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1</text:p>
          </table:table-cell>
          <table:table-cell table:formula="of:=[.$B$1]+[.B162]" office:value-type="float" office:value="8.04999999999998" calcext:value-type="float">
            <text:p>8.05</text:p>
          </table:table-cell>
          <table:table-cell table:formula="of:=[.C162]+([.$G$3]-[.$G$4]*[.D162])*[.C162]*[.$B$1]" office:value-type="float" office:value="0.000000355284313143479" calcext:value-type="float">
            <text:p>0.0000</text:p>
          </table:table-cell>
          <table:table-cell table:formula="of:=[.D162]+[.$B$1]*([.$G$5]*[.C162]-[.$G$6])*[.D162]" office:value-type="float" office:value="0.00516039454962399" calcext:value-type="float">
            <text:p>0.0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2</text:p>
          </table:table-cell>
          <table:table-cell table:formula="of:=[.$B$1]+[.B163]" office:value-type="float" office:value="8.09999999999998" calcext:value-type="float">
            <text:p>8.10</text:p>
          </table:table-cell>
          <table:table-cell table:formula="of:=[.C163]+([.$G$3]-[.$G$4]*[.D163])*[.C163]*[.$B$1]" office:value-type="float" office:value="0.000000372956858438998" calcext:value-type="float">
            <text:p>0.0000</text:p>
          </table:table-cell>
          <table:table-cell table:formula="of:=[.D163]+[.$B$1]*([.$G$5]*[.C163]-[.$G$6])*[.D163]" office:value-type="float" office:value="0.00490237491381315" calcext:value-type="float">
            <text:p>0.0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3</text:p>
          </table:table-cell>
          <table:table-cell table:formula="of:=[.$B$1]+[.B164]" office:value-type="float" office:value="8.14999999999998" calcext:value-type="float">
            <text:p>8.15</text:p>
          </table:table-cell>
          <table:table-cell table:formula="of:=[.C164]+([.$G$3]-[.$G$4]*[.D164])*[.C164]*[.$B$1]" office:value-type="float" office:value="0.00000039151328264361" calcext:value-type="float">
            <text:p>0.0000</text:p>
          </table:table-cell>
          <table:table-cell table:formula="of:=[.D164]+[.$B$1]*([.$G$5]*[.C164]-[.$G$6])*[.D164]" office:value-type="float" office:value="0.00465725625954121" calcext:value-type="float">
            <text:p>0.0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4</text:p>
          </table:table-cell>
          <table:table-cell table:formula="of:=[.$B$1]+[.B165]" office:value-type="float" office:value="8.19999999999998" calcext:value-type="float">
            <text:p>8.20</text:p>
          </table:table-cell>
          <table:table-cell table:formula="of:=[.C165]+([.$G$3]-[.$G$4]*[.D165])*[.C165]*[.$B$1]" office:value-type="float" office:value="0.000000410997777891477" calcext:value-type="float">
            <text:p>0.0000</text:p>
          </table:table-cell>
          <table:table-cell table:formula="of:=[.D165]+[.$B$1]*([.$G$5]*[.C165]-[.$G$6])*[.D165]" office:value-type="float" office:value="0.00442439353773303" calcext:value-type="float">
            <text:p>0.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5</text:p>
          </table:table-cell>
          <table:table-cell table:formula="of:=[.$B$1]+[.B166]" office:value-type="float" office:value="8.24999999999998" calcext:value-type="float">
            <text:p>8.25</text:p>
          </table:table-cell>
          <table:table-cell table:formula="of:=[.C166]+([.$G$3]-[.$G$4]*[.D166])*[.C166]*[.$B$1]" office:value-type="float" office:value="0.000000431456745990424" calcext:value-type="float">
            <text:p>0.0000</text:p>
          </table:table-cell>
          <table:table-cell table:formula="of:=[.D166]+[.$B$1]*([.$G$5]*[.C166]-[.$G$6])*[.D166]" office:value-type="float" office:value="0.00420317395176718" calcext:value-type="float">
            <text:p>0.00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6</text:p>
          </table:table-cell>
          <table:table-cell table:formula="of:=[.$B$1]+[.B167]" office:value-type="float" office:value="8.29999999999998" calcext:value-type="float">
            <text:p>8.30</text:p>
          </table:table-cell>
          <table:table-cell table:formula="of:=[.C167]+([.$G$3]-[.$G$4]*[.D167])*[.C167]*[.$B$1]" office:value-type="float" office:value="0.000000452938908902142" calcext:value-type="float">
            <text:p>0.0000</text:p>
          </table:table-cell>
          <table:table-cell table:formula="of:=[.D167]+[.$B$1]*([.$G$5]*[.C167]-[.$G$6])*[.D167]" office:value-type="float" office:value="0.0039930153448532" calcext:value-type="float">
            <text:p>0.0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7</text:p>
          </table:table-cell>
          <table:table-cell table:formula="of:=[.$B$1]+[.B168]" office:value-type="float" office:value="8.34999999999998" calcext:value-type="float">
            <text:p>8.35</text:p>
          </table:table-cell>
          <table:table-cell table:formula="of:=[.C168]+([.$G$3]-[.$G$4]*[.D168])*[.C168]*[.$B$1]" office:value-type="float" office:value="0.000000475495424746573" calcext:value-type="float">
            <text:p>0.0000</text:p>
          </table:table-cell>
          <table:table-cell table:formula="of:=[.D168]+[.$B$1]*([.$G$5]*[.C168]-[.$G$6])*[.D168]" office:value-type="float" office:value="0.00379336466804014" calcext:value-type="float">
            <text:p>0.0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8</text:p>
          </table:table-cell>
          <table:table-cell table:formula="of:=[.$B$1]+[.B169]" office:value-type="float" office:value="8.39999999999998" calcext:value-type="float">
            <text:p>8.40</text:p>
          </table:table-cell>
          <table:table-cell table:formula="of:=[.C169]+([.$G$3]-[.$G$4]*[.D169])*[.C169]*[.$B$1]" office:value-type="float" office:value="0.000000499180009606699" calcext:value-type="float">
            <text:p>0.0000</text:p>
          </table:table-cell>
          <table:table-cell table:formula="of:=[.D169]+[.$B$1]*([.$G$5]*[.C169]-[.$G$6])*[.D169]" office:value-type="float" office:value="0.00360369652482451" calcext:value-type="float">
            <text:p>0.0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9</text:p>
          </table:table-cell>
          <table:table-cell table:formula="of:=[.$B$1]+[.B170]" office:value-type="float" office:value="8.44999999999999" calcext:value-type="float">
            <text:p>8.45</text:p>
          </table:table-cell>
          <table:table-cell table:formula="of:=[.C170]+([.$G$3]-[.$G$4]*[.D170])*[.C170]*[.$B$1]" office:value-type="float" office:value="0.00000052404906542374" calcext:value-type="float">
            <text:p>0.0000</text:p>
          </table:table-cell>
          <table:table-cell table:formula="of:=[.D170]+[.$B$1]*([.$G$5]*[.C170]-[.$G$6])*[.D170]" office:value-type="float" office:value="0.00342351178852795" calcext:value-type="float">
            <text:p>0.0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0</text:p>
          </table:table-cell>
          <table:table-cell table:formula="of:=[.$B$1]+[.B171]" office:value-type="float" office:value="8.49999999999999" calcext:value-type="float">
            <text:p>8.50</text:p>
          </table:table-cell>
          <table:table-cell table:formula="of:=[.C171]+([.$G$3]-[.$G$4]*[.D171])*[.C171]*[.$B$1]" office:value-type="float" office:value="0.000000550161814287265" calcext:value-type="float">
            <text:p>0.0000</text:p>
          </table:table-cell>
          <table:table-cell table:formula="of:=[.D171]+[.$B$1]*([.$G$5]*[.C171]-[.$G$6])*[.D171]" office:value-type="float" office:value="0.00325233628880596" calcext:value-type="float">
            <text:p>0.0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1</text:p>
          </table:table-cell>
          <table:table-cell table:formula="of:=[.$B$1]+[.B172]" office:value-type="float" office:value="8.54999999999999" calcext:value-type="float">
            <text:p>8.55</text:p>
          </table:table-cell>
          <table:table-cell table:formula="of:=[.C172]+([.$G$3]-[.$G$4]*[.D172])*[.C172]*[.$B$1]" office:value-type="float" office:value="0.000000577580439439962" calcext:value-type="float">
            <text:p>0.0000</text:p>
          </table:table-cell>
          <table:table-cell table:formula="of:=[.D172]+[.$B$1]*([.$G$5]*[.C172]-[.$G$6])*[.D172]" office:value-type="float" office:value="0.00308971956383123" calcext:value-type="float">
            <text:p>0.00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2</text:p>
          </table:table-cell>
          <table:table-cell table:formula="of:=[.$B$1]+[.B173]" office:value-type="float" office:value="8.59999999999999" calcext:value-type="float">
            <text:p>8.60</text:p>
          </table:table-cell>
          <table:table-cell table:formula="of:=[.C173]+([.$G$3]-[.$G$4]*[.D173])*[.C173]*[.$B$1]" office:value-type="float" office:value="0.000000606370233332789" calcext:value-type="float">
            <text:p>0.0000</text:p>
          </table:table-cell>
          <table:table-cell table:formula="of:=[.D173]+[.$B$1]*([.$G$5]*[.C173]-[.$G$6])*[.D173]" office:value-type="float" office:value="0.00293523367486774" calcext:value-type="float">
            <text:p>0.0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3</text:p>
          </table:table-cell>
          <table:table-cell table:formula="of:=[.$B$1]+[.B174]" office:value-type="float" office:value="8.64999999999999" calcext:value-type="float">
            <text:p>8.65</text:p>
          </table:table-cell>
          <table:table-cell table:formula="of:=[.C174]+([.$G$3]-[.$G$4]*[.D174])*[.C174]*[.$B$1]" office:value-type="float" office:value="0.000000636599753083013" calcext:value-type="float">
            <text:p>0.0000</text:p>
          </table:table-cell>
          <table:table-cell table:formula="of:=[.D174]+[.$B$1]*([.$G$5]*[.C174]-[.$G$6])*[.D174]" office:value-type="float" office:value="0.00278847208011627" calcext:value-type="float">
            <text:p>0.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4</text:p>
          </table:table-cell>
          <table:table-cell table:formula="of:=[.$B$1]+[.B175]" office:value-type="float" office:value="8.69999999999999" calcext:value-type="float">
            <text:p>8.70</text:p>
          </table:table-cell>
          <table:table-cell table:formula="of:=[.C175]+([.$G$3]-[.$G$4]*[.D175])*[.C175]*[.$B$1]" office:value-type="float" office:value="0.000000668340983705279" calcext:value-type="float">
            <text:p>0.0000</text:p>
          </table:table-cell>
          <table:table-cell table:formula="of:=[.D175]+[.$B$1]*([.$G$5]*[.C175]-[.$G$6])*[.D175]" office:value-type="float" office:value="0.00264904856486749" calcext:value-type="float">
            <text:p>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5</text:p>
          </table:table-cell>
          <table:table-cell table:formula="of:=[.$B$1]+[.B176]" office:value-type="float" office:value="8.74999999999999" calcext:value-type="float">
            <text:p>8.75</text:p>
          </table:table-cell>
          <table:table-cell table:formula="of:=[.C176]+([.$G$3]-[.$G$4]*[.D176])*[.C176]*[.$B$1]" office:value-type="float" office:value="0.000000701669509504357" calcext:value-type="float">
            <text:p>0.0000</text:p>
          </table:table-cell>
          <table:table-cell table:formula="of:=[.D176]+[.$B$1]*([.$G$5]*[.C176]-[.$G$6])*[.D176]" office:value-type="float" office:value="0.0025165962251475" calcext:value-type="float">
            <text:p>0.0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6</text:p>
          </table:table-cell>
          <table:table-cell table:formula="of:=[.$B$1]+[.B177]" office:value-type="float" office:value="8.79999999999999" calcext:value-type="float">
            <text:p>8.80</text:p>
          </table:table-cell>
          <table:table-cell table:formula="of:=[.C177]+([.$G$3]-[.$G$4]*[.D177])*[.C177]*[.$B$1]" office:value-type="float" office:value="0.000000736664694037629" calcext:value-type="float">
            <text:p>0.0000</text:p>
          </table:table-cell>
          <table:table-cell table:formula="of:=[.D177]+[.$B$1]*([.$G$5]*[.C177]-[.$G$6])*[.D177]" office:value-type="float" office:value="0.00239076650218107" calcext:value-type="float">
            <text:p>0.0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7</text:p>
          </table:table-cell>
          <table:table-cell table:formula="of:=[.$B$1]+[.B178]" office:value-type="float" office:value="8.84999999999999" calcext:value-type="float">
            <text:p>8.85</text:p>
          </table:table-cell>
          <table:table-cell table:formula="of:=[.C178]+([.$G$3]-[.$G$4]*[.D178])*[.C178]*[.$B$1]" office:value-type="float" office:value="0.000000773409869075818" calcext:value-type="float">
            <text:p>0.0000</text:p>
          </table:table-cell>
          <table:table-cell table:formula="of:=[.D178]+[.$B$1]*([.$G$5]*[.C178]-[.$G$6])*[.D178]" office:value-type="float" office:value="0.00227122826513168" calcext:value-type="float">
            <text:p>0.0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8</text:p>
          </table:table-cell>
          <table:table-cell table:formula="of:=[.$B$1]+[.B179]" office:value-type="float" office:value="8.89999999999999" calcext:value-type="float">
            <text:p>8.90</text:p>
          </table:table-cell>
          <table:table-cell table:formula="of:=[.C179]+([.$G$3]-[.$G$4]*[.D179])*[.C179]*[.$B$1]" office:value-type="float" office:value="0.00000081199253301185" calcext:value-type="float">
            <text:p>0.0000</text:p>
          </table:table-cell>
          <table:table-cell table:formula="of:=[.D179]+[.$B$1]*([.$G$5]*[.C179]-[.$G$6])*[.D179]" office:value-type="float" office:value="0.00215766693970461" calcext:value-type="float">
            <text:p>0.0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79</text:p>
          </table:table-cell>
          <table:table-cell table:formula="of:=[.$B$1]+[.B180]" office:value-type="float" office:value="8.94999999999999" calcext:value-type="float">
            <text:p>8.95</text:p>
          </table:table-cell>
          <table:table-cell table:formula="of:=[.C180]+([.$G$3]-[.$G$4]*[.D180])*[.C180]*[.$B$1]" office:value-type="float" office:value="0.000000852504559190254" calcext:value-type="float">
            <text:p>0.0000</text:p>
          </table:table-cell>
          <table:table-cell table:formula="of:=[.D180]+[.$B$1]*([.$G$5]*[.C180]-[.$G$6])*[.D180]" office:value-type="float" office:value="0.00204978368031985" calcext:value-type="float">
            <text:p>0.0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0</text:p>
          </table:table-cell>
          <table:table-cell table:formula="of:=[.$B$1]+[.B181]" office:value-type="float" office:value="9" calcext:value-type="float">
            <text:p>9.00</text:p>
          </table:table-cell>
          <table:table-cell table:formula="of:=[.C181]+([.$G$3]-[.$G$4]*[.D181])*[.C181]*[.$B$1]" office:value-type="float" office:value="0.000000895042414653126" calcext:value-type="float">
            <text:p>0.0000</text:p>
          </table:table-cell>
          <table:table-cell table:formula="of:=[.D181]+[.$B$1]*([.$G$5]*[.C181]-[.$G$6])*[.D181]" office:value-type="float" office:value="0.00194729458367636" calcext:value-type="float">
            <text:p>0.0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1</text:p>
          </table:table-cell>
          <table:table-cell table:formula="of:=[.$B$1]+[.B182]" office:value-type="float" office:value="9.04999999999999" calcext:value-type="float">
            <text:p>9.05</text:p>
          </table:table-cell>
          <table:table-cell table:formula="of:=[.C182]+([.$G$3]-[.$G$4]*[.D182])*[.C182]*[.$B$1]" office:value-type="float" office:value="0.000000939707389823471" calcext:value-type="float">
            <text:p>0.0000</text:p>
          </table:table-cell>
          <table:table-cell table:formula="of:=[.D182]+[.$B$1]*([.$G$5]*[.C182]-[.$G$6])*[.D182]" office:value-type="float" office:value="0.0018499299416381" calcext:value-type="float">
            <text:p>0.0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2</text:p>
          </table:table-cell>
          <table:table-cell table:formula="of:=[.$B$1]+[.B183]" office:value-type="float" office:value="9.09999999999999" calcext:value-type="float">
            <text:p>9.10</text:p>
          </table:table-cell>
          <table:table-cell table:formula="of:=[.C183]+([.$G$3]-[.$G$4]*[.D183])*[.C183]*[.$B$1]" office:value-type="float" office:value="0.000000986605839672804" calcext:value-type="float">
            <text:p>0.0000</text:p>
          </table:table-cell>
          <table:table-cell table:formula="of:=[.D183]+[.$B$1]*([.$G$5]*[.C183]-[.$G$6])*[.D183]" office:value-type="float" office:value="0.00175743353147584" calcext:value-type="float">
            <text:p>0.0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3</text:p>
          </table:table-cell>
          <table:table-cell table:formula="of:=[.$B$1]+[.B184]" office:value-type="float" office:value="9.15" calcext:value-type="float">
            <text:p>9.15</text:p>
          </table:table-cell>
          <table:table-cell table:formula="of:=[.C184]+([.$G$3]-[.$G$4]*[.D184])*[.C184]*[.$B$1]" office:value-type="float" office:value="0.00000103584943694719" calcext:value-type="float">
            <text:p>0.0000</text:p>
          </table:table-cell>
          <table:table-cell table:formula="of:=[.D184]+[.$B$1]*([.$G$5]*[.C184]-[.$G$6])*[.D184]" office:value-type="float" office:value="0.00166956194159676" calcext:value-type="float">
            <text:p>0.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4</text:p>
          </table:table-cell>
          <table:table-cell table:formula="of:=[.$B$1]+[.B185]" office:value-type="float" office:value="9.2" calcext:value-type="float">
            <text:p>9.20</text:p>
          </table:table-cell>
          <table:table-cell table:formula="of:=[.C185]+([.$G$3]-[.$G$4]*[.D185])*[.C185]*[.$B$1]" office:value-type="float" office:value="0.0000010875554380547" calcext:value-type="float">
            <text:p>0.0000</text:p>
          </table:table-cell>
          <table:table-cell table:formula="of:=[.D185]+[.$B$1]*([.$G$5]*[.C185]-[.$G$6])*[.D185]" office:value-type="float" office:value="0.00158608393098766" calcext:value-type="float">
            <text:p>0.0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5</text:p>
          </table:table-cell>
          <table:table-cell table:formula="of:=[.$B$1]+[.B186]" office:value-type="float" office:value="9.25" calcext:value-type="float">
            <text:p>9.25</text:p>
          </table:table-cell>
          <table:table-cell table:formula="of:=[.C186]+([.$G$3]-[.$G$4]*[.D186])*[.C186]*[.$B$1]" office:value-type="float" office:value="0.00000114184696224721" calcext:value-type="float">
            <text:p>0.0000</text:p>
          </table:table-cell>
          <table:table-cell table:formula="of:=[.D186]+[.$B$1]*([.$G$5]*[.C186]-[.$G$6])*[.D186]" office:value-type="float" office:value="0.00150677982068599" calcext:value-type="float">
            <text:p>0.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6</text:p>
          </table:table-cell>
          <table:table-cell table:formula="of:=[.$B$1]+[.B187]" office:value-type="float" office:value="9.3" calcext:value-type="float">
            <text:p>9.30</text:p>
          </table:table-cell>
          <table:table-cell table:formula="of:=[.C187]+([.$G$3]-[.$G$4]*[.D187])*[.C187]*[.$B$1]" office:value-type="float" office:value="0.00000119885328476152" calcext:value-type="float">
            <text:p>0.0000</text:p>
          </table:table-cell>
          <table:table-cell table:formula="of:=[.D187]+[.$B$1]*([.$G$5]*[.C187]-[.$G$6])*[.D187]" office:value-type="float" office:value="0.00143144091567728" calcext:value-type="float">
            <text:p>0.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7</text:p>
          </table:table-cell>
          <table:table-cell table:formula="of:=[.$B$1]+[.B188]" office:value-type="float" office:value="9.35" calcext:value-type="float">
            <text:p>9.35</text:p>
          </table:table-cell>
          <table:table-cell table:formula="of:=[.C188]+([.$G$3]-[.$G$4]*[.D188])*[.C188]*[.$B$1]" office:value-type="float" office:value="0.00000125871014461741" calcext:value-type="float">
            <text:p>0.0000</text:p>
          </table:table-cell>
          <table:table-cell table:formula="of:=[.D188]+[.$B$1]*([.$G$5]*[.C188]-[.$G$6])*[.D188]" office:value-type="float" office:value="0.0013598689556978" calcext:value-type="float">
            <text:p>0.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8</text:p>
          </table:table-cell>
          <table:table-cell table:formula="of:=[.$B$1]+[.B189]" office:value-type="float" office:value="9.4" calcext:value-type="float">
            <text:p>9.40</text:p>
          </table:table-cell>
          <table:table-cell table:formula="of:=[.C189]+([.$G$3]-[.$G$4]*[.D189])*[.C189]*[.$B$1]" office:value-type="float" office:value="0.00000132156006780579" calcext:value-type="float">
            <text:p>0.0000</text:p>
          </table:table-cell>
          <table:table-cell table:formula="of:=[.D189]+[.$B$1]*([.$G$5]*[.C189]-[.$G$6])*[.D189]" office:value-type="float" office:value="0.00129187559349696" calcext:value-type="float">
            <text:p>0.0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89</text:p>
          </table:table-cell>
          <table:table-cell table:formula="of:=[.$B$1]+[.B190]" office:value-type="float" office:value="9.45" calcext:value-type="float">
            <text:p>9.45</text:p>
          </table:table-cell>
          <table:table-cell table:formula="of:=[.C190]+([.$G$3]-[.$G$4]*[.D190])*[.C190]*[.$B$1]" office:value-type="float" office:value="0.00000138755270663623" calcext:value-type="float">
            <text:p>0.0000</text:p>
          </table:table-cell>
          <table:table-cell table:formula="of:=[.D190]+[.$B$1]*([.$G$5]*[.C190]-[.$G$6])*[.D190]" office:value-type="float" office:value="0.00122728189918667" calcext:value-type="float">
            <text:p>0.0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0</text:p>
          </table:table-cell>
          <table:table-cell table:formula="of:=[.$B$1]+[.B191]" office:value-type="float" office:value="9.5" calcext:value-type="float">
            <text:p>9.50</text:p>
          </table:table-cell>
          <table:table-cell table:formula="of:=[.C191]+([.$G$3]-[.$G$4]*[.D191])*[.C191]*[.$B$1]" office:value-type="float" office:value="0.00000145684519605199" calcext:value-type="float">
            <text:p>0.0000</text:p>
          </table:table-cell>
          <table:table-cell table:formula="of:=[.D191]+[.$B$1]*([.$G$5]*[.C191]-[.$G$6])*[.D191]" office:value-type="float" office:value="0.00116591788937325" calcext:value-type="float">
            <text:p>0.0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1</text:p>
          </table:table-cell>
          <table:table-cell table:formula="of:=[.$B$1]+[.B192]" office:value-type="float" office:value="9.55" calcext:value-type="float">
            <text:p>9.55</text:p>
          </table:table-cell>
          <table:table-cell table:formula="of:=[.C192]+([.$G$3]-[.$G$4]*[.D192])*[.C192]*[.$B$1]" office:value-type="float" office:value="0.00000152960252776079" calcext:value-type="float">
            <text:p>0.0000</text:p>
          </table:table-cell>
          <table:table-cell table:formula="of:=[.D192]+[.$B$1]*([.$G$5]*[.C192]-[.$G$6])*[.D192]" office:value-type="float" office:value="0.00110762207983268" calcext:value-type="float">
            <text:p>0.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2</text:p>
          </table:table-cell>
          <table:table-cell table:formula="of:=[.$B$1]+[.B193]" office:value-type="float" office:value="9.6" calcext:value-type="float">
            <text:p>9.60</text:p>
          </table:table-cell>
          <table:table-cell table:formula="of:=[.C193]+([.$G$3]-[.$G$4]*[.D193])*[.C193]*[.$B$1]" office:value-type="float" office:value="0.00000160599794307217" calcext:value-type="float">
            <text:p>0.0000</text:p>
          </table:table-cell>
          <table:table-cell table:formula="of:=[.D193]+[.$B$1]*([.$G$5]*[.C193]-[.$G$6])*[.D193]" office:value-type="float" office:value="0.00105224106055212" calcext:value-type="float">
            <text:p>0.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3</text:p>
          </table:table-cell>
          <table:table-cell table:formula="of:=[.$B$1]+[.B194]" office:value-type="float" office:value="9.65" calcext:value-type="float">
            <text:p>9.65</text:p>
          </table:table-cell>
          <table:table-cell table:formula="of:=[.C194]+([.$G$3]-[.$G$4]*[.D194])*[.C194]*[.$B$1]" office:value-type="float" office:value="0.00000168621334537684" calcext:value-type="float">
            <text:p>0.0000</text:p>
          </table:table-cell>
          <table:table-cell table:formula="of:=[.D194]+[.$B$1]*([.$G$5]*[.C194]-[.$G$6])*[.D194]" office:value-type="float" office:value="0.000999629092019367" calcext:value-type="float">
            <text:p>0.0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4</text:p>
          </table:table-cell>
          <table:table-cell table:formula="of:=[.$B$1]+[.B195]" office:value-type="float" office:value="9.7" calcext:value-type="float">
            <text:p>9.70</text:p>
          </table:table-cell>
          <table:table-cell table:formula="of:=[.C195]+([.$G$3]-[.$G$4]*[.D195])*[.C195]*[.$B$1]" office:value-type="float" office:value="0.00000177043973324991" calcext:value-type="float">
            <text:p>0.0000</text:p>
          </table:table-cell>
          <table:table-cell table:formula="of:=[.D195]+[.$B$1]*([.$G$5]*[.C195]-[.$G$6])*[.D195]" office:value-type="float" office:value="0.000949647721697794" calcext:value-type="float">
            <text:p>0.0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5</text:p>
          </table:table-cell>
          <table:table-cell table:formula="of:=[.$B$1]+[.B196]" office:value-type="float" office:value="9.75" calcext:value-type="float">
            <text:p>9.75</text:p>
          </table:table-cell>
          <table:table-cell table:formula="of:=[.C196]+([.$G$3]-[.$G$4]*[.D196])*[.C196]*[.$B$1]" office:value-type="float" office:value="0.00000185887765520945" calcext:value-type="float">
            <text:p>0.0000</text:p>
          </table:table-cell>
          <table:table-cell table:formula="of:=[.D196]+[.$B$1]*([.$G$5]*[.C196]-[.$G$6])*[.D196]" office:value-type="float" office:value="0.000902165419677607" calcext:value-type="float">
            <text:p>0.0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6</text:p>
          </table:table-cell>
          <table:table-cell table:formula="of:=[.$B$1]+[.B197]" office:value-type="float" office:value="9.8" calcext:value-type="float">
            <text:p>9.80</text:p>
          </table:table-cell>
          <table:table-cell table:formula="of:=[.C197]+([.$G$3]-[.$G$4]*[.D197])*[.C197]*[.$B$1]" office:value-type="float" office:value="0.00000195173768721293" calcext:value-type="float">
            <text:p>0.0000</text:p>
          </table:table-cell>
          <table:table-cell table:formula="of:=[.D197]+[.$B$1]*([.$G$5]*[.C197]-[.$G$6])*[.D197]" office:value-type="float" office:value="0.000857057232544484" calcext:value-type="float">
            <text:p>0.0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7</text:p>
          </table:table-cell>
          <table:table-cell table:formula="of:=[.$B$1]+[.B198]" office:value-type="float" office:value="9.85000000000001" calcext:value-type="float">
            <text:p>9.85</text:p>
          </table:table-cell>
          <table:table-cell table:formula="of:=[.C198]+([.$G$3]-[.$G$4]*[.D198])*[.C198]*[.$B$1]" office:value-type="float" office:value="0.00000204924093402853" calcext:value-type="float">
            <text:p>0.0000</text:p>
          </table:table-cell>
          <table:table-cell table:formula="of:=[.D198]+[.$B$1]*([.$G$5]*[.C198]-[.$G$6])*[.D198]" office:value-type="float" office:value="0.000814204454554805" calcext:value-type="float">
            <text:p>0.0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8</text:p>
          </table:table-cell>
          <table:table-cell table:formula="of:=[.$B$1]+[.B199]" office:value-type="float" office:value="9.90000000000001" calcext:value-type="float">
            <text:p>9.90</text:p>
          </table:table-cell>
          <table:table-cell table:formula="of:=[.C199]+([.$G$3]-[.$G$4]*[.D199])*[.C199]*[.$B$1]" office:value-type="float" office:value="0.00000215161955567511" calcext:value-type="float">
            <text:p>0.0000</text:p>
          </table:table-cell>
          <table:table-cell table:formula="of:=[.D199]+[.$B$1]*([.$G$5]*[.C199]-[.$G$6])*[.D199]" office:value-type="float" office:value="0.000773494315252119" calcext:value-type="float">
            <text:p>0.00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99</text:p>
          </table:table-cell>
          <table:table-cell table:formula="of:=[.$B$1]+[.B200]" office:value-type="float" office:value="9.95000000000001" calcext:value-type="float">
            <text:p>9.95</text:p>
          </table:table-cell>
          <table:table-cell table:formula="of:=[.C200]+([.$G$3]-[.$G$4]*[.D200])*[.C200]*[.$B$1]" office:value-type="float" office:value="0.00000225911732018412" calcext:value-type="float">
            <text:p>0.0000</text:p>
          </table:table-cell>
          <table:table-cell table:formula="of:=[.D200]+[.$B$1]*([.$G$5]*[.C200]-[.$G$6])*[.D200]" office:value-type="float" office:value="0.000734819682702788" calcext:value-type="float">
            <text:p>0.0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0</text:p>
          </table:table-cell>
          <table:table-cell table:formula="of:=[.$B$1]+[.B201]" office:value-type="float" office:value="10" calcext:value-type="float">
            <text:p>10.00</text:p>
          </table:table-cell>
          <table:table-cell table:formula="of:=[.C201]+([.$G$3]-[.$G$4]*[.D201])*[.C201]*[.$B$1]" office:value-type="float" office:value="0.0000023719901839997" calcext:value-type="float">
            <text:p>0.0000</text:p>
          </table:table-cell>
          <table:table-cell table:formula="of:=[.D201]+[.$B$1]*([.$G$5]*[.C201]-[.$G$6])*[.D201]" office:value-type="float" office:value="0.000698078781569842" calcext:value-type="float">
            <text:p>0.0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1</text:p>
          </table:table-cell>
          <table:table-cell table:formula="of:=[.$B$1]+[.B202]" office:value-type="float" office:value="10.05" calcext:value-type="float">
            <text:p>10.05</text:p>
          </table:table-cell>
          <table:table-cell table:formula="of:=[.C202]+([.$G$3]-[.$G$4]*[.D202])*[.C202]*[.$B$1]" office:value-type="float" office:value="0.00000249050690139881" calcext:value-type="float">
            <text:p>0.0000</text:p>
          </table:table-cell>
          <table:table-cell table:formula="of:=[.D202]+[.$B$1]*([.$G$5]*[.C202]-[.$G$6])*[.D202]" office:value-type="float" office:value="0.000663174925283151" calcext:value-type="float">
            <text:p>0.0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2</text:p>
          </table:table-cell>
          <table:table-cell table:formula="of:=[.$B$1]+[.B203]" office:value-type="float" office:value="10.1" calcext:value-type="float">
            <text:p>10.10</text:p>
          </table:table-cell>
          <table:table-cell table:formula="of:=[.C203]+([.$G$3]-[.$G$4]*[.D203])*[.C203]*[.$B$1]" office:value-type="float" office:value="0.00000261494966438234" calcext:value-type="float">
            <text:p>0.0000</text:p>
          </table:table-cell>
          <table:table-cell table:formula="of:=[.D203]+[.$B$1]*([.$G$5]*[.C203]-[.$G$6])*[.D203]" office:value-type="float" office:value="0.00063001626160108" calcext:value-type="float">
            <text:p>0.0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3</text:p>
          </table:table-cell>
          <table:table-cell table:formula="of:=[.$B$1]+[.B204]" office:value-type="float" office:value="10.15" calcext:value-type="float">
            <text:p>10.15</text:p>
          </table:table-cell>
          <table:table-cell table:formula="of:=[.C204]+([.$G$3]-[.$G$4]*[.D204])*[.C204]*[.$B$1]" office:value-type="float" office:value="0.00000274561477456086" calcext:value-type="float">
            <text:p>0.0000</text:p>
          </table:table-cell>
          <table:table-cell table:formula="of:=[.D204]+[.$B$1]*([.$G$5]*[.C204]-[.$G$6])*[.D204]" office:value-type="float" office:value="0.000598515530894067" calcext:value-type="float">
            <text:p>0.0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4</text:p>
          </table:table-cell>
          <table:table-cell table:formula="of:=[.$B$1]+[.B205]" office:value-type="float" office:value="10.2" calcext:value-type="float">
            <text:p>10.20</text:p>
          </table:table-cell>
          <table:table-cell table:formula="of:=[.C205]+([.$G$3]-[.$G$4]*[.D205])*[.C205]*[.$B$1]" office:value-type="float" office:value="0.00000288281334863469" calcext:value-type="float">
            <text:p>0.0000</text:p>
          </table:table-cell>
          <table:table-cell table:formula="of:=[.D205]+[.$B$1]*([.$G$5]*[.C205]-[.$G$6])*[.D205]" office:value-type="float" office:value="0.000568589836514018" calcext:value-type="float">
            <text:p>0.0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5</text:p>
          </table:table-cell>
          <table:table-cell table:formula="of:=[.$B$1]+[.B206]" office:value-type="float" office:value="10.25" calcext:value-type="float">
            <text:p>10.25</text:p>
          </table:table-cell>
          <table:table-cell table:formula="of:=[.C206]+([.$G$3]-[.$G$4]*[.D206])*[.C206]*[.$B$1]" office:value-type="float" office:value="0.00000302687205914789" calcext:value-type="float">
            <text:p>0.0000</text:p>
          </table:table-cell>
          <table:table-cell table:formula="of:=[.D206]+[.$B$1]*([.$G$5]*[.C206]-[.$G$6])*[.D206]" office:value-type="float" office:value="0.000540160426645235" calcext:value-type="float">
            <text:p>0.0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6</text:p>
          </table:table-cell>
          <table:table-cell table:formula="of:=[.$B$1]+[.B207]" office:value-type="float" office:value="10.3" calcext:value-type="float">
            <text:p>10.30</text:p>
          </table:table-cell>
          <table:table-cell table:formula="of:=[.C207]+([.$G$3]-[.$G$4]*[.D207])*[.C207]*[.$B$1]" office:value-type="float" office:value="0.00000317813391228014" calcext:value-type="float">
            <text:p>0.0000</text:p>
          </table:table-cell>
          <table:table-cell table:formula="of:=[.D207]+[.$B$1]*([.$G$5]*[.C207]-[.$G$6])*[.D207]" office:value-type="float" office:value="0.000513152487062799" calcext:value-type="float">
            <text:p>0.0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7</text:p>
          </table:table-cell>
          <table:table-cell table:formula="of:=[.$B$1]+[.B208]" office:value-type="float" office:value="10.35" calcext:value-type="float">
            <text:p>10.35</text:p>
          </table:table-cell>
          <table:table-cell table:formula="of:=[.C208]+([.$G$3]-[.$G$4]*[.D208])*[.C208]*[.$B$1]" office:value-type="float" office:value="0.00000333695906452808" calcext:value-type="float">
            <text:p>0.0000</text:p>
          </table:table-cell>
          <table:table-cell table:formula="of:=[.D208]+[.$B$1]*([.$G$5]*[.C208]-[.$G$6])*[.D208]" office:value-type="float" office:value="0.000487494944253025" calcext:value-type="float">
            <text:p>0.0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8</text:p>
          </table:table-cell>
          <table:table-cell table:formula="of:=[.$B$1]+[.B209]" office:value-type="float" office:value="10.4" calcext:value-type="float">
            <text:p>10.40</text:p>
          </table:table-cell>
          <table:table-cell table:formula="of:=[.C209]+([.$G$3]-[.$G$4]*[.D209])*[.C209]*[.$B$1]" office:value-type="float" office:value="0.00000350372568022083" calcext:value-type="float">
            <text:p>0.0000</text:p>
          </table:table-cell>
          <table:table-cell table:formula="of:=[.D209]+[.$B$1]*([.$G$5]*[.C209]-[.$G$6])*[.D209]" office:value-type="float" office:value="0.000463120278377907" calcext:value-type="float">
            <text:p>0.0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09</text:p>
          </table:table-cell>
          <table:table-cell table:formula="of:=[.$B$1]+[.B210]" office:value-type="float" office:value="10.45" calcext:value-type="float">
            <text:p>10.45</text:p>
          </table:table-cell>
          <table:table-cell table:formula="of:=[.C210]+([.$G$3]-[.$G$4]*[.D210])*[.C210]*[.$B$1]" office:value-type="float" office:value="0.00000367883083191125" calcext:value-type="float">
            <text:p>0.0000</text:p>
          </table:table-cell>
          <table:table-cell table:formula="of:=[.D210]+[.$B$1]*([.$G$5]*[.C210]-[.$G$6])*[.D210]" office:value-type="float" office:value="0.000439964345591332" calcext:value-type="float">
            <text:p>0.0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0</text:p>
          </table:table-cell>
          <table:table-cell table:formula="of:=[.$B$1]+[.B211]" office:value-type="float" office:value="10.5" calcext:value-type="float">
            <text:p>10.50</text:p>
          </table:table-cell>
          <table:table-cell table:formula="of:=[.C211]+([.$G$3]-[.$G$4]*[.D211])*[.C211]*[.$B$1]" office:value-type="float" office:value="0.00000386269144578684" calcext:value-type="float">
            <text:p>0.0000</text:p>
          </table:table-cell>
          <table:table-cell table:formula="of:=[.D211]+[.$B$1]*([.$G$5]*[.C211]-[.$G$6])*[.D211]" office:value-type="float" office:value="0.000417966209239486" calcext:value-type="float">
            <text:p>0.0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1</text:p>
          </table:table-cell>
          <table:table-cell table:formula="of:=[.$B$1]+[.B212]" office:value-type="float" office:value="10.55" calcext:value-type="float">
            <text:p>10.55</text:p>
          </table:table-cell>
          <table:table-cell table:formula="of:=[.C212]+([.$G$3]-[.$G$4]*[.D212])*[.C212]*[.$B$1]" office:value-type="float" office:value="0.00000405574529435113" calcext:value-type="float">
            <text:p>0.0000</text:p>
          </table:table-cell>
          <table:table-cell table:formula="of:=[.D212]+[.$B$1]*([.$G$5]*[.C212]-[.$G$6])*[.D212]" office:value-type="float" office:value="0.000397067979501237" calcext:value-type="float">
            <text:p>0.0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2</text:p>
          </table:table-cell>
          <table:table-cell table:formula="of:=[.$B$1]+[.B213]" office:value-type="float" office:value="10.6" calcext:value-type="float">
            <text:p>10.60</text:p>
          </table:table-cell>
          <table:table-cell table:formula="of:=[.C213]+([.$G$3]-[.$G$4]*[.D213])*[.C213]*[.$B$1]" office:value-type="float" office:value="0.00000425845203873922" calcext:value-type="float">
            <text:p>0.0000</text:p>
          </table:table-cell>
          <table:table-cell table:formula="of:=[.D213]+[.$B$1]*([.$G$5]*[.C213]-[.$G$6])*[.D213]" office:value-type="float" office:value="0.000377214661046504" calcext:value-type="float">
            <text:p>0.0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3</text:p>
          </table:table-cell>
          <table:table-cell table:formula="of:=[.$B$1]+[.B214]" office:value-type="float" office:value="10.65" calcext:value-type="float">
            <text:p>10.65</text:p>
          </table:table-cell>
          <table:table-cell table:formula="of:=[.C214]+([.$G$3]-[.$G$4]*[.D214])*[.C214]*[.$B$1]" office:value-type="float" office:value="0.00000447129432314906" calcext:value-type="float">
            <text:p>0.0000</text:p>
          </table:table-cell>
          <table:table-cell table:formula="of:=[.D214]+[.$B$1]*([.$G$5]*[.C214]-[.$G$6])*[.D214]" office:value-type="float" office:value="0.000358354008311706" calcext:value-type="float">
            <text:p>0.0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4</text:p>
          </table:table-cell>
          <table:table-cell table:formula="of:=[.$B$1]+[.B215]" office:value-type="float" office:value="10.7" calcext:value-type="float">
            <text:p>10.70</text:p>
          </table:table-cell>
          <table:table-cell table:formula="of:=[.C215]+([.$G$3]-[.$G$4]*[.D215])*[.C215]*[.$B$1]" office:value-type="float" office:value="0.00000469477892399436" calcext:value-type="float">
            <text:p>0.0000</text:p>
          </table:table-cell>
          <table:table-cell table:formula="of:=[.D215]+[.$B$1]*([.$G$5]*[.C215]-[.$G$6])*[.D215]" office:value-type="float" office:value="0.000340436388011433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5</text:p>
          </table:table-cell>
          <table:table-cell table:formula="of:=[.$B$1]+[.B216]" office:value-type="float" office:value="10.75" calcext:value-type="float">
            <text:p>10.75</text:p>
          </table:table-cell>
          <table:table-cell table:formula="of:=[.C216]+([.$G$3]-[.$G$4]*[.D216])*[.C216]*[.$B$1]" office:value-type="float" office:value="0.00000492943795651511" calcext:value-type="float">
            <text:p>0.0000</text:p>
          </table:table-cell>
          <table:table-cell table:formula="of:=[.D216]+[.$B$1]*([.$G$5]*[.C216]-[.$G$6])*[.D216]" office:value-type="float" office:value="0.00032341464852454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6</text:p>
          </table:table-cell>
          <table:table-cell table:formula="of:=[.$B$1]+[.B217]" office:value-type="float" office:value="10.8" calcext:value-type="float">
            <text:p>10.80</text:p>
          </table:table-cell>
          <table:table-cell table:formula="of:=[.C217]+([.$G$3]-[.$G$4]*[.D217])*[.C217]*[.$B$1]" office:value-type="float" office:value="0.00000517583014171866" calcext:value-type="float">
            <text:p>0.0000</text:p>
          </table:table-cell>
          <table:table-cell table:formula="of:=[.D217]+[.$B$1]*([.$G$5]*[.C217]-[.$G$6])*[.D217]" office:value-type="float" office:value="0.000307243995810935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7</text:p>
          </table:table-cell>
          <table:table-cell table:formula="of:=[.$B$1]+[.B218]" office:value-type="float" office:value="10.85" calcext:value-type="float">
            <text:p>10.85</text:p>
          </table:table-cell>
          <table:table-cell table:formula="of:=[.C218]+([.$G$3]-[.$G$4]*[.D218])*[.C218]*[.$B$1]" office:value-type="float" office:value="0.00000543454213666787" calcext:value-type="float">
            <text:p>0.0000</text:p>
          </table:table-cell>
          <table:table-cell table:formula="of:=[.D218]+[.$B$1]*([.$G$5]*[.C218]-[.$G$6])*[.D218]" office:value-type="float" office:value="0.000291881875532525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8</text:p>
          </table:table-cell>
          <table:table-cell table:formula="of:=[.$B$1]+[.B219]" office:value-type="float" office:value="10.9" calcext:value-type="float">
            <text:p>10.90</text:p>
          </table:table-cell>
          <table:table-cell table:formula="of:=[.C219]+([.$G$3]-[.$G$4]*[.D219])*[.C219]*[.$B$1]" office:value-type="float" office:value="0.00000570618993128369" calcext:value-type="float">
            <text:p>0.0000</text:p>
          </table:table-cell>
          <table:table-cell table:formula="of:=[.D219]+[.$B$1]*([.$G$5]*[.C219]-[.$G$6])*[.D219]" office:value-type="float" office:value="0.000277287861068117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19</text:p>
          </table:table-cell>
          <table:table-cell table:formula="of:=[.$B$1]+[.B220]" office:value-type="float" office:value="10.95" calcext:value-type="float">
            <text:p>10.95</text:p>
          </table:table-cell>
          <table:table-cell table:formula="of:=[.C220]+([.$G$3]-[.$G$4]*[.D220])*[.C220]*[.$B$1]" office:value-type="float" office:value="0.00000599142031498783" calcext:value-type="float">
            <text:p>0.0000</text:p>
          </table:table-cell>
          <table:table-cell table:formula="of:=[.D220]+[.$B$1]*([.$G$5]*[.C220]-[.$G$6])*[.D220]" office:value-type="float" office:value="0.000263423547127571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0</text:p>
          </table:table-cell>
          <table:table-cell table:formula="of:=[.$B$1]+[.B221]" office:value-type="float" office:value="11" calcext:value-type="float">
            <text:p>11.00</text:p>
          </table:table-cell>
          <table:table-cell table:formula="of:=[.C221]+([.$G$3]-[.$G$4]*[.D221])*[.C221]*[.$B$1]" office:value-type="float" office:value="0.00000629091241667764" calcext:value-type="float">
            <text:p>0.0000</text:p>
          </table:table-cell>
          <table:table-cell table:formula="of:=[.D221]+[.$B$1]*([.$G$5]*[.C221]-[.$G$6])*[.D221]" office:value-type="float" office:value="0.000250252448685252" calcext:value-type="float">
            <text:p>0.0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1</text:p>
          </table:table-cell>
          <table:table-cell table:formula="of:=[.$B$1]+[.B222]" office:value-type="float" office:value="11.05" calcext:value-type="float">
            <text:p>11.05</text:p>
          </table:table-cell>
          <table:table-cell table:formula="of:=[.C222]+([.$G$3]-[.$G$4]*[.D222])*[.C222]*[.$B$1]" office:value-type="float" office:value="0.00000660537932169968" calcext:value-type="float">
            <text:p>0.0000</text:p>
          </table:table-cell>
          <table:table-cell table:formula="of:=[.D222]+[.$B$1]*([.$G$5]*[.C222]-[.$G$6])*[.D222]" office:value-type="float" office:value="0.000237739904966801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2</text:p>
          </table:table-cell>
          <table:table-cell table:formula="of:=[.$B$1]+[.B223]" office:value-type="float" office:value="11.1" calcext:value-type="float">
            <text:p>11.10</text:p>
          </table:table-cell>
          <table:table-cell table:formula="of:=[.C223]+([.$G$3]-[.$G$4]*[.D223])*[.C223]*[.$B$1]" office:value-type="float" office:value="0.00000693556976967206" calcext:value-type="float">
            <text:p>0.0000</text:p>
          </table:table-cell>
          <table:table-cell table:formula="of:=[.D223]+[.$B$1]*([.$G$5]*[.C223]-[.$G$6])*[.D223]" office:value-type="float" office:value="0.000225852988236574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3</text:p>
          </table:table-cell>
          <table:table-cell table:formula="of:=[.$B$1]+[.B224]" office:value-type="float" office:value="11.15" calcext:value-type="float">
            <text:p>11.15</text:p>
          </table:table-cell>
          <table:table-cell table:formula="of:=[.C224]+([.$G$3]-[.$G$4]*[.D224])*[.C224]*[.$B$1]" office:value-type="float" office:value="0.00000728226993719778" calcext:value-type="float">
            <text:p>0.0000</text:p>
          </table:table-cell>
          <table:table-cell table:formula="of:=[.D224]+[.$B$1]*([.$G$5]*[.C224]-[.$G$6])*[.D224]" office:value-type="float" office:value="0.000214560417145703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4</text:p>
          </table:table-cell>
          <table:table-cell table:formula="of:=[.$B$1]+[.B225]" office:value-type="float" office:value="11.2" calcext:value-type="float">
            <text:p>11.20</text:p>
          </table:table-cell>
          <table:table-cell table:formula="of:=[.C225]+([.$G$3]-[.$G$4]*[.D225])*[.C225]*[.$B$1]" office:value-type="float" office:value="0.00000764630530971389" calcext:value-type="float">
            <text:p>0.0000</text:p>
          </table:table-cell>
          <table:table-cell table:formula="of:=[.D225]+[.$B$1]*([.$G$5]*[.C225]-[.$G$6])*[.D225]" office:value-type="float" office:value="0.000203832474412762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5</text:p>
          </table:table-cell>
          <table:table-cell table:formula="of:=[.$B$1]+[.B226]" office:value-type="float" office:value="11.25" calcext:value-type="float">
            <text:p>11.25</text:p>
          </table:table-cell>
          <table:table-cell table:formula="of:=[.C226]+([.$G$3]-[.$G$4]*[.D226])*[.C226]*[.$B$1]" office:value-type="float" office:value="0.00000802854264693302" calcext:value-type="float">
            <text:p>0.0000</text:p>
          </table:table-cell>
          <table:table-cell table:formula="of:=[.D226]+[.$B$1]*([.$G$5]*[.C226]-[.$G$6])*[.D226]" office:value-type="float" office:value="0.00019364092862039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6</text:p>
          </table:table-cell>
          <table:table-cell table:formula="of:=[.$B$1]+[.B227]" office:value-type="float" office:value="11.3" calcext:value-type="float">
            <text:p>11.30</text:p>
          </table:table-cell>
          <table:table-cell table:formula="of:=[.C227]+([.$G$3]-[.$G$4]*[.D227])*[.C227]*[.$B$1]" office:value-type="float" office:value="0.00000842989204655699" calcext:value-type="float">
            <text:p>0.0000</text:p>
          </table:table-cell>
          <table:table-cell table:formula="of:=[.D227]+[.$B$1]*([.$G$5]*[.C227]-[.$G$6])*[.D227]" office:value-type="float" office:value="0.000183958959922093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7</text:p>
          </table:table-cell>
          <table:table-cell table:formula="of:=[.$B$1]+[.B228]" office:value-type="float" office:value="11.35" calcext:value-type="float">
            <text:p>11.35</text:p>
          </table:table-cell>
          <table:table-cell table:formula="of:=[.C228]+([.$G$3]-[.$G$4]*[.D228])*[.C228]*[.$B$1]" office:value-type="float" office:value="0.00000885130911117618" calcext:value-type="float">
            <text:p>0.0000</text:p>
          </table:table-cell>
          <table:table-cell table:formula="of:=[.D228]+[.$B$1]*([.$G$5]*[.C228]-[.$G$6])*[.D228]" office:value-type="float" office:value="0.000174761089463697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8</text:p>
          </table:table-cell>
          <table:table-cell table:formula="of:=[.$B$1]+[.B229]" office:value-type="float" office:value="11.4" calcext:value-type="float">
            <text:p>11.40</text:p>
          </table:table-cell>
          <table:table-cell table:formula="of:=[.C229]+([.$G$3]-[.$G$4]*[.D229])*[.C229]*[.$B$1]" office:value-type="float" office:value="0.00000929379722351382" calcext:value-type="float">
            <text:p>0.0000</text:p>
          </table:table-cell>
          <table:table-cell table:formula="of:=[.D229]+[.$B$1]*([.$G$5]*[.C229]-[.$G$6])*[.D229]" office:value-type="float" office:value="0.000166023112333734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29</text:p>
          </table:table-cell>
          <table:table-cell table:formula="of:=[.$B$1]+[.B230]" office:value-type="float" office:value="11.45" calcext:value-type="float">
            <text:p>11.45</text:p>
          </table:table-cell>
          <table:table-cell table:formula="of:=[.C230]+([.$G$3]-[.$G$4]*[.D230])*[.C230]*[.$B$1]" office:value-type="float" office:value="0.00000975840993543248" calcext:value-type="float">
            <text:p>0.0000</text:p>
          </table:table-cell>
          <table:table-cell table:formula="of:=[.D230]+[.$B$1]*([.$G$5]*[.C230]-[.$G$6])*[.D230]" office:value-type="float" office:value="0.000157722033866304" calcext:value-type="float">
            <text:p>0.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0</text:p>
          </table:table-cell>
          <table:table-cell table:formula="of:=[.$B$1]+[.B231]" office:value-type="float" office:value="11.5" calcext:value-type="float">
            <text:p>11.50</text:p>
          </table:table-cell>
          <table:table-cell table:formula="of:=[.C231]+([.$G$3]-[.$G$4]*[.D231])*[.C231]*[.$B$1]" office:value-type="float" office:value="0.000010246253476391" calcext:value-type="float">
            <text:p>0.0000</text:p>
          </table:table-cell>
          <table:table-cell table:formula="of:=[.D231]+[.$B$1]*([.$G$5]*[.C231]-[.$G$6])*[.D231]" office:value-type="float" office:value="0.000149836009128802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1</text:p>
          </table:table-cell>
          <table:table-cell table:formula="of:=[.$B$1]+[.B232]" office:value-type="float" office:value="11.55" calcext:value-type="float">
            <text:p>11.55</text:p>
          </table:table-cell>
          <table:table-cell table:formula="of:=[.C232]+([.$G$3]-[.$G$4]*[.D232])*[.C232]*[.$B$1]" office:value-type="float" office:value="0.0000107584893873241" calcext:value-type="float">
            <text:p>0.0000</text:p>
          </table:table-cell>
          <table:table-cell table:formula="of:=[.D232]+[.$B$1]*([.$G$5]*[.C232]-[.$G$6])*[.D232]" office:value-type="float" office:value="0.000142344285435248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2</text:p>
          </table:table-cell>
          <table:table-cell table:formula="of:=[.$B$1]+[.B233]" office:value-type="float" office:value="11.6" calcext:value-type="float">
            <text:p>11.60</text:p>
          </table:table-cell>
          <table:table-cell table:formula="of:=[.C233]+([.$G$3]-[.$G$4]*[.D233])*[.C233]*[.$B$1]" office:value-type="float" office:value="0.0000112963372862161" calcext:value-type="float">
            <text:p>0.0000</text:p>
          </table:table-cell>
          <table:table-cell table:formula="of:=[.D233]+[.$B$1]*([.$G$5]*[.C233]-[.$G$6])*[.D233]" office:value-type="float" office:value="0.00013522714773396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3</text:p>
          </table:table-cell>
          <table:table-cell table:formula="of:=[.$B$1]+[.B234]" office:value-type="float" office:value="11.65" calcext:value-type="float">
            <text:p>11.65</text:p>
          </table:table-cell>
          <table:table-cell table:formula="of:=[.C234]+([.$G$3]-[.$G$4]*[.D234])*[.C234]*[.$B$1]" office:value-type="float" office:value="0.0000118610777719533" calcext:value-type="float">
            <text:p>0.0000</text:p>
          </table:table-cell>
          <table:table-cell table:formula="of:=[.D234]+[.$B$1]*([.$G$5]*[.C234]-[.$G$6])*[.D234]" office:value-type="float" office:value="0.000128465866725836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4</text:p>
          </table:table-cell>
          <table:table-cell table:formula="of:=[.$B$1]+[.B235]" office:value-type="float" office:value="11.7" calcext:value-type="float">
            <text:p>11.70</text:p>
          </table:table-cell>
          <table:table-cell table:formula="of:=[.C235]+([.$G$3]-[.$G$4]*[.D235])*[.C235]*[.$B$1]" office:value-type="float" office:value="0.0000124540554733692" calcext:value-type="float">
            <text:p>0.0000</text:p>
          </table:table-cell>
          <table:table-cell table:formula="of:=[.D235]+[.$B$1]*([.$G$5]*[.C235]-[.$G$6])*[.D235]" office:value-type="float" office:value="0.000122042649576726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5</text:p>
          </table:table-cell>
          <table:table-cell table:formula="of:=[.$B$1]+[.B236]" office:value-type="float" office:value="11.75" calcext:value-type="float">
            <text:p>11.75</text:p>
          </table:table-cell>
          <table:table-cell table:formula="of:=[.C236]+([.$G$3]-[.$G$4]*[.D236])*[.C236]*[.$B$1]" office:value-type="float" office:value="0.0000130766822507412" calcext:value-type="float">
            <text:p>0.0000</text:p>
          </table:table-cell>
          <table:table-cell table:formula="of:=[.D236]+[.$B$1]*([.$G$5]*[.C236]-[.$G$6])*[.D236]" office:value-type="float" office:value="0.000115940593094186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6</text:p>
          </table:table-cell>
          <table:table-cell table:formula="of:=[.$B$1]+[.B237]" office:value-type="float" office:value="11.8" calcext:value-type="float">
            <text:p>11.80</text:p>
          </table:table-cell>
          <table:table-cell table:formula="of:=[.C237]+([.$G$3]-[.$G$4]*[.D237])*[.C237]*[.$B$1]" office:value-type="float" office:value="0.0000137304405573635" calcext:value-type="float">
            <text:p>0.0000</text:p>
          </table:table-cell>
          <table:table-cell table:formula="of:=[.D237]+[.$B$1]*([.$G$5]*[.C237]-[.$G$6])*[.D237]" office:value-type="float" office:value="0.000110143639245391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7</text:p>
          </table:table-cell>
          <table:table-cell table:formula="of:=[.$B$1]+[.B238]" office:value-type="float" office:value="11.85" calcext:value-type="float">
            <text:p>11.85</text:p>
          </table:table-cell>
          <table:table-cell table:formula="of:=[.C238]+([.$G$3]-[.$G$4]*[.D238])*[.C238]*[.$B$1]" office:value-type="float" office:value="0.0000144168869691971" calcext:value-type="float">
            <text:p>0.0000</text:p>
          </table:table-cell>
          <table:table-cell table:formula="of:=[.D238]+[.$B$1]*([.$G$5]*[.C238]-[.$G$6])*[.D238]" office:value-type="float" office:value="0.000104636532899156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8</text:p>
          </table:table-cell>
          <table:table-cell table:formula="of:=[.$B$1]+[.B239]" office:value-type="float" office:value="11.9" calcext:value-type="float">
            <text:p>11.90</text:p>
          </table:table-cell>
          <table:table-cell table:formula="of:=[.C239]+([.$G$3]-[.$G$4]*[.D239])*[.C239]*[.$B$1]" office:value-type="float" office:value="0.0000151376558910036" calcext:value-type="float">
            <text:p>0.0000</text:p>
          </table:table-cell>
          <table:table-cell table:formula="of:=[.D239]+[.$B$1]*([.$G$5]*[.C239]-[.$G$6])*[.D239]" office:value-type="float" office:value="0.0000994047816808518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39</text:p>
          </table:table-cell>
          <table:table-cell table:formula="of:=[.$B$1]+[.B240]" office:value-type="float" office:value="11.95" calcext:value-type="float">
            <text:p>11.95</text:p>
          </table:table-cell>
          <table:table-cell table:formula="of:=[.C240]+([.$G$3]-[.$G$4]*[.D240])*[.C240]*[.$B$1]" office:value-type="float" office:value="0.0000158944634477848" calcext:value-type="float">
            <text:p>0.0000</text:p>
          </table:table-cell>
          <table:table-cell table:formula="of:=[.D240]+[.$B$1]*([.$G$5]*[.C240]-[.$G$6])*[.D240]" office:value-type="float" office:value="0.0000944346178345782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0</text:p>
          </table:table-cell>
          <table:table-cell table:formula="of:=[.$B$1]+[.B241]" office:value-type="float" office:value="12" calcext:value-type="float">
            <text:p>12.00</text:p>
          </table:table-cell>
          <table:table-cell table:formula="of:=[.C241]+([.$G$3]-[.$G$4]*[.D241])*[.C241]*[.$B$1]" office:value-type="float" office:value="0.000016689111570795" calcext:value-type="float">
            <text:p>0.0000</text:p>
          </table:table-cell>
          <table:table-cell table:formula="of:=[.D241]+[.$B$1]*([.$G$5]*[.C241]-[.$G$6])*[.D241]" office:value-type="float" office:value="0.0000897129619922283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1</text:p>
          </table:table-cell>
          <table:table-cell table:formula="of:=[.$B$1]+[.B242]" office:value-type="float" office:value="12.05" calcext:value-type="float">
            <text:p>12.05</text:p>
          </table:table-cell>
          <table:table-cell table:formula="of:=[.C242]+([.$G$3]-[.$G$4]*[.D242])*[.C242]*[.$B$1]" office:value-type="float" office:value="0.0000175234922878531" calcext:value-type="float">
            <text:p>0.0000</text:p>
          </table:table-cell>
          <table:table-cell table:formula="of:=[.D242]+[.$B$1]*([.$G$5]*[.C242]-[.$G$6])*[.D242]" office:value-type="float" office:value="0.0000852273887540985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2</text:p>
          </table:table-cell>
          <table:table-cell table:formula="of:=[.$B$1]+[.B243]" office:value-type="float" office:value="12.1" calcext:value-type="float">
            <text:p>12.10</text:p>
          </table:table-cell>
          <table:table-cell table:formula="of:=[.C243]+([.$G$3]-[.$G$4]*[.D243])*[.C243]*[.$B$1]" office:value-type="float" office:value="0.0000183995922281713" calcext:value-type="float">
            <text:p>0.0000</text:p>
          </table:table-cell>
          <table:table-cell table:formula="of:=[.D243]+[.$B$1]*([.$G$5]*[.C243]-[.$G$6])*[.D243]" office:value-type="float" office:value="0.0000809660939904681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3</text:p>
          </table:table-cell>
          <table:table-cell table:formula="of:=[.$B$1]+[.B244]" office:value-type="float" office:value="12.15" calcext:value-type="float">
            <text:p>12.15</text:p>
          </table:table-cell>
          <table:table-cell table:formula="of:=[.C244]+([.$G$3]-[.$G$4]*[.D244])*[.C244]*[.$B$1]" office:value-type="float" office:value="0.0000193194973524242" calcext:value-type="float">
            <text:p>0.0000</text:p>
          </table:table-cell>
          <table:table-cell table:formula="of:=[.D244]+[.$B$1]*([.$G$5]*[.C244]-[.$G$6])*[.D244]" office:value-type="float" office:value="0.0000769178637781003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4</text:p>
          </table:table-cell>
          <table:table-cell table:formula="of:=[.$B$1]+[.B245]" office:value-type="float" office:value="12.2" calcext:value-type="float">
            <text:p>12.20</text:p>
          </table:table-cell>
          <table:table-cell table:formula="of:=[.C245]+([.$G$3]-[.$G$4]*[.D245])*[.C245]*[.$B$1]" office:value-type="float" office:value="0.0000202853979193221" calcext:value-type="float">
            <text:p>0.0000</text:p>
          </table:table-cell>
          <table:table-cell table:formula="of:=[.D245]+[.$B$1]*([.$G$5]*[.C245]-[.$G$6])*[.D245]" office:value-type="float" office:value="0.0000730720448899186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5</text:p>
          </table:table-cell>
          <table:table-cell table:formula="of:=[.$B$1]+[.B246]" office:value-type="float" office:value="12.25" calcext:value-type="float">
            <text:p>12.25</text:p>
          </table:table-cell>
          <table:table-cell table:formula="of:=[.C246]+([.$G$3]-[.$G$4]*[.D246])*[.C246]*[.$B$1]" office:value-type="float" office:value="0.0000212995937005128" calcext:value-type="float">
            <text:p>0.0000</text:p>
          </table:table-cell>
          <table:table-cell table:formula="of:=[.D246]+[.$B$1]*([.$G$5]*[.C246]-[.$G$6])*[.D246]" office:value-type="float" office:value="0.000069418516760198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6</text:p>
          </table:table-cell>
          <table:table-cell table:formula="of:=[.$B$1]+[.B247]" office:value-type="float" office:value="12.3" calcext:value-type="float">
            <text:p>12.30</text:p>
          </table:table-cell>
          <table:table-cell table:formula="of:=[.C247]+([.$G$3]-[.$G$4]*[.D247])*[.C247]*[.$B$1]" office:value-type="float" office:value="0.0000223644994562284" calcext:value-type="float">
            <text:p>0.0000</text:p>
          </table:table-cell>
          <table:table-cell table:formula="of:=[.D247]+[.$B$1]*([.$G$5]*[.C247]-[.$G$6])*[.D247]" office:value-type="float" office:value="0.0000659476648514982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7</text:p>
          </table:table-cell>
          <table:table-cell table:formula="of:=[.$B$1]+[.B248]" office:value-type="float" office:value="12.35" calcext:value-type="float">
            <text:p>12.35</text:p>
          </table:table-cell>
          <table:table-cell table:formula="of:=[.C248]+([.$G$3]-[.$G$4]*[.D248])*[.C248]*[.$B$1]" office:value-type="float" office:value="0.000023482650684714" calcext:value-type="float">
            <text:p>0.0000</text:p>
          </table:table-cell>
          <table:table-cell table:formula="of:=[.D248]+[.$B$1]*([.$G$5]*[.C248]-[.$G$6])*[.D248]" office:value-type="float" office:value="0.0000626503553532491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8</text:p>
          </table:table-cell>
          <table:table-cell table:formula="of:=[.$B$1]+[.B249]" office:value-type="float" office:value="12.4" calcext:value-type="float">
            <text:p>12.40</text:p>
          </table:table-cell>
          <table:table-cell table:formula="of:=[.C249]+([.$G$3]-[.$G$4]*[.D249])*[.C249]*[.$B$1]" office:value-type="float" office:value="0.0000246567096591292" calcext:value-type="float">
            <text:p>0.0000</text:p>
          </table:table-cell>
          <table:table-cell table:formula="of:=[.D249]+[.$B$1]*([.$G$5]*[.C249]-[.$G$6])*[.D249]" office:value-type="float" office:value="0.0000595179111454071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49</text:p>
          </table:table-cell>
          <table:table-cell table:formula="of:=[.$B$1]+[.B250]" office:value-type="float" office:value="12.45" calcext:value-type="float">
            <text:p>12.45</text:p>
          </table:table-cell>
          <table:table-cell table:formula="of:=[.C250]+([.$G$3]-[.$G$4]*[.D250])*[.C250]*[.$B$1]" office:value-type="float" office:value="0.000025889471766293" calcext:value-type="float">
            <text:p>0.0000</text:p>
          </table:table-cell>
          <table:table-cell table:formula="of:=[.D250]+[.$B$1]*([.$G$5]*[.C250]-[.$G$6])*[.D250]" office:value-type="float" office:value="0.0000565420889639295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0</text:p>
          </table:table-cell>
          <table:table-cell table:formula="of:=[.$B$1]+[.B251]" office:value-type="float" office:value="12.5" calcext:value-type="float">
            <text:p>12.50</text:p>
          </table:table-cell>
          <table:table-cell table:formula="of:=[.C251]+([.$G$3]-[.$G$4]*[.D251])*[.C251]*[.$B$1]" office:value-type="float" office:value="0.0000271838721623668" calcext:value-type="float">
            <text:p>0.0000</text:p>
          </table:table-cell>
          <table:table-cell table:formula="of:=[.D251]+[.$B$1]*([.$G$5]*[.C251]-[.$G$6])*[.D251]" office:value-type="float" office:value="0.0000537150577079738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1</text:p>
          </table:table-cell>
          <table:table-cell table:formula="of:=[.$B$1]+[.B252]" office:value-type="float" office:value="12.55" calcext:value-type="float">
            <text:p>12.55</text:p>
          </table:table-cell>
          <table:table-cell table:formula="of:=[.C252]+([.$G$3]-[.$G$4]*[.D252])*[.C252]*[.$B$1]" office:value-type="float" office:value="0.0000285429927613221" calcext:value-type="float">
            <text:p>0.0000</text:p>
          </table:table-cell>
          <table:table-cell table:formula="of:=[.D252]+[.$B$1]*([.$G$5]*[.C252]-[.$G$6])*[.D252]" office:value-type="float" office:value="0.0000510293778317382" calcext:value-type="float">
            <text:p>0.0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2</text:p>
          </table:table-cell>
          <table:table-cell table:formula="of:=[.$B$1]+[.B253]" office:value-type="float" office:value="12.6" calcext:value-type="float">
            <text:p>12.60</text:p>
          </table:table-cell>
          <table:table-cell table:formula="of:=[.C253]+([.$G$3]-[.$G$4]*[.D253])*[.C253]*[.$B$1]" office:value-type="float" office:value="0.0000299700695728301" calcext:value-type="float">
            <text:p>0.0000</text:p>
          </table:table-cell>
          <table:table-cell table:formula="of:=[.D253]+[.$B$1]*([.$G$5]*[.C253]-[.$G$6])*[.D253]" office:value-type="float" office:value="0.000048477981766709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3</text:p>
          </table:table-cell>
          <table:table-cell table:formula="of:=[.$B$1]+[.B254]" office:value-type="float" office:value="12.65" calcext:value-type="float">
            <text:p>12.65</text:p>
          </table:table-cell>
          <table:table-cell table:formula="of:=[.C254]+([.$G$3]-[.$G$4]*[.D254])*[.C254]*[.$B$1]" office:value-type="float" office:value="0.0000314685004070473" calcext:value-type="float">
            <text:p>0.0000</text:p>
          </table:table-cell>
          <table:table-cell table:formula="of:=[.D254]+[.$B$1]*([.$G$5]*[.C254]-[.$G$6])*[.D254]" office:value-type="float" office:value="0.000046054155322798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4</text:p>
          </table:table-cell>
          <table:table-cell table:formula="of:=[.$B$1]+[.B255]" office:value-type="float" office:value="12.7" calcext:value-type="float">
            <text:p>12.70</text:p>
          </table:table-cell>
          <table:table-cell table:formula="of:=[.C255]+([.$G$3]-[.$G$4]*[.D255])*[.C255]*[.$B$1]" office:value-type="float" office:value="0.0000330418529646394" calcext:value-type="float">
            <text:p>0.0000</text:p>
          </table:table-cell>
          <table:table-cell table:formula="of:=[.D255]+[.$B$1]*([.$G$5]*[.C255]-[.$G$6])*[.D255]" office:value-type="float" office:value="0.000043751520019418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5</text:p>
          </table:table-cell>
          <table:table-cell table:formula="of:=[.$B$1]+[.B256]" office:value-type="float" office:value="12.75" calcext:value-type="float">
            <text:p>12.75</text:p>
          </table:table-cell>
          <table:table-cell table:formula="of:=[.C256]+([.$G$3]-[.$G$4]*[.D256])*[.C256]*[.$B$1]" office:value-type="float" office:value="0.0000346938733313068" calcext:value-type="float">
            <text:p>0.0000</text:p>
          </table:table-cell>
          <table:table-cell table:formula="of:=[.D256]+[.$B$1]*([.$G$5]*[.C256]-[.$G$6])*[.D256]" office:value-type="float" office:value="0.00004156401630001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6</text:p>
          </table:table-cell>
          <table:table-cell table:formula="of:=[.$B$1]+[.B257]" office:value-type="float" office:value="12.8" calcext:value-type="float">
            <text:p>12.80</text:p>
          </table:table-cell>
          <table:table-cell table:formula="of:=[.C257]+([.$G$3]-[.$G$4]*[.D257])*[.C257]*[.$B$1]" office:value-type="float" office:value="0.0000364284948970363" calcext:value-type="float">
            <text:p>0.0000</text:p>
          </table:table-cell>
          <table:table-cell table:formula="of:=[.D257]+[.$B$1]*([.$G$5]*[.C257]-[.$G$6])*[.D257]" office:value-type="float" office:value="0.000039485887585847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7</text:p>
          </table:table-cell>
          <table:table-cell table:formula="of:=[.$B$1]+[.B258]" office:value-type="float" office:value="12.85" calcext:value-type="float">
            <text:p>12.85</text:p>
          </table:table-cell>
          <table:table-cell table:formula="of:=[.C258]+([.$G$3]-[.$G$4]*[.D258])*[.C258]*[.$B$1]" office:value-type="float" office:value="0.0000382498477213153" calcext:value-type="float">
            <text:p>0.0000</text:p>
          </table:table-cell>
          <table:table-cell table:formula="of:=[.D258]+[.$B$1]*([.$G$5]*[.C258]-[.$G$6])*[.D258]" office:value-type="float" office:value="0.000037511665127127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8</text:p>
          </table:table-cell>
          <table:table-cell table:formula="of:=[.$B$1]+[.B259]" office:value-type="float" office:value="12.9000000000001" calcext:value-type="float">
            <text:p>12.90</text:p>
          </table:table-cell>
          <table:table-cell table:formula="of:=[.C259]+([.$G$3]-[.$G$4]*[.D259])*[.C259]*[.$B$1]" office:value-type="float" office:value="0.0000401622683666072" calcext:value-type="float">
            <text:p>0.0000</text:p>
          </table:table-cell>
          <table:table-cell table:formula="of:=[.D259]+[.$B$1]*([.$G$5]*[.C259]-[.$G$6])*[.D259]" office:value-type="float" office:value="0.000035636153611545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59</text:p>
          </table:table-cell>
          <table:table-cell table:formula="of:=[.$B$1]+[.B260]" office:value-type="float" office:value="12.95" calcext:value-type="float">
            <text:p>12.95</text:p>
          </table:table-cell>
          <table:table-cell table:formula="of:=[.C260]+([.$G$3]-[.$G$4]*[.D260])*[.C260]*[.$B$1]" office:value-type="float" office:value="0.0000421703102234993" calcext:value-type="float">
            <text:p>0.0000</text:p>
          </table:table-cell>
          <table:table-cell table:formula="of:=[.D260]+[.$B$1]*([.$G$5]*[.C260]-[.$G$6])*[.D260]" office:value-type="float" office:value="0.000033854417492406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0</text:p>
          </table:table-cell>
          <table:table-cell table:formula="of:=[.$B$1]+[.B261]" office:value-type="float" office:value="13.0000000000001" calcext:value-type="float">
            <text:p>13.00</text:p>
          </table:table-cell>
          <table:table-cell table:formula="of:=[.C261]+([.$G$3]-[.$G$4]*[.D261])*[.C261]*[.$B$1]" office:value-type="float" office:value="0.0000442787543521099" calcext:value-type="float">
            <text:p>0.0000</text:p>
          </table:table-cell>
          <table:table-cell table:formula="of:=[.D261]+[.$B$1]*([.$G$5]*[.C261]-[.$G$6])*[.D261]" office:value-type="float" office:value="0.000032161768000350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1</text:p>
          </table:table-cell>
          <table:table-cell table:formula="of:=[.$B$1]+[.B262]" office:value-type="float" office:value="13.0500000000001" calcext:value-type="float">
            <text:p>13.05</text:p>
          </table:table-cell>
          <table:table-cell table:formula="of:=[.C262]+([.$G$3]-[.$G$4]*[.D262])*[.C262]*[.$B$1]" office:value-type="float" office:value="0.0000464926208655641" calcext:value-type="float">
            <text:p>0.0000</text:p>
          </table:table-cell>
          <table:table-cell table:formula="of:=[.D262]+[.$B$1]*([.$G$5]*[.C262]-[.$G$6])*[.D262]" office:value-type="float" office:value="0.000030553750804484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2</text:p>
          </table:table-cell>
          <table:table-cell table:formula="of:=[.$B$1]+[.B263]" office:value-type="float" office:value="13.1000000000001" calcext:value-type="float">
            <text:p>13.10</text:p>
          </table:table-cell>
          <table:table-cell table:formula="of:=[.C263]+([.$G$3]-[.$G$4]*[.D263])*[.C263]*[.$B$1]" office:value-type="float" office:value="0.0000488171808826447" calcext:value-type="float">
            <text:p>0.0000</text:p>
          </table:table-cell>
          <table:table-cell table:formula="of:=[.D263]+[.$B$1]*([.$G$5]*[.C263]-[.$G$6])*[.D263]" office:value-type="float" office:value="0.000029026134290457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3</text:p>
          </table:table-cell>
          <table:table-cell table:formula="of:=[.$B$1]+[.B264]" office:value-type="float" office:value="13.1500000000001" calcext:value-type="float">
            <text:p>13.15</text:p>
          </table:table-cell>
          <table:table-cell table:formula="of:=[.C264]+([.$G$3]-[.$G$4]*[.D264])*[.C264]*[.$B$1]" office:value-type="float" office:value="0.0000512579690780745" calcext:value-type="float">
            <text:p>0.0001</text:p>
          </table:table-cell>
          <table:table-cell table:formula="of:=[.D264]+[.$B$1]*([.$G$5]*[.C264]-[.$G$6])*[.D264]" office:value-type="float" office:value="0.000027574898424637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4</text:p>
          </table:table-cell>
          <table:table-cell table:formula="of:=[.$B$1]+[.B265]" office:value-type="float" office:value="13.2000000000001" calcext:value-type="float">
            <text:p>13.20</text:p>
          </table:table-cell>
          <table:table-cell table:formula="of:=[.C265]+([.$G$3]-[.$G$4]*[.D265])*[.C265]*[.$B$1]" office:value-type="float" office:value="0.0000538207968603137" calcext:value-type="float">
            <text:p>0.0001</text:p>
          </table:table-cell>
          <table:table-cell table:formula="of:=[.D265]+[.$B$1]*([.$G$5]*[.C265]-[.$G$6])*[.D265]" office:value-type="float" office:value="0.000026196224175069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5</text:p>
          </table:table-cell>
          <table:table-cell table:formula="of:=[.$B$1]+[.B266]" office:value-type="float" office:value="13.2500000000001" calcext:value-type="float">
            <text:p>13.25</text:p>
          </table:table-cell>
          <table:table-cell table:formula="of:=[.C266]+([.$G$3]-[.$G$4]*[.D266])*[.C266]*[.$B$1]" office:value-type="float" office:value="0.0000565117662082464" calcext:value-type="float">
            <text:p>0.0001</text:p>
          </table:table-cell>
          <table:table-cell table:formula="of:=[.D266]+[.$B$1]*([.$G$5]*[.C266]-[.$G$6])*[.D266]" office:value-type="float" office:value="0.000024886483461399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6</text:p>
          </table:table-cell>
          <table:table-cell table:formula="of:=[.$B$1]+[.B267]" office:value-type="float" office:value="13.3000000000001" calcext:value-type="float">
            <text:p>13.30</text:p>
          </table:table-cell>
          <table:table-cell table:formula="of:=[.C267]+([.$G$3]-[.$G$4]*[.D267])*[.C267]*[.$B$1]" office:value-type="float" office:value="0.000059337284199702" calcext:value-type="float">
            <text:p>0.0001</text:p>
          </table:table-cell>
          <table:table-cell table:formula="of:=[.D267]+[.$B$1]*([.$G$5]*[.C267]-[.$G$6])*[.D267]" office:value-type="float" office:value="0.000023642229607286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7</text:p>
          </table:table-cell>
          <table:table-cell table:formula="of:=[.$B$1]+[.B268]" office:value-type="float" office:value="13.3500000000001" calcext:value-type="float">
            <text:p>13.35</text:p>
          </table:table-cell>
          <table:table-cell table:formula="of:=[.C268]+([.$G$3]-[.$G$4]*[.D268])*[.C268]*[.$B$1]" office:value-type="float" office:value="0.0000623040782664022" calcext:value-type="float">
            <text:p>0.0001</text:p>
          </table:table-cell>
          <table:table-cell table:formula="of:=[.D268]+[.$B$1]*([.$G$5]*[.C268]-[.$G$6])*[.D268]" office:value-type="float" office:value="0.000022460188270206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8</text:p>
          </table:table-cell>
          <table:table-cell table:formula="of:=[.$B$1]+[.B269]" office:value-type="float" office:value="13.4000000000001" calcext:value-type="float">
            <text:p>13.40</text:p>
          </table:table-cell>
          <table:table-cell table:formula="of:=[.C269]+([.$G$3]-[.$G$4]*[.D269])*[.C269]*[.$B$1]" office:value-type="float" office:value="0.0000654192122116559" calcext:value-type="float">
            <text:p>0.0001</text:p>
          </table:table-cell>
          <table:table-cell table:formula="of:=[.D269]+[.$B$1]*([.$G$5]*[.C269]-[.$G$6])*[.D269]" office:value-type="float" office:value="0.000021337248824762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69</text:p>
          </table:table-cell>
          <table:table-cell table:formula="of:=[.$B$1]+[.B270]" office:value-type="float" office:value="13.4500000000001" calcext:value-type="float">
            <text:p>13.45</text:p>
          </table:table-cell>
          <table:table-cell table:formula="of:=[.C270]+([.$G$3]-[.$G$4]*[.D270])*[.C270]*[.$B$1]" office:value-type="float" office:value="0.0000686901030289383" calcext:value-type="float">
            <text:p>0.0001</text:p>
          </table:table-cell>
          <table:table-cell table:formula="of:=[.D270]+[.$B$1]*([.$G$5]*[.C270]-[.$G$6])*[.D270]" office:value-type="float" office:value="0.00002027045617682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0</text:p>
          </table:table-cell>
          <table:table-cell table:formula="of:=[.$B$1]+[.B271]" office:value-type="float" office:value="13.5000000000001" calcext:value-type="float">
            <text:p>13.50</text:p>
          </table:table-cell>
          <table:table-cell table:formula="of:=[.C271]+([.$G$3]-[.$G$4]*[.D271])*[.C271]*[.$B$1]" office:value-type="float" office:value="0.000072124538561399" calcext:value-type="float">
            <text:p>0.0001</text:p>
          </table:table-cell>
          <table:table-cell table:formula="of:=[.D271]+[.$B$1]*([.$G$5]*[.C271]-[.$G$6])*[.D271]" office:value-type="float" office:value="0.000019257002986969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1</text:p>
          </table:table-cell>
          <table:table-cell table:formula="of:=[.$B$1]+[.B272]" office:value-type="float" office:value="13.5500000000001" calcext:value-type="float">
            <text:p>13.55</text:p>
          </table:table-cell>
          <table:table-cell table:formula="of:=[.C272]+([.$G$3]-[.$G$4]*[.D272])*[.C272]*[.$B$1]" office:value-type="float" office:value="0.0000757306960443463" calcext:value-type="float">
            <text:p>0.0001</text:p>
          </table:table-cell>
          <table:table-cell table:formula="of:=[.D272]+[.$B$1]*([.$G$5]*[.C272]-[.$G$6])*[.D272]" office:value-type="float" office:value="0.000018294222282744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2</text:p>
          </table:table-cell>
          <table:table-cell table:formula="of:=[.$B$1]+[.B273]" office:value-type="float" office:value="13.6000000000001" calcext:value-type="float">
            <text:p>13.60</text:p>
          </table:table-cell>
          <table:table-cell table:formula="of:=[.C273]+([.$G$3]-[.$G$4]*[.D273])*[.C273]*[.$B$1]" office:value-type="float" office:value="0.0000795171615748542" calcext:value-type="float">
            <text:p>0.0001</text:p>
          </table:table-cell>
          <table:table-cell table:formula="of:=[.D273]+[.$B$1]*([.$G$5]*[.C273]-[.$G$6])*[.D273]" office:value-type="float" office:value="0.000017379580440316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3</text:p>
          </table:table-cell>
          <table:table-cell table:formula="of:=[.$B$1]+[.B274]" office:value-type="float" office:value="13.6500000000001" calcext:value-type="float">
            <text:p>13.65</text:p>
          </table:table-cell>
          <table:table-cell table:formula="of:=[.C274]+([.$G$3]-[.$G$4]*[.D274])*[.C274]*[.$B$1]" office:value-type="float" office:value="0.0000834929505548516" calcext:value-type="float">
            <text:p>0.0001</text:p>
          </table:table-cell>
          <table:table-cell table:formula="of:=[.D274]+[.$B$1]*([.$G$5]*[.C274]-[.$G$6])*[.D274]" office:value-type="float" office:value="0.000016510670517045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4</text:p>
          </table:table-cell>
          <table:table-cell table:formula="of:=[.$B$1]+[.B275]" office:value-type="float" office:value="13.7000000000001" calcext:value-type="float">
            <text:p>13.70</text:p>
          </table:table-cell>
          <table:table-cell table:formula="of:=[.C275]+([.$G$3]-[.$G$4]*[.D275])*[.C275]*[.$B$1]" office:value-type="float" office:value="0.0000876675291563643" calcext:value-type="float">
            <text:p>0.0001</text:p>
          </table:table-cell>
          <table:table-cell table:formula="of:=[.D275]+[.$B$1]*([.$G$5]*[.C275]-[.$G$6])*[.D275]" office:value-type="float" office:value="0.000015685205917423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5</text:p>
          </table:table-cell>
          <table:table-cell table:formula="of:=[.$B$1]+[.B276]" office:value-type="float" office:value="13.7500000000001" calcext:value-type="float">
            <text:p>13.75</text:p>
          </table:table-cell>
          <table:table-cell table:formula="of:=[.C276]+([.$G$3]-[.$G$4]*[.D276])*[.C276]*[.$B$1]" office:value-type="float" office:value="0.0000920508368600202" calcext:value-type="float">
            <text:p>0.0001</text:p>
          </table:table-cell>
          <table:table-cell table:formula="of:=[.D276]+[.$B$1]*([.$G$5]*[.C276]-[.$G$6])*[.D276]" office:value-type="float" office:value="0.000014901014375714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6</text:p>
          </table:table-cell>
          <table:table-cell table:formula="of:=[.$B$1]+[.B277]" office:value-type="float" office:value="13.8000000000001" calcext:value-type="float">
            <text:p>13.80</text:p>
          </table:table-cell>
          <table:table-cell table:formula="of:=[.C277]+([.$G$3]-[.$G$4]*[.D277])*[.C277]*[.$B$1]" office:value-type="float" office:value="0.0000966533101204791" calcext:value-type="float">
            <text:p>0.0001</text:p>
          </table:table-cell>
          <table:table-cell table:formula="of:=[.D277]+[.$B$1]*([.$G$5]*[.C277]-[.$G$6])*[.D277]" office:value-type="float" office:value="0.00001415603223947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7</text:p>
          </table:table-cell>
          <table:table-cell table:formula="of:=[.$B$1]+[.B278]" office:value-type="float" office:value="13.8500000000001" calcext:value-type="float">
            <text:p>13.85</text:p>
          </table:table-cell>
          <table:table-cell table:formula="of:=[.C278]+([.$G$3]-[.$G$4]*[.D278])*[.C278]*[.$B$1]" office:value-type="float" office:value="0.000101485907215134" calcext:value-type="float">
            <text:p>0.0001</text:p>
          </table:table-cell>
          <table:table-cell table:formula="of:=[.D278]+[.$B$1]*([.$G$5]*[.C278]-[.$G$6])*[.D278]" office:value-type="float" office:value="0.000013448299038866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8</text:p>
          </table:table-cell>
          <table:table-cell table:formula="of:=[.$B$1]+[.B279]" office:value-type="float" office:value="13.9000000000001" calcext:value-type="float">
            <text:p>13.90</text:p>
          </table:table-cell>
          <table:table-cell table:formula="of:=[.C279]+([.$G$3]-[.$G$4]*[.D279])*[.C279]*[.$B$1]" office:value-type="float" office:value="0.00010656013433525" calcext:value-type="float">
            <text:p>0.0001</text:p>
          </table:table-cell>
          <table:table-cell table:formula="of:=[.D279]+[.$B$1]*([.$G$5]*[.C279]-[.$G$6])*[.D279]" office:value-type="float" office:value="0.000012775952327564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79</text:p>
          </table:table-cell>
          <table:table-cell table:formula="of:=[.$B$1]+[.B280]" office:value-type="float" office:value="13.9500000000001" calcext:value-type="float">
            <text:p>13.95</text:p>
          </table:table-cell>
          <table:table-cell table:formula="of:=[.C280]+([.$G$3]-[.$G$4]*[.D280])*[.C280]*[.$B$1]" office:value-type="float" office:value="0.000111888072981652" calcext:value-type="float">
            <text:p>0.0001</text:p>
          </table:table-cell>
          <table:table-cell table:formula="of:=[.D280]+[.$B$1]*([.$G$5]*[.C280]-[.$G$6])*[.D280]" office:value-type="float" office:value="0.000012137222781545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0</text:p>
          </table:table-cell>
          <table:table-cell table:formula="of:=[.$B$1]+[.B281]" office:value-type="float" office:value="14.0000000000001" calcext:value-type="float">
            <text:p>14.00</text:p>
          </table:table-cell>
          <table:table-cell table:formula="of:=[.C281]+([.$G$3]-[.$G$4]*[.D281])*[.C281]*[.$B$1]" office:value-type="float" office:value="0.000117482408730211" calcext:value-type="float">
            <text:p>0.0001</text:p>
          </table:table-cell>
          <table:table-cell table:formula="of:=[.D281]+[.$B$1]*([.$G$5]*[.C281]-[.$G$6])*[.D281]" office:value-type="float" office:value="0.00001153042954299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1</text:p>
          </table:table-cell>
          <table:table-cell table:formula="of:=[.$B$1]+[.B282]" office:value-type="float" office:value="14.0500000000001" calcext:value-type="float">
            <text:p>14.05</text:p>
          </table:table-cell>
          <table:table-cell table:formula="of:=[.C282]+([.$G$3]-[.$G$4]*[.D282])*[.C282]*[.$B$1]" office:value-type="float" office:value="0.00012335646143559" calcext:value-type="float">
            <text:p>0.0001</text:p>
          </table:table-cell>
          <table:table-cell table:formula="of:=[.D282]+[.$B$1]*([.$G$5]*[.C282]-[.$G$6])*[.D282]" office:value-type="float" office:value="0.000010953975796974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2</text:p>
          </table:table-cell>
          <table:table-cell table:formula="of:=[.$B$1]+[.B283]" office:value-type="float" office:value="14.1000000000001" calcext:value-type="float">
            <text:p>14.10</text:p>
          </table:table-cell>
          <table:table-cell table:formula="of:=[.C283]+([.$G$3]-[.$G$4]*[.D283])*[.C283]*[.$B$1]" office:value-type="float" office:value="0.000129524216945185" calcext:value-type="float">
            <text:p>0.0001</text:p>
          </table:table-cell>
          <table:table-cell table:formula="of:=[.D283]+[.$B$1]*([.$G$5]*[.C283]-[.$G$6])*[.D283]" office:value-type="float" office:value="0.000010406344569310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3</text:p>
          </table:table-cell>
          <table:table-cell table:formula="of:=[.$B$1]+[.B284]" office:value-type="float" office:value="14.1500000000001" calcext:value-type="float">
            <text:p>14.15</text:p>
          </table:table-cell>
          <table:table-cell table:formula="of:=[.C284]+([.$G$3]-[.$G$4]*[.D284])*[.C284]*[.$B$1]" office:value-type="float" office:value="0.000136000360398763" calcext:value-type="float">
            <text:p>0.0001</text:p>
          </table:table-cell>
          <table:table-cell table:formula="of:=[.D284]+[.$B$1]*([.$G$5]*[.C284]-[.$G$6])*[.D284]" office:value-type="float" office:value="0.0000098860947345262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4</text:p>
          </table:table-cell>
          <table:table-cell table:formula="of:=[.$B$1]+[.B285]" office:value-type="float" office:value="14.2000000000001" calcext:value-type="float">
            <text:p>14.20</text:p>
          </table:table-cell>
          <table:table-cell table:formula="of:=[.C285]+([.$G$3]-[.$G$4]*[.D285])*[.C285]*[.$B$1]" office:value-type="float" office:value="0.000142800311193079" calcext:value-type="float">
            <text:p>0.0001</text:p>
          </table:table-cell>
          <table:table-cell table:formula="of:=[.D285]+[.$B$1]*([.$G$5]*[.C285]-[.$G$6])*[.D285]" office:value-type="float" office:value="0.0000093918572234222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5</text:p>
          </table:table-cell>
          <table:table-cell table:formula="of:=[.$B$1]+[.B286]" office:value-type="float" office:value="14.2500000000001" calcext:value-type="float">
            <text:p>14.25</text:p>
          </table:table-cell>
          <table:table-cell table:formula="of:=[.C286]+([.$G$3]-[.$G$4]*[.D286])*[.C286]*[.$B$1]" office:value-type="float" office:value="0.000149940259694726" calcext:value-type="float">
            <text:p>0.0001</text:p>
          </table:table-cell>
          <table:table-cell table:formula="of:=[.D286]+[.$B$1]*([.$G$5]*[.C286]-[.$G$6])*[.D286]" office:value-type="float" office:value="0.0000089223314202578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6</text:p>
          </table:table-cell>
          <table:table-cell table:formula="of:=[.$B$1]+[.B287]" office:value-type="float" office:value="14.3000000000001" calcext:value-type="float">
            <text:p>14.30</text:p>
          </table:table-cell>
          <table:table-cell table:formula="of:=[.C287]+([.$G$3]-[.$G$4]*[.D287])*[.C287]*[.$B$1]" office:value-type="float" office:value="0.000157437205788628" calcext:value-type="float">
            <text:p>0.0002</text:p>
          </table:table-cell>
          <table:table-cell table:formula="of:=[.D287]+[.$B$1]*([.$G$5]*[.C287]-[.$G$6])*[.D287]" office:value-type="float" office:value="0.000008476281740079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7</text:p>
          </table:table-cell>
          <table:table-cell table:formula="of:=[.$B$1]+[.B288]" office:value-type="float" office:value="14.3500000000001" calcext:value-type="float">
            <text:p>14.35</text:p>
          </table:table-cell>
          <table:table-cell table:formula="of:=[.C288]+([.$G$3]-[.$G$4]*[.D288])*[.C288]*[.$B$1]" office:value-type="float" office:value="0.000165308999353953" calcext:value-type="float">
            <text:p>0.0002</text:p>
          </table:table-cell>
          <table:table-cell table:formula="of:=[.D288]+[.$B$1]*([.$G$5]*[.C288]-[.$G$6])*[.D288]" office:value-type="float" office:value="0.0000080525343771811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8</text:p>
          </table:table-cell>
          <table:table-cell table:formula="of:=[.$B$1]+[.B289]" office:value-type="float" office:value="14.4000000000001" calcext:value-type="float">
            <text:p>14.40</text:p>
          </table:table-cell>
          <table:table-cell table:formula="of:=[.C289]+([.$G$3]-[.$G$4]*[.D289])*[.C289]*[.$B$1]" office:value-type="float" office:value="0.000173574382763831" calcext:value-type="float">
            <text:p>0.0002</text:p>
          </table:table-cell>
          <table:table-cell table:formula="of:=[.D289]+[.$B$1]*([.$G$5]*[.C289]-[.$G$6])*[.D289]" office:value-type="float" office:value="0.0000076499742161420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89</text:p>
          </table:table-cell>
          <table:table-cell table:formula="of:=[.$B$1]+[.B290]" office:value-type="float" office:value="14.4500000000001" calcext:value-type="float">
            <text:p>14.45</text:p>
          </table:table-cell>
          <table:table-cell table:formula="of:=[.C290]+([.$G$3]-[.$G$4]*[.D290])*[.C290]*[.$B$1]" office:value-type="float" office:value="0.000182253035510045" calcext:value-type="float">
            <text:p>0.0002</text:p>
          </table:table-cell>
          <table:table-cell table:formula="of:=[.D290]+[.$B$1]*([.$G$5]*[.C290]-[.$G$6])*[.D290]" office:value-type="float" office:value="0.000007267541897312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0</text:p>
          </table:table-cell>
          <table:table-cell table:formula="of:=[.$B$1]+[.B291]" office:value-type="float" office:value="14.5000000000001" calcext:value-type="float">
            <text:p>14.50</text:p>
          </table:table-cell>
          <table:table-cell table:formula="of:=[.C291]+([.$G$3]-[.$G$4]*[.D291])*[.C291]*[.$B$1]" office:value-type="float" office:value="0.000191365621058969" calcext:value-type="float">
            <text:p>0.0002</text:p>
          </table:table-cell>
          <table:table-cell table:formula="of:=[.D291]+[.$B$1]*([.$G$5]*[.C291]-[.$G$6])*[.D291]" office:value-type="float" office:value="0.0000069042310290255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1</text:p>
          </table:table-cell>
          <table:table-cell table:formula="of:=[.$B$1]+[.B292]" office:value-type="float" office:value="14.5500000000001" calcext:value-type="float">
            <text:p>14.55</text:p>
          </table:table-cell>
          <table:table-cell table:formula="of:=[.C292]+([.$G$3]-[.$G$4]*[.D292])*[.C292]*[.$B$1]" office:value-type="float" office:value="0.000200933836050294" calcext:value-type="float">
            <text:p>0.0002</text:p>
          </table:table-cell>
          <table:table-cell table:formula="of:=[.D292]+[.$B$1]*([.$G$5]*[.C292]-[.$G$6])*[.D292]" office:value-type="float" office:value="0.0000065590855391972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2</text:p>
          </table:table-cell>
          <table:table-cell table:formula="of:=[.$B$1]+[.B293]" office:value-type="float" office:value="14.6000000000001" calcext:value-type="float">
            <text:p>14.60</text:p>
          </table:table-cell>
          <table:table-cell table:formula="of:=[.C293]+([.$G$3]-[.$G$4]*[.D293])*[.C293]*[.$B$1]" office:value-type="float" office:value="0.000210980461955698" calcext:value-type="float">
            <text:p>0.0002</text:p>
          </table:table-cell>
          <table:table-cell table:formula="of:=[.D293]+[.$B$1]*([.$G$5]*[.C293]-[.$G$6])*[.D293]" office:value-type="float" office:value="0.0000062311971593482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3</text:p>
          </table:table-cell>
          <table:table-cell table:formula="of:=[.$B$1]+[.B294]" office:value-type="float" office:value="14.6500000000001" calcext:value-type="float">
            <text:p>14.65</text:p>
          </table:table-cell>
          <table:table-cell table:formula="of:=[.C294]+([.$G$3]-[.$G$4]*[.D294])*[.C294]*[.$B$1]" office:value-type="float" office:value="0.00022152941932044" calcext:value-type="float">
            <text:p>0.0002</text:p>
          </table:table-cell>
          <table:table-cell table:formula="of:=[.D294]+[.$B$1]*([.$G$5]*[.C294]-[.$G$6])*[.D294]" office:value-type="float" office:value="0.0000059197030344236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4</text:p>
          </table:table-cell>
          <table:table-cell table:formula="of:=[.$B$1]+[.B295]" office:value-type="float" office:value="14.7000000000001" calcext:value-type="float">
            <text:p>14.70</text:p>
          </table:table-cell>
          <table:table-cell table:formula="of:=[.C295]+([.$G$3]-[.$G$4]*[.D295])*[.C295]*[.$B$1]" office:value-type="float" office:value="0.000232605824717043" calcext:value-type="float">
            <text:p>0.0002</text:p>
          </table:table-cell>
          <table:table-cell table:formula="of:=[.D295]+[.$B$1]*([.$G$5]*[.C295]-[.$G$6])*[.D295]" office:value-type="float" office:value="0.0000056237834521212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5</text:p>
          </table:table-cell>
          <table:table-cell table:formula="of:=[.$B$1]+[.B296]" office:value-type="float" office:value="14.7500000000001" calcext:value-type="float">
            <text:p>14.75</text:p>
          </table:table-cell>
          <table:table-cell table:formula="of:=[.C296]+([.$G$3]-[.$G$4]*[.D296])*[.C296]*[.$B$1]" office:value-type="float" office:value="0.000244236050546656" calcext:value-type="float">
            <text:p>0.0002</text:p>
          </table:table-cell>
          <table:table-cell table:formula="of:=[.D296]+[.$B$1]*([.$G$5]*[.C296]-[.$G$6])*[.D296]" office:value-type="float" office:value="0.0000053426596857545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6</text:p>
          </table:table-cell>
          <table:table-cell table:formula="of:=[.$B$1]+[.B297]" office:value-type="float" office:value="14.8000000000001" calcext:value-type="float">
            <text:p>14.80</text:p>
          </table:table-cell>
          <table:table-cell table:formula="of:=[.C297]+([.$G$3]-[.$G$4]*[.D297])*[.C297]*[.$B$1]" office:value-type="float" office:value="0.000256447787830484" calcext:value-type="float">
            <text:p>0.0003</text:p>
          </table:table-cell>
          <table:table-cell table:formula="of:=[.D297]+[.$B$1]*([.$G$5]*[.C297]-[.$G$6])*[.D297]" office:value-type="float" office:value="0.0000050755919449718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7</text:p>
          </table:table-cell>
          <table:table-cell table:formula="of:=[.$B$1]+[.B298]" office:value-type="float" office:value="14.8500000000001" calcext:value-type="float">
            <text:p>14.85</text:p>
          </table:table-cell>
          <table:table-cell table:formula="of:=[.C298]+([.$G$3]-[.$G$4]*[.D298])*[.C298]*[.$B$1]" office:value-type="float" office:value="0.000269270112140791" calcext:value-type="float">
            <text:p>0.0003</text:p>
          </table:table-cell>
          <table:table-cell table:formula="of:=[.D298]+[.$B$1]*([.$G$5]*[.C298]-[.$G$6])*[.D298]" office:value-type="float" office:value="0.000004821877428939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8</text:p>
          </table:table-cell>
          <table:table-cell table:formula="of:=[.$B$1]+[.B299]" office:value-type="float" office:value="14.9000000000001" calcext:value-type="float">
            <text:p>14.90</text:p>
          </table:table-cell>
          <table:table-cell table:formula="of:=[.C299]+([.$G$3]-[.$G$4]*[.D299])*[.C299]*[.$B$1]" office:value-type="float" office:value="0.000282733552828457" calcext:value-type="float">
            <text:p>0.0003</text:p>
          </table:table-cell>
          <table:table-cell table:formula="of:=[.D299]+[.$B$1]*([.$G$5]*[.C299]-[.$G$6])*[.D299]" office:value-type="float" office:value="0.0000045808484768664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99</text:p>
          </table:table-cell>
          <table:table-cell table:formula="of:=[.$B$1]+[.B300]" office:value-type="float" office:value="14.9500000000001" calcext:value-type="float">
            <text:p>14.95</text:p>
          </table:table-cell>
          <table:table-cell table:formula="of:=[.C300]+([.$G$3]-[.$G$4]*[.D300])*[.C300]*[.$B$1]" office:value-type="float" office:value="0.000296870165711902" calcext:value-type="float">
            <text:p>0.0003</text:p>
          </table:table-cell>
          <table:table-cell table:formula="of:=[.D300]+[.$B$1]*([.$G$5]*[.C300]-[.$G$6])*[.D300]" office:value-type="float" office:value="0.0000043518708110013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0</text:p>
          </table:table-cell>
          <table:table-cell table:formula="of:=[.$B$1]+[.B301]" office:value-type="float" office:value="15.0000000000001" calcext:value-type="float">
            <text:p>15.00</text:p>
          </table:table-cell>
          <table:table-cell table:formula="of:=[.C301]+([.$G$3]-[.$G$4]*[.D301])*[.C301]*[.$B$1]" office:value-type="float" office:value="0.000311713609400466" calcext:value-type="float">
            <text:p>0.0003</text:p>
          </table:table-cell>
          <table:table-cell table:formula="of:=[.D301]+[.$B$1]*([.$G$5]*[.C301]-[.$G$6])*[.D301]" office:value-type="float" office:value="0.0000041343418674817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1</text:p>
          </table:table-cell>
          <table:table-cell table:formula="of:=[.$B$1]+[.B302]" office:value-type="float" office:value="15.0500000000001" calcext:value-type="float">
            <text:p>15.05</text:p>
          </table:table-cell>
          <table:table-cell table:formula="of:=[.C302]+([.$G$3]-[.$G$4]*[.D302])*[.C302]*[.$B$1]" office:value-type="float" office:value="0.000327299225433959" calcext:value-type="float">
            <text:p>0.0003</text:p>
          </table:table-cell>
          <table:table-cell table:formula="of:=[.D302]+[.$B$1]*([.$G$5]*[.C302]-[.$G$6])*[.D302]" office:value-type="float" office:value="0.0000039276892106389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2</text:p>
          </table:table-cell>
          <table:table-cell table:formula="of:=[.$B$1]+[.B303]" office:value-type="float" office:value="15.1000000000001" calcext:value-type="float">
            <text:p>15.10</text:p>
          </table:table-cell>
          <table:table-cell table:formula="of:=[.C303]+([.$G$3]-[.$G$4]*[.D303])*[.C303]*[.$B$1]" office:value-type="float" office:value="0.000343664122429175" calcext:value-type="float">
            <text:p>0.0003</text:p>
          </table:table-cell>
          <table:table-cell table:formula="of:=[.D303]+[.$B$1]*([.$G$5]*[.C303]-[.$G$6])*[.D303]" office:value-type="float" office:value="0.000003731369026588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3</text:p>
          </table:table-cell>
          <table:table-cell table:formula="of:=[.$B$1]+[.B304]" office:value-type="float" office:value="15.1500000000001" calcext:value-type="float">
            <text:p>15.15</text:p>
          </table:table-cell>
          <table:table-cell table:formula="of:=[.C304]+([.$G$3]-[.$G$4]*[.D304])*[.C304]*[.$B$1]" office:value-type="float" office:value="0.00036084726443375" calcext:value-type="float">
            <text:p>0.0004</text:p>
          </table:table-cell>
          <table:table-cell table:formula="of:=[.D304]+[.$B$1]*([.$G$5]*[.C304]-[.$G$6])*[.D304]" office:value-type="float" office:value="0.000003544864692142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4</text:p>
          </table:table-cell>
          <table:table-cell table:formula="of:=[.$B$1]+[.B305]" office:value-type="float" office:value="15.2000000000001" calcext:value-type="float">
            <text:p>15.20</text:p>
          </table:table-cell>
          <table:table-cell table:formula="of:=[.C305]+([.$G$3]-[.$G$4]*[.D305])*[.C305]*[.$B$1]" office:value-type="float" office:value="0.000378889563697701" calcext:value-type="float">
            <text:p>0.0004</text:p>
          </table:table-cell>
          <table:table-cell table:formula="of:=[.D305]+[.$B$1]*([.$G$5]*[.C305]-[.$G$6])*[.D305]" office:value-type="float" office:value="0.0000033676854152716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5</text:p>
          </table:table-cell>
          <table:table-cell table:formula="of:=[.$B$1]+[.B306]" office:value-type="float" office:value="15.2500000000001" calcext:value-type="float">
            <text:p>15.25</text:p>
          </table:table-cell>
          <table:table-cell table:formula="of:=[.C306]+([.$G$3]-[.$G$4]*[.D306])*[.C306]*[.$B$1]" office:value-type="float" office:value="0.000397833978083544" calcext:value-type="float">
            <text:p>0.0004</text:p>
          </table:table-cell>
          <table:table-cell table:formula="of:=[.D306]+[.$B$1]*([.$G$5]*[.C306]-[.$G$6])*[.D306]" office:value-type="float" office:value="0.0000031993649435509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6</text:p>
          </table:table-cell>
          <table:table-cell table:formula="of:=[.$B$1]+[.B307]" office:value-type="float" office:value="15.3000000000001" calcext:value-type="float">
            <text:p>15.30</text:p>
          </table:table-cell>
          <table:table-cell table:formula="of:=[.C307]+([.$G$3]-[.$G$4]*[.D307])*[.C307]*[.$B$1]" office:value-type="float" office:value="0.000417725613346917" calcext:value-type="float">
            <text:p>0.0004</text:p>
          </table:table-cell>
          <table:table-cell table:formula="of:=[.D307]+[.$B$1]*([.$G$5]*[.C307]-[.$G$6])*[.D307]" office:value-type="float" office:value="0.0000030394603371775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7</text:p>
          </table:table-cell>
          <table:table-cell table:formula="of:=[.$B$1]+[.B308]" office:value-type="float" office:value="15.3500000000001" calcext:value-type="float">
            <text:p>15.35</text:p>
          </table:table-cell>
          <table:table-cell table:formula="of:=[.C308]+([.$G$3]-[.$G$4]*[.D308])*[.C308]*[.$B$1]" office:value-type="float" office:value="0.000438611830531241" calcext:value-type="float">
            <text:p>0.0004</text:p>
          </table:table-cell>
          <table:table-cell table:formula="of:=[.D308]+[.$B$1]*([.$G$5]*[.C308]-[.$G$6])*[.D308]" office:value-type="float" office:value="0.0000028875508033403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8</text:p>
          </table:table-cell>
          <table:table-cell table:formula="of:=[.$B$1]+[.B309]" office:value-type="float" office:value="15.4000000000001" calcext:value-type="float">
            <text:p>15.40</text:p>
          </table:table-cell>
          <table:table-cell table:formula="of:=[.C309]+([.$G$3]-[.$G$4]*[.D309])*[.C309]*[.$B$1]" office:value-type="float" office:value="0.000460542358732106" calcext:value-type="float">
            <text:p>0.0005</text:p>
          </table:table-cell>
          <table:table-cell table:formula="of:=[.D309]+[.$B$1]*([.$G$5]*[.C309]-[.$G$6])*[.D309]" office:value-type="float" office:value="0.0000027432365888705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09</text:p>
          </table:table-cell>
          <table:table-cell table:formula="of:=[.$B$1]+[.B310]" office:value-type="float" office:value="15.4500000000001" calcext:value-type="float">
            <text:p>15.45</text:p>
          </table:table-cell>
          <table:table-cell table:formula="of:=[.C310]+([.$G$3]-[.$G$4]*[.D310])*[.C310]*[.$B$1]" office:value-type="float" office:value="0.000483569413499879" calcext:value-type="float">
            <text:p>0.0005</text:p>
          </table:table-cell>
          <table:table-cell table:formula="of:=[.D310]+[.$B$1]*([.$G$5]*[.C310]-[.$G$6])*[.D310]" office:value-type="float" office:value="0.0000026061379282594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0</text:p>
          </table:table-cell>
          <table:table-cell table:formula="of:=[.$B$1]+[.B311]" office:value-type="float" office:value="15.5000000000001" calcext:value-type="float">
            <text:p>15.50</text:p>
          </table:table-cell>
          <table:table-cell table:formula="of:=[.C311]+([.$G$3]-[.$G$4]*[.D311])*[.C311]*[.$B$1]" office:value-type="float" office:value="0.000507747821162443" calcext:value-type="float">
            <text:p>0.0005</text:p>
          </table:table-cell>
          <table:table-cell table:formula="of:=[.D311]+[.$B$1]*([.$G$5]*[.C311]-[.$G$6])*[.D311]" office:value-type="float" office:value="0.0000024758940442759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1</text:p>
          </table:table-cell>
          <table:table-cell table:formula="of:=[.$B$1]+[.B312]" office:value-type="float" office:value="15.5500000000001" calcext:value-type="float">
            <text:p>15.55</text:p>
          </table:table-cell>
          <table:table-cell table:formula="of:=[.C312]+([.$G$3]-[.$G$4]*[.D312])*[.C312]*[.$B$1]" office:value-type="float" office:value="0.000533135149364075" calcext:value-type="float">
            <text:p>0.0005</text:p>
          </table:table-cell>
          <table:table-cell table:formula="of:=[.D312]+[.$B$1]*([.$G$5]*[.C312]-[.$G$6])*[.D312]" office:value-type="float" office:value="0.0000023521621985524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2</text:p>
          </table:table-cell>
          <table:table-cell table:formula="of:=[.$B$1]+[.B313]" office:value-type="float" office:value="15.6000000000001" calcext:value-type="float">
            <text:p>15.60</text:p>
          </table:table-cell>
          <table:table-cell table:formula="of:=[.C313]+([.$G$3]-[.$G$4]*[.D313])*[.C313]*[.$B$1]" office:value-type="float" office:value="0.000559791844131261" calcext:value-type="float">
            <text:p>0.0006</text:p>
          </table:table-cell>
          <table:table-cell table:formula="of:=[.D313]+[.$B$1]*([.$G$5]*[.C313]-[.$G$6])*[.D313]" office:value-type="float" office:value="0.0000022346167896421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3</text:p>
          </table:table-cell>
          <table:table-cell table:formula="of:=[.$B$1]+[.B314]" office:value-type="float" office:value="15.6500000000001" calcext:value-type="float">
            <text:p>15.65</text:p>
          </table:table-cell>
          <table:table-cell table:formula="of:=[.C314]+([.$G$3]-[.$G$4]*[.D314])*[.C314]*[.$B$1]" office:value-type="float" office:value="0.000587781373791812" calcext:value-type="float">
            <text:p>0.0006</text:p>
          </table:table-cell>
          <table:table-cell table:formula="of:=[.D314]+[.$B$1]*([.$G$5]*[.C314]-[.$G$6])*[.D314]" office:value-type="float" office:value="0.0000021229484961726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4</text:p>
          </table:table-cell>
          <table:table-cell table:formula="of:=[.$B$1]+[.B315]" office:value-type="float" office:value="15.7000000000001" calcext:value-type="float">
            <text:p>15.70</text:p>
          </table:table-cell>
          <table:table-cell table:formula="of:=[.C315]+([.$G$3]-[.$G$4]*[.D315])*[.C315]*[.$B$1]" office:value-type="float" office:value="0.000617170380089923" calcext:value-type="float">
            <text:p>0.0006</text:p>
          </table:table-cell>
          <table:table-cell table:formula="of:=[.D315]+[.$B$1]*([.$G$5]*[.C315]-[.$G$6])*[.D315]" office:value-type="float" office:value="0.0000020168634628432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5</text:p>
          </table:table-cell>
          <table:table-cell table:formula="of:=[.$B$1]+[.B316]" office:value-type="float" office:value="15.7500000000001" calcext:value-type="float">
            <text:p>15.75</text:p>
          </table:table-cell>
          <table:table-cell table:formula="of:=[.C316]+([.$G$3]-[.$G$4]*[.D316])*[.C316]*[.$B$1]" office:value-type="float" office:value="0.000648028836857" calcext:value-type="float">
            <text:p>0.0006</text:p>
          </table:table-cell>
          <table:table-cell table:formula="of:=[.D316]+[.$B$1]*([.$G$5]*[.C316]-[.$G$6])*[.D316]" office:value-type="float" office:value="0.0000019160825271205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6</text:p>
          </table:table-cell>
          <table:table-cell table:formula="of:=[.$B$1]+[.B317]" office:value-type="float" office:value="15.8000000000001" calcext:value-type="float">
            <text:p>15.80</text:p>
          </table:table-cell>
          <table:table-cell table:formula="of:=[.C317]+([.$G$3]-[.$G$4]*[.D317])*[.C317]*[.$B$1]" office:value-type="float" office:value="0.000680430216616013" calcext:value-type="float">
            <text:p>0.0007</text:p>
          </table:table-cell>
          <table:table-cell table:formula="of:=[.D317]+[.$B$1]*([.$G$5]*[.C317]-[.$G$6])*[.D317]" office:value-type="float" office:value="0.000001820340484601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7</text:p>
          </table:table-cell>
          <table:table-cell table:formula="of:=[.$B$1]+[.B318]" office:value-type="float" office:value="15.8500000000001" calcext:value-type="float">
            <text:p>15.85</text:p>
          </table:table-cell>
          <table:table-cell table:formula="of:=[.C318]+([.$G$3]-[.$G$4]*[.D318])*[.C318]*[.$B$1]" office:value-type="float" office:value="0.00071445166551608" calcext:value-type="float">
            <text:p>0.0007</text:p>
          </table:table-cell>
          <table:table-cell table:formula="of:=[.D318]+[.$B$1]*([.$G$5]*[.C318]-[.$G$6])*[.D318]" office:value-type="float" office:value="0.0000017293853911045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8</text:p>
          </table:table-cell>
          <table:table-cell table:formula="of:=[.$B$1]+[.B319]" office:value-type="float" office:value="15.9000000000001" calcext:value-type="float">
            <text:p>15.90</text:p>
          </table:table-cell>
          <table:table-cell table:formula="of:=[.C319]+([.$G$3]-[.$G$4]*[.D319])*[.C319]*[.$B$1]" office:value-type="float" office:value="0.000750174187013771" calcext:value-type="float">
            <text:p>0.0008</text:p>
          </table:table-cell>
          <table:table-cell table:formula="of:=[.D319]+[.$B$1]*([.$G$5]*[.C319]-[.$G$6])*[.D319]" office:value-type="float" office:value="0.0000016429778996629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19</text:p>
          </table:table-cell>
          <table:table-cell table:formula="of:=[.$B$1]+[.B320]" office:value-type="float" office:value="15.9500000000001" calcext:value-type="float">
            <text:p>15.95</text:p>
          </table:table-cell>
          <table:table-cell table:formula="of:=[.C320]+([.$G$3]-[.$G$4]*[.D320])*[.C320]*[.$B$1]" office:value-type="float" office:value="0.000787682834738479" calcext:value-type="float">
            <text:p>0.0008</text:p>
          </table:table-cell>
          <table:table-cell table:formula="of:=[.D320]+[.$B$1]*([.$G$5]*[.C320]-[.$G$6])*[.D320]" office:value-type="float" office:value="0.0000015608906306603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0</text:p>
          </table:table-cell>
          <table:table-cell table:formula="of:=[.$B$1]+[.B321]" office:value-type="float" office:value="16.0000000000001" calcext:value-type="float">
            <text:p>16.00</text:p>
          </table:table-cell>
          <table:table-cell table:formula="of:=[.C321]+([.$G$3]-[.$G$4]*[.D321])*[.C321]*[.$B$1]" office:value-type="float" office:value="0.000827066915001065" calcext:value-type="float">
            <text:p>0.0008</text:p>
          </table:table-cell>
          <table:table-cell table:formula="of:=[.D321]+[.$B$1]*([.$G$5]*[.C321]-[.$G$6])*[.D321]" office:value-type="float" office:value="0.0000014829075734651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1</text:p>
          </table:table-cell>
          <table:table-cell table:formula="of:=[.$B$1]+[.B322]" office:value-type="float" office:value="16.0500000000001" calcext:value-type="float">
            <text:p>16.05</text:p>
          </table:table-cell>
          <table:table-cell table:formula="of:=[.C322]+([.$G$3]-[.$G$4]*[.D322])*[.C322]*[.$B$1]" office:value-type="float" office:value="0.000868420199427929" calcext:value-type="float">
            <text:p>0.0009</text:p>
          </table:table-cell>
          <table:table-cell table:formula="of:=[.D322]+[.$B$1]*([.$G$5]*[.C322]-[.$G$6])*[.D322]" office:value-type="float" office:value="0.0000014088235179815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2</text:p>
          </table:table-cell>
          <table:table-cell table:formula="of:=[.$B$1]+[.B323]" office:value-type="float" office:value="16.1000000000001" calcext:value-type="float">
            <text:p>16.10</text:p>
          </table:table-cell>
          <table:table-cell table:formula="of:=[.C323]+([.$G$3]-[.$G$4]*[.D323])*[.C323]*[.$B$1]" office:value-type="float" office:value="0.000911841148226785" calcext:value-type="float">
            <text:p>0.0009</text:p>
          </table:table-cell>
          <table:table-cell table:formula="of:=[.D323]+[.$B$1]*([.$G$5]*[.C323]-[.$G$6])*[.D323]" office:value-type="float" office:value="0.000001338443514622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3</text:p>
          </table:table-cell>
          <table:table-cell table:formula="of:=[.$B$1]+[.B324]" office:value-type="float" office:value="16.1500000000001" calcext:value-type="float">
            <text:p>16.15</text:p>
          </table:table-cell>
          <table:table-cell table:formula="of:=[.C324]+([.$G$3]-[.$G$4]*[.D324])*[.C324]*[.$B$1]" office:value-type="float" office:value="0.000957433144615731" calcext:value-type="float">
            <text:p>0.0010</text:p>
          </table:table-cell>
          <table:table-cell table:formula="of:=[.D324]+[.$B$1]*([.$G$5]*[.C324]-[.$G$6])*[.D324]" office:value-type="float" office:value="0.0000012715823612848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4</text:p>
          </table:table-cell>
          <table:table-cell table:formula="of:=[.$B$1]+[.B325]" office:value-type="float" office:value="16.2000000000001" calcext:value-type="float">
            <text:p>16.20</text:p>
          </table:table-cell>
          <table:table-cell table:formula="of:=[.C325]+([.$G$3]-[.$G$4]*[.D325])*[.C325]*[.$B$1]" office:value-type="float" office:value="0.00100530474097376" calcext:value-type="float">
            <text:p>0.0010</text:p>
          </table:table-cell>
          <table:table-cell table:formula="of:=[.D325]+[.$B$1]*([.$G$5]*[.C325]-[.$G$6])*[.D325]" office:value-type="float" office:value="0.0000012080641159755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5</text:p>
          </table:table-cell>
          <table:table-cell table:formula="of:=[.$B$1]+[.B326]" office:value-type="float" office:value="16.2500000000001" calcext:value-type="float">
            <text:p>16.25</text:p>
          </table:table-cell>
          <table:table-cell table:formula="of:=[.C326]+([.$G$3]-[.$G$4]*[.D326])*[.C326]*[.$B$1]" office:value-type="float" office:value="0.00105556991729882" calcext:value-type="float">
            <text:p>0.0011</text:p>
          </table:table-cell>
          <table:table-cell table:formula="of:=[.D326]+[.$B$1]*([.$G$5]*[.C326]-[.$G$6])*[.D326]" office:value-type="float" office:value="0.0000011477216338059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6</text:p>
          </table:table-cell>
          <table:table-cell table:formula="of:=[.$B$1]+[.B327]" office:value-type="float" office:value="16.3000000000001" calcext:value-type="float">
            <text:p>16.30</text:p>
          </table:table-cell>
          <table:table-cell table:formula="of:=[.C327]+([.$G$3]-[.$G$4]*[.D327])*[.C327]*[.$B$1]" office:value-type="float" office:value="0.00110834835258874" calcext:value-type="float">
            <text:p>0.0011</text:p>
          </table:table-cell>
          <table:table-cell table:formula="of:=[.D327]+[.$B$1]*([.$G$5]*[.C327]-[.$G$6])*[.D327]" office:value-type="float" office:value="0.0000010903961271371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7</text:p>
          </table:table-cell>
          <table:table-cell table:formula="of:=[.$B$1]+[.B328]" office:value-type="float" office:value="16.3500000000001" calcext:value-type="float">
            <text:p>16.35</text:p>
          </table:table-cell>
          <table:table-cell table:formula="of:=[.C328]+([.$G$3]-[.$G$4]*[.D328])*[.C328]*[.$B$1]" office:value-type="float" office:value="0.00116376570979124" calcext:value-type="float">
            <text:p>0.0012</text:p>
          </table:table-cell>
          <table:table-cell table:formula="of:=[.D328]+[.$B$1]*([.$G$5]*[.C328]-[.$G$6])*[.D328]" office:value-type="float" office:value="0.0000010359367477178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8</text:p>
          </table:table-cell>
          <table:table-cell table:formula="of:=[.$B$1]+[.B329]" office:value-type="float" office:value="16.4000000000001" calcext:value-type="float">
            <text:p>16.40</text:p>
          </table:table-cell>
          <table:table-cell table:formula="of:=[.C329]+([.$G$3]-[.$G$4]*[.D329])*[.C329]*[.$B$1]" office:value-type="float" office:value="0.00122195393500142" calcext:value-type="float">
            <text:p>0.0012</text:p>
          </table:table-cell>
          <table:table-cell table:formula="of:=[.D329]+[.$B$1]*([.$G$5]*[.C329]-[.$G$6])*[.D329]" office:value-type="float" office:value="0.00000098420018971520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29</text:p>
          </table:table-cell>
          <table:table-cell table:formula="of:=[.$B$1]+[.B330]" office:value-type="float" office:value="16.4500000000001" calcext:value-type="float">
            <text:p>16.45</text:p>
          </table:table-cell>
          <table:table-cell table:formula="of:=[.C330]+([.$G$3]-[.$G$4]*[.D330])*[.C330]*[.$B$1]" office:value-type="float" office:value="0.00128305157161913" calcext:value-type="float">
            <text:p>0.0013</text:p>
          </table:table-cell>
          <table:table-cell table:formula="of:=[.D330]+[.$B$1]*([.$G$5]*[.C330]-[.$G$6])*[.D330]" office:value-type="float" office:value="0.00000093505031259417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0</text:p>
          </table:table-cell>
          <table:table-cell table:formula="of:=[.$B$1]+[.B331]" office:value-type="float" office:value="16.5000000000001" calcext:value-type="float">
            <text:p>16.50</text:p>
          </table:table-cell>
          <table:table-cell table:formula="of:=[.C331]+([.$G$3]-[.$G$4]*[.D331])*[.C331]*[.$B$1]" office:value-type="float" office:value="0.00134720409021419" calcext:value-type="float">
            <text:p>0.0013</text:p>
          </table:table-cell>
          <table:table-cell table:formula="of:=[.D331]+[.$B$1]*([.$G$5]*[.C331]-[.$G$6])*[.D331]" office:value-type="float" office:value="0.00000088835778285312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1</text:p>
          </table:table-cell>
          <table:table-cell table:formula="of:=[.$B$1]+[.B332]" office:value-type="float" office:value="16.5500000000001" calcext:value-type="float">
            <text:p>16.55</text:p>
          </table:table-cell>
          <table:table-cell table:formula="of:=[.C332]+([.$G$3]-[.$G$4]*[.D332])*[.C332]*[.$B$1]" office:value-type="float" office:value="0.00141456423488494" calcext:value-type="float">
            <text:p>0.0014</text:p>
          </table:table-cell>
          <table:table-cell table:formula="of:=[.D332]+[.$B$1]*([.$G$5]*[.C332]-[.$G$6])*[.D332]" office:value-type="float" office:value="0.00000084399973367240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2</text:p>
          </table:table-cell>
          <table:table-cell table:formula="of:=[.$B$1]+[.B333]" office:value-type="float" office:value="16.6000000000001" calcext:value-type="float">
            <text:p>16.60</text:p>
          </table:table-cell>
          <table:table-cell table:formula="of:=[.C333]+([.$G$3]-[.$G$4]*[.D333])*[.C333]*[.$B$1]" office:value-type="float" office:value="0.0014852923869346" calcext:value-type="float">
            <text:p>0.0015</text:p>
          </table:table-cell>
          <table:table-cell table:formula="of:=[.D333]+[.$B$1]*([.$G$5]*[.C333]-[.$G$6])*[.D333]" office:value-type="float" office:value="0.00000080185944158065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3</text:p>
          </table:table-cell>
          <table:table-cell table:formula="of:=[.$B$1]+[.B334]" office:value-type="float" office:value="16.6500000000001" calcext:value-type="float">
            <text:p>16.65</text:p>
          </table:table-cell>
          <table:table-cell table:formula="of:=[.C334]+([.$G$3]-[.$G$4]*[.D334])*[.C334]*[.$B$1]" office:value-type="float" office:value="0.00155955694673154" calcext:value-type="float">
            <text:p>0.0016</text:p>
          </table:table-cell>
          <table:table-cell table:formula="of:=[.D334]+[.$B$1]*([.$G$5]*[.C334]-[.$G$6])*[.D334]" office:value-type="float" office:value="0.00000076182601928782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4</text:p>
          </table:table-cell>
          <table:table-cell table:formula="of:=[.$B$1]+[.B335]" office:value-type="float" office:value="16.7000000000001" calcext:value-type="float">
            <text:p>16.70</text:p>
          </table:table-cell>
          <table:table-cell table:formula="of:=[.C335]+([.$G$3]-[.$G$4]*[.D335])*[.C335]*[.$B$1]" office:value-type="float" office:value="0.00163753473466256" calcext:value-type="float">
            <text:p>0.0016</text:p>
          </table:table-cell>
          <table:table-cell table:formula="of:=[.D335]+[.$B$1]*([.$G$5]*[.C335]-[.$G$6])*[.D335]" office:value-type="float" office:value="0.000000723794123876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5</text:p>
          </table:table-cell>
          <table:table-cell table:formula="of:=[.$B$1]+[.B336]" office:value-type="float" office:value="16.7500000000001" calcext:value-type="float">
            <text:p>16.75</text:p>
          </table:table-cell>
          <table:table-cell table:formula="of:=[.C336]+([.$G$3]-[.$G$4]*[.D336])*[.C336]*[.$B$1]" office:value-type="float" office:value="0.00171941141213379" calcext:value-type="float">
            <text:p>0.0017</text:p>
          </table:table-cell>
          <table:table-cell table:formula="of:=[.D336]+[.$B$1]*([.$G$5]*[.C336]-[.$G$6])*[.D336]" office:value-type="float" office:value="0.00000068766367958356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6</text:p>
          </table:table-cell>
          <table:table-cell table:formula="of:=[.$B$1]+[.B337]" office:value-type="float" office:value="16.8000000000001" calcext:value-type="float">
            <text:p>16.80</text:p>
          </table:table-cell>
          <table:table-cell table:formula="of:=[.C337]+([.$G$3]-[.$G$4]*[.D337])*[.C337]*[.$B$1]" office:value-type="float" office:value="0.00180538192362164" calcext:value-type="float">
            <text:p>0.0018</text:p>
          </table:table-cell>
          <table:table-cell table:formula="of:=[.D337]+[.$B$1]*([.$G$5]*[.C337]-[.$G$6])*[.D337]" office:value-type="float" office:value="0.00000065333961444330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7</text:p>
          </table:table-cell>
          <table:table-cell table:formula="of:=[.$B$1]+[.B338]" office:value-type="float" office:value="16.8500000000001" calcext:value-type="float">
            <text:p>16.85</text:p>
          </table:table-cell>
          <table:table-cell table:formula="of:=[.C338]+([.$G$3]-[.$G$4]*[.D338])*[.C338]*[.$B$1]" office:value-type="float" office:value="0.00189565096082635" calcext:value-type="float">
            <text:p>0.0019</text:p>
          </table:table-cell>
          <table:table-cell table:formula="of:=[.D338]+[.$B$1]*([.$G$5]*[.C338]-[.$G$6])*[.D338]" office:value-type="float" office:value="0.00000062073161009763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8</text:p>
          </table:table-cell>
          <table:table-cell table:formula="of:=[.$B$1]+[.B339]" office:value-type="float" office:value="16.9000000000001" calcext:value-type="float">
            <text:p>16.90</text:p>
          </table:table-cell>
          <table:table-cell table:formula="of:=[.C339]+([.$G$3]-[.$G$4]*[.D339])*[.C339]*[.$B$1]" office:value-type="float" office:value="0.00199043345003314" calcext:value-type="float">
            <text:p>0.0020</text:p>
          </table:table-cell>
          <table:table-cell table:formula="of:=[.D339]+[.$B$1]*([.$G$5]*[.C339]-[.$G$6])*[.D339]" office:value-type="float" office:value="0.0000005897538641164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39</text:p>
          </table:table-cell>
          <table:table-cell table:formula="of:=[.$B$1]+[.B340]" office:value-type="float" office:value="16.9500000000001" calcext:value-type="float">
            <text:p>16.95</text:p>
          </table:table-cell>
          <table:table-cell table:formula="of:=[.C340]+([.$G$3]-[.$G$4]*[.D340])*[.C340]*[.$B$1]" office:value-type="float" office:value="0.00208995506384151" calcext:value-type="float">
            <text:p>0.0021</text:p>
          </table:table-cell>
          <table:table-cell table:formula="of:=[.D340]+[.$B$1]*([.$G$5]*[.C340]-[.$G$6])*[.D340]" office:value-type="float" office:value="0.0000005603248642015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0</text:p>
          </table:table-cell>
          <table:table-cell table:formula="of:=[.$B$1]+[.B341]" office:value-type="float" office:value="17.0000000000001" calcext:value-type="float">
            <text:p>17.00</text:p>
          </table:table-cell>
          <table:table-cell table:formula="of:=[.C341]+([.$G$3]-[.$G$4]*[.D341])*[.C341]*[.$B$1]" office:value-type="float" office:value="0.00219445275848089" calcext:value-type="float">
            <text:p>0.0022</text:p>
          </table:table-cell>
          <table:table-cell table:formula="of:=[.D341]+[.$B$1]*([.$G$5]*[.C341]-[.$G$6])*[.D341]" office:value-type="float" office:value="0.0000005323671736808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1</text:p>
          </table:table-cell>
          <table:table-cell table:formula="of:=[.$B$1]+[.B342]" office:value-type="float" office:value="17.0500000000001" calcext:value-type="float">
            <text:p>17.05</text:p>
          </table:table-cell>
          <table:table-cell table:formula="of:=[.C342]+([.$G$3]-[.$G$4]*[.D342])*[.C342]*[.$B$1]" office:value-type="float" office:value="0.00230417533799221" calcext:value-type="float">
            <text:p>0.0023</text:p>
          </table:table-cell>
          <table:table-cell table:formula="of:=[.D342]+[.$B$1]*([.$G$5]*[.C342]-[.$G$6])*[.D342]" office:value-type="float" office:value="0.0000005058072277274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2</text:p>
          </table:table-cell>
          <table:table-cell table:formula="of:=[.$B$1]+[.B343]" office:value-type="float" office:value="17.1000000000001" calcext:value-type="float">
            <text:p>17.10</text:p>
          </table:table-cell>
          <table:table-cell table:formula="of:=[.C343]+([.$G$3]-[.$G$4]*[.D343])*[.C343]*[.$B$1]" office:value-type="float" office:value="0.00241938404661839" calcext:value-type="float">
            <text:p>0.0024</text:p>
          </table:table-cell>
          <table:table-cell table:formula="of:=[.D343]+[.$B$1]*([.$G$5]*[.C343]-[.$G$6])*[.D343]" office:value-type="float" office:value="0.00000048057513976802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3</text:p>
          </table:table-cell>
          <table:table-cell table:formula="of:=[.$B$1]+[.B344]" office:value-type="float" office:value="17.1500000000001" calcext:value-type="float">
            <text:p>17.15</text:p>
          </table:table-cell>
          <table:table-cell table:formula="of:=[.C344]+([.$G$3]-[.$G$4]*[.D344])*[.C344]*[.$B$1]" office:value-type="float" office:value="0.00254035319081452" calcext:value-type="float">
            <text:p>0.0025</text:p>
          </table:table-cell>
          <table:table-cell table:formula="of:=[.D344]+[.$B$1]*([.$G$5]*[.C344]-[.$G$6])*[.D344]" office:value-type="float" office:value="0.00000045660451757094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4</text:p>
          </table:table-cell>
          <table:table-cell table:formula="of:=[.$B$1]+[.B345]" office:value-type="float" office:value="17.2000000000001" calcext:value-type="float">
            <text:p>17.20</text:p>
          </table:table-cell>
          <table:table-cell table:formula="of:=[.C345]+([.$G$3]-[.$G$4]*[.D345])*[.C345]*[.$B$1]" office:value-type="float" office:value="0.00266737079235841" calcext:value-type="float">
            <text:p>0.0027</text:p>
          </table:table-cell>
          <table:table-cell table:formula="of:=[.D345]+[.$B$1]*([.$G$5]*[.C345]-[.$G$6])*[.D345]" office:value-type="float" office:value="0.00000043383228852955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5</text:p>
          </table:table-cell>
          <table:table-cell table:formula="of:=[.$B$1]+[.B346]" office:value-type="float" office:value="17.2500000000001" calcext:value-type="float">
            <text:p>17.25</text:p>
          </table:table-cell>
          <table:table-cell table:formula="of:=[.C346]+([.$G$3]-[.$G$4]*[.D346])*[.C346]*[.$B$1]" office:value-type="float" office:value="0.00280073927411675" calcext:value-type="float">
            <text:p>0.0028</text:p>
          </table:table-cell>
          <table:table-cell table:formula="of:=[.D346]+[.$B$1]*([.$G$5]*[.C346]-[.$G$6])*[.D346]" office:value-type="float" office:value="0.00000041219853368183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6</text:p>
          </table:table-cell>
          <table:table-cell table:formula="of:=[.$B$1]+[.B347]" office:value-type="float" office:value="17.3000000000001" calcext:value-type="float">
            <text:p>17.30</text:p>
          </table:table-cell>
          <table:table-cell table:formula="of:=[.C347]+([.$G$3]-[.$G$4]*[.D347])*[.C347]*[.$B$1]" office:value-type="float" office:value="0.00294077618009955" calcext:value-type="float">
            <text:p>0.0029</text:p>
          </table:table-cell>
          <table:table-cell table:formula="of:=[.D347]+[.$B$1]*([.$G$5]*[.C347]-[.$G$6])*[.D347]" office:value-type="float" office:value="0.0000003916463300288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7</text:p>
          </table:table-cell>
          <table:table-cell table:formula="of:=[.$B$1]+[.B348]" office:value-type="float" office:value="17.3500000000001" calcext:value-type="float">
            <text:p>17.35</text:p>
          </table:table-cell>
          <table:table-cell table:formula="of:=[.C348]+([.$G$3]-[.$G$4]*[.D348])*[.C348]*[.$B$1]" office:value-type="float" office:value="0.00308781493151732" calcext:value-type="float">
            <text:p>0.0031</text:p>
          </table:table-cell>
          <table:table-cell table:formula="of:=[.D348]+[.$B$1]*([.$G$5]*[.C348]-[.$G$6])*[.D348]" office:value-type="float" office:value="0.00000037212160073732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8</text:p>
          </table:table-cell>
          <table:table-cell table:formula="of:=[.$B$1]+[.B349]" office:value-type="float" office:value="17.4000000000001" calcext:value-type="float">
            <text:p>17.40</text:p>
          </table:table-cell>
          <table:table-cell table:formula="of:=[.C349]+([.$G$3]-[.$G$4]*[.D349])*[.C349]*[.$B$1]" office:value-type="float" office:value="0.00324220562064106" calcext:value-type="float">
            <text:p>0.0032</text:p>
          </table:table-cell>
          <table:table-cell table:formula="of:=[.D349]+[.$B$1]*([.$G$5]*[.C349]-[.$G$6])*[.D349]" office:value-type="float" office:value="0.0000003535729728322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49</text:p>
          </table:table-cell>
          <table:table-cell table:formula="of:=[.$B$1]+[.B350]" office:value-type="float" office:value="17.4500000000001" calcext:value-type="float">
            <text:p>17.45</text:p>
          </table:table-cell>
          <table:table-cell table:formula="of:=[.C350]+([.$G$3]-[.$G$4]*[.D350])*[.C350]*[.$B$1]" office:value-type="float" office:value="0.0034043158443553" calcext:value-type="float">
            <text:p>0.0034</text:p>
          </table:table-cell>
          <table:table-cell table:formula="of:=[.D350]+[.$B$1]*([.$G$5]*[.C350]-[.$G$6])*[.D350]" office:value-type="float" office:value="0.00000033595164200459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0</text:p>
          </table:table-cell>
          <table:table-cell table:formula="of:=[.$B$1]+[.B351]" office:value-type="float" office:value="17.5000000000001" calcext:value-type="float">
            <text:p>17.50</text:p>
          </table:table-cell>
          <table:table-cell table:formula="of:=[.C351]+([.$G$3]-[.$G$4]*[.D351])*[.C351]*[.$B$1]" office:value-type="float" office:value="0.00357453157938879" calcext:value-type="float">
            <text:p>0.0036</text:p>
          </table:table-cell>
          <table:table-cell table:formula="of:=[.D351]+[.$B$1]*([.$G$5]*[.C351]-[.$G$6])*[.D351]" office:value-type="float" office:value="0.00000031921124417925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1</text:p>
          </table:table-cell>
          <table:table-cell table:formula="of:=[.$B$1]+[.B352]" office:value-type="float" office:value="17.5500000000001" calcext:value-type="float">
            <text:p>17.55</text:p>
          </table:table-cell>
          <table:table-cell table:formula="of:=[.C352]+([.$G$3]-[.$G$4]*[.D352])*[.C352]*[.$B$1]" office:value-type="float" office:value="0.00375325810130669" calcext:value-type="float">
            <text:p>0.0038</text:p>
          </table:table-cell>
          <table:table-cell table:formula="of:=[.D352]+[.$B$1]*([.$G$5]*[.C352]-[.$G$6])*[.D352]" office:value-type="float" office:value="0.00000030330773350393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2</text:p>
          </table:table-cell>
          <table:table-cell table:formula="of:=[.$B$1]+[.B353]" office:value-type="float" office:value="17.6000000000001" calcext:value-type="float">
            <text:p>17.60</text:p>
          </table:table-cell>
          <table:table-cell table:formula="of:=[.C353]+([.$G$3]-[.$G$4]*[.D353])*[.C353]*[.$B$1]" office:value-type="float" office:value="0.00394092094945242" calcext:value-type="float">
            <text:p>0.0039</text:p>
          </table:table-cell>
          <table:table-cell table:formula="of:=[.D353]+[.$B$1]*([.$G$5]*[.C353]-[.$G$6])*[.D353]" office:value-type="float" office:value="0.00000028819926643913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3</text:p>
          </table:table-cell>
          <table:table-cell table:formula="of:=[.$B$1]+[.B354]" office:value-type="float" office:value="17.6500000000001" calcext:value-type="float">
            <text:p>17.65</text:p>
          </table:table-cell>
          <table:table-cell table:formula="of:=[.C354]+([.$G$3]-[.$G$4]*[.D354])*[.C354]*[.$B$1]" office:value-type="float" office:value="0.00413796694013651" calcext:value-type="float">
            <text:p>0.0041</text:p>
          </table:table-cell>
          <table:table-cell table:formula="of:=[.D354]+[.$B$1]*([.$G$5]*[.C354]-[.$G$6])*[.D354]" office:value-type="float" office:value="0.00000027384609164351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4</text:p>
          </table:table-cell>
          <table:table-cell table:formula="of:=[.$B$1]+[.B355]" office:value-type="float" office:value="17.7000000000001" calcext:value-type="float">
            <text:p>17.70</text:p>
          </table:table-cell>
          <table:table-cell table:formula="of:=[.C355]+([.$G$3]-[.$G$4]*[.D355])*[.C355]*[.$B$1]" office:value-type="float" office:value="0.00434486523048503" calcext:value-type="float">
            <text:p>0.0043</text:p>
          </table:table-cell>
          <table:table-cell table:formula="of:=[.D355]+[.$B$1]*([.$G$5]*[.C355]-[.$G$6])*[.D355]" office:value-type="float" office:value="0.00000026021044536503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5</text:p>
          </table:table-cell>
          <table:table-cell table:formula="of:=[.$B$1]+[.B356]" office:value-type="float" office:value="17.7500000000001" calcext:value-type="float">
            <text:p>17.75</text:p>
          </table:table-cell>
          <table:table-cell table:formula="of:=[.C356]+([.$G$3]-[.$G$4]*[.D356])*[.C356]*[.$B$1]" office:value-type="float" office:value="0.00456210843548032" calcext:value-type="float">
            <text:p>0.0046</text:p>
          </table:table-cell>
          <table:table-cell table:formula="of:=[.D356]+[.$B$1]*([.$G$5]*[.C356]-[.$G$6])*[.D356]" office:value-type="float" office:value="0.00000024725645206261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6</text:p>
          </table:table-cell>
          <table:table-cell table:formula="of:=[.$B$1]+[.B357]" office:value-type="float" office:value="17.8000000000001" calcext:value-type="float">
            <text:p>17.80</text:p>
          </table:table-cell>
          <table:table-cell table:formula="of:=[.C357]+([.$G$3]-[.$G$4]*[.D357])*[.C357]*[.$B$1]" office:value-type="float" office:value="0.0047902138008538" calcext:value-type="float">
            <text:p>0.0048</text:p>
          </table:table-cell>
          <table:table-cell table:formula="of:=[.D357]+[.$B$1]*([.$G$5]*[.C357]-[.$G$6])*[.D357]" office:value-type="float" office:value="0.00000023495002999676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7</text:p>
          </table:table-cell>
          <table:table-cell table:formula="of:=[.$B$1]+[.B358]" office:value-type="float" office:value="17.8500000000001" calcext:value-type="float">
            <text:p>17.85</text:p>
          </table:table-cell>
          <table:table-cell table:formula="of:=[.C358]+([.$G$3]-[.$G$4]*[.D358])*[.C358]*[.$B$1]" office:value-type="float" office:value="0.00502972443462344" calcext:value-type="float">
            <text:p>0.0050</text:p>
          </table:table-cell>
          <table:table-cell table:formula="of:=[.D358]+[.$B$1]*([.$G$5]*[.C358]-[.$G$6])*[.D358]" office:value-type="float" office:value="0.00000022325880154073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8</text:p>
          </table:table-cell>
          <table:table-cell table:formula="of:=[.$B$1]+[.B359]" office:value-type="float" office:value="17.9000000000001" calcext:value-type="float">
            <text:p>17.90</text:p>
          </table:table-cell>
          <table:table-cell table:formula="of:=[.C359]+([.$G$3]-[.$G$4]*[.D359])*[.C359]*[.$B$1]" office:value-type="float" office:value="0.0052812106002081" calcext:value-type="float">
            <text:p>0.0053</text:p>
          </table:table-cell>
          <table:table-cell table:formula="of:=[.D359]+[.$B$1]*([.$G$5]*[.C359]-[.$G$6])*[.D359]" office:value-type="float" office:value="0.0000002121520079761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59</text:p>
          </table:table-cell>
          <table:table-cell table:formula="of:=[.$B$1]+[.B360]" office:value-type="float" office:value="17.9500000000001" calcext:value-type="float">
            <text:p>17.95</text:p>
          </table:table-cell>
          <table:table-cell table:formula="of:=[.C360]+([.$G$3]-[.$G$4]*[.D360])*[.C360]*[.$B$1]" office:value-type="float" office:value="0.00554527107419754" calcext:value-type="float">
            <text:p>0.0055</text:p>
          </table:table-cell>
          <table:table-cell table:formula="of:=[.D360]+[.$B$1]*([.$G$5]*[.C360]-[.$G$6])*[.D360]" office:value-type="float" office:value="0.0000002016004285490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0</text:p>
          </table:table-cell>
          <table:table-cell table:formula="of:=[.$B$1]+[.B361]" office:value-type="float" office:value="18.0000000000001" calcext:value-type="float">
            <text:p>18.00</text:p>
          </table:table-cell>
          <table:table-cell table:formula="of:=[.C361]+([.$G$3]-[.$G$4]*[.D361])*[.C361]*[.$B$1]" office:value-type="float" office:value="0.00582253457201096" calcext:value-type="float">
            <text:p>0.0058</text:p>
          </table:table-cell>
          <table:table-cell table:formula="of:=[.D361]+[.$B$1]*([.$G$5]*[.C361]-[.$G$6])*[.D361]" office:value-type="float" office:value="0.00000019157630357282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1</text:p>
          </table:table-cell>
          <table:table-cell table:formula="of:=[.$B$1]+[.B362]" office:value-type="float" office:value="18.0500000000001" calcext:value-type="float">
            <text:p>18.05</text:p>
          </table:table-cell>
          <table:table-cell table:formula="of:=[.C362]+([.$G$3]-[.$G$4]*[.D362])*[.C362]*[.$B$1]" office:value-type="float" office:value="0.00611366124483853" calcext:value-type="float">
            <text:p>0.0061</text:p>
          </table:table-cell>
          <table:table-cell table:formula="of:=[.D362]+[.$B$1]*([.$G$5]*[.C362]-[.$G$6])*[.D362]" office:value-type="float" office:value="0.0000001820532613767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2</text:p>
          </table:table-cell>
          <table:table-cell table:formula="of:=[.$B$1]+[.B363]" office:value-type="float" office:value="18.1000000000001" calcext:value-type="float">
            <text:p>18.10</text:p>
          </table:table-cell>
          <table:table-cell table:formula="of:=[.C363]+([.$G$3]-[.$G$4]*[.D363])*[.C363]*[.$B$1]" office:value-type="float" office:value="0.00641934425142986" calcext:value-type="float">
            <text:p>0.0064</text:p>
          </table:table-cell>
          <table:table-cell table:formula="of:=[.D363]+[.$B$1]*([.$G$5]*[.C363]-[.$G$6])*[.D363]" office:value-type="float" office:value="0.00000017300624890631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3</text:p>
          </table:table-cell>
          <table:table-cell table:formula="of:=[.$B$1]+[.B364]" office:value-type="float" office:value="18.1500000000001" calcext:value-type="float">
            <text:p>18.15</text:p>
          </table:table-cell>
          <table:table-cell table:formula="of:=[.C364]+([.$G$3]-[.$G$4]*[.D364])*[.C364]*[.$B$1]" office:value-type="float" office:value="0.00674031140847202" calcext:value-type="float">
            <text:p>0.0067</text:p>
          </table:table-cell>
          <table:table-cell table:formula="of:=[.D364]+[.$B$1]*([.$G$5]*[.C364]-[.$G$6])*[.D364]" office:value-type="float" office:value="0.00000016441146579446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4</text:p>
          </table:table-cell>
          <table:table-cell table:formula="of:=[.$B$1]+[.B365]" office:value-type="float" office:value="18.2000000000001" calcext:value-type="float">
            <text:p>18.20</text:p>
          </table:table-cell>
          <table:table-cell table:formula="of:=[.C365]+([.$G$3]-[.$G$4]*[.D365])*[.C365]*[.$B$1]" office:value-type="float" office:value="0.00707732692348639" calcext:value-type="float">
            <text:p>0.0071</text:p>
          </table:table-cell>
          <table:table-cell table:formula="of:=[.D365]+[.$B$1]*([.$G$5]*[.C365]-[.$G$6])*[.D365]" office:value-type="float" office:value="0.00000015624630172867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5</text:p>
          </table:table-cell>
          <table:table-cell table:formula="of:=[.$B$1]+[.B366]" office:value-type="float" office:value="18.2500000000001" calcext:value-type="float">
            <text:p>18.25</text:p>
          </table:table-cell>
          <table:table-cell table:formula="of:=[.C366]+([.$G$3]-[.$G$4]*[.D366])*[.C366]*[.$B$1]" office:value-type="float" office:value="0.0074311932143704" calcext:value-type="float">
            <text:p>0.0074</text:p>
          </table:table-cell>
          <table:table-cell table:formula="of:=[.D366]+[.$B$1]*([.$G$5]*[.C366]-[.$G$6])*[.D366]" office:value-type="float" office:value="0.00000014848927695013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6</text:p>
          </table:table-cell>
          <table:table-cell table:formula="of:=[.$B$1]+[.B367]" office:value-type="float" office:value="18.3000000000001" calcext:value-type="float">
            <text:p>18.30</text:p>
          </table:table-cell>
          <table:table-cell table:formula="of:=[.C367]+([.$G$3]-[.$G$4]*[.D367])*[.C367]*[.$B$1]" office:value-type="float" office:value="0.0078027528199163" calcext:value-type="float">
            <text:p>0.0078</text:p>
          </table:table-cell>
          <table:table-cell table:formula="of:=[.D367]+[.$B$1]*([.$G$5]*[.C367]-[.$G$6])*[.D367]" office:value-type="float" office:value="0.00000014111998572799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7</text:p>
          </table:table-cell>
          <table:table-cell table:formula="of:=[.$B$1]+[.B368]" office:value-type="float" office:value="18.3500000000001" calcext:value-type="float">
            <text:p>18.35</text:p>
          </table:table-cell>
          <table:table-cell table:formula="of:=[.C368]+([.$G$3]-[.$G$4]*[.D368])*[.C368]*[.$B$1]" office:value-type="float" office:value="0.0081928904058559" calcext:value-type="float">
            <text:p>0.0082</text:p>
          </table:table-cell>
          <table:table-cell table:formula="of:=[.D368]+[.$B$1]*([.$G$5]*[.C368]-[.$G$6])*[.D368]" office:value-type="float" office:value="0.0000001341190426599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8</text:p>
          </table:table-cell>
          <table:table-cell table:formula="of:=[.$B$1]+[.B369]" office:value-type="float" office:value="18.4000000000001" calcext:value-type="float">
            <text:p>18.40</text:p>
          </table:table-cell>
          <table:table-cell table:formula="of:=[.C369]+([.$G$3]-[.$G$4]*[.D369])*[.C369]*[.$B$1]" office:value-type="float" office:value="0.00860253487120756" calcext:value-type="float">
            <text:p>0.0086</text:p>
          </table:table-cell>
          <table:table-cell table:formula="of:=[.D369]+[.$B$1]*([.$G$5]*[.C369]-[.$G$6])*[.D369]" office:value-type="float" office:value="0.00000012746803165781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69</text:p>
          </table:table-cell>
          <table:table-cell table:formula="of:=[.$B$1]+[.B370]" office:value-type="float" office:value="18.4500000000001" calcext:value-type="float">
            <text:p>18.45</text:p>
          </table:table-cell>
          <table:table-cell table:formula="of:=[.C370]+([.$G$3]-[.$G$4]*[.D370])*[.C370]*[.$B$1]" office:value-type="float" office:value="0.00903266155994053" calcext:value-type="float">
            <text:p>0.0090</text:p>
          </table:table-cell>
          <table:table-cell table:formula="of:=[.D370]+[.$B$1]*([.$G$5]*[.C370]-[.$G$6])*[.D370]" office:value-type="float" office:value="0.00000012114945748429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0</text:p>
          </table:table-cell>
          <table:table-cell table:formula="of:=[.$B$1]+[.B371]" office:value-type="float" office:value="18.5000000000001" calcext:value-type="float">
            <text:p>18.50</text:p>
          </table:table-cell>
          <table:table-cell table:formula="of:=[.C371]+([.$G$3]-[.$G$4]*[.D371])*[.C371]*[.$B$1]" office:value-type="float" office:value="0.00948429458322245" calcext:value-type="float">
            <text:p>0.0095</text:p>
          </table:table-cell>
          <table:table-cell table:formula="of:=[.D371]+[.$B$1]*([.$G$5]*[.C371]-[.$G$6])*[.D371]" office:value-type="float" office:value="0.000000115146699712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1</text:p>
          </table:table-cell>
          <table:table-cell table:formula="of:=[.$B$1]+[.B372]" office:value-type="float" office:value="18.5500000000001" calcext:value-type="float">
            <text:p>18.55</text:p>
          </table:table-cell>
          <table:table-cell table:formula="of:=[.C372]+([.$G$3]-[.$G$4]*[.D372])*[.C372]*[.$B$1]" office:value-type="float" office:value="0.00995850925777932" calcext:value-type="float">
            <text:p>0.0100</text:p>
          </table:table-cell>
          <table:table-cell table:formula="of:=[.D372]+[.$B$1]*([.$G$5]*[.C372]-[.$G$6])*[.D372]" office:value-type="float" office:value="0.00000010944396898785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2</text:p>
          </table:table-cell>
          <table:table-cell table:formula="of:=[.$B$1]+[.B373]" office:value-type="float" office:value="18.6000000000001" calcext:value-type="float">
            <text:p>18.60</text:p>
          </table:table-cell>
          <table:table-cell table:formula="of:=[.C373]+([.$G$3]-[.$G$4]*[.D373])*[.C373]*[.$B$1]" office:value-type="float" office:value="0.0104564346661733" calcext:value-type="float">
            <text:p>0.0105</text:p>
          </table:table-cell>
          <table:table-cell table:formula="of:=[.D373]+[.$B$1]*([.$G$5]*[.C373]-[.$G$6])*[.D373]" office:value-type="float" office:value="0.00000010402626547738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3</text:p>
          </table:table-cell>
          <table:table-cell table:formula="of:=[.$B$1]+[.B374]" office:value-type="float" office:value="18.6500000000001" calcext:value-type="float">
            <text:p>18.65</text:p>
          </table:table-cell>
          <table:table-cell table:formula="of:=[.C374]+([.$G$3]-[.$G$4]*[.D374])*[.C374]*[.$B$1]" office:value-type="float" office:value="0.0109792563450948" calcext:value-type="float">
            <text:p>0.0110</text:p>
          </table:table-cell>
          <table:table-cell table:formula="of:=[.D374]+[.$B$1]*([.$G$5]*[.C374]-[.$G$6])*[.D374]" office:value-type="float" office:value="0.000000098879339395938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4</text:p>
          </table:table-cell>
          <table:table-cell table:formula="of:=[.$B$1]+[.B375]" office:value-type="float" office:value="18.7000000000001" calcext:value-type="float">
            <text:p>18.70</text:p>
          </table:table-cell>
          <table:table-cell table:formula="of:=[.C375]+([.$G$3]-[.$G$4]*[.D375])*[.C375]*[.$B$1]" office:value-type="float" office:value="0.0115282191080685" calcext:value-type="float">
            <text:p>0.0115</text:p>
          </table:table-cell>
          <table:table-cell table:formula="of:=[.D375]+[.$B$1]*([.$G$5]*[.C375]-[.$G$6])*[.D375]" office:value-type="float" office:value="0.000000093989653506864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5</text:p>
          </table:table-cell>
          <table:table-cell table:formula="of:=[.$B$1]+[.B376]" office:value-type="float" office:value="18.7500000000001" calcext:value-type="float">
            <text:p>18.75</text:p>
          </table:table-cell>
          <table:table-cell table:formula="of:=[.C376]+([.$G$3]-[.$G$4]*[.D376])*[.C376]*[.$B$1]" office:value-type="float" office:value="0.0121046300092952" calcext:value-type="float">
            <text:p>0.0121</text:p>
          </table:table-cell>
          <table:table-cell table:formula="of:=[.D376]+[.$B$1]*([.$G$5]*[.C376]-[.$G$6])*[.D376]" office:value-type="float" office:value="0.000000089344347497497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6</text:p>
          </table:table-cell>
          <table:table-cell table:formula="of:=[.$B$1]+[.B377]" office:value-type="float" office:value="18.8000000000001" calcext:value-type="float">
            <text:p>18.80</text:p>
          </table:table-cell>
          <table:table-cell table:formula="of:=[.C377]+([.$G$3]-[.$G$4]*[.D377])*[.C377]*[.$B$1]" office:value-type="float" office:value="0.012709861455686" calcext:value-type="float">
            <text:p>0.0127</text:p>
          </table:table-cell>
          <table:table-cell table:formula="of:=[.D377]+[.$B$1]*([.$G$5]*[.C377]-[.$G$6])*[.D377]" office:value-type="float" office:value="0.000000084931204136116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7</text:p>
          </table:table-cell>
          <table:table-cell table:formula="of:=[.$B$1]+[.B378]" office:value-type="float" office:value="18.8500000000001" calcext:value-type="float">
            <text:p>18.85</text:p>
          </table:table-cell>
          <table:table-cell table:formula="of:=[.C378]+([.$G$3]-[.$G$4]*[.D378])*[.C378]*[.$B$1]" office:value-type="float" office:value="0.0133453544744971" calcext:value-type="float">
            <text:p>0.0133</text:p>
          </table:table-cell>
          <table:table-cell table:formula="of:=[.D378]+[.$B$1]*([.$G$5]*[.C378]-[.$G$6])*[.D378]" office:value-type="float" office:value="0.00000008073861712120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8</text:p>
          </table:table-cell>
          <table:table-cell table:formula="of:=[.$B$1]+[.B379]" office:value-type="float" office:value="18.9000000000001" calcext:value-type="float">
            <text:p>18.90</text:p>
          </table:table-cell>
          <table:table-cell table:formula="of:=[.C379]+([.$G$3]-[.$G$4]*[.D379])*[.C379]*[.$B$1]" office:value-type="float" office:value="0.0140126221443477" calcext:value-type="float">
            <text:p>0.0140</text:p>
          </table:table-cell>
          <table:table-cell table:formula="of:=[.D379]+[.$B$1]*([.$G$5]*[.C379]-[.$G$6])*[.D379]" office:value-type="float" office:value="0.000000076755560538405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79</text:p>
          </table:table-cell>
          <table:table-cell table:formula="of:=[.$B$1]+[.B380]" office:value-type="float" office:value="18.9500000000001" calcext:value-type="float">
            <text:p>18.95</text:p>
          </table:table-cell>
          <table:table-cell table:formula="of:=[.C380]+([.$G$3]-[.$G$4]*[.D380])*[.C380]*[.$B$1]" office:value-type="float" office:value="0.0147132531977877" calcext:value-type="float">
            <text:p>0.0147</text:p>
          </table:table-cell>
          <table:table-cell table:formula="of:=[.D380]+[.$B$1]*([.$G$5]*[.C380]-[.$G$6])*[.D380]" office:value-type="float" office:value="0.00000007297155984485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0</text:p>
          </table:table-cell>
          <table:table-cell table:formula="of:=[.$B$1]+[.B381]" office:value-type="float" office:value="19.0000000000001" calcext:value-type="float">
            <text:p>19.00</text:p>
          </table:table-cell>
          <table:table-cell table:formula="of:=[.C381]+([.$G$3]-[.$G$4]*[.D381])*[.C381]*[.$B$1]" office:value-type="float" office:value="0.0154489158039947" calcext:value-type="float">
            <text:p>0.0154</text:p>
          </table:table-cell>
          <table:table-cell table:formula="of:=[.D381]+[.$B$1]*([.$G$5]*[.C381]-[.$G$6])*[.D381]" office:value-type="float" office:value="0.000000069376664304419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1</text:p>
          </table:table-cell>
          <table:table-cell table:formula="of:=[.$B$1]+[.B382]" office:value-type="float" office:value="19.0500000000001" calcext:value-type="float">
            <text:p>19.05</text:p>
          </table:table-cell>
          <table:table-cell table:formula="of:=[.C382]+([.$G$3]-[.$G$4]*[.D382])*[.C382]*[.$B$1]" office:value-type="float" office:value="0.0162213615406047" calcext:value-type="float">
            <text:p>0.0162</text:p>
          </table:table-cell>
          <table:table-cell table:formula="of:=[.D382]+[.$B$1]*([.$G$5]*[.C382]-[.$G$6])*[.D382]" office:value-type="float" office:value="0.000000065961420801478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2</text:p>
          </table:table-cell>
          <table:table-cell table:formula="of:=[.$B$1]+[.B383]" office:value-type="float" office:value="19.1000000000001" calcext:value-type="float">
            <text:p>19.10</text:p>
          </table:table-cell>
          <table:table-cell table:formula="of:=[.C383]+([.$G$3]-[.$G$4]*[.D383])*[.C383]*[.$B$1]" office:value-type="float" office:value="0.0170324295641357" calcext:value-type="float">
            <text:p>0.0170</text:p>
          </table:table-cell>
          <table:table-cell table:formula="of:=[.D383]+[.$B$1]*([.$G$5]*[.C383]-[.$G$6])*[.D383]" office:value-type="float" office:value="0.000000062716848964132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3</text:p>
          </table:table-cell>
          <table:table-cell table:formula="of:=[.$B$1]+[.B384]" office:value-type="float" office:value="19.1500000000001" calcext:value-type="float">
            <text:p>19.15</text:p>
          </table:table-cell>
          <table:table-cell table:formula="of:=[.C384]+([.$G$3]-[.$G$4]*[.D384])*[.C384]*[.$B$1]" office:value-type="float" office:value="0.0178840509889315" calcext:value-type="float">
            <text:p>0.0179</text:p>
          </table:table-cell>
          <table:table-cell table:formula="of:=[.D384]+[.$B$1]*([.$G$5]*[.C384]-[.$G$6])*[.D384]" office:value-type="float" office:value="0.000000059634417531548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4</text:p>
          </table:table-cell>
          <table:table-cell table:formula="of:=[.$B$1]+[.B385]" office:value-type="float" office:value="19.2000000000001" calcext:value-type="float">
            <text:p>19.20</text:p>
          </table:table-cell>
          <table:table-cell table:formula="of:=[.C385]+([.$G$3]-[.$G$4]*[.D385])*[.C385]*[.$B$1]" office:value-type="float" office:value="0.0187782534850528" calcext:value-type="float">
            <text:p>0.0188</text:p>
          </table:table-cell>
          <table:table-cell table:formula="of:=[.D385]+[.$B$1]*([.$G$5]*[.C385]-[.$G$6])*[.D385]" office:value-type="float" office:value="0.000000056706021903162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5</text:p>
          </table:table-cell>
          <table:table-cell table:formula="of:=[.$B$1]+[.B386]" office:value-type="float" office:value="19.2500000000001" calcext:value-type="float">
            <text:p>19.25</text:p>
          </table:table-cell>
          <table:table-cell table:formula="of:=[.C386]+([.$G$3]-[.$G$4]*[.D386])*[.C386]*[.$B$1]" office:value-type="float" office:value="0.0197171661060634" calcext:value-type="float">
            <text:p>0.0197</text:p>
          </table:table-cell>
          <table:table-cell table:formula="of:=[.D386]+[.$B$1]*([.$G$5]*[.C386]-[.$G$6])*[.D386]" office:value-type="float" office:value="0.000000053923962810676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6</text:p>
          </table:table-cell>
          <table:table-cell table:formula="of:=[.$B$1]+[.B387]" office:value-type="float" office:value="19.3000000000001" calcext:value-type="float">
            <text:p>19.30</text:p>
          </table:table-cell>
          <table:table-cell table:formula="of:=[.C387]+([.$G$3]-[.$G$4]*[.D387])*[.C387]*[.$B$1]" office:value-type="float" office:value="0.0207030243582052" calcext:value-type="float">
            <text:p>0.0207</text:p>
          </table:table-cell>
          <table:table-cell table:formula="of:=[.D387]+[.$B$1]*([.$G$5]*[.C387]-[.$G$6])*[.D387]" office:value-type="float" office:value="0.000000051280926056734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7</text:p>
          </table:table-cell>
          <table:table-cell table:formula="of:=[.$B$1]+[.B388]" office:value-type="float" office:value="19.3500000000001" calcext:value-type="float">
            <text:p>19.35</text:p>
          </table:table-cell>
          <table:table-cell table:formula="of:=[.C388]+([.$G$3]-[.$G$4]*[.D388])*[.C388]*[.$B$1]" office:value-type="float" office:value="0.021738175523032" calcext:value-type="float">
            <text:p>0.0217</text:p>
          </table:table-cell>
          <table:table-cell table:formula="of:=[.D388]+[.$B$1]*([.$G$5]*[.C388]-[.$G$6])*[.D388]" office:value-type="float" office:value="0.000000048769963266960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8</text:p>
          </table:table-cell>
          <table:table-cell table:formula="of:=[.$B$1]+[.B389]" office:value-type="float" office:value="19.4000000000001" calcext:value-type="float">
            <text:p>19.40</text:p>
          </table:table-cell>
          <table:table-cell table:formula="of:=[.C389]+([.$G$3]-[.$G$4]*[.D389])*[.C389]*[.$B$1]" office:value-type="float" office:value="0.0228250842461751" calcext:value-type="float">
            <text:p>0.0228</text:p>
          </table:table-cell>
          <table:table-cell table:formula="of:=[.D389]+[.$B$1]*([.$G$5]*[.C389]-[.$G$6])*[.D389]" office:value-type="float" office:value="0.000000046384473604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89</text:p>
          </table:table-cell>
          <table:table-cell table:formula="of:=[.$B$1]+[.B390]" office:value-type="float" office:value="19.4500000000001" calcext:value-type="float">
            <text:p>19.45</text:p>
          </table:table-cell>
          <table:table-cell table:formula="of:=[.C390]+([.$G$3]-[.$G$4]*[.D390])*[.C390]*[.$B$1]" office:value-type="float" office:value="0.0239663384055474" calcext:value-type="float">
            <text:p>0.0240</text:p>
          </table:table-cell>
          <table:table-cell table:formula="of:=[.D390]+[.$B$1]*([.$G$5]*[.C390]-[.$G$6])*[.D390]" office:value-type="float" office:value="0.000000044118186400352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0</text:p>
          </table:table-cell>
          <table:table-cell table:formula="of:=[.$B$1]+[.B391]" office:value-type="float" office:value="19.5000000000001" calcext:value-type="float">
            <text:p>19.50</text:p>
          </table:table-cell>
          <table:table-cell table:formula="of:=[.C391]+([.$G$3]-[.$G$4]*[.D391])*[.C391]*[.$B$1]" office:value-type="float" office:value="0.0251646552729572" calcext:value-type="float">
            <text:p>0.0252</text:p>
          </table:table-cell>
          <table:table-cell table:formula="of:=[.D391]+[.$B$1]*([.$G$5]*[.C391]-[.$G$6])*[.D391]" office:value-type="float" office:value="0.0000000419651446495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1</text:p>
          </table:table-cell>
          <table:table-cell table:formula="of:=[.$B$1]+[.B392]" office:value-type="float" office:value="19.5500000000001" calcext:value-type="float">
            <text:p>19.55</text:p>
          </table:table-cell>
          <table:table-cell table:formula="of:=[.C392]+([.$G$3]-[.$G$4]*[.D392])*[.C392]*[.$B$1]" office:value-type="float" office:value="0.0264228879838031" calcext:value-type="float">
            <text:p>0.0264</text:p>
          </table:table-cell>
          <table:table-cell table:formula="of:=[.D392]+[.$B$1]*([.$G$5]*[.C392]-[.$G$6])*[.D392]" office:value-type="float" office:value="0.000000039919689337039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2</text:p>
          </table:table-cell>
          <table:table-cell table:formula="of:=[.$B$1]+[.B393]" office:value-type="float" office:value="19.6000000000001" calcext:value-type="float">
            <text:p>19.60</text:p>
          </table:table-cell>
          <table:table-cell table:formula="of:=[.C393]+([.$G$3]-[.$G$4]*[.D393])*[.C393]*[.$B$1]" office:value-type="float" office:value="0.0277440323302536" calcext:value-type="float">
            <text:p>0.0277</text:p>
          </table:table-cell>
          <table:table-cell table:formula="of:=[.D393]+[.$B$1]*([.$G$5]*[.C393]-[.$G$6])*[.D393]" office:value-type="float" office:value="0.000000037976444544172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3</text:p>
          </table:table-cell>
          <table:table-cell table:formula="of:=[.$B$1]+[.B394]" office:value-type="float" office:value="19.6500000000001" calcext:value-type="float">
            <text:p>19.65</text:p>
          </table:table-cell>
          <table:table-cell table:formula="of:=[.C394]+([.$G$3]-[.$G$4]*[.D394])*[.C394]*[.$B$1]" office:value-type="float" office:value="0.0291312338940853" calcext:value-type="float">
            <text:p>0.0291</text:p>
          </table:table-cell>
          <table:table-cell table:formula="of:=[.D394]+[.$B$1]*([.$G$5]*[.C394]-[.$G$6])*[.D394]" office:value-type="float" office:value="0.000000036130303302225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4</text:p>
          </table:table-cell>
          <table:table-cell table:formula="of:=[.$B$1]+[.B395]" office:value-type="float" office:value="19.7000000000001" calcext:value-type="float">
            <text:p>19.70</text:p>
          </table:table-cell>
          <table:table-cell table:formula="of:=[.C395]+([.$G$3]-[.$G$4]*[.D395])*[.C395]*[.$B$1]" office:value-type="float" office:value="0.0305877955361635" calcext:value-type="float">
            <text:p>0.0306</text:p>
          </table:table-cell>
          <table:table-cell table:formula="of:=[.D395]+[.$B$1]*([.$G$5]*[.C395]-[.$G$6])*[.D395]" office:value-type="float" office:value="0.000000034376414152922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5</text:p>
          </table:table-cell>
          <table:table-cell table:formula="of:=[.$B$1]+[.B396]" office:value-type="float" office:value="19.7500000000001" calcext:value-type="float">
            <text:p>19.75</text:p>
          </table:table-cell>
          <table:table-cell table:formula="of:=[.C396]+([.$G$3]-[.$G$4]*[.D396])*[.C396]*[.$B$1]" office:value-type="float" office:value="0.0321171852603968" calcext:value-type="float">
            <text:p>0.0321</text:p>
          </table:table-cell>
          <table:table-cell table:formula="of:=[.D396]+[.$B$1]*([.$G$5]*[.C396]-[.$G$6])*[.D396]" office:value-type="float" office:value="0.000000032710168381644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6</text:p>
          </table:table-cell>
          <table:table-cell table:formula="of:=[.$B$1]+[.B397]" office:value-type="float" office:value="19.8000000000001" calcext:value-type="float">
            <text:p>19.80</text:p>
          </table:table-cell>
          <table:table-cell table:formula="of:=[.C397]+([.$G$3]-[.$G$4]*[.D397])*[.C397]*[.$B$1]" office:value-type="float" office:value="0.0337230444708887" calcext:value-type="float">
            <text:p>0.0337</text:p>
          </table:table-cell>
          <table:table-cell table:formula="of:=[.D397]+[.$B$1]*([.$G$5]*[.C397]-[.$G$6])*[.D397]" office:value-type="float" office:value="0.000000031127187889453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7</text:p>
          </table:table-cell>
          <table:table-cell table:formula="of:=[.$B$1]+[.B398]" office:value-type="float" office:value="19.8500000000001" calcext:value-type="float">
            <text:p>19.85</text:p>
          </table:table-cell>
          <table:table-cell table:formula="of:=[.C398]+([.$G$3]-[.$G$4]*[.D398])*[.C398]*[.$B$1]" office:value-type="float" office:value="0.0354091966419479" calcext:value-type="float">
            <text:p>0.0354</text:p>
          </table:table-cell>
          <table:table-cell table:formula="of:=[.D398]+[.$B$1]*([.$G$5]*[.C398]-[.$G$6])*[.D398]" office:value-type="float" office:value="0.00000002962331367205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8</text:p>
          </table:table-cell>
          <table:table-cell table:formula="of:=[.$B$1]+[.B399]" office:value-type="float" office:value="19.9000000000001" calcext:value-type="float">
            <text:p>19.90</text:p>
          </table:table-cell>
          <table:table-cell table:formula="of:=[.C399]+([.$G$3]-[.$G$4]*[.D399])*[.C399]*[.$B$1]" office:value-type="float" office:value="0.0371796564215984" calcext:value-type="float">
            <text:p>0.0372</text:p>
          </table:table-cell>
          <table:table-cell table:formula="of:=[.D399]+[.$B$1]*([.$G$5]*[.C399]-[.$G$6])*[.D399]" office:value-type="float" office:value="0.000000028194594875400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99</text:p>
          </table:table-cell>
          <table:table-cell table:formula="of:=[.$B$1]+[.B400]" office:value-type="float" office:value="19.9500000000001" calcext:value-type="float">
            <text:p>19.95</text:p>
          </table:table-cell>
          <table:table-cell table:formula="of:=[.C400]+([.$G$3]-[.$G$4]*[.D400])*[.C400]*[.$B$1]" office:value-type="float" office:value="0.0390386391902651" calcext:value-type="float">
            <text:p>0.0390</text:p>
          </table:table-cell>
          <table:table-cell table:formula="of:=[.D400]+[.$B$1]*([.$G$5]*[.C400]-[.$G$6])*[.D400]" office:value-type="float" office:value="0.00000002683727839915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0</text:p>
          </table:table-cell>
          <table:table-cell table:formula="of:=[.$B$1]+[.B401]" office:value-type="float" office:value="20.0000000000001" calcext:value-type="float">
            <text:p>20.00</text:p>
          </table:table-cell>
          <table:table-cell table:formula="of:=[.C401]+([.$G$3]-[.$G$4]*[.D401])*[.C401]*[.$B$1]" office:value-type="float" office:value="0.0409905710973938" calcext:value-type="float">
            <text:p>0.0410</text:p>
          </table:table-cell>
          <table:table-cell table:formula="of:=[.D401]+[.$B$1]*([.$G$5]*[.C401]-[.$G$6])*[.D401]" office:value-type="float" office:value="0.000000025547799020607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1</text:p>
          </table:table-cell>
          <table:table-cell table:formula="of:=[.$B$1]+[.B402]" office:value-type="float" office:value="20.0500000000001" calcext:value-type="float">
            <text:p>20.05</text:p>
          </table:table-cell>
          <table:table-cell table:formula="of:=[.C402]+([.$G$3]-[.$G$4]*[.D402])*[.C402]*[.$B$1]" office:value-type="float" office:value="0.0430400995999025" calcext:value-type="float">
            <text:p>0.0430</text:p>
          </table:table-cell>
          <table:table-cell table:formula="of:=[.D402]+[.$B$1]*([.$G$5]*[.C402]-[.$G$6])*[.D402]" office:value-type="float" office:value="0.000000024322770013183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2</text:p>
          </table:table-cell>
          <table:table-cell table:formula="of:=[.$B$1]+[.B403]" office:value-type="float" office:value="20.1000000000001" calcext:value-type="float">
            <text:p>20.10</text:p>
          </table:table-cell>
          <table:table-cell table:formula="of:=[.C403]+([.$G$3]-[.$G$4]*[.D403])*[.C403]*[.$B$1]" office:value-type="float" office:value="0.0451921045275549" calcext:value-type="float">
            <text:p>0.0452</text:p>
          </table:table-cell>
          <table:table-cell table:formula="of:=[.D403]+[.$B$1]*([.$G$5]*[.C403]-[.$G$6])*[.D403]" office:value-type="float" office:value="0.0000000231589742347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3</text:p>
          </table:table-cell>
          <table:table-cell table:formula="of:=[.$B$1]+[.B404]" office:value-type="float" office:value="20.1500000000002" calcext:value-type="float">
            <text:p>20.15</text:p>
          </table:table-cell>
          <table:table-cell table:formula="of:=[.C404]+([.$G$3]-[.$G$4]*[.D404])*[.C404]*[.$B$1]" office:value-type="float" office:value="0.0474517097016026" calcext:value-type="float">
            <text:p>0.0475</text:p>
          </table:table-cell>
          <table:table-cell table:formula="of:=[.D404]+[.$B$1]*([.$G$5]*[.C404]-[.$G$6])*[.D404]" office:value-type="float" office:value="0.00000002205335566220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4</text:p>
          </table:table-cell>
          <table:table-cell table:formula="of:=[.$B$1]+[.B405]" office:value-type="float" office:value="20.2000000000002" calcext:value-type="float">
            <text:p>20.20</text:p>
          </table:table-cell>
          <table:table-cell table:formula="of:=[.C405]+([.$G$3]-[.$G$4]*[.D405])*[.C405]*[.$B$1]" office:value-type="float" office:value="0.0498242951343592" calcext:value-type="float">
            <text:p>0.0498</text:p>
          </table:table-cell>
          <table:table-cell table:formula="of:=[.D405]+[.$B$1]*([.$G$5]*[.C405]-[.$G$6])*[.D405]" office:value-type="float" office:value="0.000000021003011350633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5</text:p>
          </table:table-cell>
          <table:table-cell table:formula="of:=[.$B$1]+[.B406]" office:value-type="float" office:value="20.2500000000002" calcext:value-type="float">
            <text:p>20.25</text:p>
          </table:table-cell>
          <table:table-cell table:formula="of:=[.C406]+([.$G$3]-[.$G$4]*[.D406])*[.C406]*[.$B$1]" office:value-type="float" office:value="0.0523155098387542" calcext:value-type="float">
            <text:p>0.0523</text:p>
          </table:table-cell>
          <table:table-cell table:formula="of:=[.D406]+[.$B$1]*([.$G$5]*[.C406]-[.$G$6])*[.D406]" office:value-type="float" office:value="0.000000020005183794914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6</text:p>
          </table:table-cell>
          <table:table-cell table:formula="of:=[.$B$1]+[.B407]" office:value-type="float" office:value="20.3000000000002" calcext:value-type="float">
            <text:p>20.30</text:p>
          </table:table-cell>
          <table:table-cell table:formula="of:=[.C407]+([.$G$3]-[.$G$4]*[.D407])*[.C407]*[.$B$1]" office:value-type="float" office:value="0.0549312852783628" calcext:value-type="float">
            <text:p>0.0549</text:p>
          </table:table-cell>
          <table:table-cell table:formula="of:=[.D407]+[.$B$1]*([.$G$5]*[.C407]-[.$G$6])*[.D407]" office:value-type="float" office:value="0.000000019057253674650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7</text:p>
          </table:table-cell>
          <table:table-cell table:formula="of:=[.$B$1]+[.B408]" office:value-type="float" office:value="20.3500000000002" calcext:value-type="float">
            <text:p>20.35</text:p>
          </table:table-cell>
          <table:table-cell table:formula="of:=[.C408]+([.$G$3]-[.$G$4]*[.D408])*[.C408]*[.$B$1]" office:value-type="float" office:value="0.057677849489939" calcext:value-type="float">
            <text:p>0.0577</text:p>
          </table:table-cell>
          <table:table-cell table:formula="of:=[.D408]+[.$B$1]*([.$G$5]*[.C408]-[.$G$6])*[.D408]" office:value-type="float" office:value="0.000000018156732962829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8</text:p>
          </table:table-cell>
          <table:table-cell table:formula="of:=[.$B$1]+[.B409]" office:value-type="float" office:value="20.4000000000002" calcext:value-type="float">
            <text:p>20.40</text:p>
          </table:table-cell>
          <table:table-cell table:formula="of:=[.C409]+([.$G$3]-[.$G$4]*[.D409])*[.C409]*[.$B$1]" office:value-type="float" office:value="0.0605617419120738" calcext:value-type="float">
            <text:p>0.0606</text:p>
          </table:table-cell>
          <table:table-cell table:formula="of:=[.D409]+[.$B$1]*([.$G$5]*[.C409]-[.$G$6])*[.D409]" office:value-type="float" office:value="0.00000001730125838024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09</text:p>
          </table:table-cell>
          <table:table-cell table:formula="of:=[.$B$1]+[.B410]" office:value-type="float" office:value="20.4500000000002" calcext:value-type="float">
            <text:p>20.45</text:p>
          </table:table-cell>
          <table:table-cell table:formula="of:=[.C410]+([.$G$3]-[.$G$4]*[.D410])*[.C410]*[.$B$1]" office:value-type="float" office:value="0.0635898289552878" calcext:value-type="float">
            <text:p>0.0636</text:p>
          </table:table-cell>
          <table:table-cell table:formula="of:=[.D410]+[.$B$1]*([.$G$5]*[.C410]-[.$G$6])*[.D410]" office:value-type="float" office:value="0.00000001648858517846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0</text:p>
          </table:table-cell>
          <table:table-cell table:formula="of:=[.$B$1]+[.B411]" office:value-type="float" office:value="20.5000000000002" calcext:value-type="float">
            <text:p>20.50</text:p>
          </table:table-cell>
          <table:table-cell table:formula="of:=[.C411]+([.$G$3]-[.$G$4]*[.D411])*[.C411]*[.$B$1]" office:value-type="float" office:value="0.0667693203506269" calcext:value-type="float">
            <text:p>0.0668</text:p>
          </table:table-cell>
          <table:table-cell table:formula="of:=[.D411]+[.$B$1]*([.$G$5]*[.C411]-[.$G$6])*[.D411]" office:value-type="float" office:value="0.000000015716581235105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1</text:p>
          </table:table-cell>
          <table:table-cell table:formula="of:=[.$B$1]+[.B412]" office:value-type="float" office:value="20.5500000000002" calcext:value-type="float">
            <text:p>20.55</text:p>
          </table:table-cell>
          <table:table-cell table:formula="of:=[.C412]+([.$G$3]-[.$G$4]*[.D412])*[.C412]*[.$B$1]" office:value-type="float" office:value="0.070107786315689" calcext:value-type="float">
            <text:p>0.0701</text:p>
          </table:table-cell>
          <table:table-cell table:formula="of:=[.D412]+[.$B$1]*([.$G$5]*[.C412]-[.$G$6])*[.D412]" office:value-type="float" office:value="0.000000014983221445715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2</text:p>
          </table:table-cell>
          <table:table-cell table:formula="of:=[.$B$1]+[.B413]" office:value-type="float" office:value="20.6000000000002" calcext:value-type="float">
            <text:p>20.60</text:p>
          </table:table-cell>
          <table:table-cell table:formula="of:=[.C413]+([.$G$3]-[.$G$4]*[.D413])*[.C413]*[.$B$1]" office:value-type="float" office:value="0.0736131755789514" calcext:value-type="float">
            <text:p>0.0736</text:p>
          </table:table-cell>
          <table:table-cell table:formula="of:=[.D413]+[.$B$1]*([.$G$5]*[.C413]-[.$G$6])*[.D413]" office:value-type="float" office:value="0.000000014286582397801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3</text:p>
          </table:table-cell>
          <table:table-cell table:formula="of:=[.$B$1]+[.B414]" office:value-type="float" office:value="20.6500000000002" calcext:value-type="float">
            <text:p>20.65</text:p>
          </table:table-cell>
          <table:table-cell table:formula="of:=[.C414]+([.$G$3]-[.$G$4]*[.D414])*[.C414]*[.$B$1]" office:value-type="float" office:value="0.0772938343053149" calcext:value-type="float">
            <text:p>0.0773</text:p>
          </table:table-cell>
          <table:table-cell table:formula="of:=[.D414]+[.$B$1]*([.$G$5]*[.C414]-[.$G$6])*[.D414]" office:value-type="float" office:value="0.000000013624837312834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4</text:p>
          </table:table-cell>
          <table:table-cell table:formula="of:=[.$B$1]+[.B415]" office:value-type="float" office:value="20.7000000000002" calcext:value-type="float">
            <text:p>20.70</text:p>
          </table:table-cell>
          <table:table-cell table:formula="of:=[.C415]+([.$G$3]-[.$G$4]*[.D415])*[.C415]*[.$B$1]" office:value-type="float" office:value="0.0811585259679249" calcext:value-type="float">
            <text:p>0.0812</text:p>
          </table:table-cell>
          <table:table-cell table:formula="of:=[.D415]+[.$B$1]*([.$G$5]*[.C415]-[.$G$6])*[.D415]" office:value-type="float" office:value="0.000000012996251243077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5</text:p>
          </table:table-cell>
          <table:table-cell table:formula="of:=[.$B$1]+[.B416]" office:value-type="float" office:value="20.7500000000002" calcext:value-type="float">
            <text:p>20.75</text:p>
          </table:table-cell>
          <table:table-cell table:formula="of:=[.C416]+([.$G$3]-[.$G$4]*[.D416])*[.C416]*[.$B$1]" office:value-type="float" office:value="0.0852164522135833" calcext:value-type="float">
            <text:p>0.0852</text:p>
          </table:table-cell>
          <table:table-cell table:formula="of:=[.D416]+[.$B$1]*([.$G$5]*[.C416]-[.$G$6])*[.D416]" office:value-type="float" office:value="0.000000012399176510623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6</text:p>
          </table:table-cell>
          <table:table-cell table:formula="of:=[.$B$1]+[.B417]" office:value-type="float" office:value="20.8000000000002" calcext:value-type="float">
            <text:p>20.80</text:p>
          </table:table-cell>
          <table:table-cell table:formula="of:=[.C417]+([.$G$3]-[.$G$4]*[.D417])*[.C417]*[.$B$1]" office:value-type="float" office:value="0.0894772747714318" calcext:value-type="float">
            <text:p>0.0895</text:p>
          </table:table-cell>
          <table:table-cell table:formula="of:=[.D417]+[.$B$1]*([.$G$5]*[.C417]-[.$G$6])*[.D417]" office:value-type="float" office:value="0.000000011832048376722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7</text:p>
          </table:table-cell>
          <table:table-cell table:formula="of:=[.$B$1]+[.B418]" office:value-type="float" office:value="20.8500000000002" calcext:value-type="float">
            <text:p>20.85</text:p>
          </table:table-cell>
          <table:table-cell table:formula="of:=[.C418]+([.$G$3]-[.$G$4]*[.D418])*[.C418]*[.$B$1]" office:value-type="float" office:value="0.0939511384570684" calcext:value-type="float">
            <text:p>0.0940</text:p>
          </table:table-cell>
          <table:table-cell table:formula="of:=[.D418]+[.$B$1]*([.$G$5]*[.C418]-[.$G$6])*[.D418]" office:value-type="float" office:value="0.00000001129338093007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8</text:p>
          </table:table-cell>
          <table:table-cell table:formula="of:=[.$B$1]+[.B419]" office:value-type="float" office:value="20.9000000000002" calcext:value-type="float">
            <text:p>20.90</text:p>
          </table:table-cell>
          <table:table-cell table:formula="of:=[.C419]+([.$G$3]-[.$G$4]*[.D419])*[.C419]*[.$B$1]" office:value-type="float" office:value="0.0986486953268705" calcext:value-type="float">
            <text:p>0.0986</text:p>
          </table:table-cell>
          <table:table-cell table:formula="of:=[.D419]+[.$B$1]*([.$G$5]*[.C419]-[.$G$6])*[.D419]" office:value-type="float" office:value="0.000000010781763183339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19</text:p>
          </table:table-cell>
          <table:table-cell table:formula="of:=[.$B$1]+[.B420]" office:value-type="float" office:value="20.9500000000002" calcext:value-type="float">
            <text:p>20.95</text:p>
          </table:table-cell>
          <table:table-cell table:formula="of:=[.C420]+([.$G$3]-[.$G$4]*[.D420])*[.C420]*[.$B$1]" office:value-type="float" office:value="0.103581130040034" calcext:value-type="float">
            <text:p>0.1036</text:p>
          </table:table-cell>
          <table:table-cell table:formula="of:=[.D420]+[.$B$1]*([.$G$5]*[.C420]-[.$G$6])*[.D420]" office:value-type="float" office:value="0.00000001029585536774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0</text:p>
          </table:table-cell>
          <table:table-cell table:formula="of:=[.$B$1]+[.B421]" office:value-type="float" office:value="21.0000000000002" calcext:value-type="float">
            <text:p>21.00</text:p>
          </table:table-cell>
          <table:table-cell table:formula="of:=[.C421]+([.$G$3]-[.$G$4]*[.D421])*[.C421]*[.$B$1]" office:value-type="float" office:value="0.108760186488713" calcext:value-type="float">
            <text:p>0.1088</text:p>
          </table:table-cell>
          <table:table-cell table:formula="of:=[.D421]+[.$B$1]*([.$G$5]*[.C421]-[.$G$6])*[.D421]" office:value-type="float" office:value="0.0000000098343854160391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1</text:p>
          </table:table-cell>
          <table:table-cell table:formula="of:=[.$B$1]+[.B422]" office:value-type="float" office:value="21.0500000000002" calcext:value-type="float">
            <text:p>21.05</text:p>
          </table:table-cell>
          <table:table-cell table:formula="of:=[.C422]+([.$G$3]-[.$G$4]*[.D422])*[.C422]*[.$B$1]" office:value-type="float" office:value="0.114198195759669" calcext:value-type="float">
            <text:p>0.1142</text:p>
          </table:table-cell>
          <table:table-cell table:formula="of:=[.D422]+[.$B$1]*([.$G$5]*[.C422]-[.$G$6])*[.D422]" office:value-type="float" office:value="0.0000000093961456248297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2</text:p>
          </table:table-cell>
          <table:table-cell table:formula="of:=[.$B$1]+[.B423]" office:value-type="float" office:value="21.1000000000002" calcext:value-type="float">
            <text:p>21.10</text:p>
          </table:table-cell>
          <table:table-cell table:formula="of:=[.C423]+([.$G$3]-[.$G$4]*[.D423])*[.C423]*[.$B$1]" office:value-type="float" office:value="0.119908105494001" calcext:value-type="float">
            <text:p>0.1199</text:p>
          </table:table-cell>
          <table:table-cell table:formula="of:=[.D423]+[.$B$1]*([.$G$5]*[.C423]-[.$G$6])*[.D423]" office:value-type="float" office:value="0.0000000089799894874607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3</text:p>
          </table:table-cell>
          <table:table-cell table:formula="of:=[.$B$1]+[.B424]" office:value-type="float" office:value="21.1500000000002" calcext:value-type="float">
            <text:p>21.15</text:p>
          </table:table-cell>
          <table:table-cell table:formula="of:=[.C424]+([.$G$3]-[.$G$4]*[.D424])*[.C424]*[.$B$1]" office:value-type="float" office:value="0.125903510714862" calcext:value-type="float">
            <text:p>0.1259</text:p>
          </table:table-cell>
          <table:table-cell table:formula="of:=[.D424]+[.$B$1]*([.$G$5]*[.C424]-[.$G$6])*[.D424]" office:value-type="float" office:value="0.0000000085848286894276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4</text:p>
          </table:table-cell>
          <table:table-cell table:formula="of:=[.$B$1]+[.B425]" office:value-type="float" office:value="21.2000000000002" calcext:value-type="float">
            <text:p>21.20</text:p>
          </table:table-cell>
          <table:table-cell table:formula="of:=[.C425]+([.$G$3]-[.$G$4]*[.D425])*[.C425]*[.$B$1]" office:value-type="float" office:value="0.132198686196562" calcext:value-type="float">
            <text:p>0.1322</text:p>
          </table:table-cell>
          <table:table-cell table:formula="of:=[.D425]+[.$B$1]*([.$G$5]*[.C425]-[.$G$6])*[.D425]" office:value-type="float" office:value="0.0000000082096302585004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5</text:p>
          </table:table-cell>
          <table:table-cell table:formula="of:=[.$B$1]+[.B426]" office:value-type="float" office:value="21.2500000000002" calcext:value-type="float">
            <text:p>21.25</text:p>
          </table:table-cell>
          <table:table-cell table:formula="of:=[.C426]+([.$G$3]-[.$G$4]*[.D426])*[.C426]*[.$B$1]" office:value-type="float" office:value="0.138808620452125" calcext:value-type="float">
            <text:p>0.1388</text:p>
          </table:table-cell>
          <table:table-cell table:formula="of:=[.D426]+[.$B$1]*([.$G$5]*[.C426]-[.$G$6])*[.D426]" office:value-type="float" office:value="0.000000007853413862292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6</text:p>
          </table:table-cell>
          <table:table-cell table:formula="of:=[.$B$1]+[.B427]" office:value-type="float" office:value="21.3000000000002" calcext:value-type="float">
            <text:p>21.30</text:p>
          </table:table-cell>
          <table:table-cell table:formula="of:=[.C427]+([.$G$3]-[.$G$4]*[.D427])*[.C427]*[.$B$1]" office:value-type="float" office:value="0.145749051420226" calcext:value-type="float">
            <text:p>0.1457</text:p>
          </table:table-cell>
          <table:table-cell table:formula="of:=[.D427]+[.$B$1]*([.$G$5]*[.C427]-[.$G$6])*[.D427]" office:value-type="float" office:value="0.0000000075152492463807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7</text:p>
          </table:table-cell>
          <table:table-cell table:formula="of:=[.$B$1]+[.B428]" office:value-type="float" office:value="21.3500000000002" calcext:value-type="float">
            <text:p>21.35</text:p>
          </table:table-cell>
          <table:table-cell table:formula="of:=[.C428]+([.$G$3]-[.$G$4]*[.D428])*[.C428]*[.$B$1]" office:value-type="float" office:value="0.15303650393647" calcext:value-type="float">
            <text:p>0.1530</text:p>
          </table:table-cell>
          <table:table-cell table:formula="of:=[.D428]+[.$B$1]*([.$G$5]*[.C428]-[.$G$6])*[.D428]" office:value-type="float" office:value="0.000000007194253806504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8</text:p>
          </table:table-cell>
          <table:table-cell table:formula="of:=[.$B$1]+[.B429]" office:value-type="float" office:value="21.4000000000002" calcext:value-type="float">
            <text:p>21.40</text:p>
          </table:table-cell>
          <table:table-cell table:formula="of:=[.C429]+([.$G$3]-[.$G$4]*[.D429])*[.C429]*[.$B$1]" office:value-type="float" office:value="0.160688329078244" calcext:value-type="float">
            <text:p>0.1607</text:p>
          </table:table-cell>
          <table:table-cell table:formula="of:=[.D429]+[.$B$1]*([.$G$5]*[.C429]-[.$G$6])*[.D429]" office:value-type="float" office:value="0.0000000068895902887277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29</text:p>
          </table:table-cell>
          <table:table-cell table:formula="of:=[.$B$1]+[.B430]" office:value-type="float" office:value="21.4500000000002" calcext:value-type="float">
            <text:p>21.45</text:p>
          </table:table-cell>
          <table:table-cell table:formula="of:=[.C430]+([.$G$3]-[.$G$4]*[.D430])*[.C430]*[.$B$1]" office:value-type="float" office:value="0.168722745476803" calcext:value-type="float">
            <text:p>0.1687</text:p>
          </table:table-cell>
          <table:table-cell table:formula="of:=[.D430]+[.$B$1]*([.$G$5]*[.C430]-[.$G$6])*[.D430]" office:value-type="float" office:value="0.0000000066004646118678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0</text:p>
          </table:table-cell>
          <table:table-cell table:formula="of:=[.$B$1]+[.B431]" office:value-type="float" office:value="21.5000000000002" calcext:value-type="float">
            <text:p>21.50</text:p>
          </table:table-cell>
          <table:table-cell table:formula="of:=[.C431]+([.$G$3]-[.$G$4]*[.D431])*[.C431]*[.$B$1]" office:value-type="float" office:value="0.17715888269496" calcext:value-type="float">
            <text:p>0.1772</text:p>
          </table:table-cell>
          <table:table-cell table:formula="of:=[.D431]+[.$B$1]*([.$G$5]*[.C431]-[.$G$6])*[.D431]" office:value-type="float" office:value="0.000000006326123806811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1</text:p>
          </table:table-cell>
          <table:table-cell table:formula="of:=[.$B$1]+[.B432]" office:value-type="float" office:value="21.5500000000002" calcext:value-type="float">
            <text:p>21.55</text:p>
          </table:table-cell>
          <table:table-cell table:formula="of:=[.C432]+([.$G$3]-[.$G$4]*[.D432])*[.C432]*[.$B$1]" office:value-type="float" office:value="0.186016826773672" calcext:value-type="float">
            <text:p>0.1860</text:p>
          </table:table-cell>
          <table:table-cell table:formula="of:=[.D432]+[.$B$1]*([.$G$5]*[.C432]-[.$G$6])*[.D432]" office:value-type="float" office:value="0.0000000060658540677409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2</text:p>
          </table:table-cell>
          <table:table-cell table:formula="of:=[.$B$1]+[.B433]" office:value-type="float" office:value="21.6000000000002" calcext:value-type="float">
            <text:p>21.60</text:p>
          </table:table-cell>
          <table:table-cell table:formula="of:=[.C433]+([.$G$3]-[.$G$4]*[.D433])*[.C433]*[.$B$1]" office:value-type="float" office:value="0.195317668055938" calcext:value-type="float">
            <text:p>0.1953</text:p>
          </table:table-cell>
          <table:table-cell table:formula="of:=[.D433]+[.$B$1]*([.$G$5]*[.C433]-[.$G$6])*[.D433]" office:value-type="float" office:value="0.0000000058189789106215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3</text:p>
          </table:table-cell>
          <table:table-cell table:formula="of:=[.$B$1]+[.B434]" office:value-type="float" office:value="21.6500000000002" calcext:value-type="float">
            <text:p>21.65</text:p>
          </table:table-cell>
          <table:table-cell table:formula="of:=[.C434]+([.$G$3]-[.$G$4]*[.D434])*[.C434]*[.$B$1]" office:value-type="float" office:value="0.205083551401907" calcext:value-type="float">
            <text:p>0.2051</text:p>
          </table:table-cell>
          <table:table-cell table:formula="of:=[.D434]+[.$B$1]*([.$G$5]*[.C434]-[.$G$6])*[.D434]" office:value-type="float" office:value="0.0000000055848574346549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4</text:p>
          </table:table-cell>
          <table:table-cell table:formula="of:=[.$B$1]+[.B435]" office:value-type="float" office:value="21.7000000000002" calcext:value-type="float">
            <text:p>21.70</text:p>
          </table:table-cell>
          <table:table-cell table:formula="of:=[.C435]+([.$G$3]-[.$G$4]*[.D435])*[.C435]*[.$B$1]" office:value-type="float" office:value="0.215337728914735" calcext:value-type="float">
            <text:p>0.2153</text:p>
          </table:table-cell>
          <table:table-cell table:formula="of:=[.D435]+[.$B$1]*([.$G$5]*[.C435]-[.$G$6])*[.D435]" office:value-type="float" office:value="0.0000000053628826827608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5</text:p>
          </table:table-cell>
          <table:table-cell table:formula="of:=[.$B$1]+[.B436]" office:value-type="float" office:value="21.7500000000002" calcext:value-type="float">
            <text:p>21.75</text:p>
          </table:table-cell>
          <table:table-cell table:formula="of:=[.C436]+([.$G$3]-[.$G$4]*[.D436])*[.C436]*[.$B$1]" office:value-type="float" office:value="0.22610461530273" calcext:value-type="float">
            <text:p>0.2261</text:p>
          </table:table-cell>
          <table:table-cell table:formula="of:=[.D436]+[.$B$1]*([.$G$5]*[.C436]-[.$G$6])*[.D436]" office:value-type="float" office:value="0.0000000051524800974898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6</text:p>
          </table:table-cell>
          <table:table-cell table:formula="of:=[.$B$1]+[.B437]" office:value-type="float" office:value="21.8000000000002" calcext:value-type="float">
            <text:p>21.80</text:p>
          </table:table-cell>
          <table:table-cell table:formula="of:=[.C437]+([.$G$3]-[.$G$4]*[.D437])*[.C437]*[.$B$1]" office:value-type="float" office:value="0.237409846009616" calcext:value-type="float">
            <text:p>0.2374</text:p>
          </table:table-cell>
          <table:table-cell table:formula="of:=[.D437]+[.$B$1]*([.$G$5]*[.C437]-[.$G$6])*[.D437]" office:value-type="float" office:value="0.0000000049531060691302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7</text:p>
          </table:table-cell>
          <table:table-cell table:formula="of:=[.$B$1]+[.B438]" office:value-type="float" office:value="21.8500000000002" calcext:value-type="float">
            <text:p>21.85</text:p>
          </table:table-cell>
          <table:table-cell table:formula="of:=[.C438]+([.$G$3]-[.$G$4]*[.D438])*[.C438]*[.$B$1]" office:value-type="float" office:value="0.249280338251301" calcext:value-type="float">
            <text:p>0.2493</text:p>
          </table:table-cell>
          <table:table-cell table:formula="of:=[.D438]+[.$B$1]*([.$G$5]*[.C438]-[.$G$6])*[.D438]" office:value-type="float" office:value="0.0000000047642465731308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8</text:p>
          </table:table-cell>
          <table:table-cell table:formula="of:=[.$B$1]+[.B439]" office:value-type="float" office:value="21.9000000000002" calcext:value-type="float">
            <text:p>21.90</text:p>
          </table:table-cell>
          <table:table-cell table:formula="of:=[.C439]+([.$G$3]-[.$G$4]*[.D439])*[.C439]*[.$B$1]" office:value-type="float" office:value="0.261744355104485" calcext:value-type="float">
            <text:p>0.2617</text:p>
          </table:table-cell>
          <table:table-cell table:formula="of:=[.D439]+[.$B$1]*([.$G$5]*[.C439]-[.$G$6])*[.D439]" office:value-type="float" office:value="0.0000000045854158943374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39</text:p>
          </table:table-cell>
          <table:table-cell table:formula="of:=[.$B$1]+[.B440]" office:value-type="float" office:value="21.9500000000002" calcext:value-type="float">
            <text:p>21.95</text:p>
          </table:table-cell>
          <table:table-cell table:formula="of:=[.C440]+([.$G$3]-[.$G$4]*[.D440])*[.C440]*[.$B$1]" office:value-type="float" office:value="0.274831572799699" calcext:value-type="float">
            <text:p>0.2748</text:p>
          </table:table-cell>
          <table:table-cell table:formula="of:=[.D440]+[.$B$1]*([.$G$5]*[.C440]-[.$G$6])*[.D440]" office:value-type="float" office:value="0.0000000044161554359280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0</text:p>
          </table:table-cell>
          <table:table-cell table:formula="of:=[.$B$1]+[.B441]" office:value-type="float" office:value="22.0000000000002" calcext:value-type="float">
            <text:p>22.00</text:p>
          </table:table-cell>
          <table:table-cell table:formula="of:=[.C441]+([.$G$3]-[.$G$4]*[.D441])*[.C441]*[.$B$1]" office:value-type="float" office:value="0.288573151378999" calcext:value-type="float">
            <text:p>0.2886</text:p>
          </table:table-cell>
          <table:table-cell table:formula="of:=[.D441]+[.$B$1]*([.$G$5]*[.C441]-[.$G$6])*[.D441]" office:value-type="float" office:value="0.0000000042560326113408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1</text:p>
          </table:table-cell>
          <table:table-cell table:formula="of:=[.$B$1]+[.B442]" office:value-type="float" office:value="22.0500000000002" calcext:value-type="float">
            <text:p>22.05</text:p>
          </table:table-cell>
          <table:table-cell table:formula="of:=[.C442]+([.$G$3]-[.$G$4]*[.D442])*[.C442]*[.$B$1]" office:value-type="float" office:value="0.30300180888654" calcext:value-type="float">
            <text:p>0.3030</text:p>
          </table:table-cell>
          <table:table-cell table:formula="of:=[.D442]+[.$B$1]*([.$G$5]*[.C442]-[.$G$6])*[.D442]" office:value-type="float" office:value="0.000000004104639817925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2</text:p>
          </table:table-cell>
          <table:table-cell table:formula="of:=[.$B$1]+[.B443]" office:value-type="float" office:value="22.1000000000002" calcext:value-type="float">
            <text:p>22.10</text:p>
          </table:table-cell>
          <table:table-cell table:formula="of:=[.C443]+([.$G$3]-[.$G$4]*[.D443])*[.C443]*[.$B$1]" office:value-type="float" office:value="0.318151899268681" calcext:value-type="float">
            <text:p>0.3182</text:p>
          </table:table-cell>
          <table:table-cell table:formula="of:=[.D443]+[.$B$1]*([.$G$5]*[.C443]-[.$G$6])*[.D443]" office:value-type="float" office:value="0.0000000039615934915118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3</text:p>
          </table:table-cell>
          <table:table-cell table:formula="of:=[.$B$1]+[.B444]" office:value-type="float" office:value="22.1500000000002" calcext:value-type="float">
            <text:p>22.15</text:p>
          </table:table-cell>
          <table:table-cell table:formula="of:=[.C444]+([.$G$3]-[.$G$4]*[.D444])*[.C444]*[.$B$1]" office:value-type="float" office:value="0.334059494169096" calcext:value-type="float">
            <text:p>0.3341</text:p>
          </table:table-cell>
          <table:table-cell table:formula="of:=[.D444]+[.$B$1]*([.$G$5]*[.C444]-[.$G$6])*[.D444]" office:value-type="float" office:value="0.0000000038265332416089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4</text:p>
          </table:table-cell>
          <table:table-cell table:formula="of:=[.$B$1]+[.B445]" office:value-type="float" office:value="22.2000000000002" calcext:value-type="float">
            <text:p>22.20</text:p>
          </table:table-cell>
          <table:table-cell table:formula="of:=[.C445]+([.$G$3]-[.$G$4]*[.D445])*[.C445]*[.$B$1]" office:value-type="float" office:value="0.350762468813636" calcext:value-type="float">
            <text:p>0.3508</text:p>
          </table:table-cell>
          <table:table-cell table:formula="of:=[.D445]+[.$B$1]*([.$G$5]*[.C445]-[.$G$6])*[.D445]" office:value-type="float" office:value="0.0000000036991210674841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5</text:p>
          </table:table-cell>
          <table:table-cell table:formula="of:=[.$B$1]+[.B446]" office:value-type="float" office:value="22.2500000000002" calcext:value-type="float">
            <text:p>22.25</text:p>
          </table:table-cell>
          <table:table-cell table:formula="of:=[.C446]+([.$G$3]-[.$G$4]*[.D446])*[.C446]*[.$B$1]" office:value-type="float" office:value="0.368300592189442" calcext:value-type="float">
            <text:p>0.3683</text:p>
          </table:table-cell>
          <table:table-cell table:formula="of:=[.D446]+[.$B$1]*([.$G$5]*[.C446]-[.$G$6])*[.D446]" office:value-type="float" office:value="0.0000000035790406560135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6</text:p>
          </table:table-cell>
          <table:table-cell table:formula="of:=[.$B$1]+[.B447]" office:value-type="float" office:value="22.3000000000002" calcext:value-type="float">
            <text:p>22.30</text:p>
          </table:table-cell>
          <table:table-cell table:formula="of:=[.C447]+([.$G$3]-[.$G$4]*[.D447])*[.C447]*[.$B$1]" office:value-type="float" office:value="0.386715621733006" calcext:value-type="float">
            <text:p>0.3867</text:p>
          </table:table-cell>
          <table:table-cell table:formula="of:=[.D447]+[.$B$1]*([.$G$5]*[.C447]-[.$G$6])*[.D447]" office:value-type="float" office:value="0.0000000034659967628668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7</text:p>
          </table:table-cell>
          <table:table-cell table:formula="of:=[.$B$1]+[.B448]" office:value-type="float" office:value="22.3500000000002" calcext:value-type="float">
            <text:p>22.35</text:p>
          </table:table-cell>
          <table:table-cell table:formula="of:=[.C448]+([.$G$3]-[.$G$4]*[.D448])*[.C448]*[.$B$1]" office:value-type="float" office:value="0.406051402752639" calcext:value-type="float">
            <text:p>0.4061</text:p>
          </table:table-cell>
          <table:table-cell table:formula="of:=[.D448]+[.$B$1]*([.$G$5]*[.C448]-[.$G$6])*[.D448]" office:value-type="float" office:value="0.0000000033597146793773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8</text:p>
          </table:table-cell>
          <table:table-cell table:formula="of:=[.$B$1]+[.B449]" office:value-type="float" office:value="22.4000000000002" calcext:value-type="float">
            <text:p>22.40</text:p>
          </table:table-cell>
          <table:table-cell table:formula="of:=[.C449]+([.$G$3]-[.$G$4]*[.D449])*[.C449]*[.$B$1]" office:value-type="float" office:value="0.42635397282206" calcext:value-type="float">
            <text:p>0.4264</text:p>
          </table:table-cell>
          <table:table-cell table:formula="of:=[.D449]+[.$B$1]*([.$G$5]*[.C449]-[.$G$6])*[.D449]" office:value-type="float" office:value="0.0000000032599397883289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49</text:p>
          </table:table-cell>
          <table:table-cell table:formula="of:=[.$B$1]+[.B450]" office:value-type="float" office:value="22.4500000000002" calcext:value-type="float">
            <text:p>22.45</text:p>
          </table:table-cell>
          <table:table-cell table:formula="of:=[.C450]+([.$G$3]-[.$G$4]*[.D450])*[.C450]*[.$B$1]" office:value-type="float" office:value="0.447671671393668" calcext:value-type="float">
            <text:p>0.4477</text:p>
          </table:table-cell>
          <table:table-cell table:formula="of:=[.D450]+[.$B$1]*([.$G$5]*[.C450]-[.$G$6])*[.D450]" office:value-type="float" office:value="0.0000000031664372129082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0</text:p>
          </table:table-cell>
          <table:table-cell table:formula="of:=[.$B$1]+[.B451]" office:value-type="float" office:value="22.5000000000002" calcext:value-type="float">
            <text:p>22.50</text:p>
          </table:table-cell>
          <table:table-cell table:formula="of:=[.C451]+([.$G$3]-[.$G$4]*[.D451])*[.C451]*[.$B$1]" office:value-type="float" office:value="0.470055254892475" calcext:value-type="float">
            <text:p>0.4701</text:p>
          </table:table-cell>
          <table:table-cell table:formula="of:=[.D451]+[.$B$1]*([.$G$5]*[.C451]-[.$G$6])*[.D451]" office:value-type="float" office:value="0.0000000030789915642361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1</text:p>
          </table:table-cell>
          <table:table-cell table:formula="of:=[.$B$1]+[.B452]" office:value-type="float" office:value="22.5500000000002" calcext:value-type="float">
            <text:p>22.55</text:p>
          </table:table-cell>
          <table:table-cell table:formula="of:=[.C452]+([.$G$3]-[.$G$4]*[.D452])*[.C452]*[.$B$1]" office:value-type="float" office:value="0.493558017564734" calcext:value-type="float">
            <text:p>0.4936</text:p>
          </table:table-cell>
          <table:table-cell table:formula="of:=[.D452]+[.$B$1]*([.$G$5]*[.C452]-[.$G$6])*[.D452]" office:value-type="float" office:value="0.0000000029974067942512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2</text:p>
          </table:table-cell>
          <table:table-cell table:formula="of:=[.$B$1]+[.B453]" office:value-type="float" office:value="22.6000000000002" calcext:value-type="float">
            <text:p>22.60</text:p>
          </table:table-cell>
          <table:table-cell table:formula="of:=[.C453]+([.$G$3]-[.$G$4]*[.D453])*[.C453]*[.$B$1]" office:value-type="float" office:value="0.518235918369002" calcext:value-type="float">
            <text:p>0.5182</text:p>
          </table:table-cell>
          <table:table-cell table:formula="of:=[.D453]+[.$B$1]*([.$G$5]*[.C453]-[.$G$6])*[.D453]" office:value-type="float" office:value="0.0000000029215061622989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3</text:p>
          </table:table-cell>
          <table:table-cell table:formula="of:=[.$B$1]+[.B454]" office:value-type="float" office:value="22.6500000000002" calcext:value-type="float">
            <text:p>22.65</text:p>
          </table:table-cell>
          <table:table-cell table:formula="of:=[.C454]+([.$G$3]-[.$G$4]*[.D454])*[.C454]*[.$B$1]" office:value-type="float" office:value="0.54414771421175" calcext:value-type="float">
            <text:p>0.5441</text:p>
          </table:table-cell>
          <table:table-cell table:formula="of:=[.D454]+[.$B$1]*([.$G$5]*[.C454]-[.$G$6])*[.D454]" office:value-type="float" office:value="0.000000002851132325636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4</text:p>
          </table:table-cell>
          <table:table-cell table:formula="of:=[.$B$1]+[.B455]" office:value-type="float" office:value="22.7000000000002" calcext:value-type="float">
            <text:p>22.70</text:p>
          </table:table-cell>
          <table:table-cell table:formula="of:=[.C455]+([.$G$3]-[.$G$4]*[.D455])*[.C455]*[.$B$1]" office:value-type="float" office:value="0.571355099844766" calcext:value-type="float">
            <text:p>0.5714</text:p>
          </table:table-cell>
          <table:table-cell table:formula="of:=[.D455]+[.$B$1]*([.$G$5]*[.C455]-[.$G$6])*[.D455]" office:value-type="float" office:value="0.0000000027861475662497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5</text:p>
          </table:table-cell>
          <table:table-cell table:formula="of:=[.$B$1]+[.B456]" office:value-type="float" office:value="22.7500000000002" calcext:value-type="float">
            <text:p>22.75</text:p>
          </table:table-cell>
          <table:table-cell table:formula="of:=[.C456]+([.$G$3]-[.$G$4]*[.D456])*[.C456]*[.$B$1]" office:value-type="float" office:value="0.59992285475741" calcext:value-type="float">
            <text:p>0.5999</text:p>
          </table:table-cell>
          <table:table-cell table:formula="of:=[.D456]+[.$B$1]*([.$G$5]*[.C456]-[.$G$6])*[.D456]" office:value-type="float" office:value="0.0000000027264341689820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6</text:p>
          </table:table-cell>
          <table:table-cell table:formula="of:=[.$B$1]+[.B457]" office:value-type="float" office:value="22.8000000000002" calcext:value-type="float">
            <text:p>22.80</text:p>
          </table:table-cell>
          <table:table-cell table:formula="of:=[.C457]+([.$G$3]-[.$G$4]*[.D457])*[.C457]*[.$B$1]" office:value-type="float" office:value="0.629918997413498" calcext:value-type="float">
            <text:p>0.6299</text:p>
          </table:table-cell>
          <table:table-cell table:formula="of:=[.D457]+[.$B$1]*([.$G$5]*[.C457]-[.$G$6])*[.D457]" office:value-type="float" office:value="0.0000000026718949690311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7</text:p>
          </table:table-cell>
          <table:table-cell table:formula="of:=[.$B$1]+[.B458]" office:value-type="float" office:value="22.8500000000002" calcext:value-type="float">
            <text:p>22.85</text:p>
          </table:table-cell>
          <table:table-cell table:formula="of:=[.C458]+([.$G$3]-[.$G$4]*[.D458])*[.C458]*[.$B$1]" office:value-type="float" office:value="0.661414947200019" calcext:value-type="float">
            <text:p>0.6614</text:p>
          </table:table-cell>
          <table:table-cell table:formula="of:=[.D458]+[.$B$1]*([.$G$5]*[.C458]-[.$G$6])*[.D458]" office:value-type="float" office:value="0.0000000026224540905839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8</text:p>
          </table:table-cell>
          <table:table-cell table:formula="of:=[.$B$1]+[.B459]" office:value-type="float" office:value="22.9000000000002" calcext:value-type="float">
            <text:p>22.90</text:p>
          </table:table-cell>
          <table:table-cell table:formula="of:=[.C459]+([.$G$3]-[.$G$4]*[.D459])*[.C459]*[.$B$1]" office:value-type="float" office:value="0.694485694473293" calcext:value-type="float">
            <text:p>0.6945</text:p>
          </table:table-cell>
          <table:table-cell table:formula="of:=[.D459]+[.$B$1]*([.$G$5]*[.C459]-[.$G$6])*[.D459]" office:value-type="float" office:value="0.0000000025780579027476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59</text:p>
          </table:table-cell>
          <table:table-cell table:formula="of:=[.$B$1]+[.B460]" office:value-type="float" office:value="22.9500000000002" calcext:value-type="float">
            <text:p>22.95</text:p>
          </table:table-cell>
          <table:table-cell table:formula="of:=[.C460]+([.$G$3]-[.$G$4]*[.D460])*[.C460]*[.$B$1]" office:value-type="float" office:value="0.729209979107437" calcext:value-type="float">
            <text:p>0.7292</text:p>
          </table:table-cell>
          <table:table-cell table:formula="of:=[.D460]+[.$B$1]*([.$G$5]*[.C460]-[.$G$6])*[.D460]" office:value-type="float" office:value="0.0000000025386762242593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0</text:p>
          </table:table-cell>
          <table:table-cell table:formula="of:=[.$B$1]+[.B461]" office:value-type="float" office:value="23.0000000000002" calcext:value-type="float">
            <text:p>23.00</text:p>
          </table:table-cell>
          <table:table-cell table:formula="of:=[.C461]+([.$G$3]-[.$G$4]*[.D461])*[.C461]*[.$B$1]" office:value-type="float" office:value="0.765670477970247" calcext:value-type="float">
            <text:p>0.7657</text:p>
          </table:table-cell>
          <table:table-cell table:formula="of:=[.D461]+[.$B$1]*([.$G$5]*[.C461]-[.$G$6])*[.D461]" office:value-type="float" office:value="0.000000002504303814869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1</text:p>
          </table:table-cell>
          <table:table-cell table:formula="of:=[.$B$1]+[.B462]" office:value-type="float" office:value="23.0500000000002" calcext:value-type="float">
            <text:p>23.05</text:p>
          </table:table-cell>
          <table:table-cell table:formula="of:=[.C462]+([.$G$3]-[.$G$4]*[.D462])*[.C462]*[.$B$1]" office:value-type="float" office:value="0.803954001772886" calcext:value-type="float">
            <text:p>0.8040</text:p>
          </table:table-cell>
          <table:table-cell table:formula="of:=[.D462]+[.$B$1]*([.$G$5]*[.C462]-[.$G$6])*[.D462]" office:value-type="float" office:value="0.0000000024749621990712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2</text:p>
          </table:table-cell>
          <table:table-cell table:formula="of:=[.$B$1]+[.B463]" office:value-type="float" office:value="23.1000000000002" calcext:value-type="float">
            <text:p>23.10</text:p>
          </table:table-cell>
          <table:table-cell table:formula="of:=[.C463]+([.$G$3]-[.$G$4]*[.D463])*[.C463]*[.$B$1]" office:value-type="float" office:value="0.844151701762043" calcext:value-type="float">
            <text:p>0.8442</text:p>
          </table:table-cell>
          <table:table-cell table:formula="of:=[.D463]+[.$B$1]*([.$G$5]*[.C463]-[.$G$6])*[.D463]" office:value-type="float" office:value="0.0000000024507018773266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3</text:p>
          </table:table-cell>
          <table:table-cell table:formula="of:=[.$B$1]+[.B464]" office:value-type="float" office:value="23.1500000000002" calcext:value-type="float">
            <text:p>23.15</text:p>
          </table:table-cell>
          <table:table-cell table:formula="of:=[.C464]+([.$G$3]-[.$G$4]*[.D464])*[.C464]*[.$B$1]" office:value-type="float" office:value="0.886359286746707" calcext:value-type="float">
            <text:p>0.8864</text:p>
          </table:table-cell>
          <table:table-cell table:formula="of:=[.D464]+[.$B$1]*([.$G$5]*[.C464]-[.$G$6])*[.D464]" office:value-type="float" office:value="0.0000000024316049914731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4</text:p>
          </table:table-cell>
          <table:table-cell table:formula="of:=[.$B$1]+[.B465]" office:value-type="float" office:value="23.2000000000002" calcext:value-type="float">
            <text:p>23.20</text:p>
          </table:table-cell>
          <table:table-cell table:formula="of:=[.C465]+([.$G$3]-[.$G$4]*[.D465])*[.C465]*[.$B$1]" office:value-type="float" office:value="0.930677250976278" calcext:value-type="float">
            <text:p>0.9307</text:p>
          </table:table-cell>
          <table:table-cell table:formula="of:=[.D465]+[.$B$1]*([.$G$5]*[.C465]-[.$G$6])*[.D465]" office:value-type="float" office:value="0.000000002417788525194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5</text:p>
          </table:table-cell>
          <table:table-cell table:formula="of:=[.$B$1]+[.B466]" office:value-type="float" office:value="23.2500000000002" calcext:value-type="float">
            <text:p>23.25</text:p>
          </table:table-cell>
          <table:table-cell table:formula="of:=[.C466]+([.$G$3]-[.$G$4]*[.D466])*[.C466]*[.$B$1]" office:value-type="float" office:value="0.977211113412583" calcext:value-type="float">
            <text:p>0.9772</text:p>
          </table:table-cell>
          <table:table-cell table:formula="of:=[.D466]+[.$B$1]*([.$G$5]*[.C466]-[.$G$6])*[.D466]" office:value-type="float" office:value="0.0000000024094081378378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6</text:p>
          </table:table-cell>
          <table:table-cell table:formula="of:=[.$B$1]+[.B467]" office:value-type="float" office:value="23.3000000000002" calcext:value-type="float">
            <text:p>23.30</text:p>
          </table:table-cell>
          <table:table-cell table:formula="of:=[.C467]+([.$G$3]-[.$G$4]*[.D467])*[.C467]*[.$B$1]" office:value-type="float" office:value="1.02607166896549" calcext:value-type="float">
            <text:p>1.0261</text:p>
          </table:table-cell>
          <table:table-cell table:formula="of:=[.D467]+[.$B$1]*([.$G$5]*[.C467]-[.$G$6])*[.D467]" office:value-type="float" office:value="0.0000000024066627513980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7</text:p>
          </table:table-cell>
          <table:table-cell table:formula="of:=[.$B$1]+[.B468]" office:value-type="float" office:value="23.3500000000002" calcext:value-type="float">
            <text:p>23.35</text:p>
          </table:table-cell>
          <table:table-cell table:formula="of:=[.C468]+([.$G$3]-[.$G$4]*[.D468])*[.C468]*[.$B$1]" office:value-type="float" office:value="1.07737525229029" calcext:value-type="float">
            <text:p>1.0774</text:p>
          </table:table-cell>
          <table:table-cell table:formula="of:=[.D468]+[.$B$1]*([.$G$5]*[.C468]-[.$G$6])*[.D468]" office:value-type="float" office:value="0.0000000024098000371263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8</text:p>
          </table:table-cell>
          <table:table-cell table:formula="of:=[.$B$1]+[.B469]" office:value-type="float" office:value="23.4000000000002" calcext:value-type="float">
            <text:p>23.40</text:p>
          </table:table-cell>
          <table:table-cell table:formula="of:=[.C469]+([.$G$3]-[.$G$4]*[.D469])*[.C469]*[.$B$1]" office:value-type="float" office:value="1.13124401477499" calcext:value-type="float">
            <text:p>1.1312</text:p>
          </table:table-cell>
          <table:table-cell table:formula="of:=[.D469]+[.$B$1]*([.$G$5]*[.C469]-[.$G$6])*[.D469]" office:value-type="float" office:value="0.0000000024191229814184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69</text:p>
          </table:table-cell>
          <table:table-cell table:formula="of:=[.$B$1]+[.B470]" office:value-type="float" office:value="23.4500000000002" calcext:value-type="float">
            <text:p>23.45</text:p>
          </table:table-cell>
          <table:table-cell table:formula="of:=[.C470]+([.$G$3]-[.$G$4]*[.D470])*[.C470]*[.$B$1]" office:value-type="float" office:value="1.18780621537691" calcext:value-type="float">
            <text:p>1.1878</text:p>
          </table:table-cell>
          <table:table-cell table:formula="of:=[.D470]+[.$B$1]*([.$G$5]*[.C470]-[.$G$6])*[.D470]" office:value-type="float" office:value="0.0000000024349977520342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0</text:p>
          </table:table-cell>
          <table:table-cell table:formula="of:=[.$B$1]+[.B471]" office:value-type="float" office:value="23.5000000000002" calcext:value-type="float">
            <text:p>23.50</text:p>
          </table:table-cell>
          <table:table-cell table:formula="of:=[.C471]+([.$G$3]-[.$G$4]*[.D471])*[.C471]*[.$B$1]" office:value-type="float" office:value="1.24719652600114" calcext:value-type="float">
            <text:p>1.2472</text:p>
          </table:table-cell>
          <table:table-cell table:formula="of:=[.D471]+[.$B$1]*([.$G$5]*[.C471]-[.$G$6])*[.D471]" office:value-type="float" office:value="0.0000000024578631376473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1</text:p>
          </table:table-cell>
          <table:table-cell table:formula="of:=[.$B$1]+[.B472]" office:value-type="float" office:value="23.5500000000002" calcext:value-type="float">
            <text:p>23.55</text:p>
          </table:table-cell>
          <table:table-cell table:formula="of:=[.C472]+([.$G$3]-[.$G$4]*[.D472])*[.C472]*[.$B$1]" office:value-type="float" office:value="1.30955635214793" calcext:value-type="float">
            <text:p>1.3096</text:p>
          </table:table-cell>
          <table:table-cell table:formula="of:=[.D472]+[.$B$1]*([.$G$5]*[.C472]-[.$G$6])*[.D472]" office:value-type="float" office:value="0.0000000024882418990979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2</text:p>
          </table:table-cell>
          <table:table-cell table:formula="of:=[.$B$1]+[.B473]" office:value-type="float" office:value="23.6000000000002" calcext:value-type="float">
            <text:p>23.60</text:p>
          </table:table-cell>
          <table:table-cell table:formula="of:=[.C473]+([.$G$3]-[.$G$4]*[.D473])*[.C473]*[.$B$1]" office:value-type="float" office:value="1.3750341695924" calcext:value-type="float">
            <text:p>1.3750</text:p>
          </table:table-cell>
          <table:table-cell table:formula="of:=[.D473]+[.$B$1]*([.$G$5]*[.C473]-[.$G$6])*[.D473]" office:value-type="float" office:value="0.0000000025267544533752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3</text:p>
          </table:table-cell>
          <table:table-cell table:formula="of:=[.$B$1]+[.B474]" office:value-type="float" office:value="23.6500000000002" calcext:value-type="float">
            <text:p>23.65</text:p>
          </table:table-cell>
          <table:table-cell table:formula="of:=[.C474]+([.$G$3]-[.$G$4]*[.D474])*[.C474]*[.$B$1]" office:value-type="float" office:value="1.4437858778983" calcext:value-type="float">
            <text:p>1.4438</text:p>
          </table:table-cell>
          <table:table-cell table:formula="of:=[.D474]+[.$B$1]*([.$G$5]*[.C474]-[.$G$6])*[.D474]" office:value-type="float" office:value="0.0000000025741354162845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4</text:p>
          </table:table-cell>
          <table:table-cell table:formula="of:=[.$B$1]+[.B475]" office:value-type="float" office:value="23.7000000000002" calcext:value-type="float">
            <text:p>23.70</text:p>
          </table:table-cell>
          <table:table-cell table:formula="of:=[.C475]+([.$G$3]-[.$G$4]*[.D475])*[.C475]*[.$B$1]" office:value-type="float" office:value="1.51597517160739" calcext:value-type="float">
            <text:p>1.5160</text:p>
          </table:table-cell>
          <table:table-cell table:formula="of:=[.D475]+[.$B$1]*([.$G$5]*[.C475]-[.$G$6])*[.D475]" office:value-type="float" office:value="0.0000000026312536635617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5</text:p>
          </table:table-cell>
          <table:table-cell table:formula="of:=[.$B$1]+[.B476]" office:value-type="float" office:value="23.7500000000002" calcext:value-type="float">
            <text:p>23.75</text:p>
          </table:table-cell>
          <table:table-cell table:formula="of:=[.C476]+([.$G$3]-[.$G$4]*[.D476])*[.C476]*[.$B$1]" office:value-type="float" office:value="1.59177392998831" calcext:value-type="float">
            <text:p>1.5918</text:p>
          </table:table-cell>
          <table:table-cell table:formula="of:=[.D476]+[.$B$1]*([.$G$5]*[.C476]-[.$G$6])*[.D476]" office:value-type="float" office:value="0.0000000026991367415917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6</text:p>
          </table:table-cell>
          <table:table-cell table:formula="of:=[.$B$1]+[.B477]" office:value-type="float" office:value="23.8000000000002" calcext:value-type="float">
            <text:p>23.80</text:p>
          </table:table-cell>
          <table:table-cell table:formula="of:=[.C477]+([.$G$3]-[.$G$4]*[.D477])*[.C477]*[.$B$1]" office:value-type="float" office:value="1.67136262627291" calcext:value-type="float">
            <text:p>1.6714</text:p>
          </table:table-cell>
          <table:table-cell table:formula="of:=[.D477]+[.$B$1]*([.$G$5]*[.C477]-[.$G$6])*[.D477]" office:value-type="float" office:value="0.0000000027790006794491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7</text:p>
          </table:table-cell>
          <table:table-cell table:formula="of:=[.$B$1]+[.B478]" office:value-type="float" office:value="23.8500000000002" calcext:value-type="float">
            <text:p>23.85</text:p>
          </table:table-cell>
          <table:table-cell table:formula="of:=[.C478]+([.$G$3]-[.$G$4]*[.D478])*[.C478]*[.$B$1]" office:value-type="float" office:value="1.75493075735432" calcext:value-type="float">
            <text:p>1.7549</text:p>
          </table:table-cell>
          <table:table-cell table:formula="of:=[.D478]+[.$B$1]*([.$G$5]*[.C478]-[.$G$6])*[.D478]" office:value-type="float" office:value="0.0000000028722865391775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8</text:p>
          </table:table-cell>
          <table:table-cell table:formula="of:=[.$B$1]+[.B479]" office:value-type="float" office:value="23.9000000000002" calcext:value-type="float">
            <text:p>23.90</text:p>
          </table:table-cell>
          <table:table-cell table:formula="of:=[.C479]+([.$G$3]-[.$G$4]*[.D479])*[.C479]*[.$B$1]" office:value-type="float" office:value="1.84267729497" calcext:value-type="float">
            <text:p>1.8427</text:p>
          </table:table-cell>
          <table:table-cell table:formula="of:=[.D479]+[.$B$1]*([.$G$5]*[.C479]-[.$G$6])*[.D479]" office:value-type="float" office:value="0.00000000298070541179557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79</text:p>
          </table:table-cell>
          <table:table-cell table:formula="of:=[.$B$1]+[.B480]" office:value-type="float" office:value="23.9500000000002" calcext:value-type="float">
            <text:p>23.95</text:p>
          </table:table-cell>
          <table:table-cell table:formula="of:=[.C480]+([.$G$3]-[.$G$4]*[.D480])*[.C480]*[.$B$1]" office:value-type="float" office:value="1.93481115944388" calcext:value-type="float">
            <text:p>1.9348</text:p>
          </table:table-cell>
          <table:table-cell table:formula="of:=[.D480]+[.$B$1]*([.$G$5]*[.C480]-[.$G$6])*[.D480]" office:value-type="float" office:value="0.0000000031062940504712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0</text:p>
          </table:table-cell>
          <table:table-cell table:formula="of:=[.$B$1]+[.B481]" office:value-type="float" office:value="24.0000000000002" calcext:value-type="float">
            <text:p>24.00</text:p>
          </table:table-cell>
          <table:table-cell table:formula="of:=[.C481]+([.$G$3]-[.$G$4]*[.D481])*[.C481]*[.$B$1]" office:value-type="float" office:value="2.03155171711557" calcext:value-type="float">
            <text:p>2.0316</text:p>
          </table:table-cell>
          <table:table-cell table:formula="of:=[.D481]+[.$B$1]*([.$G$5]*[.C481]-[.$G$6])*[.D481]" office:value-type="float" office:value="0.0000000032514839676160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1</text:p>
          </table:table-cell>
          <table:table-cell table:formula="of:=[.$B$1]+[.B482]" office:value-type="float" office:value="24.0500000000002" calcext:value-type="float">
            <text:p>24.05</text:p>
          </table:table-cell>
          <table:table-cell table:formula="of:=[.C482]+([.$G$3]-[.$G$4]*[.D482])*[.C482]*[.$B$1]" office:value-type="float" office:value="2.13312930264107" calcext:value-type="float">
            <text:p>2.1331</text:p>
          </table:table-cell>
          <table:table-cell table:formula="of:=[.D482]+[.$B$1]*([.$G$5]*[.C482]-[.$G$6])*[.D482]" office:value-type="float" office:value="0.0000000034191876611144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2</text:p>
          </table:table-cell>
          <table:table-cell table:formula="of:=[.$B$1]+[.B483]" office:value-type="float" office:value="24.1000000000002" calcext:value-type="float">
            <text:p>24.10</text:p>
          </table:table-cell>
          <table:table-cell table:formula="of:=[.C483]+([.$G$3]-[.$G$4]*[.D483])*[.C483]*[.$B$1]" office:value-type="float" office:value="2.23978576740844" calcext:value-type="float">
            <text:p>2.2398</text:p>
          </table:table-cell>
          <table:table-cell table:formula="of:=[.D483]+[.$B$1]*([.$G$5]*[.C483]-[.$G$6])*[.D483]" office:value-type="float" office:value="0.000000003612906747616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3</text:p>
          </table:table-cell>
          <table:table-cell table:formula="of:=[.$B$1]+[.B484]" office:value-type="float" office:value="24.1500000000002" calcext:value-type="float">
            <text:p>24.15</text:p>
          </table:table-cell>
          <table:table-cell table:formula="of:=[.C484]+([.$G$3]-[.$G$4]*[.D484])*[.C484]*[.$B$1]" office:value-type="float" office:value="2.35177505537426" calcext:value-type="float">
            <text:p>2.3518</text:p>
          </table:table-cell>
          <table:table-cell table:formula="of:=[.D484]+[.$B$1]*([.$G$5]*[.C484]-[.$G$6])*[.D484]" office:value-type="float" office:value="0.0000000038368682658497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4</text:p>
          </table:table-cell>
          <table:table-cell table:formula="of:=[.$B$1]+[.B485]" office:value-type="float" office:value="24.2000000000002" calcext:value-type="float">
            <text:p>24.20</text:p>
          </table:table-cell>
          <table:table-cell table:formula="of:=[.C485]+([.$G$3]-[.$G$4]*[.D485])*[.C485]*[.$B$1]" office:value-type="float" office:value="2.4693638076918" calcext:value-type="float">
            <text:p>2.4694</text:p>
          </table:table-cell>
          <table:table-cell table:formula="of:=[.D485]+[.$B$1]*([.$G$5]*[.C485]-[.$G$6])*[.D485]" office:value-type="float" office:value="0.0000000040961974064763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5</text:p>
          </table:table-cell>
          <table:table-cell table:formula="of:=[.$B$1]+[.B486]" office:value-type="float" office:value="24.2500000000002" calcext:value-type="float">
            <text:p>24.25</text:p>
          </table:table-cell>
          <table:table-cell table:formula="of:=[.C486]+([.$G$3]-[.$G$4]*[.D486])*[.C486]*[.$B$1]" office:value-type="float" office:value="2.59283199757064" calcext:value-type="float">
            <text:p>2.5928</text:p>
          </table:table-cell>
          <table:table-cell table:formula="of:=[.D486]+[.$B$1]*([.$G$5]*[.C486]-[.$G$6])*[.D486]" office:value-type="float" office:value="0.0000000043971376173882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6</text:p>
          </table:table-cell>
          <table:table-cell table:formula="of:=[.$B$1]+[.B487]" office:value-type="float" office:value="24.3000000000002" calcext:value-type="float">
            <text:p>24.30</text:p>
          </table:table-cell>
          <table:table-cell table:formula="of:=[.C487]+([.$G$3]-[.$G$4]*[.D487])*[.C487]*[.$B$1]" office:value-type="float" office:value="2.72247359687912" calcext:value-type="float">
            <text:p>2.7225</text:p>
          </table:table-cell>
          <table:table-cell table:formula="of:=[.D487]+[.$B$1]*([.$G$5]*[.C487]-[.$G$6])*[.D487]" office:value-type="float" office:value="0.000000004747332692123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7</text:p>
          </table:table-cell>
          <table:table-cell table:formula="of:=[.$B$1]+[.B488]" office:value-type="float" office:value="24.3500000000002" calcext:value-type="float">
            <text:p>24.35</text:p>
          </table:table-cell>
          <table:table-cell table:formula="of:=[.C488]+([.$G$3]-[.$G$4]*[.D488])*[.C488]*[.$B$1]" office:value-type="float" office:value="2.85859727607685" calcext:value-type="float">
            <text:p>2.8586</text:p>
          </table:table-cell>
          <table:table-cell table:formula="of:=[.D488]+[.$B$1]*([.$G$5]*[.C488]-[.$G$6])*[.D488]" office:value-type="float" office:value="0.0000000051561904530122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8</text:p>
          </table:table-cell>
          <table:table-cell table:formula="of:=[.$B$1]+[.B489]" office:value-type="float" office:value="24.4000000000002" calcext:value-type="float">
            <text:p>24.40</text:p>
          </table:table-cell>
          <table:table-cell table:formula="of:=[.C489]+([.$G$3]-[.$G$4]*[.D489])*[.C489]*[.$B$1]" office:value-type="float" office:value="3.00152713914372" calcext:value-type="float">
            <text:p>3.0015</text:p>
          </table:table-cell>
          <table:table-cell table:formula="of:=[.D489]+[.$B$1]*([.$G$5]*[.C489]-[.$G$6])*[.D489]" office:value-type="float" office:value="0.00000000563535452955736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89</text:p>
          </table:table-cell>
          <table:table-cell table:formula="of:=[.$B$1]+[.B490]" office:value-type="float" office:value="24.4500000000002" calcext:value-type="float">
            <text:p>24.45</text:p>
          </table:table-cell>
          <table:table-cell table:formula="of:=[.C490]+([.$G$3]-[.$G$4]*[.D490])*[.C490]*[.$B$1]" office:value-type="float" office:value="3.15160349525517" calcext:value-type="float">
            <text:p>3.1516</text:p>
          </table:table-cell>
          <table:table-cell table:formula="of:=[.D490]+[.$B$1]*([.$G$5]*[.C490]-[.$G$6])*[.D490]" office:value-type="float" office:value="0.00000000619932028103764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0</text:p>
          </table:table-cell>
          <table:table-cell table:formula="of:=[.$B$1]+[.B491]" office:value-type="float" office:value="24.5000000000002" calcext:value-type="float">
            <text:p>24.50</text:p>
          </table:table-cell>
          <table:table-cell table:formula="of:=[.C491]+([.$G$3]-[.$G$4]*[.D491])*[.C491]*[.$B$1]" office:value-type="float" office:value="3.30918366904104" calcext:value-type="float">
            <text:p>3.3092</text:p>
          </table:table-cell>
          <table:table-cell table:formula="of:=[.D491]+[.$B$1]*([.$G$5]*[.C491]-[.$G$6])*[.D491]" office:value-type="float" office:value="0.00000000686624424028198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1</text:p>
          </table:table-cell>
          <table:table-cell table:formula="of:=[.$B$1]+[.B492]" office:value-type="float" office:value="24.5500000000002" calcext:value-type="float">
            <text:p>24.55</text:p>
          </table:table-cell>
          <table:table-cell table:formula="of:=[.C492]+([.$G$3]-[.$G$4]*[.D492])*[.C492]*[.$B$1]" office:value-type="float" office:value="3.47464285135701" calcext:value-type="float">
            <text:p>3.4746</text:p>
          </table:table-cell>
          <table:table-cell table:formula="of:=[.D492]+[.$B$1]*([.$G$5]*[.C492]-[.$G$6])*[.D492]" office:value-type="float" office:value="0.0000000076590151936472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2</text:p>
          </table:table-cell>
          <table:table-cell table:formula="of:=[.$B$1]+[.B493]" office:value-type="float" office:value="24.6000000000002" calcext:value-type="float">
            <text:p>24.60</text:p>
          </table:table-cell>
          <table:table-cell table:formula="of:=[.C493]+([.$G$3]-[.$G$4]*[.D493])*[.C493]*[.$B$1]" office:value-type="float" office:value="3.64837499259424" calcext:value-type="float">
            <text:p>3.6484</text:p>
          </table:table-cell>
          <table:table-cell table:formula="of:=[.D493]+[.$B$1]*([.$G$5]*[.C493]-[.$G$6])*[.D493]" office:value-type="float" office:value="0.00000000860668155351699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3</text:p>
          </table:table-cell>
          <table:table-cell table:formula="of:=[.$B$1]+[.B494]" office:value-type="float" office:value="24.6500000000002" calcext:value-type="float">
            <text:p>24.65</text:p>
          </table:table-cell>
          <table:table-cell table:formula="of:=[.C494]+([.$G$3]-[.$G$4]*[.D494])*[.C494]*[.$B$1]" office:value-type="float" office:value="3.83079374065393" calcext:value-type="float">
            <text:p>3.8308</text:p>
          </table:table-cell>
          <table:table-cell table:formula="of:=[.D494]+[.$B$1]*([.$G$5]*[.C494]-[.$G$6])*[.D494]" office:value-type="float" office:value="0.00000000974636756329481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4</text:p>
          </table:table-cell>
          <table:table-cell table:formula="of:=[.$B$1]+[.B495]" office:value-type="float" office:value="24.7000000000002" calcext:value-type="float">
            <text:p>24.70</text:p>
          </table:table-cell>
          <table:table-cell table:formula="of:=[.C495]+([.$G$3]-[.$G$4]*[.D495])*[.C495]*[.$B$1]" office:value-type="float" office:value="4.02233342581981" calcext:value-type="float">
            <text:p>4.0223</text:p>
          </table:table-cell>
          <table:table-cell table:formula="of:=[.D495]+[.$B$1]*([.$G$5]*[.C495]-[.$G$6])*[.D495]" office:value-type="float" office:value="0.000000011125865377909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5</text:p>
          </table:table-cell>
          <table:table-cell table:formula="of:=[.$B$1]+[.B496]" office:value-type="float" office:value="24.7500000000002" calcext:value-type="float">
            <text:p>24.75</text:p>
          </table:table-cell>
          <table:table-cell table:formula="of:=[.C496]+([.$G$3]-[.$G$4]*[.D496])*[.C496]*[.$B$1]" office:value-type="float" office:value="4.22345009487321" calcext:value-type="float">
            <text:p>4.2235</text:p>
          </table:table-cell>
          <table:table-cell table:formula="of:=[.D496]+[.$B$1]*([.$G$5]*[.C496]-[.$G$6])*[.D496]" office:value-type="float" office:value="0.000000012807169119050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6</text:p>
          </table:table-cell>
          <table:table-cell table:formula="of:=[.$B$1]+[.B497]" office:value-type="float" office:value="24.8000000000002" calcext:value-type="float">
            <text:p>24.80</text:p>
          </table:table-cell>
          <table:table-cell table:formula="of:=[.C497]+([.$G$3]-[.$G$4]*[.D497])*[.C497]*[.$B$1]" office:value-type="float" office:value="4.43462259691234" calcext:value-type="float">
            <text:p>4.4346</text:p>
          </table:table-cell>
          <table:table-cell table:formula="of:=[.D497]+[.$B$1]*([.$G$5]*[.C497]-[.$G$6])*[.D497]" office:value-type="float" office:value="0.000000014871332644643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7</text:p>
          </table:table-cell>
          <table:table-cell table:formula="of:=[.$B$1]+[.B498]" office:value-type="float" office:value="24.8500000000002" calcext:value-type="float">
            <text:p>24.85</text:p>
          </table:table-cell>
          <table:table-cell table:formula="of:=[.C498]+([.$G$3]-[.$G$4]*[.D498])*[.C498]*[.$B$1]" office:value-type="float" office:value="4.65635372346052" calcext:value-type="float">
            <text:p>4.6564</text:p>
          </table:table-cell>
          <table:table-cell table:formula="of:=[.D498]+[.$B$1]*([.$G$5]*[.C498]-[.$G$6])*[.D498]" office:value-type="float" office:value="0.0000000174252034020182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8</text:p>
          </table:table-cell>
          <table:table-cell table:formula="of:=[.$B$1]+[.B499]" office:value-type="float" office:value="24.9000000000002" calcext:value-type="float">
            <text:p>24.90</text:p>
          </table:table-cell>
          <table:table-cell table:formula="of:=[.C499]+([.$G$3]-[.$G$4]*[.D499])*[.C499]*[.$B$1]" office:value-type="float" office:value="4.88917140557665" calcext:value-type="float">
            <text:p>4.8892</text:p>
          </table:table-cell>
          <table:table-cell table:formula="of:=[.D499]+[.$B$1]*([.$G$5]*[.C499]-[.$G$6])*[.D499]" office:value-type="float" office:value="0.0000000206108387690695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99</text:p>
          </table:table-cell>
          <table:table-cell table:formula="of:=[.$B$1]+[.B500]" office:value-type="float" office:value="24.9500000000002" calcext:value-type="float">
            <text:p>24.95</text:p>
          </table:table-cell>
          <table:table-cell table:formula="of:=[.C500]+([.$G$3]-[.$G$4]*[.D500])*[.C500]*[.$B$1]" office:value-type="float" office:value="5.13362997081699" calcext:value-type="float">
            <text:p>5.1336</text:p>
          </table:table-cell>
          <table:table-cell table:formula="of:=[.D500]+[.$B$1]*([.$G$5]*[.C500]-[.$G$6])*[.D500]" office:value-type="float" office:value="0.0000000246187930083503" calcext:value-type="float">
            <text:p>0.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00</text:p>
          </table:table-cell>
          <table:table-cell table:formula="of:=[.$B$1]+[.B501]" office:value-type="float" office:value="25.0000000000002" calcext:value-type="float">
            <text:p>25.00</text:p>
          </table:table-cell>
          <table:table-cell table:formula="of:=[.C501]+([.$G$3]-[.$G$4]*[.D501])*[.C501]*[.$B$1]" office:value-type="float" office:value="5.39031146303865" calcext:value-type="float">
            <text:p>5.3903</text:p>
          </table:table-cell>
          <table:table-cell table:formula="of:=[.D501]+[.$B$1]*([.$G$5]*[.C501]-[.$G$6])*[.D501]" office:value-type="float" office:value="0.0000000297070420395831" calcext:value-type="float">
            <text:p>0.0000</text:p>
          </table:table-cell>
          <table:table-cell table:number-columns-repeated="1018"/>
        </table:table-row>
        <table:table-row table:style-name="ro1" table:number-rows-repeated="10480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kusz2" table:style-name="ta2">
        <table:table-column table:style-name="co2" table:number-columns-repeated="257" table:default-cell-style-name="ce1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kusz3" table:style-name="ta3">
        <table:table-column table:style-name="co2" table:number-columns-repeated="257" table:default-cell-style-name="ce11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3:40:29.8078490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3-26T13:55:08</meta:creation-date>
    <dc:date>2021-05-12T23:43:25.694541590</dc:date>
    <meta:editing-cycles>5</meta:editing-cycles>
    <meta:editing-duration>PT58M45S</meta:editing-duration>
    <meta:generator>LibreOffice/6.4.7.2$Linux_X86_64 LibreOffice_project/40$Build-2</meta:generator>
    <meta:document-statistic meta:table-count="3" meta:cell-count="201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C2:Arkusz1.D502 Arkusz1.D1:Arkusz1.D1" chart:data-source-has-labels="row" svg:x="1.331cm" svg:y="0.18cm" svg:width="14.349cm" svg:height="7.659cm">
          <chartooo:coordinate-region svg:x="2.614cm" svg:y="0.379cm" svg:width="12.271cm" svg:height="6.813cm"/>
          <chart:axis chart:dimension="x" chart:name="primary-x" chart:style-name="ch3">
            <chart:title svg:x="8.342cm" svg:y="8.019cm" chart:style-name="ch4">
              <text:p>X</text:p>
            </chart:title>
          </chart:axis>
          <chart:axis chart:dimension="y" chart:name="primary-y" chart:style-name="ch3">
            <chart:title svg:x="0.451cm" svg:y="4.172cm" chart:style-name="ch5">
              <text:p>Y</text:p>
            </chart:title>
            <chart:grid chart:style-name="ch6" chart:class="major"/>
          </chart:axis>
          <chart:series chart:style-name="ch7" chart:values-cell-range-address="Arkusz1.D2:Arkusz1.D502" chart:label-cell-address="Arkusz1.D1:Arkusz1.D1" chart:class="chart:scatter">
            <chart:domain table:cell-range-address="Arkusz1.C2:Arkusz1.C502"/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y_n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Arkusz1.C2:Arkusz1.C502</svg:desc>
                </draw:g>
              </table:table-cell>
              <table:table-cell office:value-type="float" office:value="9">
                <text:p>9</text:p>
                <draw:g>
                  <svg:desc>Arkusz1.D2:Arkusz1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">
                <text:p>5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8">
                <text:p>2.268</text:p>
              </table:table-cell>
              <table:table-cell office:value-type="float" office:value="15.372">
                <text:p>15.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82152">
                <text:p>0.6382152</text:p>
              </table:table-cell>
              <table:table-cell office:value-type="float" office:value="16.3465848">
                <text:p>16.3465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494015627552">
                <text:p>0.148494015627552</text:p>
              </table:table-cell>
              <table:table-cell office:value-type="float" office:value="16.0508875043724">
                <text:p>16.0508875043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7456794134115">
                <text:p>0.0367456794134115</text:p>
              </table:table-cell>
              <table:table-cell office:value-type="float" office:value="15.3675161661493">
                <text:p>15.3675161661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348472262995">
                <text:p>0.010348472262995</text:p>
              </table:table-cell>
              <table:table-cell office:value-type="float" office:value="14.627374848963">
                <text:p>14.627374848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9734673089854">
                <text:p>0.00329734673089854</text:p>
              </table:table-cell>
              <table:table-cell office:value-type="float" office:value="13.9035746556601">
                <text:p>13.9035746556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16996874551124">
                <text:p>0.00116996874551124</text:p>
              </table:table-cell>
              <table:table-cell office:value-type="float" office:value="13.210688168199">
                <text:p>13.210688168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55662569612406">
                <text:p>0.000455662569612406</text:p>
              </table:table-cell>
              <table:table-cell office:value-type="float" office:value="12.5509265644022">
                <text:p>12.5509265644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249632562542">
                <text:p>0.00019249632562542</text:p>
              </table:table-cell>
              <table:table-cell office:value-type="float" office:value="11.9236661855546">
                <text:p>11.9236661855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873580454715249">
                <text:p>0.0000873580454715249</text:p>
              </table:table-cell>
              <table:table-cell office:value-type="float" office:value="11.3275976393733">
                <text:p>11.3275976393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422481082619257">
                <text:p>0.0000422481082619257</text:p>
              </table:table-cell>
              <table:table-cell office:value-type="float" office:value="10.7612672352441">
                <text:p>10.761267235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16283545155166">
                <text:p>0.0000216283545155166</text:p>
              </table:table-cell>
              <table:table-cell office:value-type="float" office:value="10.2232266056411">
                <text:p>10.2232266056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16541937753291">
                <text:p>0.0000116541937753291</text:p>
              </table:table-cell>
              <table:table-cell office:value-type="float" office:value="9.71207633093747">
                <text:p>9.71207633093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57758248801895">
                <text:p>0.00000657758248801895</text:p>
              </table:table-cell>
              <table:table-cell office:value-type="float" office:value="9.22647817371157">
                <text:p>9.22647817371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87206554934519">
                <text:p>0.00000387206554934519</text:p>
              </table:table-cell>
              <table:table-cell office:value-type="float" office:value="8.76515729942205">
                <text:p>8.76515729942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36870564612826">
                <text:p>0.00000236870564612826</text:p>
              </table:table-cell>
              <table:table-cell office:value-type="float" office:value="8.32690113141413">
                <text:p>8.32690113141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50094204219805">
                <text:p>0.00000150094204219805</text:p>
              </table:table-cell>
              <table:table-cell office:value-type="float" office:value="7.91055706104231">
                <text:p>7.9105570610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982324760801702">
                <text:p>0.000000982324760801702</text:p>
              </table:table-cell>
              <table:table-cell office:value-type="float" office:value="7.51502980165458">
                <text:p>7.51502980165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662331006225387">
                <text:p>0.000000662331006225387</text:p>
              </table:table-cell>
              <table:table-cell office:value-type="float" office:value="7.13927868068184">
                <text:p>7.13927868068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459019274921683">
                <text:p>0.000000459019274921683</text:p>
              </table:table-cell>
              <table:table-cell office:value-type="float" office:value="6.78231498307603">
                <text:p>6.78231498307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326309573376666">
                <text:p>0.000000326309573376666</text:p>
              </table:table-cell>
              <table:table-cell office:value-type="float" office:value="6.4431993895829">
                <text:p>6.4431993895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3750116984572">
                <text:p>0.00000023750116984572</text:p>
              </table:table-cell>
              <table:table-cell office:value-type="float" office:value="6.12103952522763">
                <text:p>6.12103952522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176688525942333">
                <text:p>0.000000176688525942333</text:p>
              </table:table-cell>
              <table:table-cell office:value-type="float" office:value="5.81498762165396">
                <text:p>5.81498762165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134150872677302">
                <text:p>0.000000134150872677302</text:p>
              </table:table-cell>
              <table:table-cell office:value-type="float" office:value="5.52423829194334">
                <text:p>5.52423829194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103804346924089">
                <text:p>0.000000103804346924089</text:p>
              </table:table-cell>
              <table:table-cell office:value-type="float" office:value="5.24802641440024">
                <text:p>5.24802641440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817561665409341">
                <text:p>0.0000000817561665409341</text:p>
              </table:table-cell>
              <table:table-cell office:value-type="float" office:value="4.98562512091863">
                <text:p>4.98562512091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654636949831564">
                <text:p>0.0000000654636949831564</text:p>
              </table:table-cell>
              <table:table-cell office:value-type="float" office:value="4.73634388525297">
                <text:p>4.73634388525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532339511603373">
                <text:p>0.0000000532339511603373</text:p>
              </table:table-cell>
              <table:table-cell office:value-type="float" office:value="4.49952670649325">
                <text:p>4.49952670649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439192694714494">
                <text:p>0.0000000439192694714494</text:p>
              </table:table-cell>
              <table:table-cell office:value-type="float" office:value="4.27455038314497">
                <text:p>4.27455038314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367284764376903">
                <text:p>0.0000000367284764376903</text:p>
              </table:table-cell>
              <table:table-cell office:value-type="float" office:value="4.06082287337448">
                <text:p>4.06082287337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311075083984564">
                <text:p>0.0000000311075083984564</text:p>
              </table:table-cell>
              <table:table-cell office:value-type="float" office:value="3.85778173716315">
                <text:p>3.85778173716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266625849289685">
                <text:p>0.0000000266625849289685</text:p>
              </table:table-cell>
              <table:table-cell office:value-type="float" office:value="3.66489265630529">
                <text:p>3.66489265630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231099385902023">
                <text:p>0.0000000231099385902023</text:p>
              </table:table-cell>
              <table:table-cell office:value-type="float" office:value="3.4816480283758">
                <text:p>3.4816480283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202424019132892">
                <text:p>0.0000000202424019132892</text:p>
              </table:table-cell>
              <table:table-cell office:value-type="float" office:value="3.30756563098004">
                <text:p>3.30756563098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179068683661097">
                <text:p>0.0000000179068683661097</text:p>
              </table:table-cell>
              <table:table-cell office:value-type="float" office:value="3.14218735277869">
                <text:p>3.14218735277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15988875019022">
                <text:p>0.000000015988875019022</text:p>
              </table:table-cell>
              <table:table-cell office:value-type="float" office:value="2.9850779879531">
                <text:p>2.9850779879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144019168264023">
                <text:p>0.0000000144019168264023</text:p>
              </table:table-cell>
              <table:table-cell office:value-type="float" office:value="2.83582409094184">
                <text:p>2.83582409094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130799475331198">
                <text:p>0.0000000130799475331198</text:p>
              </table:table-cell>
              <table:table-cell office:value-type="float" office:value="2.69403288843682">
                <text:p>2.69403288843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119720544681132">
                <text:p>0.0000000119720544681132</text:p>
              </table:table-cell>
              <table:table-cell office:value-type="float" office:value="2.55933124577687">
                <text:p>2.55933124577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110386345376996">
                <text:p>0.0000000110386345376996</text:p>
              </table:table-cell>
              <table:table-cell office:value-type="float" office:value="2.43136468502005">
                <text:p>2.43136468502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102486189552943">
                <text:p>0.0000000102486189552943</text:p>
              </table:table-cell>
              <table:table-cell office:value-type="float" office:value="2.30979645211099">
                <text:p>2.30979645211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957743871796023">
                <text:p>0.00000000957743871796023</text:p>
              </table:table-cell>
              <table:table-cell office:value-type="float" office:value="2.19430663068905">
                <text:p>2.194306630689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00900551878966633">
                <text:p>0.00000000900551878966633</text:p>
              </table:table-cell>
              <table:table-cell office:value-type="float" office:value="2.08459130020539">
                <text:p>2.08459130020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851715342301092">
                <text:p>0.00000000851715342301092</text:p>
              </table:table-cell>
              <table:table-cell office:value-type="float" office:value="1.98036173613376">
                <text:p>1.98036173613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809965885717589">
                <text:p>0.00000000809965885717589</text:p>
              </table:table-cell>
              <table:table-cell office:value-type="float" office:value="1.88134365017043">
                <text:p>1.88134365017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774272971205996">
                <text:p>0.00000000774272971205996</text:p>
              </table:table-cell>
              <table:table-cell office:value-type="float" office:value="1.78727646842382">
                <text:p>1.78727646842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743794626687642">
                <text:p>0.00000000743794626687642</text:p>
              </table:table-cell>
              <table:table-cell office:value-type="float" office:value="1.69791264569455">
                <text:p>1.69791264569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717839442899394">
                <text:p>0.00000000717839442899394</text:p>
              </table:table-cell>
              <table:table-cell office:value-type="float" office:value="1.61301701404127">
                <text:p>1.61301701404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695837053307032">
                <text:p>0.00000000695837053307032</text:p>
              </table:table-cell>
              <table:table-cell office:value-type="float" office:value="1.53236616391815">
                <text:p>1.53236616391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677315048167973">
                <text:p>0.00000000677315048167973</text:p>
              </table:table-cell>
              <table:table-cell office:value-type="float" office:value="1.45574785625538">
                <text:p>1.45574785625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66188080410737">
                <text:p>0.0000000066188080410737</text:p>
              </table:table-cell>
              <table:table-cell office:value-type="float" office:value="1.38296046393561">
                <text:p>1.38296046393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649207095116819">
                <text:p>0.00000000649207095116819</text:p>
              </table:table-cell>
              <table:table-cell office:value-type="float" office:value="1.31381244119651">
                <text:p>1.31381244119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00639020631948783">
                <text:p>0.00000000639020631948783</text:p>
              </table:table-cell>
              <table:table-cell office:value-type="float" office:value="1.24812181956315">
                <text:p>1.24812181956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0631092883851907">
                <text:p>0.00000000631092883851907</text:p>
              </table:table-cell>
              <table:table-cell office:value-type="float" office:value="1.18571572898378">
                <text:p>1.18571572898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625232690102856">
                <text:p>0.00000000625232690102856</text:p>
              </table:table-cell>
              <table:table-cell office:value-type="float" office:value="1.12642994290874">
                <text:p>1.12642994290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00621280283437136">
                <text:p>0.00000000621280283437136</text:p>
              </table:table-cell>
              <table:table-cell office:value-type="float" office:value="1.07010844611544">
                <text:p>1.07010844611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0061910243367344">
                <text:p>0.0000000061910243367344</text:p>
              </table:table-cell>
              <table:table-cell office:value-type="float" office:value="1.01660302414209">
                <text:p>1.01660302414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00618588485040804">
                <text:p>0.00000000618588485040804</text:p>
              </table:table-cell>
              <table:table-cell office:value-type="float" office:value="0.965772873249677">
                <text:p>0.965772873249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619647110364993">
                <text:p>0.00000000619647110364993</text:p>
              </table:table-cell>
              <table:table-cell office:value-type="float" office:value="0.917484229885901">
                <text:p>0.917484229885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62220364329053">
                <text:p>0.0000000062220364329053</text:p>
              </table:table-cell>
              <table:table-cell office:value-type="float" office:value="0.871610018675864">
                <text:p>0.871610018675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626197878997624">
                <text:p>0.00000000626197878997624</text:p>
              </table:table-cell>
              <table:table-cell office:value-type="float" office:value="0.82802951801323">
                <text:p>0.8280295180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0063158225655114">
                <text:p>0.0000000063158225655114</text:p>
              </table:table-cell>
              <table:table-cell office:value-type="float" office:value="0.786628042371824">
                <text:p>0.78662804237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638320353675317">
                <text:p>0.00000000638320353675317</text:p>
              </table:table-cell>
              <table:table-cell office:value-type="float" office:value="0.747296640501643">
                <text:p>0.747296640501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646385638565814">
                <text:p>0.00000000646385638565814</text:p>
              </table:table-cell>
              <table:table-cell office:value-type="float" office:value="0.709931808715068">
                <text:p>0.709931808715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655760434218381">
                <text:p>0.00000000655760434218381</text:p>
              </table:table-cell>
              <table:table-cell office:value-type="float" office:value="0.674435218508759">
                <text:p>0.6744352185087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666435059342226">
                <text:p>0.00000000666435059342226</text:p>
              </table:table-cell>
              <table:table-cell office:value-type="float" office:value="0.640713457804455">
                <text:p>0.640713457804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678407116745674">
                <text:p>0.00000000678407116745674</text:p>
              </table:table-cell>
              <table:table-cell office:value-type="float" office:value="0.60867778512773">
                <text:p>0.60867778512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691680905521175">
                <text:p>0.00000000691680905521175</text:p>
              </table:table-cell>
              <table:table-cell office:value-type="float" office:value="0.578243896077809">
                <text:p>0.578243896077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706266937714674">
                <text:p>0.00000000706266937714674</text:p>
              </table:table-cell>
              <table:table-cell office:value-type="float" office:value="0.549331701473899">
                <text:p>0.549331701473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72218154367093">
                <text:p>0.0000000072218154367093</text:p>
              </table:table-cell>
              <table:table-cell office:value-type="float" office:value="0.521865116594191">
                <text:p>0.521865116594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739446553079976">
                <text:p>0.00000000739446553079976</text:p>
              </table:table-cell>
              <table:table-cell office:value-type="float" office:value="0.495771860952922">
                <text:p>0.495771860952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758089041049191">
                <text:p>0.00000000758089041049191</text:p>
              </table:table-cell>
              <table:table-cell office:value-type="float" office:value="0.470983268088574">
                <text:p>0.470983268088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778141130398876">
                <text:p>0.00000000778141130398876</text:p>
              </table:table-cell>
              <table:table-cell office:value-type="float" office:value="0.447434104862669">
                <text:p>0.4474341048626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799639842911978">
                <text:p>0.00000000799639842911978</text:p>
              </table:table-cell>
              <table:table-cell office:value-type="float" office:value="0.425062399793619">
                <text:p>0.425062399793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822626993527639">
                <text:p>0.00000000822626993527639</text:p>
              </table:table-cell>
              <table:table-cell office:value-type="float" office:value="0.403809279973887">
                <text:p>0.4038092799738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847149122506847">
                <text:p>0.00000000847149122506847</text:p>
              </table:table-cell>
              <table:table-cell office:value-type="float" office:value="0.383618816141285">
                <text:p>0.383618816141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873257461458629">
                <text:p>0.00000000873257461458629</text:p>
              </table:table-cell>
              <table:table-cell office:value-type="float" office:value="0.364437875496712">
                <text:p>0.364437875496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00901007929830779">
                <text:p>0.00000000901007929830779</text:p>
              </table:table-cell>
              <table:table-cell office:value-type="float" office:value="0.346215981881">
                <text:p>0.346215981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00930461159066871">
                <text:p>0.00000000930461159066871</text:p>
              </table:table-cell>
              <table:table-cell office:value-type="float" office:value="0.328905182942922">
                <text:p>0.3289051829429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961682542133006">
                <text:p>0.00000000961682542133006</text:p>
              </table:table-cell>
              <table:table-cell office:value-type="float" office:value="0.312459923948792">
                <text:p>0.312459923948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994742306540768">
                <text:p>0.00000000994742306540768</text:p>
              </table:table-cell>
              <table:table-cell office:value-type="float" office:value="0.296836927901596">
                <text:p>0.2968369279015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102971560935144">
                <text:p>0.0000000102971560935144</text:p>
              </table:table-cell>
              <table:table-cell office:value-type="float" office:value="0.281995081654155">
                <text:p>0.281995081654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106668265295203">
                <text:p>0.0000000106668265295203</text:p>
              </table:table-cell>
              <table:table-cell office:value-type="float" office:value="0.267895327716634">
                <text:p>0.267895327716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110572882065552">
                <text:p>0.0000000110572882065552</text:p>
              </table:table-cell>
              <table:table-cell office:value-type="float" office:value="0.254500561473682">
                <text:p>0.254500561473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114694483140358">
                <text:p>0.0000000114694483140358</text:p>
              </table:table-cell>
              <table:table-cell office:value-type="float" office:value="0.241775533540702">
                <text:p>0.241775533540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119042691304604">
                <text:p>0.0000000119042691304604</text:p>
              </table:table-cell>
              <table:table-cell office:value-type="float" office:value="0.229686757002319">
                <text:p>0.2296867570023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123627699384305">
                <text:p>0.0000000123627699384305</text:p>
              </table:table-cell>
              <table:table-cell office:value-type="float" office:value="0.218202419288916">
                <text:p>0.218202419288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128460291198681">
                <text:p>0.0000000128460291198681</text:p>
              </table:table-cell>
              <table:table-cell office:value-type="float" office:value="0.207292298459349">
                <text:p>0.207292298459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133551864307448">
                <text:p>0.0000000133551864307448</text:p>
              </table:table-cell>
              <table:table-cell office:value-type="float" office:value="0.196927683669526">
                <text:p>0.196927683669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13891445455843">
                <text:p>0.000000013891445455843</text:p>
              </table:table-cell>
              <table:table-cell office:value-type="float" office:value="0.18708129961755">
                <text:p>0.18708129961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144560762451629">
                <text:p>0.0000000144560762451629</text:p>
              </table:table-cell>
              <table:table-cell office:value-type="float" office:value="0.177727234766614">
                <text:p>0.1777272347666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150504181345896">
                <text:p>0.0000000150504181345896</text:p>
              </table:table-cell>
              <table:table-cell office:value-type="float" office:value="0.168840873156745">
                <text:p>0.1688408731567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156758827543582">
                <text:p>0.0000000156758827543582</text:p>
              </table:table-cell>
              <table:table-cell office:value-type="float" office:value="0.160398829625964">
                <text:p>0.1603988296259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163339572297185">
                <text:p>0.0000000163339572297185</text:p>
              </table:table-cell>
              <table:table-cell office:value-type="float" office:value="0.152378888270386">
                <text:p>0.1523788882703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170262075790184">
                <text:p>0.0000000170262075790184</text:p>
              </table:table-cell>
              <table:table-cell office:value-type="float" office:value="0.144759943981314">
                <text:p>0.144759943981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177542823152017">
                <text:p>0.0000000177542823152017</text:p>
              </table:table-cell>
              <table:table-cell office:value-type="float" office:value="0.137521946905484">
                <text:p>0.137521946905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185199162574669">
                <text:p>0.0000000185199162574669</text:p>
              </table:table-cell>
              <table:table-cell office:value-type="float" office:value="0.13064584968229">
                <text:p>0.13064584968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193249345605652">
                <text:p>0.0000000193249345605652</text:p>
              </table:table-cell>
              <table:table-cell office:value-type="float" office:value="0.124113557319153">
                <text:p>0.124113557319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201712569699299">
                <text:p>0.0000000201712569699299</text:p>
              </table:table-cell>
              <table:table-cell office:value-type="float" office:value="0.117907879573119">
                <text:p>0.117907879573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210609023115439">
                <text:p>0.0000000210609023115439</text:p>
              </table:table-cell>
              <table:table-cell office:value-type="float" office:value="0.112012485713381">
                <text:p>0.112012485713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021995993226157">
                <text:p>0.000000021995993226157</text:p>
              </table:table-cell>
              <table:table-cell office:value-type="float" office:value="0.106411861545666">
                <text:p>0.106411861545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229787611581778">
                <text:p>0.0000000229787611581778</text:p>
              </table:table-cell>
              <table:table-cell office:value-type="float" office:value="0.101091268585415">
                <text:p>0.101091268585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0240115516102866">
                <text:p>0.0000000240115516102866</text:p>
              </table:table-cell>
              <table:table-cell office:value-type="float" office:value="0.0960367052722914">
                <text:p>0.0960367052722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0250968296755445">
                <text:p>0.0000000250968296755445</text:p>
              </table:table-cell>
              <table:table-cell office:value-type="float" office:value="0.0912348701239764">
                <text:p>0.09123487012397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262371858595232">
                <text:p>0.0000000262371858595232</text:p>
              </table:table-cell>
              <table:table-cell office:value-type="float" office:value="0.0866731267322629">
                <text:p>0.08667312673226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274353422057443">
                <text:p>0.0000000274353422057443</text:p>
              </table:table-cell>
              <table:table-cell office:value-type="float" office:value="0.0823394705093527">
                <text:p>0.0823394705093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0286941587385083">
                <text:p>0.0000000286941587385083</text:p>
              </table:table-cell>
              <table:table-cell office:value-type="float" office:value="0.0782224970968356">
                <text:p>0.0782224970968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0300166402380028">
                <text:p>0.0000000300166402380028</text:p>
              </table:table-cell>
              <table:table-cell office:value-type="float" office:value="0.0743113723542203">
                <text:p>0.07431137235422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0314059433634255">
                <text:p>0.0000000314059433634255</text:p>
              </table:table-cell>
              <table:table-cell office:value-type="float" office:value="0.0705958038480381">
                <text:p>0.07059580384803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328653841407294">
                <text:p>0.0000000328653841407294</text:p>
              </table:table-cell>
              <table:table-cell office:value-type="float" office:value="0.0670660137664926">
                <text:p>0.06706601376649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343984458325047">
                <text:p>0.0000000343984458325047</text:p>
              </table:table-cell>
              <table:table-cell office:value-type="float" office:value="0.0637127131883755">
                <text:p>0.06371271318837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360087872084574">
                <text:p>0.0000000360087872084574</text:p>
              </table:table-cell>
              <table:table-cell office:value-type="float" office:value="0.0605270776385377">
                <text:p>0.06052707763853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377002512359284">
                <text:p>0.0000000377002512359284</text:p>
              </table:table-cell>
              <table:table-cell office:value-type="float" office:value="0.0575007238655861">
                <text:p>0.05750072386558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394768742109258">
                <text:p>0.0000000394768742109258</text:p>
              </table:table-cell>
              <table:table-cell office:value-type="float" office:value="0.0546256877806964">
                <text:p>0.0546256877806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413428953512119">
                <text:p>0.0000000413428953512119</text:p>
              </table:table-cell>
              <table:table-cell office:value-type="float" office:value="0.0518944034994841">
                <text:p>0.0518944034994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433027668741129">
                <text:p>0.0000000433027668741129</text:p>
              </table:table-cell>
              <table:table-cell office:value-type="float" office:value="0.0492996834317832">
                <text:p>0.04929968343178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453611645828878">
                <text:p>0.0000000453611645828878</text:p>
              </table:table-cell>
              <table:table-cell office:value-type="float" office:value="0.0468346993669346">
                <text:p>0.0468346993669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475229989867236">
                <text:p>0.0000000475229989867236</text:p>
              </table:table-cell>
              <table:table-cell office:value-type="float" office:value="0.0444929645048117">
                <text:p>0.0444929645048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497934269807058">
                <text:p>0.0000000497934269807058</text:p>
              </table:table-cell>
              <table:table-cell office:value-type="float" office:value="0.0422683163852931">
                <text:p>0.0422683163852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0521778641134647">
                <text:p>0.0000000521778641134647</text:p>
              </table:table-cell>
              <table:table-cell office:value-type="float" office:value="0.0401549006712627">
                <text:p>0.04015490067126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546819974716022">
                <text:p>0.0000000546819974716022</text:p>
              </table:table-cell>
              <table:table-cell office:value-type="float" office:value="0.0381471557424594">
                <text:p>0.03814715574245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573117992114894">
                <text:p>0.0000000573117992114894</text:p>
              </table:table-cell>
              <table:table-cell office:value-type="float" office:value="0.0362397980596345">
                <text:p>0.0362397980596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600735407705709">
                <text:p>0.0000000600735407705709</text:p>
              </table:table-cell>
              <table:table-cell office:value-type="float" office:value="0.0344278082605012">
                <text:p>0.0344278082605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629738077919405">
                <text:p>0.0000000629738077919405</text:p>
              </table:table-cell>
              <table:table-cell office:value-type="float" office:value="0.0327064179508862">
                <text:p>0.0327064179508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660195157976575">
                <text:p>0.0000000660195157976575</text:p>
              </table:table-cell>
              <table:table-cell office:value-type="float" office:value="0.0310710971563242">
                <text:p>0.03107109715632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692179266480622">
                <text:p>0.0000000692179266480622</text:p>
              </table:table-cell>
              <table:table-cell office:value-type="float" office:value="0.029517542401073">
                <text:p>0.029517542401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725766658262279">
                <text:p>0.0000000725766658262279</text:p>
              </table:table-cell>
              <table:table-cell office:value-type="float" office:value="0.0280416653831765">
                <text:p>0.0280416653831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76103740588653">
                <text:p>0.000000076103740588653</text:p>
              </table:table-cell>
              <table:table-cell office:value-type="float" office:value="0.0266395822157762">
                <text:p>0.02663958221577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798075590253687">
                <text:p>0.0000000798075590253687</text:p>
              </table:table-cell>
              <table:table-cell office:value-type="float" office:value="0.025307603206356">
                <text:p>0.025307603206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83696950074803">
                <text:p>0.000000083696950074803</text:p>
              </table:table-cell>
              <table:table-cell office:value-type="float" office:value="0.0240422231470251">
                <text:p>0.0240422231470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087781184541022">
                <text:p>0.000000087781184541022</text:p>
              </table:table-cell>
              <table:table-cell office:value-type="float" office:value="0.0228401120902869">
                <text:p>0.0228401120902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0920699971633563">
                <text:p>0.0000000920699971633563</text:p>
              </table:table-cell>
              <table:table-cell office:value-type="float" office:value="0.0216981065860191">
                <text:p>0.02169810658601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965736097909329">
                <text:p>0.0000000965736097909329</text:p>
              </table:table-cell>
              <table:table-cell office:value-type="float" office:value="0.0206132013566054">
                <text:p>0.02061320135660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101302755717262">
                <text:p>0.000000101302755717262</text:p>
              </table:table-cell>
              <table:table-cell office:value-type="float" office:value="0.0195825413883097">
                <text:p>0.01958254138830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106268705232796">
                <text:p>0.000000106268705232796</text:p>
              </table:table-cell>
              <table:table-cell office:value-type="float" office:value="0.0186034144180825">
                <text:p>0.01860341441808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11148329245628">
                <text:p>0.00000011148329245628</text:p>
              </table:table-cell>
              <table:table-cell office:value-type="float" office:value="0.0176732437960264">
                <text:p>0.0176732437960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116958943508755">
                <text:p>0.000000116958943508755</text:p>
              </table:table-cell>
              <table:table-cell office:value-type="float" office:value="0.0167895817047386">
                <text:p>0.01678958170473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122708706097286">
                <text:p>0.000000122708706097286</text:p>
              </table:table-cell>
              <table:table-cell office:value-type="float" office:value="0.0159501027176863">
                <text:p>0.0159501027176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12874628057882">
                <text:p>0.00000012874628057882</text:p>
              </table:table-cell>
              <table:table-cell office:value-type="float" office:value="0.0151525976796628">
                <text:p>0.0151525976796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135086052578143">
                <text:p>0.000000135086052578143</text:p>
              </table:table-cell>
              <table:table-cell office:value-type="float" office:value="0.0143949678932217">
                <text:p>0.01439496789322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141743127237566">
                <text:p>0.000000141743127237566</text:p>
              </table:table-cell>
              <table:table-cell office:value-type="float" office:value="0.0136752195957886">
                <text:p>0.01367521959578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148733365179886">
                <text:p>0.000000148733365179886</text:p>
              </table:table-cell>
              <table:table-cell office:value-type="float" office:value="0.0129914587129176">
                <text:p>0.0129914587129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156073420270232">
                <text:p>0.000000156073420270232</text:p>
              </table:table-cell>
              <table:table-cell office:value-type="float" office:value="0.0123418858738849">
                <text:p>0.01234188587388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163780779266697">
                <text:p>0.000000163780779266697</text:p>
              </table:table-cell>
              <table:table-cell office:value-type="float" office:value="0.0117247916765026">
                <text:p>0.01172479167650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171873803454156">
                <text:p>0.000000171873803454156</text:p>
              </table:table-cell>
              <table:table-cell office:value-type="float" office:value="0.0111385521886923">
                <text:p>0.01113855218869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180371772360382">
                <text:p>0.000000180371772360382</text:p>
              </table:table-cell>
              <table:table-cell office:value-type="float" office:value="0.0105816246749789">
                <text:p>0.0105816246749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189294929658547">
                <text:p>0.000000189294929658547</text:p>
              </table:table-cell>
              <table:table-cell office:value-type="float" office:value="0.0100525435366613">
                <text:p>0.01005254353666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198664531365391">
                <text:p>0.000000198664531365391</text:p>
              </table:table-cell>
              <table:table-cell office:value-type="float" office:value="0.00954991645497301">
                <text:p>0.009549916454973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208502896449806">
                <text:p>0.000000208502896449806</text:p>
              </table:table-cell>
              <table:table-cell office:value-type="float" office:value="0.00907242072708585">
                <text:p>0.00907242072708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218833459972325">
                <text:p>0.000000218833459972325</text:p>
              </table:table-cell>
              <table:table-cell office:value-type="float" office:value="0.00861879978531285">
                <text:p>0.00861879978531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22968082888205">
                <text:p>0.00000022968082888205</text:p>
              </table:table-cell>
              <table:table-cell office:value-type="float" office:value="0.0081878598903513">
                <text:p>0.00818785989035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241070840603834">
                <text:p>0.000000241070840603834</text:p>
              </table:table-cell>
              <table:table-cell office:value-type="float" office:value="0.00777846698986346">
                <text:p>0.00777846698986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253030624555232">
                <text:p>0.000000253030624555232</text:p>
              </table:table-cell>
              <table:table-cell office:value-type="float" office:value="0.00738954373412836">
                <text:p>0.00738954373412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265588666739683">
                <text:p>0.000000265588666739683</text:p>
              </table:table-cell>
              <table:table-cell office:value-type="float" office:value="0.00702006664091099">
                <text:p>0.007020066640910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278774877569688">
                <text:p>0.000000278774877569688</text:p>
              </table:table-cell>
              <table:table-cell office:value-type="float" office:value="0.00666906340208795">
                <text:p>0.00666906340208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292620663081501">
                <text:p>0.000000292620663081501</text:p>
              </table:table-cell>
              <table:table-cell office:value-type="float" office:value="0.00633561032494191">
                <text:p>0.00633561032494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307158999710861">
                <text:p>0.000000307158999710861</text:p>
              </table:table-cell>
              <table:table-cell office:value-type="float" office:value="0.00601882990139134">
                <text:p>0.00601882990139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322424512807807">
                <text:p>0.000000322424512807807</text:p>
              </table:table-cell>
              <table:table-cell office:value-type="float" office:value="0.00571788849875866">
                <text:p>0.00571788849875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338453559077522">
                <text:p>0.000000338453559077522</text:p>
              </table:table-cell>
              <table:table-cell office:value-type="float" office:value="0.0054319941660001">
                <text:p>0.005431994166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355284313143479">
                <text:p>0.000000355284313143479</text:p>
              </table:table-cell>
              <table:table-cell office:value-type="float" office:value="0.00516039454962399">
                <text:p>0.005160394549623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372956858438998">
                <text:p>0.000000372956858438998</text:p>
              </table:table-cell>
              <table:table-cell office:value-type="float" office:value="0.00490237491381315">
                <text:p>0.00490237491381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39151328264361">
                <text:p>0.00000039151328264361</text:p>
              </table:table-cell>
              <table:table-cell office:value-type="float" office:value="0.00465725625954121">
                <text:p>0.004657256259541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410997777891477">
                <text:p>0.000000410997777891477</text:p>
              </table:table-cell>
              <table:table-cell office:value-type="float" office:value="0.00442439353773303">
                <text:p>0.00442439353773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431456745990424">
                <text:p>0.000000431456745990424</text:p>
              </table:table-cell>
              <table:table-cell office:value-type="float" office:value="0.00420317395176718">
                <text:p>0.00420317395176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452938908902142">
                <text:p>0.000000452938908902142</text:p>
              </table:table-cell>
              <table:table-cell office:value-type="float" office:value="0.0039930153448532">
                <text:p>0.00399301534485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475495424746573">
                <text:p>0.000000475495424746573</text:p>
              </table:table-cell>
              <table:table-cell office:value-type="float" office:value="0.00379336466804014">
                <text:p>0.003793364668040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0499180009606699">
                <text:p>0.000000499180009606699</text:p>
              </table:table-cell>
              <table:table-cell office:value-type="float" office:value="0.00360369652482451">
                <text:p>0.003603696524824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52404906542374">
                <text:p>0.00000052404906542374</text:p>
              </table:table-cell>
              <table:table-cell office:value-type="float" office:value="0.00342351178852795">
                <text:p>0.003423511788527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550161814287265">
                <text:p>0.000000550161814287265</text:p>
              </table:table-cell>
              <table:table-cell office:value-type="float" office:value="0.00325233628880596">
                <text:p>0.003252336288805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577580439439962">
                <text:p>0.000000577580439439962</text:p>
              </table:table-cell>
              <table:table-cell office:value-type="float" office:value="0.00308971956383123">
                <text:p>0.003089719563831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0606370233332789">
                <text:p>0.000000606370233332789</text:p>
              </table:table-cell>
              <table:table-cell office:value-type="float" office:value="0.00293523367486774">
                <text:p>0.002935233674867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636599753083013">
                <text:p>0.000000636599753083013</text:p>
              </table:table-cell>
              <table:table-cell office:value-type="float" office:value="0.00278847208011627">
                <text:p>0.00278847208011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668340983705279">
                <text:p>0.000000668340983705279</text:p>
              </table:table-cell>
              <table:table-cell office:value-type="float" office:value="0.00264904856486749">
                <text:p>0.002649048564867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701669509504357">
                <text:p>0.000000701669509504357</text:p>
              </table:table-cell>
              <table:table-cell office:value-type="float" office:value="0.0025165962251475">
                <text:p>0.00251659622514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736664694037629">
                <text:p>0.000000736664694037629</text:p>
              </table:table-cell>
              <table:table-cell office:value-type="float" office:value="0.00239076650218107">
                <text:p>0.00239076650218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773409869075818">
                <text:p>0.000000773409869075818</text:p>
              </table:table-cell>
              <table:table-cell office:value-type="float" office:value="0.00227122826513168">
                <text:p>0.00227122826513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081199253301185">
                <text:p>0.00000081199253301185</text:p>
              </table:table-cell>
              <table:table-cell office:value-type="float" office:value="0.00215766693970461">
                <text:p>0.002157666939704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0852504559190254">
                <text:p>0.000000852504559190254</text:p>
              </table:table-cell>
              <table:table-cell office:value-type="float" office:value="0.00204978368031985">
                <text:p>0.002049783680319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0895042414653126">
                <text:p>0.000000895042414653126</text:p>
              </table:table-cell>
              <table:table-cell office:value-type="float" office:value="0.00194729458367636">
                <text:p>0.00194729458367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0939707389823471">
                <text:p>0.000000939707389823471</text:p>
              </table:table-cell>
              <table:table-cell office:value-type="float" office:value="0.0018499299416381">
                <text:p>0.00184992994163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986605839672804">
                <text:p>0.000000986605839672804</text:p>
              </table:table-cell>
              <table:table-cell office:value-type="float" office:value="0.00175743353147584">
                <text:p>0.00175743353147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103584943694719">
                <text:p>0.00000103584943694719</text:p>
              </table:table-cell>
              <table:table-cell office:value-type="float" office:value="0.00166956194159676">
                <text:p>0.001669561941596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10875554380547">
                <text:p>0.0000010875554380547</text:p>
              </table:table-cell>
              <table:table-cell office:value-type="float" office:value="0.00158608393098766">
                <text:p>0.001586083930987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114184696224721">
                <text:p>0.00000114184696224721</text:p>
              </table:table-cell>
              <table:table-cell office:value-type="float" office:value="0.00150677982068599">
                <text:p>0.00150677982068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119885328476152">
                <text:p>0.00000119885328476152</text:p>
              </table:table-cell>
              <table:table-cell office:value-type="float" office:value="0.00143144091567728">
                <text:p>0.001431440915677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125871014461741">
                <text:p>0.00000125871014461741</text:p>
              </table:table-cell>
              <table:table-cell office:value-type="float" office:value="0.0013598689556978">
                <text:p>0.00135986895569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132156006780579">
                <text:p>0.00000132156006780579</text:p>
              </table:table-cell>
              <table:table-cell office:value-type="float" office:value="0.00129187559349696">
                <text:p>0.001291875593496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138755270663623">
                <text:p>0.00000138755270663623</text:p>
              </table:table-cell>
              <table:table-cell office:value-type="float" office:value="0.00122728189918667">
                <text:p>0.00122728189918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145684519605199">
                <text:p>0.00000145684519605199</text:p>
              </table:table-cell>
              <table:table-cell office:value-type="float" office:value="0.00116591788937325">
                <text:p>0.00116591788937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152960252776079">
                <text:p>0.00000152960252776079</text:p>
              </table:table-cell>
              <table:table-cell office:value-type="float" office:value="0.00110762207983268">
                <text:p>0.00110762207983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160599794307217">
                <text:p>0.00000160599794307217</text:p>
              </table:table-cell>
              <table:table-cell office:value-type="float" office:value="0.00105224106055212">
                <text:p>0.001052241060552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168621334537684">
                <text:p>0.00000168621334537684</text:p>
              </table:table-cell>
              <table:table-cell office:value-type="float" office:value="0.000999629092019367">
                <text:p>0.0009996290920193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177043973324991">
                <text:p>0.00000177043973324991</text:p>
              </table:table-cell>
              <table:table-cell office:value-type="float" office:value="0.000949647721697794">
                <text:p>0.0009496477216977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185887765520945">
                <text:p>0.00000185887765520945</text:p>
              </table:table-cell>
              <table:table-cell office:value-type="float" office:value="0.000902165419677607">
                <text:p>0.000902165419677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195173768721293">
                <text:p>0.00000195173768721293</text:p>
              </table:table-cell>
              <table:table-cell office:value-type="float" office:value="0.000857057232544484">
                <text:p>0.000857057232544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204924093402853">
                <text:p>0.00000204924093402853</text:p>
              </table:table-cell>
              <table:table-cell office:value-type="float" office:value="0.000814204454554805">
                <text:p>0.000814204454554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215161955567511">
                <text:p>0.00000215161955567511</text:p>
              </table:table-cell>
              <table:table-cell office:value-type="float" office:value="0.000773494315252119">
                <text:p>0.0007734943152521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225911732018412">
                <text:p>0.00000225911732018412</text:p>
              </table:table-cell>
              <table:table-cell office:value-type="float" office:value="0.000734819682702788">
                <text:p>0.0007348196827027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23719901839997">
                <text:p>0.0000023719901839997</text:p>
              </table:table-cell>
              <table:table-cell office:value-type="float" office:value="0.000698078781569842">
                <text:p>0.0006980787815698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249050690139881">
                <text:p>0.00000249050690139881</text:p>
              </table:table-cell>
              <table:table-cell office:value-type="float" office:value="0.000663174925283151">
                <text:p>0.000663174925283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261494966438234">
                <text:p>0.00000261494966438234</text:p>
              </table:table-cell>
              <table:table-cell office:value-type="float" office:value="0.00063001626160108">
                <text:p>0.000630016261601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274561477456086">
                <text:p>0.00000274561477456086</text:p>
              </table:table-cell>
              <table:table-cell office:value-type="float" office:value="0.000598515530894067">
                <text:p>0.0005985155308940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288281334863469">
                <text:p>0.00000288281334863469</text:p>
              </table:table-cell>
              <table:table-cell office:value-type="float" office:value="0.000568589836514018">
                <text:p>0.0005685898365140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302687205914789">
                <text:p>0.00000302687205914789</text:p>
              </table:table-cell>
              <table:table-cell office:value-type="float" office:value="0.000540160426645235">
                <text:p>0.0005401604266452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317813391228014">
                <text:p>0.00000317813391228014</text:p>
              </table:table-cell>
              <table:table-cell office:value-type="float" office:value="0.000513152487062799">
                <text:p>0.000513152487062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333695906452808">
                <text:p>0.00000333695906452808</text:p>
              </table:table-cell>
              <table:table-cell office:value-type="float" office:value="0.000487494944253025">
                <text:p>0.0004874949442530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350372568022083">
                <text:p>0.00000350372568022083</text:p>
              </table:table-cell>
              <table:table-cell office:value-type="float" office:value="0.000463120278377907">
                <text:p>0.0004631202783779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367883083191125">
                <text:p>0.00000367883083191125</text:p>
              </table:table-cell>
              <table:table-cell office:value-type="float" office:value="0.000439964345591332">
                <text:p>0.0004399643455913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386269144578684">
                <text:p>0.00000386269144578684</text:p>
              </table:table-cell>
              <table:table-cell office:value-type="float" office:value="0.000417966209239486">
                <text:p>0.0004179662092394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405574529435113">
                <text:p>0.00000405574529435113</text:p>
              </table:table-cell>
              <table:table-cell office:value-type="float" office:value="0.000397067979501237">
                <text:p>0.000397067979501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425845203873922">
                <text:p>0.00000425845203873922</text:p>
              </table:table-cell>
              <table:table-cell office:value-type="float" office:value="0.000377214661046504">
                <text:p>0.000377214661046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447129432314906">
                <text:p>0.00000447129432314906</text:p>
              </table:table-cell>
              <table:table-cell office:value-type="float" office:value="0.000358354008311706">
                <text:p>0.0003583540083117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469477892399436">
                <text:p>0.00000469477892399436</text:p>
              </table:table-cell>
              <table:table-cell office:value-type="float" office:value="0.000340436388011433">
                <text:p>0.0003404363880114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492943795651511">
                <text:p>0.00000492943795651511</text:p>
              </table:table-cell>
              <table:table-cell office:value-type="float" office:value="0.00032341464852454">
                <text:p>0.00032341464852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517583014171866">
                <text:p>0.00000517583014171866</text:p>
              </table:table-cell>
              <table:table-cell office:value-type="float" office:value="0.000307243995810935">
                <text:p>0.0003072439958109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543454213666787">
                <text:p>0.00000543454213666787</text:p>
              </table:table-cell>
              <table:table-cell office:value-type="float" office:value="0.000291881875532525">
                <text:p>0.0002918818755325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570618993128369">
                <text:p>0.00000570618993128369</text:p>
              </table:table-cell>
              <table:table-cell office:value-type="float" office:value="0.000277287861068117">
                <text:p>0.000277287861068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599142031498783">
                <text:p>0.00000599142031498783</text:p>
              </table:table-cell>
              <table:table-cell office:value-type="float" office:value="0.000263423547127571">
                <text:p>0.0002634235471275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629091241667764">
                <text:p>0.00000629091241667764</text:p>
              </table:table-cell>
              <table:table-cell office:value-type="float" office:value="0.000250252448685252">
                <text:p>0.0002502524486852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660537932169968">
                <text:p>0.00000660537932169968</text:p>
              </table:table-cell>
              <table:table-cell office:value-type="float" office:value="0.000237739904966801">
                <text:p>0.0002377399049668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693556976967206">
                <text:p>0.00000693556976967206</text:p>
              </table:table-cell>
              <table:table-cell office:value-type="float" office:value="0.000225852988236574">
                <text:p>0.000225852988236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728226993719778">
                <text:p>0.00000728226993719778</text:p>
              </table:table-cell>
              <table:table-cell office:value-type="float" office:value="0.000214560417145703">
                <text:p>0.0002145604171457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764630530971389">
                <text:p>0.00000764630530971389</text:p>
              </table:table-cell>
              <table:table-cell office:value-type="float" office:value="0.000203832474412762">
                <text:p>0.0002038324744127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802854264693302">
                <text:p>0.00000802854264693302</text:p>
              </table:table-cell>
              <table:table-cell office:value-type="float" office:value="0.00019364092862039">
                <text:p>0.000193640928620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842989204655699">
                <text:p>0.00000842989204655699</text:p>
              </table:table-cell>
              <table:table-cell office:value-type="float" office:value="0.000183958959922093">
                <text:p>0.0001839589599220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885130911117618">
                <text:p>0.00000885130911117618</text:p>
              </table:table-cell>
              <table:table-cell office:value-type="float" office:value="0.000174761089463697">
                <text:p>0.0001747610894636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929379722351382">
                <text:p>0.00000929379722351382</text:p>
              </table:table-cell>
              <table:table-cell office:value-type="float" office:value="0.000166023112333734">
                <text:p>0.0001660231123337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975840993543248">
                <text:p>0.00000975840993543248</text:p>
              </table:table-cell>
              <table:table-cell office:value-type="float" office:value="0.000157722033866304">
                <text:p>0.000157722033866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10246253476391">
                <text:p>0.000010246253476391</text:p>
              </table:table-cell>
              <table:table-cell office:value-type="float" office:value="0.000149836009128802">
                <text:p>0.0001498360091288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107584893873241">
                <text:p>0.0000107584893873241</text:p>
              </table:table-cell>
              <table:table-cell office:value-type="float" office:value="0.000142344285435248">
                <text:p>0.0001423442854352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112963372862161">
                <text:p>0.0000112963372862161</text:p>
              </table:table-cell>
              <table:table-cell office:value-type="float" office:value="0.00013522714773396">
                <text:p>0.00013522714773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118610777719533">
                <text:p>0.0000118610777719533</text:p>
              </table:table-cell>
              <table:table-cell office:value-type="float" office:value="0.000128465866725836">
                <text:p>0.0001284658667258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124540554733692">
                <text:p>0.0000124540554733692</text:p>
              </table:table-cell>
              <table:table-cell office:value-type="float" office:value="0.000122042649576726">
                <text:p>0.0001220426495767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130766822507412">
                <text:p>0.0000130766822507412</text:p>
              </table:table-cell>
              <table:table-cell office:value-type="float" office:value="0.000115940593094186">
                <text:p>0.0001159405930941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137304405573635">
                <text:p>0.0000137304405573635</text:p>
              </table:table-cell>
              <table:table-cell office:value-type="float" office:value="0.000110143639245391">
                <text:p>0.0001101436392453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144168869691971">
                <text:p>0.0000144168869691971</text:p>
              </table:table-cell>
              <table:table-cell office:value-type="float" office:value="0.000104636532899156">
                <text:p>0.000104636532899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151376558910036">
                <text:p>0.0000151376558910036</text:p>
              </table:table-cell>
              <table:table-cell office:value-type="float" office:value="0.0000994047816808518">
                <text:p>0.00009940478168085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158944634477848">
                <text:p>0.0000158944634477848</text:p>
              </table:table-cell>
              <table:table-cell office:value-type="float" office:value="0.0000944346178345782">
                <text:p>0.00009443461783457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16689111570795">
                <text:p>0.000016689111570795</text:p>
              </table:table-cell>
              <table:table-cell office:value-type="float" office:value="0.0000897129619922283">
                <text:p>0.00008971296199222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175234922878531">
                <text:p>0.0000175234922878531</text:p>
              </table:table-cell>
              <table:table-cell office:value-type="float" office:value="0.0000852273887540985">
                <text:p>0.00008522738875409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183995922281713">
                <text:p>0.0000183995922281713</text:p>
              </table:table-cell>
              <table:table-cell office:value-type="float" office:value="0.0000809660939904681">
                <text:p>0.00008096609399046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193194973524242">
                <text:p>0.0000193194973524242</text:p>
              </table:table-cell>
              <table:table-cell office:value-type="float" office:value="0.0000769178637781003">
                <text:p>0.0000769178637781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202853979193221">
                <text:p>0.0000202853979193221</text:p>
              </table:table-cell>
              <table:table-cell office:value-type="float" office:value="0.0000730720448899186">
                <text:p>0.00007307204488991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212995937005128">
                <text:p>0.0000212995937005128</text:p>
              </table:table-cell>
              <table:table-cell office:value-type="float" office:value="0.000069418516760198">
                <text:p>0.0000694185167601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223644994562284">
                <text:p>0.0000223644994562284</text:p>
              </table:table-cell>
              <table:table-cell office:value-type="float" office:value="0.0000659476648514982">
                <text:p>0.00006594766485149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23482650684714">
                <text:p>0.000023482650684714</text:p>
              </table:table-cell>
              <table:table-cell office:value-type="float" office:value="0.0000626503553532491">
                <text:p>0.00006265035535324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246567096591292">
                <text:p>0.0000246567096591292</text:p>
              </table:table-cell>
              <table:table-cell office:value-type="float" office:value="0.0000595179111454071">
                <text:p>0.00005951791114540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25889471766293">
                <text:p>0.000025889471766293</text:p>
              </table:table-cell>
              <table:table-cell office:value-type="float" office:value="0.0000565420889639295">
                <text:p>0.00005654208896392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271838721623668">
                <text:p>0.0000271838721623668</text:p>
              </table:table-cell>
              <table:table-cell office:value-type="float" office:value="0.0000537150577079738">
                <text:p>0.00005371505770797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285429927613221">
                <text:p>0.0000285429927613221</text:p>
              </table:table-cell>
              <table:table-cell office:value-type="float" office:value="0.0000510293778317382">
                <text:p>0.00005102937783173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299700695728301">
                <text:p>0.0000299700695728301</text:p>
              </table:table-cell>
              <table:table-cell office:value-type="float" office:value="0.0000484779817667094">
                <text:p>0.0000484779817667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314685004070473">
                <text:p>0.0000314685004070473</text:p>
              </table:table-cell>
              <table:table-cell office:value-type="float" office:value="0.0000460541553227983">
                <text:p>0.00004605415532279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330418529646394">
                <text:p>0.0000330418529646394</text:p>
              </table:table-cell>
              <table:table-cell office:value-type="float" office:value="0.0000437515200194186">
                <text:p>0.00004375152001941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346938733313068">
                <text:p>0.0000346938733313068</text:p>
              </table:table-cell>
              <table:table-cell office:value-type="float" office:value="0.0000415640163000123">
                <text:p>0.00004156401630001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364284948970363">
                <text:p>0.0000364284948970363</text:p>
              </table:table-cell>
              <table:table-cell office:value-type="float" office:value="0.0000394858875858475">
                <text:p>0.00003948588758584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382498477213153">
                <text:p>0.0000382498477213153</text:p>
              </table:table-cell>
              <table:table-cell office:value-type="float" office:value="0.0000375116651271278">
                <text:p>0.00003751166512712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401622683666072">
                <text:p>0.0000401622683666072</text:p>
              </table:table-cell>
              <table:table-cell office:value-type="float" office:value="0.0000356361536115454">
                <text:p>0.00003563615361154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421703102234993">
                <text:p>0.0000421703102234993</text:p>
              </table:table-cell>
              <table:table-cell office:value-type="float" office:value="0.0000338544174924064">
                <text:p>0.0000338544174924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442787543521099">
                <text:p>0.0000442787543521099</text:p>
              </table:table-cell>
              <table:table-cell office:value-type="float" office:value="0.0000321617680003504">
                <text:p>0.00003216176800035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464926208655641">
                <text:p>0.0000464926208655641</text:p>
              </table:table-cell>
              <table:table-cell office:value-type="float" office:value="0.0000305537508044842">
                <text:p>0.00003055375080448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488171808826447">
                <text:p>0.0000488171808826447</text:p>
              </table:table-cell>
              <table:table-cell office:value-type="float" office:value="0.0000290261342904576">
                <text:p>0.00002902613429045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512579690780745">
                <text:p>0.0000512579690780745</text:p>
              </table:table-cell>
              <table:table-cell office:value-type="float" office:value="0.0000275748984246371">
                <text:p>0.0000275748984246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538207968603137">
                <text:p>0.0000538207968603137</text:p>
              </table:table-cell>
              <table:table-cell office:value-type="float" office:value="0.0000261962241750698">
                <text:p>0.00002619622417506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565117662082464">
                <text:p>0.0000565117662082464</text:p>
              </table:table-cell>
              <table:table-cell office:value-type="float" office:value="0.0000248864834613993">
                <text:p>0.00002488648346139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59337284199702">
                <text:p>0.000059337284199702</text:p>
              </table:table-cell>
              <table:table-cell office:value-type="float" office:value="0.0000236422296072861">
                <text:p>0.00002364222960728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623040782664022">
                <text:p>0.0000623040782664022</text:p>
              </table:table-cell>
              <table:table-cell office:value-type="float" office:value="0.0000224601882702066">
                <text:p>0.00002246018827020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654192122116559">
                <text:p>0.0000654192122116559</text:p>
              </table:table-cell>
              <table:table-cell office:value-type="float" office:value="0.0000213372488247627">
                <text:p>0.00002133724882476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686901030289383">
                <text:p>0.0000686901030289383</text:p>
              </table:table-cell>
              <table:table-cell office:value-type="float" office:value="0.000020270456176825">
                <text:p>0.0000202704561768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72124538561399">
                <text:p>0.000072124538561399</text:p>
              </table:table-cell>
              <table:table-cell office:value-type="float" office:value="0.0000192570029869699">
                <text:p>0.00001925700298696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757306960443463">
                <text:p>0.0000757306960443463</text:p>
              </table:table-cell>
              <table:table-cell office:value-type="float" office:value="0.0000182942222827441">
                <text:p>0.00001829422228274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795171615748542">
                <text:p>0.0000795171615748542</text:p>
              </table:table-cell>
              <table:table-cell office:value-type="float" office:value="0.0000173795804403163">
                <text:p>0.00001737958044031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834929505548516">
                <text:p>0.0000834929505548516</text:p>
              </table:table-cell>
              <table:table-cell office:value-type="float" office:value="0.0000165106705170458">
                <text:p>0.00001651067051704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876675291563643">
                <text:p>0.0000876675291563643</text:p>
              </table:table-cell>
              <table:table-cell office:value-type="float" office:value="0.0000156852059174233">
                <text:p>0.00001568520591742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920508368600202">
                <text:p>0.0000920508368600202</text:p>
              </table:table-cell>
              <table:table-cell office:value-type="float" office:value="0.0000149010143757145">
                <text:p>0.00001490101437571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966533101204791">
                <text:p>0.0000966533101204791</text:p>
              </table:table-cell>
              <table:table-cell office:value-type="float" office:value="0.000014156032239471">
                <text:p>0.0000141560322394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01485907215134">
                <text:p>0.000101485907215134</text:p>
              </table:table-cell>
              <table:table-cell office:value-type="float" office:value="0.0000134482990388661">
                <text:p>0.00001344829903886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0656013433525">
                <text:p>0.00010656013433525</text:p>
              </table:table-cell>
              <table:table-cell office:value-type="float" office:value="0.0000127759523275642">
                <text:p>0.00001277595232756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11888072981652">
                <text:p>0.000111888072981652</text:p>
              </table:table-cell>
              <table:table-cell office:value-type="float" office:value="0.0000121372227815458">
                <text:p>0.00001213722278154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17482408730211">
                <text:p>0.000117482408730211</text:p>
              </table:table-cell>
              <table:table-cell office:value-type="float" office:value="0.000011530429542992">
                <text:p>0.0000115304295429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2335646143559">
                <text:p>0.00012335646143559</text:p>
              </table:table-cell>
              <table:table-cell office:value-type="float" office:value="0.0000109539757969742">
                <text:p>0.0000109539757969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29524216945185">
                <text:p>0.000129524216945185</text:p>
              </table:table-cell>
              <table:table-cell office:value-type="float" office:value="0.0000104063445693101">
                <text:p>0.0000104063445693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36000360398763">
                <text:p>0.000136000360398763</text:p>
              </table:table-cell>
              <table:table-cell office:value-type="float" office:value="0.00000988609473452621">
                <text:p>0.000009886094734526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42800311193079">
                <text:p>0.000142800311193079</text:p>
              </table:table-cell>
              <table:table-cell office:value-type="float" office:value="0.00000939185722342224">
                <text:p>0.000009391857223422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49940259694726">
                <text:p>0.000149940259694726</text:p>
              </table:table-cell>
              <table:table-cell office:value-type="float" office:value="0.00000892233142025784">
                <text:p>0.000008922331420257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57437205788628">
                <text:p>0.000157437205788628</text:p>
              </table:table-cell>
              <table:table-cell office:value-type="float" office:value="0.00000847628174007946">
                <text:p>0.000008476281740079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65308999353953">
                <text:p>0.000165308999353953</text:p>
              </table:table-cell>
              <table:table-cell office:value-type="float" office:value="0.00000805253437718112">
                <text:p>0.000008052534377181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73574382763831">
                <text:p>0.000173574382763831</text:p>
              </table:table-cell>
              <table:table-cell office:value-type="float" office:value="0.00000764997421614207">
                <text:p>0.000007649974216142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82253035510045">
                <text:p>0.000182253035510045</text:p>
              </table:table-cell>
              <table:table-cell office:value-type="float" office:value="0.0000072675418973126">
                <text:p>0.00000726754189731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91365621058969">
                <text:p>0.000191365621058969</text:p>
              </table:table-cell>
              <table:table-cell office:value-type="float" office:value="0.00000690423102902555">
                <text:p>0.000006904231029025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200933836050294">
                <text:p>0.000200933836050294</text:p>
              </table:table-cell>
              <table:table-cell office:value-type="float" office:value="0.00000655908553919721">
                <text:p>0.000006559085539197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210980461955698">
                <text:p>0.000210980461955698</text:p>
              </table:table-cell>
              <table:table-cell office:value-type="float" office:value="0.00000623119715934827">
                <text:p>0.000006231197159348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22152941932044">
                <text:p>0.00022152941932044</text:p>
              </table:table-cell>
              <table:table-cell office:value-type="float" office:value="0.00000591970303442362">
                <text:p>0.000005919703034423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232605824717043">
                <text:p>0.000232605824717043</text:p>
              </table:table-cell>
              <table:table-cell office:value-type="float" office:value="0.00000562378345212122">
                <text:p>0.000005623783452121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244236050546656">
                <text:p>0.000244236050546656</text:p>
              </table:table-cell>
              <table:table-cell office:value-type="float" office:value="0.00000534265968575456">
                <text:p>0.000005342659685754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256447787830484">
                <text:p>0.000256447787830484</text:p>
              </table:table-cell>
              <table:table-cell office:value-type="float" office:value="0.00000507559194497188">
                <text:p>0.00000507559194497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269270112140791">
                <text:p>0.000269270112140791</text:p>
              </table:table-cell>
              <table:table-cell office:value-type="float" office:value="0.0000048218774289396">
                <text:p>0.00000482187742893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282733552828457">
                <text:p>0.000282733552828457</text:p>
              </table:table-cell>
              <table:table-cell office:value-type="float" office:value="0.00000458084847686642">
                <text:p>0.00000458084847686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296870165711902">
                <text:p>0.000296870165711902</text:p>
              </table:table-cell>
              <table:table-cell office:value-type="float" office:value="0.00000435187081100134">
                <text:p>0.000004351870811001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311713609400466">
                <text:p>0.000311713609400466</text:p>
              </table:table-cell>
              <table:table-cell office:value-type="float" office:value="0.00000413434186748171">
                <text:p>0.000004134341867481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327299225433959">
                <text:p>0.000327299225433959</text:p>
              </table:table-cell>
              <table:table-cell office:value-type="float" office:value="0.00000392768921063893">
                <text:p>0.000003927689210638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343664122429175">
                <text:p>0.000343664122429175</text:p>
              </table:table-cell>
              <table:table-cell office:value-type="float" office:value="0.0000037313690265888">
                <text:p>0.00000373136902658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36084726443375">
                <text:p>0.00036084726443375</text:p>
              </table:table-cell>
              <table:table-cell office:value-type="float" office:value="0.00000354486469214246">
                <text:p>0.000003544864692142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378889563697701">
                <text:p>0.000378889563697701</text:p>
              </table:table-cell>
              <table:table-cell office:value-type="float" office:value="0.00000336768541527168">
                <text:p>0.000003367685415271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397833978083544">
                <text:p>0.000397833978083544</text:p>
              </table:table-cell>
              <table:table-cell office:value-type="float" office:value="0.00000319936494355098">
                <text:p>0.000003199364943550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417725613346917">
                <text:p>0.000417725613346917</text:p>
              </table:table-cell>
              <table:table-cell office:value-type="float" office:value="0.00000303946033717758">
                <text:p>0.000003039460337177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438611830531241">
                <text:p>0.000438611830531241</text:p>
              </table:table-cell>
              <table:table-cell office:value-type="float" office:value="0.00000288755080334038">
                <text:p>0.000002887550803340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460542358732106">
                <text:p>0.000460542358732106</text:p>
              </table:table-cell>
              <table:table-cell office:value-type="float" office:value="0.00000274323658887054">
                <text:p>0.000002743236588870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483569413499879">
                <text:p>0.000483569413499879</text:p>
              </table:table-cell>
              <table:table-cell office:value-type="float" office:value="0.00000260613792825947">
                <text:p>0.000002606137928259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507747821162443">
                <text:p>0.000507747821162443</text:p>
              </table:table-cell>
              <table:table-cell office:value-type="float" office:value="0.00000247589404427597">
                <text:p>0.000002475894044275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33135149364075">
                <text:p>0.000533135149364075</text:p>
              </table:table-cell>
              <table:table-cell office:value-type="float" office:value="0.00000235216219855249">
                <text:p>0.000002352162198552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59791844131261">
                <text:p>0.000559791844131261</text:p>
              </table:table-cell>
              <table:table-cell office:value-type="float" office:value="0.00000223461678964212">
                <text:p>0.000002234616789642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87781373791812">
                <text:p>0.000587781373791812</text:p>
              </table:table-cell>
              <table:table-cell office:value-type="float" office:value="0.00000212294849617269">
                <text:p>0.000002122948496172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617170380089923">
                <text:p>0.000617170380089923</text:p>
              </table:table-cell>
              <table:table-cell office:value-type="float" office:value="0.00000201686346284324">
                <text:p>0.000002016863462843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648028836857">
                <text:p>0.000648028836857</text:p>
              </table:table-cell>
              <table:table-cell office:value-type="float" office:value="0.00000191608252712057">
                <text:p>0.000001916082527120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680430216616013">
                <text:p>0.000680430216616013</text:p>
              </table:table-cell>
              <table:table-cell office:value-type="float" office:value="0.00000182034048460111">
                <text:p>0.00000182034048460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71445166551608">
                <text:p>0.00071445166551608</text:p>
              </table:table-cell>
              <table:table-cell office:value-type="float" office:value="0.00000172938539110457">
                <text:p>0.000001729385391104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750174187013771">
                <text:p>0.000750174187013771</text:p>
              </table:table-cell>
              <table:table-cell office:value-type="float" office:value="0.00000164297789966299">
                <text:p>0.000001642977899662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787682834738479">
                <text:p>0.000787682834738479</text:p>
              </table:table-cell>
              <table:table-cell office:value-type="float" office:value="0.00000156089063066035">
                <text:p>0.00000156089063066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827066915001065">
                <text:p>0.000827066915001065</text:p>
              </table:table-cell>
              <table:table-cell office:value-type="float" office:value="0.00000148290757346517">
                <text:p>0.000001482907573465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868420199427929">
                <text:p>0.000868420199427929</text:p>
              </table:table-cell>
              <table:table-cell office:value-type="float" office:value="0.00000140882351798151">
                <text:p>0.000001408823517981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911841148226785">
                <text:p>0.000911841148226785</text:p>
              </table:table-cell>
              <table:table-cell office:value-type="float" office:value="0.00000133844351462246">
                <text:p>0.000001338443514622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957433144615731">
                <text:p>0.000957433144615731</text:p>
              </table:table-cell>
              <table:table-cell office:value-type="float" office:value="0.00000127158236128489">
                <text:p>0.000001271582361284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00530474097376">
                <text:p>0.00100530474097376</text:p>
              </table:table-cell>
              <table:table-cell office:value-type="float" office:value="0.00000120806411597559">
                <text:p>0.000001208064115975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05556991729882">
                <text:p>0.00105556991729882</text:p>
              </table:table-cell>
              <table:table-cell office:value-type="float" office:value="0.00000114772163380597">
                <text:p>0.000001147721633805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10834835258874">
                <text:p>0.00110834835258874</text:p>
              </table:table-cell>
              <table:table-cell office:value-type="float" office:value="0.00000109039612713717">
                <text:p>0.000001090396127137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116376570979124">
                <text:p>0.00116376570979124</text:p>
              </table:table-cell>
              <table:table-cell office:value-type="float" office:value="0.00000103593674771787">
                <text:p>0.000001035936747717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122195393500142">
                <text:p>0.00122195393500142</text:p>
              </table:table-cell>
              <table:table-cell office:value-type="float" office:value="0.000000984200189715206">
                <text:p>0.0000009842001897152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128305157161913">
                <text:p>0.00128305157161913</text:p>
              </table:table-cell>
              <table:table-cell office:value-type="float" office:value="0.000000935050312594179">
                <text:p>0.0000009350503125941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134720409021419">
                <text:p>0.00134720409021419</text:p>
              </table:table-cell>
              <table:table-cell office:value-type="float" office:value="0.000000888357782853126">
                <text:p>0.0000008883577828531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41456423488494">
                <text:p>0.00141456423488494</text:p>
              </table:table-cell>
              <table:table-cell office:value-type="float" office:value="0.000000843999733672401">
                <text:p>0.0000008439997336724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4852923869346">
                <text:p>0.0014852923869346</text:p>
              </table:table-cell>
              <table:table-cell office:value-type="float" office:value="0.000000801859441580656">
                <text:p>0.0000008018594415806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55955694673154">
                <text:p>0.00155955694673154</text:p>
              </table:table-cell>
              <table:table-cell office:value-type="float" office:value="0.000000761826019287822">
                <text:p>0.0000007618260192878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63753473466256">
                <text:p>0.00163753473466256</text:p>
              </table:table-cell>
              <table:table-cell office:value-type="float" office:value="0.00000072379412387646">
                <text:p>0.000000723794123876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71941141213379">
                <text:p>0.00171941141213379</text:p>
              </table:table-cell>
              <table:table-cell office:value-type="float" office:value="0.000000687663679583566">
                <text:p>0.0000006876636795835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80538192362164">
                <text:p>0.00180538192362164</text:p>
              </table:table-cell>
              <table:table-cell office:value-type="float" office:value="0.000000653339614443307">
                <text:p>0.000000653339614443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89565096082635">
                <text:p>0.00189565096082635</text:p>
              </table:table-cell>
              <table:table-cell office:value-type="float" office:value="0.000000620731610097637">
                <text:p>0.0000006207316100976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99043345003314">
                <text:p>0.00199043345003314</text:p>
              </table:table-cell>
              <table:table-cell office:value-type="float" office:value="0.00000058975386411641">
                <text:p>0.000000589753864116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08995506384151">
                <text:p>0.00208995506384151</text:p>
              </table:table-cell>
              <table:table-cell office:value-type="float" office:value="0.000000560324864201511">
                <text:p>0.0000005603248642015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19445275848089">
                <text:p>0.00219445275848089</text:p>
              </table:table-cell>
              <table:table-cell office:value-type="float" office:value="0.000000532367173680802">
                <text:p>0.0000005323671736808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30417533799221">
                <text:p>0.00230417533799221</text:p>
              </table:table-cell>
              <table:table-cell office:value-type="float" office:value="0.000000505807227727402">
                <text:p>0.0000005058072277274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41938404661839">
                <text:p>0.00241938404661839</text:p>
              </table:table-cell>
              <table:table-cell office:value-type="float" office:value="0.000000480575139768027">
                <text:p>0.000000480575139768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54035319081452">
                <text:p>0.00254035319081452</text:p>
              </table:table-cell>
              <table:table-cell office:value-type="float" office:value="0.000000456604517570944">
                <text:p>0.0000004566045175709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66737079235841">
                <text:p>0.00266737079235841</text:p>
              </table:table-cell>
              <table:table-cell office:value-type="float" office:value="0.000000433832288529554">
                <text:p>0.0000004338322885295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80073927411675">
                <text:p>0.00280073927411675</text:p>
              </table:table-cell>
              <table:table-cell office:value-type="float" office:value="0.000000412198533681837">
                <text:p>0.0000004121985336818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94077618009955">
                <text:p>0.00294077618009955</text:p>
              </table:table-cell>
              <table:table-cell office:value-type="float" office:value="0.000000391646330028846">
                <text:p>0.000000391646330028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08781493151732">
                <text:p>0.00308781493151732</text:p>
              </table:table-cell>
              <table:table-cell office:value-type="float" office:value="0.000000372121600737322">
                <text:p>0.0000003721216007373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324220562064106">
                <text:p>0.00324220562064106</text:p>
              </table:table-cell>
              <table:table-cell office:value-type="float" office:value="0.000000353572972832211">
                <text:p>0.0000003535729728322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34043158443553">
                <text:p>0.0034043158443553</text:p>
              </table:table-cell>
              <table:table-cell office:value-type="float" office:value="0.000000335951642004591">
                <text:p>0.0000003359516420045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57453157938879">
                <text:p>0.00357453157938879</text:p>
              </table:table-cell>
              <table:table-cell office:value-type="float" office:value="0.000000319211244179253">
                <text:p>0.0000003192112441792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75325810130669">
                <text:p>0.00375325810130669</text:p>
              </table:table-cell>
              <table:table-cell office:value-type="float" office:value="0.000000303307733503931">
                <text:p>0.0000003033077335039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94092094945242">
                <text:p>0.00394092094945242</text:p>
              </table:table-cell>
              <table:table-cell office:value-type="float" office:value="0.000000288199266439132">
                <text:p>0.0000002881992664391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13796694013651">
                <text:p>0.00413796694013651</text:p>
              </table:table-cell>
              <table:table-cell office:value-type="float" office:value="0.000000273846091643512">
                <text:p>0.0000002738460916435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434486523048503">
                <text:p>0.00434486523048503</text:p>
              </table:table-cell>
              <table:table-cell office:value-type="float" office:value="0.000000260210445365032">
                <text:p>0.0000002602104453650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56210843548032">
                <text:p>0.00456210843548032</text:p>
              </table:table-cell>
              <table:table-cell office:value-type="float" office:value="0.000000247256452062614">
                <text:p>0.0000002472564520626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47902138008538">
                <text:p>0.0047902138008538</text:p>
              </table:table-cell>
              <table:table-cell office:value-type="float" office:value="0.000000234950029996767">
                <text:p>0.0000002349500299967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502972443462344">
                <text:p>0.00502972443462344</text:p>
              </table:table-cell>
              <table:table-cell office:value-type="float" office:value="0.000000223258801540739">
                <text:p>0.0000002232588015407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2812106002081">
                <text:p>0.0052812106002081</text:p>
              </table:table-cell>
              <table:table-cell office:value-type="float" office:value="0.00000021215200797617">
                <text:p>0.000000212152007976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54527107419754">
                <text:p>0.00554527107419754</text:p>
              </table:table-cell>
              <table:table-cell office:value-type="float" office:value="0.00000020160042854903">
                <text:p>0.000000201600428549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582253457201096">
                <text:p>0.00582253457201096</text:p>
              </table:table-cell>
              <table:table-cell office:value-type="float" office:value="0.000000191576303572828">
                <text:p>0.0000001915763035728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11366124483853">
                <text:p>0.00611366124483853</text:p>
              </table:table-cell>
              <table:table-cell office:value-type="float" office:value="0.000000182053261376723">
                <text:p>0.0000001820532613767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641934425142986">
                <text:p>0.00641934425142986</text:p>
              </table:table-cell>
              <table:table-cell office:value-type="float" office:value="0.000000173006248906315">
                <text:p>0.0000001730062489063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674031140847202">
                <text:p>0.00674031140847202</text:p>
              </table:table-cell>
              <table:table-cell office:value-type="float" office:value="0.000000164411465794469">
                <text:p>0.0000001644114657944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707732692348639">
                <text:p>0.00707732692348639</text:p>
              </table:table-cell>
              <table:table-cell office:value-type="float" office:value="0.000000156246301728674">
                <text:p>0.0000001562463017286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74311932143704">
                <text:p>0.0074311932143704</text:p>
              </table:table-cell>
              <table:table-cell office:value-type="float" office:value="0.000000148489276950136">
                <text:p>0.0000001484892769501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78027528199163">
                <text:p>0.0078027528199163</text:p>
              </table:table-cell>
              <table:table-cell office:value-type="float" office:value="0.000000141119985727993">
                <text:p>0.0000001411199857279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81928904058559">
                <text:p>0.0081928904058559</text:p>
              </table:table-cell>
              <table:table-cell office:value-type="float" office:value="0.000000134119042659923">
                <text:p>0.0000001341190426599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860253487120756">
                <text:p>0.00860253487120756</text:p>
              </table:table-cell>
              <table:table-cell office:value-type="float" office:value="0.000000127468031657819">
                <text:p>0.0000001274680316578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903266155994053">
                <text:p>0.00903266155994053</text:p>
              </table:table-cell>
              <table:table-cell office:value-type="float" office:value="0.000000121149457484294">
                <text:p>0.0000001211494574842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948429458322245">
                <text:p>0.00948429458322245</text:p>
              </table:table-cell>
              <table:table-cell office:value-type="float" office:value="0.00000011514669971246">
                <text:p>0.000000115146699712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995850925777932">
                <text:p>0.00995850925777932</text:p>
              </table:table-cell>
              <table:table-cell office:value-type="float" office:value="0.000000109443968987855">
                <text:p>0.0000001094439689878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04564346661733">
                <text:p>0.0104564346661733</text:p>
              </table:table-cell>
              <table:table-cell office:value-type="float" office:value="0.000000104026265477381">
                <text:p>0.0000001040262654773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09792563450948">
                <text:p>0.0109792563450948</text:p>
              </table:table-cell>
              <table:table-cell office:value-type="float" office:value="0.0000000988793393959385">
                <text:p>0.00000009887933939593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15282191080685">
                <text:p>0.0115282191080685</text:p>
              </table:table-cell>
              <table:table-cell office:value-type="float" office:value="0.0000000939896535068646">
                <text:p>0.00000009398965350686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21046300092952">
                <text:p>0.0121046300092952</text:p>
              </table:table-cell>
              <table:table-cell office:value-type="float" office:value="0.0000000893443474974973">
                <text:p>0.00000008934434749749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709861455686">
                <text:p>0.012709861455686</text:p>
              </table:table-cell>
              <table:table-cell office:value-type="float" office:value="0.0000000849312041361164">
                <text:p>0.00000008493120413611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33453544744971">
                <text:p>0.0133453544744971</text:p>
              </table:table-cell>
              <table:table-cell office:value-type="float" office:value="0.0000000807386171212023">
                <text:p>0.00000008073861712120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40126221443477">
                <text:p>0.0140126221443477</text:p>
              </table:table-cell>
              <table:table-cell office:value-type="float" office:value="0.0000000767555605384053">
                <text:p>0.00000007675556053840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47132531977877">
                <text:p>0.0147132531977877</text:p>
              </table:table-cell>
              <table:table-cell office:value-type="float" office:value="0.0000000729715598448502">
                <text:p>0.00000007297155984485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54489158039947">
                <text:p>0.0154489158039947</text:p>
              </table:table-cell>
              <table:table-cell office:value-type="float" office:value="0.0000000693766643044194">
                <text:p>0.00000006937666430441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62213615406047">
                <text:p>0.0162213615406047</text:p>
              </table:table-cell>
              <table:table-cell office:value-type="float" office:value="0.0000000659614208014785">
                <text:p>0.00000006596142080147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70324295641357">
                <text:p>0.0170324295641357</text:p>
              </table:table-cell>
              <table:table-cell office:value-type="float" office:value="0.0000000627168489641322">
                <text:p>0.00000006271684896413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78840509889315">
                <text:p>0.0178840509889315</text:p>
              </table:table-cell>
              <table:table-cell office:value-type="float" office:value="0.0000000596344175315489">
                <text:p>0.00000005963441753154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87782534850528">
                <text:p>0.0187782534850528</text:p>
              </table:table-cell>
              <table:table-cell office:value-type="float" office:value="0.0000000567060219031629">
                <text:p>0.00000005670602190316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97171661060634">
                <text:p>0.0197171661060634</text:p>
              </table:table-cell>
              <table:table-cell office:value-type="float" office:value="0.0000000539239628106761">
                <text:p>0.00000005392396281067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07030243582052">
                <text:p>0.0207030243582052</text:p>
              </table:table-cell>
              <table:table-cell office:value-type="float" office:value="0.0000000512809260567341">
                <text:p>0.00000005128092605673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1738175523032">
                <text:p>0.021738175523032</text:p>
              </table:table-cell>
              <table:table-cell office:value-type="float" office:value="0.0000000487699632669606">
                <text:p>0.00000004876996326696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28250842461751">
                <text:p>0.0228250842461751</text:p>
              </table:table-cell>
              <table:table-cell office:value-type="float" office:value="0.0000000463844736047">
                <text:p>0.00000004638447360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39663384055474">
                <text:p>0.0239663384055474</text:p>
              </table:table-cell>
              <table:table-cell office:value-type="float" office:value="0.0000000441181864003521">
                <text:p>0.00000004411818640035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51646552729572">
                <text:p>0.0251646552729572</text:p>
              </table:table-cell>
              <table:table-cell office:value-type="float" office:value="0.00000004196514464959">
                <text:p>0.000000041965144649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64228879838031">
                <text:p>0.0264228879838031</text:p>
              </table:table-cell>
              <table:table-cell office:value-type="float" office:value="0.0000000399196893370398">
                <text:p>0.00000003991968933703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77440323302536">
                <text:p>0.0277440323302536</text:p>
              </table:table-cell>
              <table:table-cell office:value-type="float" office:value="0.0000000379764445441729">
                <text:p>0.00000003797644454417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91312338940853">
                <text:p>0.0291312338940853</text:p>
              </table:table-cell>
              <table:table-cell office:value-type="float" office:value="0.0000000361303033022253">
                <text:p>0.00000003613030330222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05877955361635">
                <text:p>0.0305877955361635</text:p>
              </table:table-cell>
              <table:table-cell office:value-type="float" office:value="0.0000000343764141529221">
                <text:p>0.00000003437641415292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21171852603968">
                <text:p>0.0321171852603968</text:p>
              </table:table-cell>
              <table:table-cell office:value-type="float" office:value="0.0000000327101683816448">
                <text:p>0.00000003271016838164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37230444708887">
                <text:p>0.0337230444708887</text:p>
              </table:table-cell>
              <table:table-cell office:value-type="float" office:value="0.0000000311271878894532">
                <text:p>0.00000003112718788945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54091966419479">
                <text:p>0.0354091966419479</text:p>
              </table:table-cell>
              <table:table-cell office:value-type="float" office:value="0.000000029623313672053">
                <text:p>0.0000000296233136720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71796564215984">
                <text:p>0.0371796564215984</text:p>
              </table:table-cell>
              <table:table-cell office:value-type="float" office:value="0.0000000281945948754003">
                <text:p>0.00000002819459487540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90386391902651">
                <text:p>0.0390386391902651</text:p>
              </table:table-cell>
              <table:table-cell office:value-type="float" office:value="0.000000026837278399151">
                <text:p>0.0000000268372783991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09905710973938">
                <text:p>0.0409905710973938</text:p>
              </table:table-cell>
              <table:table-cell office:value-type="float" office:value="0.0000000255477990206071">
                <text:p>0.00000002554779902060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30400995999025">
                <text:p>0.0430400995999025</text:p>
              </table:table-cell>
              <table:table-cell office:value-type="float" office:value="0.0000000243227700131836">
                <text:p>0.00000002432277001318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51921045275549">
                <text:p>0.0451921045275549</text:p>
              </table:table-cell>
              <table:table-cell office:value-type="float" office:value="0.00000002315897423472">
                <text:p>0.000000023158974234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74517097016026">
                <text:p>0.0474517097016026</text:p>
              </table:table-cell>
              <table:table-cell office:value-type="float" office:value="0.0000000220533556622023">
                <text:p>0.00000002205335566220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98242951343592">
                <text:p>0.0498242951343592</text:p>
              </table:table-cell>
              <table:table-cell office:value-type="float" office:value="0.0000000210030113506337">
                <text:p>0.000000021003011350633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523155098387542">
                <text:p>0.0523155098387542</text:p>
              </table:table-cell>
              <table:table-cell office:value-type="float" office:value="0.0000000200051837949142">
                <text:p>0.00000002000518379491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49312852783628">
                <text:p>0.0549312852783628</text:p>
              </table:table-cell>
              <table:table-cell office:value-type="float" office:value="0.0000000190572536746509">
                <text:p>0.00000001905725367465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57677849489939">
                <text:p>0.057677849489939</text:p>
              </table:table-cell>
              <table:table-cell office:value-type="float" office:value="0.0000000181567329628296">
                <text:p>0.00000001815673296282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605617419120738">
                <text:p>0.0605617419120738</text:p>
              </table:table-cell>
              <table:table-cell office:value-type="float" office:value="0.0000000173012583802411">
                <text:p>0.00000001730125838024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635898289552878">
                <text:p>0.0635898289552878</text:p>
              </table:table-cell>
              <table:table-cell office:value-type="float" office:value="0.000000016488585178468">
                <text:p>0.0000000164885851784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67693203506269">
                <text:p>0.0667693203506269</text:p>
              </table:table-cell>
              <table:table-cell office:value-type="float" office:value="0.0000000157165812351052">
                <text:p>0.00000001571658123510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0107786315689">
                <text:p>0.070107786315689</text:p>
              </table:table-cell>
              <table:table-cell office:value-type="float" office:value="0.0000000149832214457151">
                <text:p>0.00000001498322144571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736131755789514">
                <text:p>0.0736131755789514</text:p>
              </table:table-cell>
              <table:table-cell office:value-type="float" office:value="0.0000000142865823978012">
                <text:p>0.00000001428658239780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772938343053149">
                <text:p>0.0772938343053149</text:p>
              </table:table-cell>
              <table:table-cell office:value-type="float" office:value="0.0000000136248373128348">
                <text:p>0.00000001362483731283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11585259679249">
                <text:p>0.0811585259679249</text:p>
              </table:table-cell>
              <table:table-cell office:value-type="float" office:value="0.0000000129962512430778">
                <text:p>0.00000001299625124307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52164522135833">
                <text:p>0.0852164522135833</text:p>
              </table:table-cell>
              <table:table-cell office:value-type="float" office:value="0.0000000123991765106238">
                <text:p>0.00000001239917651062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94772747714318">
                <text:p>0.0894772747714318</text:p>
              </table:table-cell>
              <table:table-cell office:value-type="float" office:value="0.0000000118320483767228">
                <text:p>0.00000001183204837672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939511384570684">
                <text:p>0.0939511384570684</text:p>
              </table:table-cell>
              <table:table-cell office:value-type="float" office:value="0.0000000112933809300723">
                <text:p>0.00000001129338093007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86486953268705">
                <text:p>0.0986486953268705</text:p>
              </table:table-cell>
              <table:table-cell office:value-type="float" office:value="0.0000000107817631833392">
                <text:p>0.00000001078176318333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03581130040034">
                <text:p>0.103581130040034</text:p>
              </table:table-cell>
              <table:table-cell office:value-type="float" office:value="0.0000000102958553677402">
                <text:p>0.00000001029585536774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08760186488713">
                <text:p>0.108760186488713</text:p>
              </table:table-cell>
              <table:table-cell office:value-type="float" office:value="0.00000000983438541603918">
                <text:p>0.000000009834385416039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14198195759669">
                <text:p>0.114198195759669</text:p>
              </table:table-cell>
              <table:table-cell office:value-type="float" office:value="0.00000000939614562482974">
                <text:p>0.000000009396145624829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19908105494001">
                <text:p>0.119908105494001</text:p>
              </table:table-cell>
              <table:table-cell office:value-type="float" office:value="0.00000000897998948746078">
                <text:p>0.000000008979989487460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25903510714862">
                <text:p>0.125903510714862</text:p>
              </table:table-cell>
              <table:table-cell office:value-type="float" office:value="0.00000000858482868942762">
                <text:p>0.000000008584828689427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32198686196562">
                <text:p>0.132198686196562</text:p>
              </table:table-cell>
              <table:table-cell office:value-type="float" office:value="0.00000000820963025850047">
                <text:p>0.000000008209630258500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38808620452125">
                <text:p>0.138808620452125</text:p>
              </table:table-cell>
              <table:table-cell office:value-type="float" office:value="0.00000000785341386229211">
                <text:p>0.000000007853413862292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45749051420226">
                <text:p>0.145749051420226</text:p>
              </table:table-cell>
              <table:table-cell office:value-type="float" office:value="0.00000000751524924638072">
                <text:p>0.000000007515249246380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5303650393647">
                <text:p>0.15303650393647</text:p>
              </table:table-cell>
              <table:table-cell office:value-type="float" office:value="0.00000000719425380650402">
                <text:p>0.000000007194253806504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60688329078244">
                <text:p>0.160688329078244</text:p>
              </table:table-cell>
              <table:table-cell office:value-type="float" office:value="0.00000000688959028872777">
                <text:p>0.000000006889590288727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68722745476803">
                <text:p>0.168722745476803</text:p>
              </table:table-cell>
              <table:table-cell office:value-type="float" office:value="0.00000000660046461186785">
                <text:p>0.000000006600464611867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715888269496">
                <text:p>0.17715888269496</text:p>
              </table:table-cell>
              <table:table-cell office:value-type="float" office:value="0.0000000063261238068113">
                <text:p>0.00000000632612380681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86016826773672">
                <text:p>0.186016826773672</text:p>
              </table:table-cell>
              <table:table-cell office:value-type="float" office:value="0.00000000606585406774096">
                <text:p>0.00000000606585406774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95317668055938">
                <text:p>0.195317668055938</text:p>
              </table:table-cell>
              <table:table-cell office:value-type="float" office:value="0.00000000581897891062158">
                <text:p>0.000000005818978910621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5083551401907">
                <text:p>0.205083551401907</text:p>
              </table:table-cell>
              <table:table-cell office:value-type="float" office:value="0.00000000558485743465497">
                <text:p>0.000000005584857434654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15337728914735">
                <text:p>0.215337728914735</text:p>
              </table:table-cell>
              <table:table-cell office:value-type="float" office:value="0.00000000536288268276084">
                <text:p>0.000000005362882682760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2610461530273">
                <text:p>0.22610461530273</text:p>
              </table:table-cell>
              <table:table-cell office:value-type="float" office:value="0.00000000515248009748989">
                <text:p>0.000000005152480097489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37409846009616">
                <text:p>0.237409846009616</text:p>
              </table:table-cell>
              <table:table-cell office:value-type="float" office:value="0.00000000495310606913029">
                <text:p>0.000000004953106069130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49280338251301">
                <text:p>0.249280338251301</text:p>
              </table:table-cell>
              <table:table-cell office:value-type="float" office:value="0.00000000476424657313086">
                <text:p>0.000000004764246573130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61744355104485">
                <text:p>0.261744355104485</text:p>
              </table:table-cell>
              <table:table-cell office:value-type="float" office:value="0.00000000458541589433745">
                <text:p>0.000000004585415894337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74831572799699">
                <text:p>0.274831572799699</text:p>
              </table:table-cell>
              <table:table-cell office:value-type="float" office:value="0.00000000441615543592803">
                <text:p>0.000000004416155435928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88573151378999">
                <text:p>0.288573151378999</text:p>
              </table:table-cell>
              <table:table-cell office:value-type="float" office:value="0.00000000425603261134083">
                <text:p>0.000000004256032611340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0300180888654">
                <text:p>0.30300180888654</text:p>
              </table:table-cell>
              <table:table-cell office:value-type="float" office:value="0.00000000410463981792511">
                <text:p>0.000000004104639817925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18151899268681">
                <text:p>0.318151899268681</text:p>
              </table:table-cell>
              <table:table-cell office:value-type="float" office:value="0.00000000396159349151181">
                <text:p>0.000000003961593491511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4059494169096">
                <text:p>0.334059494169096</text:p>
              </table:table-cell>
              <table:table-cell office:value-type="float" office:value="0.00000000382653324160896">
                <text:p>0.00000000382653324160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50762468813636">
                <text:p>0.350762468813636</text:p>
              </table:table-cell>
              <table:table-cell office:value-type="float" office:value="0.00000000369912106748417">
                <text:p>0.000000003699121067484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68300592189442">
                <text:p>0.368300592189442</text:p>
              </table:table-cell>
              <table:table-cell office:value-type="float" office:value="0.00000000357904065601353">
                <text:p>0.000000003579040656013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86715621733006">
                <text:p>0.386715621733006</text:p>
              </table:table-cell>
              <table:table-cell office:value-type="float" office:value="0.00000000346599676286684">
                <text:p>0.000000003465996762866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06051402752639">
                <text:p>0.406051402752639</text:p>
              </table:table-cell>
              <table:table-cell office:value-type="float" office:value="0.00000000335971467937733">
                <text:p>0.000000003359714679377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2635397282206">
                <text:p>0.42635397282206</text:p>
              </table:table-cell>
              <table:table-cell office:value-type="float" office:value="0.00000000325993978832896">
                <text:p>0.000000003259939788328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7671671393668">
                <text:p>0.447671671393668</text:p>
              </table:table-cell>
              <table:table-cell office:value-type="float" office:value="0.00000000316643721290825">
                <text:p>0.000000003166437212908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70055254892475">
                <text:p>0.470055254892475</text:p>
              </table:table-cell>
              <table:table-cell office:value-type="float" office:value="0.00000000307899156423612">
                <text:p>0.000000003078991564236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93558017564734">
                <text:p>0.493558017564734</text:p>
              </table:table-cell>
              <table:table-cell office:value-type="float" office:value="0.00000000299740679425126">
                <text:p>0.000000002997406794251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18235918369002">
                <text:p>0.518235918369002</text:p>
              </table:table-cell>
              <table:table-cell office:value-type="float" office:value="0.00000000292150616229898">
                <text:p>0.000000002921506162298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4414771421175">
                <text:p>0.54414771421175</text:p>
              </table:table-cell>
              <table:table-cell office:value-type="float" office:value="0.00000000285113232563602">
                <text:p>0.000000002851132325636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71355099844766">
                <text:p>0.571355099844766</text:p>
              </table:table-cell>
              <table:table-cell office:value-type="float" office:value="0.00000000278614756624972">
                <text:p>0.000000002786147566249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9992285475741">
                <text:p>0.59992285475741</text:p>
              </table:table-cell>
              <table:table-cell office:value-type="float" office:value="0.00000000272643416898208">
                <text:p>0.000000002726434168982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29918997413498">
                <text:p>0.629918997413498</text:p>
              </table:table-cell>
              <table:table-cell office:value-type="float" office:value="0.00000000267189496903117">
                <text:p>0.000000002671894969031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61414947200019">
                <text:p>0.661414947200019</text:p>
              </table:table-cell>
              <table:table-cell office:value-type="float" office:value="0.00000000262245409058392">
                <text:p>0.000000002622454090583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94485694473293">
                <text:p>0.694485694473293</text:p>
              </table:table-cell>
              <table:table-cell office:value-type="float" office:value="0.00000000257805790274763">
                <text:p>0.000000002578057902747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29209979107437">
                <text:p>0.729209979107437</text:p>
              </table:table-cell>
              <table:table-cell office:value-type="float" office:value="0.00000000253867622425935">
                <text:p>0.000000002538676224259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65670477970247">
                <text:p>0.765670477970247</text:p>
              </table:table-cell>
              <table:table-cell office:value-type="float" office:value="0.00000000250430381486902">
                <text:p>0.000000002504303814869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03954001772886">
                <text:p>0.803954001772886</text:p>
              </table:table-cell>
              <table:table-cell office:value-type="float" office:value="0.00000000247496219907124">
                <text:p>0.000000002474962199071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44151701762043">
                <text:p>0.844151701762043</text:p>
              </table:table-cell>
              <table:table-cell office:value-type="float" office:value="0.00000000245070187732667">
                <text:p>0.000000002450701877326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86359286746707">
                <text:p>0.886359286746707</text:p>
              </table:table-cell>
              <table:table-cell office:value-type="float" office:value="0.00000000243160499147318">
                <text:p>0.000000002431604991473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30677250976278">
                <text:p>0.930677250976278</text:p>
              </table:table-cell>
              <table:table-cell office:value-type="float" office:value="0.00000000241778852519411">
                <text:p>0.000000002417788525194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77211113412583">
                <text:p>0.977211113412583</text:p>
              </table:table-cell>
              <table:table-cell office:value-type="float" office:value="0.00000000240940813783789">
                <text:p>0.000000002409408137837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02607166896549">
                <text:p>1.02607166896549</text:p>
              </table:table-cell>
              <table:table-cell office:value-type="float" office:value="0.00000000240666275139809">
                <text:p>0.000000002406662751398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07737525229029">
                <text:p>1.07737525229029</text:p>
              </table:table-cell>
              <table:table-cell office:value-type="float" office:value="0.00000000240980003712639">
                <text:p>0.000000002409800037126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3124401477499">
                <text:p>1.13124401477499</text:p>
              </table:table-cell>
              <table:table-cell office:value-type="float" office:value="0.00000000241912298141848">
                <text:p>0.000000002419122981418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8780621537691">
                <text:p>1.18780621537691</text:p>
              </table:table-cell>
              <table:table-cell office:value-type="float" office:value="0.00000000243499775203427">
                <text:p>0.00000000243499775203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24719652600114">
                <text:p>1.24719652600114</text:p>
              </table:table-cell>
              <table:table-cell office:value-type="float" office:value="0.00000000245786313764731">
                <text:p>0.000000002457863137647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30955635214793">
                <text:p>1.30955635214793</text:p>
              </table:table-cell>
              <table:table-cell office:value-type="float" office:value="0.00000000248824189909795">
                <text:p>0.000000002488241899097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3750341695924">
                <text:p>1.3750341695924</text:p>
              </table:table-cell>
              <table:table-cell office:value-type="float" office:value="0.00000000252675445337527">
                <text:p>0.000000002526754453375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4437858778983">
                <text:p>1.4437858778983</text:p>
              </table:table-cell>
              <table:table-cell office:value-type="float" office:value="0.00000000257413541628454">
                <text:p>0.000000002574135416284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1597517160739">
                <text:p>1.51597517160739</text:p>
              </table:table-cell>
              <table:table-cell office:value-type="float" office:value="0.00000000263125366356179">
                <text:p>0.000000002631253663561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9177392998831">
                <text:p>1.59177392998831</text:p>
              </table:table-cell>
              <table:table-cell office:value-type="float" office:value="0.00000000269913674159173">
                <text:p>0.000000002699136741591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67136262627291">
                <text:p>1.67136262627291</text:p>
              </table:table-cell>
              <table:table-cell office:value-type="float" office:value="0.00000000277900067944911">
                <text:p>0.000000002779000679449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5493075735432">
                <text:p>1.75493075735432</text:p>
              </table:table-cell>
              <table:table-cell office:value-type="float" office:value="0.00000000287228653917757">
                <text:p>0.000000002872286539177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84267729497">
                <text:p>1.84267729497</text:p>
              </table:table-cell>
              <table:table-cell office:value-type="float" office:value="0.00000000298070541179557">
                <text:p>0.000000002980705411795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3481115944388">
                <text:p>1.93481115944388</text:p>
              </table:table-cell>
              <table:table-cell office:value-type="float" office:value="0.00000000310629405047128">
                <text:p>0.000000003106294050471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03155171711557">
                <text:p>2.03155171711557</text:p>
              </table:table-cell>
              <table:table-cell office:value-type="float" office:value="0.00000000325148396761602">
                <text:p>0.000000003251483967616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13312930264107">
                <text:p>2.13312930264107</text:p>
              </table:table-cell>
              <table:table-cell office:value-type="float" office:value="0.00000000341918766111442">
                <text:p>0.000000003419187661114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23978576740844">
                <text:p>2.23978576740844</text:p>
              </table:table-cell>
              <table:table-cell office:value-type="float" office:value="0.0000000036129067476163">
                <text:p>0.0000000036129067476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35177505537426">
                <text:p>2.35177505537426</text:p>
              </table:table-cell>
              <table:table-cell office:value-type="float" office:value="0.00000000383686826584972">
                <text:p>0.000000003836868265849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4693638076918">
                <text:p>2.4693638076918</text:p>
              </table:table-cell>
              <table:table-cell office:value-type="float" office:value="0.00000000409619740647636">
                <text:p>0.000000004096197406476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59283199757064">
                <text:p>2.59283199757064</text:p>
              </table:table-cell>
              <table:table-cell office:value-type="float" office:value="0.00000000439713761738823">
                <text:p>0.000000004397137617388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72247359687912">
                <text:p>2.72247359687912</text:p>
              </table:table-cell>
              <table:table-cell office:value-type="float" office:value="0.0000000047473326921231">
                <text:p>0.00000000474733269212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85859727607685">
                <text:p>2.85859727607685</text:p>
              </table:table-cell>
              <table:table-cell office:value-type="float" office:value="0.00000000515619045301226">
                <text:p>0.000000005156190453012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00152713914372">
                <text:p>3.00152713914372</text:p>
              </table:table-cell>
              <table:table-cell office:value-type="float" office:value="0.00000000563535452955736">
                <text:p>0.000000005635354529557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15160349525517">
                <text:p>3.15160349525517</text:p>
              </table:table-cell>
              <table:table-cell office:value-type="float" office:value="0.00000000619932028103764">
                <text:p>0.000000006199320281037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30918366904104">
                <text:p>3.30918366904104</text:p>
              </table:table-cell>
              <table:table-cell office:value-type="float" office:value="0.00000000686624424028198">
                <text:p>0.000000006866244240281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7464285135701">
                <text:p>3.47464285135701</text:p>
              </table:table-cell>
              <table:table-cell office:value-type="float" office:value="0.00000000765901519364729">
                <text:p>0.000000007659015193647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64837499259424">
                <text:p>3.64837499259424</text:p>
              </table:table-cell>
              <table:table-cell office:value-type="float" office:value="0.00000000860668155351699">
                <text:p>0.000000008606681553516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83079374065393">
                <text:p>3.83079374065393</text:p>
              </table:table-cell>
              <table:table-cell office:value-type="float" office:value="0.00000000974636756329481">
                <text:p>0.000000009746367563294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02233342581981">
                <text:p>4.02233342581981</text:p>
              </table:table-cell>
              <table:table-cell office:value-type="float" office:value="0.0000000111258653779092">
                <text:p>0.00000001112586537790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22345009487321">
                <text:p>4.22345009487321</text:p>
              </table:table-cell>
              <table:table-cell office:value-type="float" office:value="0.0000000128071691190505">
                <text:p>0.00000001280716911905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43462259691234">
                <text:p>4.43462259691234</text:p>
              </table:table-cell>
              <table:table-cell office:value-type="float" office:value="0.0000000148713326446435">
                <text:p>0.00000001487133264464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65635372346052">
                <text:p>4.65635372346052</text:p>
              </table:table-cell>
              <table:table-cell office:value-type="float" office:value="0.0000000174252034020182">
                <text:p>0.00000001742520340201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88917140557665">
                <text:p>4.88917140557665</text:p>
              </table:table-cell>
              <table:table-cell office:value-type="float" office:value="0.0000000206108387690695">
                <text:p>0.00000002061083876906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13362997081699">
                <text:p>5.13362997081699</text:p>
              </table:table-cell>
              <table:table-cell office:value-type="float" office:value="0.0000000246187930083503">
                <text:p>0.00000002461879300835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39031146303865">
                <text:p>5.39031146303865</text:p>
              </table:table-cell>
              <table:table-cell office:value-type="float" office:value="0.0000000297070420395831">
                <text:p>0.00000002970704203958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27cm" xlink:href=".." xlink:type="simple" chart:class="chart:line" chart:style-name="ch1">
        <chart:title svg:x="7.546cm" svg:y="0.316cm" chart:style-name="ch2">
          <text:p>Y(t)</text:p>
        </chart:title>
        <chart:plot-area chart:style-name="ch3" table:cell-range-address="Arkusz1.B2:Arkusz1.B502 Arkusz1.D2:Arkusz1.D502" chart:data-source-has-labels="column" svg:x="0.32cm" svg:y="1.275cm" svg:width="15.361cm" svg:height="7.572cm">
          <chartooo:coordinate-region svg:x="1.603cm" svg:y="1.275cm" svg:width="13.752cm" svg:height="6.243cm"/>
          <chart:axis chart:dimension="x" chart:name="primary-x" chart:style-name="ch4" chartooo:axis-type="auto">
            <chartooo:date-scale/>
            <chart:categories table:cell-range-address="Arkusz1.B2:Arkusz1.B5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D2:Arkusz1.D502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B2:Arkusz1.B502</svg:desc>
                </draw:g>
              </table:table-cell>
              <table:table-cell office:value-type="float" office:value="9">
                <text:p>9</text:p>
                <draw:g>
                  <svg:desc>Arkusz1.D2:Arkusz1.D50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5.372">
                <text:p>15.37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6.3465848">
                <text:p>16.34658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6.0508875043724">
                <text:p>16.050887504372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5.3675161661493">
                <text:p>15.367516166149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4.627374848963">
                <text:p>14.62737484896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3.9035746556601">
                <text:p>13.90357465566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3.210688168199">
                <text:p>13.21068816819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2.5509265644022">
                <text:p>12.55092656440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9236661855546">
                <text:p>11.923666185554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1.3275976393733">
                <text:p>11.32759763937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.7612672352441">
                <text:p>10.761267235244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0.2232266056411">
                <text:p>10.223226605641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9.71207633093747">
                <text:p>9.712076330937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9.22647817371157">
                <text:p>9.226478173711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.76515729942205">
                <text:p>8.7651572994220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8.32690113141413">
                <text:p>8.326901131414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91055706104231">
                <text:p>7.9105570610423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7.51502980165458">
                <text:p>7.5150298016545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13927868068184">
                <text:p>7.1392786806818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6.78231498307603">
                <text:p>6.7823149830760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6.4431993895829">
                <text:p>6.443199389582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6.12103952522763">
                <text:p>6.1210395252276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5.81498762165396">
                <text:p>5.8149876216539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5.52423829194334">
                <text:p>5.5242382919433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.24802641440024">
                <text:p>5.2480264144002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4.98562512091863">
                <text:p>4.9856251209186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4.73634388525297">
                <text:p>4.7363438852529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4.49952670649325">
                <text:p>4.499526706493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.27455038314497">
                <text:p>4.2745503831449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.06082287337448">
                <text:p>4.0608228733744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85778173716315">
                <text:p>3.8577817371631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3.66489265630529">
                <text:p>3.6648926563052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.4816480283758">
                <text:p>3.481648028375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.30756563098004">
                <text:p>3.3075656309800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3.14218735277869">
                <text:p>3.1421873527786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.9850779879531">
                <text:p>2.985077987953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.83582409094184">
                <text:p>2.8358240909418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.69403288843682">
                <text:p>2.694032888436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5933124577687">
                <text:p>2.55933124577687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43136468502005">
                <text:p>2.4313646850200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30979645211099">
                <text:p>2.3097964521109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9430663068905">
                <text:p>2.1943066306890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08459130020539">
                <text:p>2.0845913002053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.98036173613376">
                <text:p>1.9803617361337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88134365017043">
                <text:p>1.8813436501704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.78727646842382">
                <text:p>1.7872764684238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69791264569455">
                <text:p>1.6979126456945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.61301701404127">
                <text:p>1.6130170140412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53236616391815">
                <text:p>1.5323661639181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.45574785625538">
                <text:p>1.4557478562553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8296046393561">
                <text:p>1.38296046393561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.31381244119651">
                <text:p>1.3138124411965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24812181956315">
                <text:p>1.2481218195631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.18571572898378">
                <text:p>1.1857157289837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12642994290874">
                <text:p>1.1264299429087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.07010844611544">
                <text:p>1.0701084461154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01660302414209">
                <text:p>1.0166030241420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965772873249677">
                <text:p>0.9657728732496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17484229885901">
                <text:p>0.917484229885901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871610018675864">
                <text:p>0.87161001867586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82802951801323">
                <text:p>0.8280295180132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786628042371824">
                <text:p>0.78662804237182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747296640501643">
                <text:p>0.74729664050164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709931808715068">
                <text:p>0.70993180871506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674435218508759">
                <text:p>0.674435218508759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640713457804455">
                <text:p>0.64071345780445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60867778512773">
                <text:p>0.60867778512773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578243896077809">
                <text:p>0.57824389607780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549331701473899">
                <text:p>0.54933170147389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521865116594191">
                <text:p>0.52186511659419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495771860952922">
                <text:p>0.495771860952922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0.470983268088574">
                <text:p>0.470983268088574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447434104862669">
                <text:p>0.447434104862669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0.425062399793619">
                <text:p>0.425062399793619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403809279973887">
                <text:p>0.403809279973887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0.383618816141285">
                <text:p>0.383618816141285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364437875496712">
                <text:p>0.364437875496712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0.346215981881">
                <text:p>0.346215981881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328905182942922">
                <text:p>0.328905182942922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0.312459923948792">
                <text:p>0.312459923948792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296836927901596">
                <text:p>0.296836927901596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0.281995081654155">
                <text:p>0.281995081654155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267895327716634">
                <text:p>0.267895327716634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0.254500561473682">
                <text:p>0.254500561473682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241775533540702">
                <text:p>0.241775533540702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0.229686757002319">
                <text:p>0.229686757002319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0.218202419288916">
                <text:p>0.218202419288916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0.207292298459349">
                <text:p>0.207292298459349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196927683669526">
                <text:p>0.196927683669526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0.18708129961755">
                <text:p>0.18708129961755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177727234766614">
                <text:p>0.177727234766614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0.168840873156745">
                <text:p>0.168840873156745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0.160398829625964">
                <text:p>0.160398829625964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0.152378888270386">
                <text:p>0.152378888270386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0.144759943981314">
                <text:p>0.144759943981314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0.137521946905484">
                <text:p>0.137521946905484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0.13064584968229">
                <text:p>0.13064584968229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0.124113557319153">
                <text:p>0.124113557319153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117907879573119">
                <text:p>0.117907879573119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0.112012485713381">
                <text:p>0.112012485713381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0.106411861545666">
                <text:p>0.106411861545666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0.101091268585415">
                <text:p>0.101091268585415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0.0960367052722914">
                <text:p>0.0960367052722914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0.0912348701239764">
                <text:p>0.0912348701239764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0.0866731267322629">
                <text:p>0.0866731267322629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0.0823394705093527">
                <text:p>0.0823394705093527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0.0782224970968356">
                <text:p>0.0782224970968356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0.0743113723542203">
                <text:p>0.0743113723542203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0.0705958038480381">
                <text:p>0.0705958038480381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0.0670660137664926">
                <text:p>0.0670660137664926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0.0637127131883755">
                <text:p>0.0637127131883755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0.0605270776385377">
                <text:p>0.0605270776385377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0.0575007238655861">
                <text:p>0.0575007238655861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0.0546256877806964">
                <text:p>0.0546256877806964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0.0518944034994841">
                <text:p>0.0518944034994841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0.0492996834317832">
                <text:p>0.0492996834317832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0.0468346993669346">
                <text:p>0.0468346993669346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0.0444929645048117">
                <text:p>0.0444929645048117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0.0422683163852931">
                <text:p>0.0422683163852931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0.0401549006712627">
                <text:p>0.0401549006712627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0.0381471557424594">
                <text:p>0.0381471557424594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0.0362397980596345">
                <text:p>0.0362397980596345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0.0344278082605012">
                <text:p>0.0344278082605012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0.0327064179508862">
                <text:p>0.0327064179508862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0.0310710971563242">
                <text:p>0.0310710971563242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0.029517542401073">
                <text:p>0.029517542401073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0.0280416653831765">
                <text:p>0.0280416653831765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0.0266395822157762">
                <text:p>0.0266395822157762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0.025307603206356">
                <text:p>0.025307603206356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0.0240422231470251">
                <text:p>0.0240422231470251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0.0228401120902869">
                <text:p>0.0228401120902869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0.0216981065860191">
                <text:p>0.0216981065860191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0.0206132013566054">
                <text:p>0.0206132013566054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0.0195825413883097">
                <text:p>0.0195825413883097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0.0186034144180825">
                <text:p>0.0186034144180825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0.0176732437960264">
                <text:p>0.0176732437960264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0.0167895817047386">
                <text:p>0.0167895817047386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0.0159501027176863">
                <text:p>0.0159501027176863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0.0151525976796628">
                <text:p>0.0151525976796628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0.0143949678932217">
                <text:p>0.0143949678932217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0.0136752195957886">
                <text:p>0.0136752195957886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0.0129914587129176">
                <text:p>0.0129914587129176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0.0123418858738849">
                <text:p>0.0123418858738849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0.0117247916765026">
                <text:p>0.0117247916765026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0.0111385521886923">
                <text:p>0.0111385521886923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0.0105816246749789">
                <text:p>0.0105816246749789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0.0100525435366613">
                <text:p>0.0100525435366613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0.00954991645497301">
                <text:p>0.00954991645497301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0.00907242072708585">
                <text:p>0.00907242072708585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0.00861879978531285">
                <text:p>0.00861879978531285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0.0081878598903513">
                <text:p>0.0081878598903513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0.00777846698986346">
                <text:p>0.00777846698986346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0.00738954373412836">
                <text:p>0.00738954373412836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0.00702006664091099">
                <text:p>0.00702006664091099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0.00666906340208795">
                <text:p>0.00666906340208795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0.00633561032494191">
                <text:p>0.00633561032494191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0.00601882990139134">
                <text:p>0.00601882990139134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0.00571788849875866">
                <text:p>0.00571788849875866</text:p>
              </table:table-cell>
            </table:table-row>
            <table:table-row>
              <table:table-cell office:value-type="float" office:value="7.99999999999998">
                <text:p>7.99999999999998</text:p>
              </table:table-cell>
              <table:table-cell office:value-type="float" office:value="0.0054319941660001">
                <text:p>0.0054319941660001</text:p>
              </table:table-cell>
            </table:table-row>
            <table:table-row>
              <table:table-cell office:value-type="float" office:value="8.04999999999998">
                <text:p>8.04999999999998</text:p>
              </table:table-cell>
              <table:table-cell office:value-type="float" office:value="0.00516039454962399">
                <text:p>0.00516039454962399</text:p>
              </table:table-cell>
            </table:table-row>
            <table:table-row>
              <table:table-cell office:value-type="float" office:value="8.09999999999998">
                <text:p>8.09999999999998</text:p>
              </table:table-cell>
              <table:table-cell office:value-type="float" office:value="0.00490237491381315">
                <text:p>0.00490237491381315</text:p>
              </table:table-cell>
            </table:table-row>
            <table:table-row>
              <table:table-cell office:value-type="float" office:value="8.14999999999998">
                <text:p>8.14999999999998</text:p>
              </table:table-cell>
              <table:table-cell office:value-type="float" office:value="0.00465725625954121">
                <text:p>0.00465725625954121</text:p>
              </table:table-cell>
            </table:table-row>
            <table:table-row>
              <table:table-cell office:value-type="float" office:value="8.19999999999998">
                <text:p>8.19999999999998</text:p>
              </table:table-cell>
              <table:table-cell office:value-type="float" office:value="0.00442439353773303">
                <text:p>0.00442439353773303</text:p>
              </table:table-cell>
            </table:table-row>
            <table:table-row>
              <table:table-cell office:value-type="float" office:value="8.24999999999998">
                <text:p>8.24999999999998</text:p>
              </table:table-cell>
              <table:table-cell office:value-type="float" office:value="0.00420317395176718">
                <text:p>0.00420317395176718</text:p>
              </table:table-cell>
            </table:table-row>
            <table:table-row>
              <table:table-cell office:value-type="float" office:value="8.29999999999998">
                <text:p>8.29999999999998</text:p>
              </table:table-cell>
              <table:table-cell office:value-type="float" office:value="0.0039930153448532">
                <text:p>0.0039930153448532</text:p>
              </table:table-cell>
            </table:table-row>
            <table:table-row>
              <table:table-cell office:value-type="float" office:value="8.34999999999998">
                <text:p>8.34999999999998</text:p>
              </table:table-cell>
              <table:table-cell office:value-type="float" office:value="0.00379336466804014">
                <text:p>0.00379336466804014</text:p>
              </table:table-cell>
            </table:table-row>
            <table:table-row>
              <table:table-cell office:value-type="float" office:value="8.39999999999998">
                <text:p>8.39999999999998</text:p>
              </table:table-cell>
              <table:table-cell office:value-type="float" office:value="0.00360369652482451">
                <text:p>0.00360369652482451</text:p>
              </table:table-cell>
            </table:table-row>
            <table:table-row>
              <table:table-cell office:value-type="float" office:value="8.44999999999999">
                <text:p>8.44999999999999</text:p>
              </table:table-cell>
              <table:table-cell office:value-type="float" office:value="0.00342351178852795">
                <text:p>0.00342351178852795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.00325233628880596">
                <text:p>0.00325233628880596</text:p>
              </table:table-cell>
            </table:table-row>
            <table:table-row>
              <table:table-cell office:value-type="float" office:value="8.54999999999999">
                <text:p>8.54999999999999</text:p>
              </table:table-cell>
              <table:table-cell office:value-type="float" office:value="0.00308971956383123">
                <text:p>0.00308971956383123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.00293523367486774">
                <text:p>0.00293523367486774</text:p>
              </table:table-cell>
            </table:table-row>
            <table:table-row>
              <table:table-cell office:value-type="float" office:value="8.64999999999999">
                <text:p>8.64999999999999</text:p>
              </table:table-cell>
              <table:table-cell office:value-type="float" office:value="0.00278847208011627">
                <text:p>0.00278847208011627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.00264904856486749">
                <text:p>0.00264904856486749</text:p>
              </table:table-cell>
            </table:table-row>
            <table:table-row>
              <table:table-cell office:value-type="float" office:value="8.74999999999999">
                <text:p>8.74999999999999</text:p>
              </table:table-cell>
              <table:table-cell office:value-type="float" office:value="0.0025165962251475">
                <text:p>0.0025165962251475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.00239076650218107">
                <text:p>0.00239076650218107</text:p>
              </table:table-cell>
            </table:table-row>
            <table:table-row>
              <table:table-cell office:value-type="float" office:value="8.84999999999999">
                <text:p>8.84999999999999</text:p>
              </table:table-cell>
              <table:table-cell office:value-type="float" office:value="0.00227122826513168">
                <text:p>0.00227122826513168</text:p>
              </table:table-cell>
            </table:table-row>
            <table:table-row>
              <table:table-cell office:value-type="float" office:value="8.89999999999999">
                <text:p>8.89999999999999</text:p>
              </table:table-cell>
              <table:table-cell office:value-type="float" office:value="0.00215766693970461">
                <text:p>0.00215766693970461</text:p>
              </table:table-cell>
            </table:table-row>
            <table:table-row>
              <table:table-cell office:value-type="float" office:value="8.94999999999999">
                <text:p>8.94999999999999</text:p>
              </table:table-cell>
              <table:table-cell office:value-type="float" office:value="0.00204978368031985">
                <text:p>0.002049783680319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94729458367636">
                <text:p>0.00194729458367636</text:p>
              </table:table-cell>
            </table:table-row>
            <table:table-row>
              <table:table-cell office:value-type="float" office:value="9.04999999999999">
                <text:p>9.04999999999999</text:p>
              </table:table-cell>
              <table:table-cell office:value-type="float" office:value="0.0018499299416381">
                <text:p>0.0018499299416381</text:p>
              </table:table-cell>
            </table:table-row>
            <table:table-row>
              <table:table-cell office:value-type="float" office:value="9.09999999999999">
                <text:p>9.09999999999999</text:p>
              </table:table-cell>
              <table:table-cell office:value-type="float" office:value="0.00175743353147584">
                <text:p>0.00175743353147584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0.00166956194159676">
                <text:p>0.0016695619415967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0158608393098766">
                <text:p>0.00158608393098766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0.00150677982068599">
                <text:p>0.0015067798206859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0143144091567728">
                <text:p>0.00143144091567728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0.0013598689556978">
                <text:p>0.001359868955697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129187559349696">
                <text:p>0.00129187559349696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0122728189918667">
                <text:p>0.0012272818991866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0116591788937325">
                <text:p>0.00116591788937325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0.00110762207983268">
                <text:p>0.00110762207983268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105224106055212">
                <text:p>0.00105224106055212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0.000999629092019367">
                <text:p>0.000999629092019367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0949647721697794">
                <text:p>0.000949647721697794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0.000902165419677607">
                <text:p>0.00090216541967760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857057232544484">
                <text:p>0.000857057232544484</text:p>
              </table:table-cell>
            </table:table-row>
            <table:table-row>
              <table:table-cell office:value-type="float" office:value="9.85000000000001">
                <text:p>9.85000000000001</text:p>
              </table:table-cell>
              <table:table-cell office:value-type="float" office:value="0.000814204454554805">
                <text:p>0.000814204454554805</text:p>
              </table:table-cell>
            </table:table-row>
            <table:table-row>
              <table:table-cell office:value-type="float" office:value="9.90000000000001">
                <text:p>9.90000000000001</text:p>
              </table:table-cell>
              <table:table-cell office:value-type="float" office:value="0.000773494315252119">
                <text:p>0.000773494315252119</text:p>
              </table:table-cell>
            </table:table-row>
            <table:table-row>
              <table:table-cell office:value-type="float" office:value="9.95000000000001">
                <text:p>9.95000000000001</text:p>
              </table:table-cell>
              <table:table-cell office:value-type="float" office:value="0.000734819682702788">
                <text:p>0.0007348196827027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698078781569842">
                <text:p>0.000698078781569842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00663174925283151">
                <text:p>0.00066317492528315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00063001626160108">
                <text:p>0.00063001626160108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0.000598515530894067">
                <text:p>0.00059851553089406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568589836514018">
                <text:p>0.000568589836514018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0.000540160426645235">
                <text:p>0.00054016042664523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000513152487062799">
                <text:p>0.000513152487062799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0.000487494944253025">
                <text:p>0.00048749494425302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463120278377907">
                <text:p>0.000463120278377907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0.000439964345591332">
                <text:p>0.00043996434559133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00417966209239486">
                <text:p>0.000417966209239486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0.000397067979501237">
                <text:p>0.00039706797950123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377214661046504">
                <text:p>0.000377214661046504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0.000358354008311706">
                <text:p>0.00035835400831170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000340436388011433">
                <text:p>0.000340436388011433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0.00032341464852454">
                <text:p>0.0003234146485245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307243995810935">
                <text:p>0.00030724399581093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0.000291881875532525">
                <text:p>0.00029188187553252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000277287861068117">
                <text:p>0.000277287861068117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000263423547127571">
                <text:p>0.0002634235471275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250252448685252">
                <text:p>0.00025025244868525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0.000237739904966801">
                <text:p>0.000237739904966801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00225852988236574">
                <text:p>0.000225852988236574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0.000214560417145703">
                <text:p>0.00021456041714570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0203832474412762">
                <text:p>0.000203832474412762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0.00019364092862039">
                <text:p>0.0001936409286203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000183958959922093">
                <text:p>0.000183958959922093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0.000174761089463697">
                <text:p>0.00017476108946369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166023112333734">
                <text:p>0.000166023112333734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0.000157722033866304">
                <text:p>0.00015772203386630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00149836009128802">
                <text:p>0.000149836009128802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0.000142344285435248">
                <text:p>0.00014234428543524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0013522714773396">
                <text:p>0.00013522714773396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0.000128465866725836">
                <text:p>0.00012846586672583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00122042649576726">
                <text:p>0.000122042649576726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0.000115940593094186">
                <text:p>0.00011594059309418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0110143639245391">
                <text:p>0.000110143639245391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000104636532899156">
                <text:p>0.00010463653289915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0000994047816808518">
                <text:p>0.000099404781680851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0.0000944346178345782">
                <text:p>0.00009443461783457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897129619922283">
                <text:p>0.0000897129619922283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0.0000852273887540985">
                <text:p>0.000085227388754098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000809660939904681">
                <text:p>0.0000809660939904681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0.0000769178637781003">
                <text:p>0.000076917863778100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00730720448899186">
                <text:p>0.0000730720448899186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0.000069418516760198">
                <text:p>0.00006941851676019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000659476648514982">
                <text:p>0.0000659476648514982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0.0000626503553532491">
                <text:p>0.000062650355353249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0000595179111454071">
                <text:p>0.0000595179111454071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0.0000565420889639295">
                <text:p>0.000056542088963929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0000537150577079738">
                <text:p>0.0000537150577079738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0.0000510293778317382">
                <text:p>0.0000510293778317382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000484779817667094">
                <text:p>0.0000484779817667094</text:p>
              </table:table-cell>
            </table:table-row>
            <table:table-row>
              <table:table-cell office:value-type="float" office:value="12.65">
                <text:p>12.65</text:p>
              </table:table-cell>
              <table:table-cell office:value-type="float" office:value="0.0000460541553227983">
                <text:p>0.000046054155322798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0000437515200194186">
                <text:p>0.0000437515200194186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0000415640163000123">
                <text:p>0.0000415640163000123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0000394858875858475">
                <text:p>0.0000394858875858475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0.0000375116651271278">
                <text:p>0.0000375116651271278</text:p>
              </table:table-cell>
            </table:table-row>
            <table:table-row>
              <table:table-cell office:value-type="float" office:value="12.9000000000001">
                <text:p>12.9000000000001</text:p>
              </table:table-cell>
              <table:table-cell office:value-type="float" office:value="0.0000356361536115454">
                <text:p>0.0000356361536115454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0.0000338544174924064">
                <text:p>0.0000338544174924064</text:p>
              </table:table-cell>
            </table:table-row>
            <table:table-row>
              <table:table-cell office:value-type="float" office:value="13.0000000000001">
                <text:p>13.0000000000001</text:p>
              </table:table-cell>
              <table:table-cell office:value-type="float" office:value="0.0000321617680003504">
                <text:p>0.0000321617680003504</text:p>
              </table:table-cell>
            </table:table-row>
            <table:table-row>
              <table:table-cell office:value-type="float" office:value="13.0500000000001">
                <text:p>13.0500000000001</text:p>
              </table:table-cell>
              <table:table-cell office:value-type="float" office:value="0.0000305537508044842">
                <text:p>0.0000305537508044842</text:p>
              </table:table-cell>
            </table:table-row>
            <table:table-row>
              <table:table-cell office:value-type="float" office:value="13.1000000000001">
                <text:p>13.1000000000001</text:p>
              </table:table-cell>
              <table:table-cell office:value-type="float" office:value="0.0000290261342904576">
                <text:p>0.0000290261342904576</text:p>
              </table:table-cell>
            </table:table-row>
            <table:table-row>
              <table:table-cell office:value-type="float" office:value="13.1500000000001">
                <text:p>13.1500000000001</text:p>
              </table:table-cell>
              <table:table-cell office:value-type="float" office:value="0.0000275748984246371">
                <text:p>0.0000275748984246371</text:p>
              </table:table-cell>
            </table:table-row>
            <table:table-row>
              <table:table-cell office:value-type="float" office:value="13.2000000000001">
                <text:p>13.2000000000001</text:p>
              </table:table-cell>
              <table:table-cell office:value-type="float" office:value="0.0000261962241750698">
                <text:p>0.0000261962241750698</text:p>
              </table:table-cell>
            </table:table-row>
            <table:table-row>
              <table:table-cell office:value-type="float" office:value="13.2500000000001">
                <text:p>13.2500000000001</text:p>
              </table:table-cell>
              <table:table-cell office:value-type="float" office:value="0.0000248864834613993">
                <text:p>0.0000248864834613993</text:p>
              </table:table-cell>
            </table:table-row>
            <table:table-row>
              <table:table-cell office:value-type="float" office:value="13.3000000000001">
                <text:p>13.3000000000001</text:p>
              </table:table-cell>
              <table:table-cell office:value-type="float" office:value="0.0000236422296072861">
                <text:p>0.0000236422296072861</text:p>
              </table:table-cell>
            </table:table-row>
            <table:table-row>
              <table:table-cell office:value-type="float" office:value="13.3500000000001">
                <text:p>13.3500000000001</text:p>
              </table:table-cell>
              <table:table-cell office:value-type="float" office:value="0.0000224601882702066">
                <text:p>0.0000224601882702066</text:p>
              </table:table-cell>
            </table:table-row>
            <table:table-row>
              <table:table-cell office:value-type="float" office:value="13.4000000000001">
                <text:p>13.4000000000001</text:p>
              </table:table-cell>
              <table:table-cell office:value-type="float" office:value="0.0000213372488247627">
                <text:p>0.0000213372488247627</text:p>
              </table:table-cell>
            </table:table-row>
            <table:table-row>
              <table:table-cell office:value-type="float" office:value="13.4500000000001">
                <text:p>13.4500000000001</text:p>
              </table:table-cell>
              <table:table-cell office:value-type="float" office:value="0.000020270456176825">
                <text:p>0.000020270456176825</text:p>
              </table:table-cell>
            </table:table-row>
            <table:table-row>
              <table:table-cell office:value-type="float" office:value="13.5000000000001">
                <text:p>13.5000000000001</text:p>
              </table:table-cell>
              <table:table-cell office:value-type="float" office:value="0.0000192570029869699">
                <text:p>0.0000192570029869699</text:p>
              </table:table-cell>
            </table:table-row>
            <table:table-row>
              <table:table-cell office:value-type="float" office:value="13.5500000000001">
                <text:p>13.5500000000001</text:p>
              </table:table-cell>
              <table:table-cell office:value-type="float" office:value="0.0000182942222827441">
                <text:p>0.0000182942222827441</text:p>
              </table:table-cell>
            </table:table-row>
            <table:table-row>
              <table:table-cell office:value-type="float" office:value="13.6000000000001">
                <text:p>13.6000000000001</text:p>
              </table:table-cell>
              <table:table-cell office:value-type="float" office:value="0.0000173795804403163">
                <text:p>0.0000173795804403163</text:p>
              </table:table-cell>
            </table:table-row>
            <table:table-row>
              <table:table-cell office:value-type="float" office:value="13.6500000000001">
                <text:p>13.6500000000001</text:p>
              </table:table-cell>
              <table:table-cell office:value-type="float" office:value="0.0000165106705170458">
                <text:p>0.0000165106705170458</text:p>
              </table:table-cell>
            </table:table-row>
            <table:table-row>
              <table:table-cell office:value-type="float" office:value="13.7000000000001">
                <text:p>13.7000000000001</text:p>
              </table:table-cell>
              <table:table-cell office:value-type="float" office:value="0.0000156852059174233">
                <text:p>0.0000156852059174233</text:p>
              </table:table-cell>
            </table:table-row>
            <table:table-row>
              <table:table-cell office:value-type="float" office:value="13.7500000000001">
                <text:p>13.7500000000001</text:p>
              </table:table-cell>
              <table:table-cell office:value-type="float" office:value="0.0000149010143757145">
                <text:p>0.0000149010143757145</text:p>
              </table:table-cell>
            </table:table-row>
            <table:table-row>
              <table:table-cell office:value-type="float" office:value="13.8000000000001">
                <text:p>13.8000000000001</text:p>
              </table:table-cell>
              <table:table-cell office:value-type="float" office:value="0.000014156032239471">
                <text:p>0.000014156032239471</text:p>
              </table:table-cell>
            </table:table-row>
            <table:table-row>
              <table:table-cell office:value-type="float" office:value="13.8500000000001">
                <text:p>13.8500000000001</text:p>
              </table:table-cell>
              <table:table-cell office:value-type="float" office:value="0.0000134482990388661">
                <text:p>0.0000134482990388661</text:p>
              </table:table-cell>
            </table:table-row>
            <table:table-row>
              <table:table-cell office:value-type="float" office:value="13.9000000000001">
                <text:p>13.9000000000001</text:p>
              </table:table-cell>
              <table:table-cell office:value-type="float" office:value="0.0000127759523275642">
                <text:p>0.0000127759523275642</text:p>
              </table:table-cell>
            </table:table-row>
            <table:table-row>
              <table:table-cell office:value-type="float" office:value="13.9500000000001">
                <text:p>13.9500000000001</text:p>
              </table:table-cell>
              <table:table-cell office:value-type="float" office:value="0.0000121372227815458">
                <text:p>0.0000121372227815458</text:p>
              </table:table-cell>
            </table:table-row>
            <table:table-row>
              <table:table-cell office:value-type="float" office:value="14.0000000000001">
                <text:p>14.0000000000001</text:p>
              </table:table-cell>
              <table:table-cell office:value-type="float" office:value="0.000011530429542992">
                <text:p>0.000011530429542992</text:p>
              </table:table-cell>
            </table:table-row>
            <table:table-row>
              <table:table-cell office:value-type="float" office:value="14.0500000000001">
                <text:p>14.0500000000001</text:p>
              </table:table-cell>
              <table:table-cell office:value-type="float" office:value="0.0000109539757969742">
                <text:p>0.0000109539757969742</text:p>
              </table:table-cell>
            </table:table-row>
            <table:table-row>
              <table:table-cell office:value-type="float" office:value="14.1000000000001">
                <text:p>14.1000000000001</text:p>
              </table:table-cell>
              <table:table-cell office:value-type="float" office:value="0.0000104063445693101">
                <text:p>0.0000104063445693101</text:p>
              </table:table-cell>
            </table:table-row>
            <table:table-row>
              <table:table-cell office:value-type="float" office:value="14.1500000000001">
                <text:p>14.1500000000001</text:p>
              </table:table-cell>
              <table:table-cell office:value-type="float" office:value="0.00000988609473452621">
                <text:p>0.00000988609473452621</text:p>
              </table:table-cell>
            </table:table-row>
            <table:table-row>
              <table:table-cell office:value-type="float" office:value="14.2000000000001">
                <text:p>14.2000000000001</text:p>
              </table:table-cell>
              <table:table-cell office:value-type="float" office:value="0.00000939185722342224">
                <text:p>0.00000939185722342224</text:p>
              </table:table-cell>
            </table:table-row>
            <table:table-row>
              <table:table-cell office:value-type="float" office:value="14.2500000000001">
                <text:p>14.2500000000001</text:p>
              </table:table-cell>
              <table:table-cell office:value-type="float" office:value="0.00000892233142025784">
                <text:p>0.00000892233142025784</text:p>
              </table:table-cell>
            </table:table-row>
            <table:table-row>
              <table:table-cell office:value-type="float" office:value="14.3000000000001">
                <text:p>14.3000000000001</text:p>
              </table:table-cell>
              <table:table-cell office:value-type="float" office:value="0.00000847628174007946">
                <text:p>0.00000847628174007946</text:p>
              </table:table-cell>
            </table:table-row>
            <table:table-row>
              <table:table-cell office:value-type="float" office:value="14.3500000000001">
                <text:p>14.3500000000001</text:p>
              </table:table-cell>
              <table:table-cell office:value-type="float" office:value="0.00000805253437718112">
                <text:p>0.00000805253437718112</text:p>
              </table:table-cell>
            </table:table-row>
            <table:table-row>
              <table:table-cell office:value-type="float" office:value="14.4000000000001">
                <text:p>14.4000000000001</text:p>
              </table:table-cell>
              <table:table-cell office:value-type="float" office:value="0.00000764997421614207">
                <text:p>0.00000764997421614207</text:p>
              </table:table-cell>
            </table:table-row>
            <table:table-row>
              <table:table-cell office:value-type="float" office:value="14.4500000000001">
                <text:p>14.4500000000001</text:p>
              </table:table-cell>
              <table:table-cell office:value-type="float" office:value="0.0000072675418973126">
                <text:p>0.0000072675418973126</text:p>
              </table:table-cell>
            </table:table-row>
            <table:table-row>
              <table:table-cell office:value-type="float" office:value="14.5000000000001">
                <text:p>14.5000000000001</text:p>
              </table:table-cell>
              <table:table-cell office:value-type="float" office:value="0.00000690423102902555">
                <text:p>0.00000690423102902555</text:p>
              </table:table-cell>
            </table:table-row>
            <table:table-row>
              <table:table-cell office:value-type="float" office:value="14.5500000000001">
                <text:p>14.5500000000001</text:p>
              </table:table-cell>
              <table:table-cell office:value-type="float" office:value="0.00000655908553919721">
                <text:p>0.00000655908553919721</text:p>
              </table:table-cell>
            </table:table-row>
            <table:table-row>
              <table:table-cell office:value-type="float" office:value="14.6000000000001">
                <text:p>14.6000000000001</text:p>
              </table:table-cell>
              <table:table-cell office:value-type="float" office:value="0.00000623119715934827">
                <text:p>0.00000623119715934827</text:p>
              </table:table-cell>
            </table:table-row>
            <table:table-row>
              <table:table-cell office:value-type="float" office:value="14.6500000000001">
                <text:p>14.6500000000001</text:p>
              </table:table-cell>
              <table:table-cell office:value-type="float" office:value="0.00000591970303442362">
                <text:p>0.00000591970303442362</text:p>
              </table:table-cell>
            </table:table-row>
            <table:table-row>
              <table:table-cell office:value-type="float" office:value="14.7000000000001">
                <text:p>14.7000000000001</text:p>
              </table:table-cell>
              <table:table-cell office:value-type="float" office:value="0.00000562378345212122">
                <text:p>0.00000562378345212122</text:p>
              </table:table-cell>
            </table:table-row>
            <table:table-row>
              <table:table-cell office:value-type="float" office:value="14.7500000000001">
                <text:p>14.7500000000001</text:p>
              </table:table-cell>
              <table:table-cell office:value-type="float" office:value="0.00000534265968575456">
                <text:p>0.00000534265968575456</text:p>
              </table:table-cell>
            </table:table-row>
            <table:table-row>
              <table:table-cell office:value-type="float" office:value="14.8000000000001">
                <text:p>14.8000000000001</text:p>
              </table:table-cell>
              <table:table-cell office:value-type="float" office:value="0.00000507559194497188">
                <text:p>0.00000507559194497188</text:p>
              </table:table-cell>
            </table:table-row>
            <table:table-row>
              <table:table-cell office:value-type="float" office:value="14.8500000000001">
                <text:p>14.8500000000001</text:p>
              </table:table-cell>
              <table:table-cell office:value-type="float" office:value="0.0000048218774289396">
                <text:p>0.0000048218774289396</text:p>
              </table:table-cell>
            </table:table-row>
            <table:table-row>
              <table:table-cell office:value-type="float" office:value="14.9000000000001">
                <text:p>14.9000000000001</text:p>
              </table:table-cell>
              <table:table-cell office:value-type="float" office:value="0.00000458084847686642">
                <text:p>0.00000458084847686642</text:p>
              </table:table-cell>
            </table:table-row>
            <table:table-row>
              <table:table-cell office:value-type="float" office:value="14.9500000000001">
                <text:p>14.9500000000001</text:p>
              </table:table-cell>
              <table:table-cell office:value-type="float" office:value="0.00000435187081100134">
                <text:p>0.00000435187081100134</text:p>
              </table:table-cell>
            </table:table-row>
            <table:table-row>
              <table:table-cell office:value-type="float" office:value="15.0000000000001">
                <text:p>15.0000000000001</text:p>
              </table:table-cell>
              <table:table-cell office:value-type="float" office:value="0.00000413434186748171">
                <text:p>0.00000413434186748171</text:p>
              </table:table-cell>
            </table:table-row>
            <table:table-row>
              <table:table-cell office:value-type="float" office:value="15.0500000000001">
                <text:p>15.0500000000001</text:p>
              </table:table-cell>
              <table:table-cell office:value-type="float" office:value="0.00000392768921063893">
                <text:p>0.00000392768921063893</text:p>
              </table:table-cell>
            </table:table-row>
            <table:table-row>
              <table:table-cell office:value-type="float" office:value="15.1000000000001">
                <text:p>15.1000000000001</text:p>
              </table:table-cell>
              <table:table-cell office:value-type="float" office:value="0.0000037313690265888">
                <text:p>0.0000037313690265888</text:p>
              </table:table-cell>
            </table:table-row>
            <table:table-row>
              <table:table-cell office:value-type="float" office:value="15.1500000000001">
                <text:p>15.1500000000001</text:p>
              </table:table-cell>
              <table:table-cell office:value-type="float" office:value="0.00000354486469214246">
                <text:p>0.00000354486469214246</text:p>
              </table:table-cell>
            </table:table-row>
            <table:table-row>
              <table:table-cell office:value-type="float" office:value="15.2000000000001">
                <text:p>15.2000000000001</text:p>
              </table:table-cell>
              <table:table-cell office:value-type="float" office:value="0.00000336768541527168">
                <text:p>0.00000336768541527168</text:p>
              </table:table-cell>
            </table:table-row>
            <table:table-row>
              <table:table-cell office:value-type="float" office:value="15.2500000000001">
                <text:p>15.2500000000001</text:p>
              </table:table-cell>
              <table:table-cell office:value-type="float" office:value="0.00000319936494355098">
                <text:p>0.00000319936494355098</text:p>
              </table:table-cell>
            </table:table-row>
            <table:table-row>
              <table:table-cell office:value-type="float" office:value="15.3000000000001">
                <text:p>15.3000000000001</text:p>
              </table:table-cell>
              <table:table-cell office:value-type="float" office:value="0.00000303946033717758">
                <text:p>0.00000303946033717758</text:p>
              </table:table-cell>
            </table:table-row>
            <table:table-row>
              <table:table-cell office:value-type="float" office:value="15.3500000000001">
                <text:p>15.3500000000001</text:p>
              </table:table-cell>
              <table:table-cell office:value-type="float" office:value="0.00000288755080334038">
                <text:p>0.00000288755080334038</text:p>
              </table:table-cell>
            </table:table-row>
            <table:table-row>
              <table:table-cell office:value-type="float" office:value="15.4000000000001">
                <text:p>15.4000000000001</text:p>
              </table:table-cell>
              <table:table-cell office:value-type="float" office:value="0.00000274323658887054">
                <text:p>0.00000274323658887054</text:p>
              </table:table-cell>
            </table:table-row>
            <table:table-row>
              <table:table-cell office:value-type="float" office:value="15.4500000000001">
                <text:p>15.4500000000001</text:p>
              </table:table-cell>
              <table:table-cell office:value-type="float" office:value="0.00000260613792825947">
                <text:p>0.00000260613792825947</text:p>
              </table:table-cell>
            </table:table-row>
            <table:table-row>
              <table:table-cell office:value-type="float" office:value="15.5000000000001">
                <text:p>15.5000000000001</text:p>
              </table:table-cell>
              <table:table-cell office:value-type="float" office:value="0.00000247589404427597">
                <text:p>0.00000247589404427597</text:p>
              </table:table-cell>
            </table:table-row>
            <table:table-row>
              <table:table-cell office:value-type="float" office:value="15.5500000000001">
                <text:p>15.5500000000001</text:p>
              </table:table-cell>
              <table:table-cell office:value-type="float" office:value="0.00000235216219855249">
                <text:p>0.00000235216219855249</text:p>
              </table:table-cell>
            </table:table-row>
            <table:table-row>
              <table:table-cell office:value-type="float" office:value="15.6000000000001">
                <text:p>15.6000000000001</text:p>
              </table:table-cell>
              <table:table-cell office:value-type="float" office:value="0.00000223461678964212">
                <text:p>0.00000223461678964212</text:p>
              </table:table-cell>
            </table:table-row>
            <table:table-row>
              <table:table-cell office:value-type="float" office:value="15.6500000000001">
                <text:p>15.6500000000001</text:p>
              </table:table-cell>
              <table:table-cell office:value-type="float" office:value="0.00000212294849617269">
                <text:p>0.00000212294849617269</text:p>
              </table:table-cell>
            </table:table-row>
            <table:table-row>
              <table:table-cell office:value-type="float" office:value="15.7000000000001">
                <text:p>15.7000000000001</text:p>
              </table:table-cell>
              <table:table-cell office:value-type="float" office:value="0.00000201686346284324">
                <text:p>0.00000201686346284324</text:p>
              </table:table-cell>
            </table:table-row>
            <table:table-row>
              <table:table-cell office:value-type="float" office:value="15.7500000000001">
                <text:p>15.7500000000001</text:p>
              </table:table-cell>
              <table:table-cell office:value-type="float" office:value="0.00000191608252712057">
                <text:p>0.00000191608252712057</text:p>
              </table:table-cell>
            </table:table-row>
            <table:table-row>
              <table:table-cell office:value-type="float" office:value="15.8000000000001">
                <text:p>15.8000000000001</text:p>
              </table:table-cell>
              <table:table-cell office:value-type="float" office:value="0.00000182034048460111">
                <text:p>0.00000182034048460111</text:p>
              </table:table-cell>
            </table:table-row>
            <table:table-row>
              <table:table-cell office:value-type="float" office:value="15.8500000000001">
                <text:p>15.8500000000001</text:p>
              </table:table-cell>
              <table:table-cell office:value-type="float" office:value="0.00000172938539110457">
                <text:p>0.00000172938539110457</text:p>
              </table:table-cell>
            </table:table-row>
            <table:table-row>
              <table:table-cell office:value-type="float" office:value="15.9000000000001">
                <text:p>15.9000000000001</text:p>
              </table:table-cell>
              <table:table-cell office:value-type="float" office:value="0.00000164297789966299">
                <text:p>0.00000164297789966299</text:p>
              </table:table-cell>
            </table:table-row>
            <table:table-row>
              <table:table-cell office:value-type="float" office:value="15.9500000000001">
                <text:p>15.9500000000001</text:p>
              </table:table-cell>
              <table:table-cell office:value-type="float" office:value="0.00000156089063066035">
                <text:p>0.00000156089063066035</text:p>
              </table:table-cell>
            </table:table-row>
            <table:table-row>
              <table:table-cell office:value-type="float" office:value="16.0000000000001">
                <text:p>16.0000000000001</text:p>
              </table:table-cell>
              <table:table-cell office:value-type="float" office:value="0.00000148290757346517">
                <text:p>0.00000148290757346517</text:p>
              </table:table-cell>
            </table:table-row>
            <table:table-row>
              <table:table-cell office:value-type="float" office:value="16.0500000000001">
                <text:p>16.0500000000001</text:p>
              </table:table-cell>
              <table:table-cell office:value-type="float" office:value="0.00000140882351798151">
                <text:p>0.00000140882351798151</text:p>
              </table:table-cell>
            </table:table-row>
            <table:table-row>
              <table:table-cell office:value-type="float" office:value="16.1000000000001">
                <text:p>16.1000000000001</text:p>
              </table:table-cell>
              <table:table-cell office:value-type="float" office:value="0.00000133844351462246">
                <text:p>0.00000133844351462246</text:p>
              </table:table-cell>
            </table:table-row>
            <table:table-row>
              <table:table-cell office:value-type="float" office:value="16.1500000000001">
                <text:p>16.1500000000001</text:p>
              </table:table-cell>
              <table:table-cell office:value-type="float" office:value="0.00000127158236128489">
                <text:p>0.00000127158236128489</text:p>
              </table:table-cell>
            </table:table-row>
            <table:table-row>
              <table:table-cell office:value-type="float" office:value="16.2000000000001">
                <text:p>16.2000000000001</text:p>
              </table:table-cell>
              <table:table-cell office:value-type="float" office:value="0.00000120806411597559">
                <text:p>0.00000120806411597559</text:p>
              </table:table-cell>
            </table:table-row>
            <table:table-row>
              <table:table-cell office:value-type="float" office:value="16.2500000000001">
                <text:p>16.2500000000001</text:p>
              </table:table-cell>
              <table:table-cell office:value-type="float" office:value="0.00000114772163380597">
                <text:p>0.00000114772163380597</text:p>
              </table:table-cell>
            </table:table-row>
            <table:table-row>
              <table:table-cell office:value-type="float" office:value="16.3000000000001">
                <text:p>16.3000000000001</text:p>
              </table:table-cell>
              <table:table-cell office:value-type="float" office:value="0.00000109039612713717">
                <text:p>0.00000109039612713717</text:p>
              </table:table-cell>
            </table:table-row>
            <table:table-row>
              <table:table-cell office:value-type="float" office:value="16.3500000000001">
                <text:p>16.3500000000001</text:p>
              </table:table-cell>
              <table:table-cell office:value-type="float" office:value="0.00000103593674771787">
                <text:p>0.00000103593674771787</text:p>
              </table:table-cell>
            </table:table-row>
            <table:table-row>
              <table:table-cell office:value-type="float" office:value="16.4000000000001">
                <text:p>16.4000000000001</text:p>
              </table:table-cell>
              <table:table-cell office:value-type="float" office:value="0.000000984200189715206">
                <text:p>0.000000984200189715206</text:p>
              </table:table-cell>
            </table:table-row>
            <table:table-row>
              <table:table-cell office:value-type="float" office:value="16.4500000000001">
                <text:p>16.4500000000001</text:p>
              </table:table-cell>
              <table:table-cell office:value-type="float" office:value="0.000000935050312594179">
                <text:p>0.000000935050312594179</text:p>
              </table:table-cell>
            </table:table-row>
            <table:table-row>
              <table:table-cell office:value-type="float" office:value="16.5000000000001">
                <text:p>16.5000000000001</text:p>
              </table:table-cell>
              <table:table-cell office:value-type="float" office:value="0.000000888357782853126">
                <text:p>0.000000888357782853126</text:p>
              </table:table-cell>
            </table:table-row>
            <table:table-row>
              <table:table-cell office:value-type="float" office:value="16.5500000000001">
                <text:p>16.5500000000001</text:p>
              </table:table-cell>
              <table:table-cell office:value-type="float" office:value="0.000000843999733672401">
                <text:p>0.000000843999733672401</text:p>
              </table:table-cell>
            </table:table-row>
            <table:table-row>
              <table:table-cell office:value-type="float" office:value="16.6000000000001">
                <text:p>16.6000000000001</text:p>
              </table:table-cell>
              <table:table-cell office:value-type="float" office:value="0.000000801859441580656">
                <text:p>0.000000801859441580656</text:p>
              </table:table-cell>
            </table:table-row>
            <table:table-row>
              <table:table-cell office:value-type="float" office:value="16.6500000000001">
                <text:p>16.6500000000001</text:p>
              </table:table-cell>
              <table:table-cell office:value-type="float" office:value="0.000000761826019287822">
                <text:p>0.000000761826019287822</text:p>
              </table:table-cell>
            </table:table-row>
            <table:table-row>
              <table:table-cell office:value-type="float" office:value="16.7000000000001">
                <text:p>16.7000000000001</text:p>
              </table:table-cell>
              <table:table-cell office:value-type="float" office:value="0.00000072379412387646">
                <text:p>0.00000072379412387646</text:p>
              </table:table-cell>
            </table:table-row>
            <table:table-row>
              <table:table-cell office:value-type="float" office:value="16.7500000000001">
                <text:p>16.7500000000001</text:p>
              </table:table-cell>
              <table:table-cell office:value-type="float" office:value="0.000000687663679583566">
                <text:p>0.000000687663679583566</text:p>
              </table:table-cell>
            </table:table-row>
            <table:table-row>
              <table:table-cell office:value-type="float" office:value="16.8000000000001">
                <text:p>16.8000000000001</text:p>
              </table:table-cell>
              <table:table-cell office:value-type="float" office:value="0.000000653339614443307">
                <text:p>0.000000653339614443307</text:p>
              </table:table-cell>
            </table:table-row>
            <table:table-row>
              <table:table-cell office:value-type="float" office:value="16.8500000000001">
                <text:p>16.8500000000001</text:p>
              </table:table-cell>
              <table:table-cell office:value-type="float" office:value="0.000000620731610097637">
                <text:p>0.000000620731610097637</text:p>
              </table:table-cell>
            </table:table-row>
            <table:table-row>
              <table:table-cell office:value-type="float" office:value="16.9000000000001">
                <text:p>16.9000000000001</text:p>
              </table:table-cell>
              <table:table-cell office:value-type="float" office:value="0.00000058975386411641">
                <text:p>0.00000058975386411641</text:p>
              </table:table-cell>
            </table:table-row>
            <table:table-row>
              <table:table-cell office:value-type="float" office:value="16.9500000000001">
                <text:p>16.9500000000001</text:p>
              </table:table-cell>
              <table:table-cell office:value-type="float" office:value="0.000000560324864201511">
                <text:p>0.000000560324864201511</text:p>
              </table:table-cell>
            </table:table-row>
            <table:table-row>
              <table:table-cell office:value-type="float" office:value="17.0000000000001">
                <text:p>17.0000000000001</text:p>
              </table:table-cell>
              <table:table-cell office:value-type="float" office:value="0.000000532367173680802">
                <text:p>0.000000532367173680802</text:p>
              </table:table-cell>
            </table:table-row>
            <table:table-row>
              <table:table-cell office:value-type="float" office:value="17.0500000000001">
                <text:p>17.0500000000001</text:p>
              </table:table-cell>
              <table:table-cell office:value-type="float" office:value="0.000000505807227727402">
                <text:p>0.000000505807227727402</text:p>
              </table:table-cell>
            </table:table-row>
            <table:table-row>
              <table:table-cell office:value-type="float" office:value="17.1000000000001">
                <text:p>17.1000000000001</text:p>
              </table:table-cell>
              <table:table-cell office:value-type="float" office:value="0.000000480575139768027">
                <text:p>0.000000480575139768027</text:p>
              </table:table-cell>
            </table:table-row>
            <table:table-row>
              <table:table-cell office:value-type="float" office:value="17.1500000000001">
                <text:p>17.1500000000001</text:p>
              </table:table-cell>
              <table:table-cell office:value-type="float" office:value="0.000000456604517570944">
                <text:p>0.000000456604517570944</text:p>
              </table:table-cell>
            </table:table-row>
            <table:table-row>
              <table:table-cell office:value-type="float" office:value="17.2000000000001">
                <text:p>17.2000000000001</text:p>
              </table:table-cell>
              <table:table-cell office:value-type="float" office:value="0.000000433832288529554">
                <text:p>0.000000433832288529554</text:p>
              </table:table-cell>
            </table:table-row>
            <table:table-row>
              <table:table-cell office:value-type="float" office:value="17.2500000000001">
                <text:p>17.2500000000001</text:p>
              </table:table-cell>
              <table:table-cell office:value-type="float" office:value="0.000000412198533681837">
                <text:p>0.000000412198533681837</text:p>
              </table:table-cell>
            </table:table-row>
            <table:table-row>
              <table:table-cell office:value-type="float" office:value="17.3000000000001">
                <text:p>17.3000000000001</text:p>
              </table:table-cell>
              <table:table-cell office:value-type="float" office:value="0.000000391646330028846">
                <text:p>0.000000391646330028846</text:p>
              </table:table-cell>
            </table:table-row>
            <table:table-row>
              <table:table-cell office:value-type="float" office:value="17.3500000000001">
                <text:p>17.3500000000001</text:p>
              </table:table-cell>
              <table:table-cell office:value-type="float" office:value="0.000000372121600737322">
                <text:p>0.000000372121600737322</text:p>
              </table:table-cell>
            </table:table-row>
            <table:table-row>
              <table:table-cell office:value-type="float" office:value="17.4000000000001">
                <text:p>17.4000000000001</text:p>
              </table:table-cell>
              <table:table-cell office:value-type="float" office:value="0.000000353572972832211">
                <text:p>0.000000353572972832211</text:p>
              </table:table-cell>
            </table:table-row>
            <table:table-row>
              <table:table-cell office:value-type="float" office:value="17.4500000000001">
                <text:p>17.4500000000001</text:p>
              </table:table-cell>
              <table:table-cell office:value-type="float" office:value="0.000000335951642004591">
                <text:p>0.000000335951642004591</text:p>
              </table:table-cell>
            </table:table-row>
            <table:table-row>
              <table:table-cell office:value-type="float" office:value="17.5000000000001">
                <text:p>17.5000000000001</text:p>
              </table:table-cell>
              <table:table-cell office:value-type="float" office:value="0.000000319211244179253">
                <text:p>0.000000319211244179253</text:p>
              </table:table-cell>
            </table:table-row>
            <table:table-row>
              <table:table-cell office:value-type="float" office:value="17.5500000000001">
                <text:p>17.5500000000001</text:p>
              </table:table-cell>
              <table:table-cell office:value-type="float" office:value="0.000000303307733503931">
                <text:p>0.000000303307733503931</text:p>
              </table:table-cell>
            </table:table-row>
            <table:table-row>
              <table:table-cell office:value-type="float" office:value="17.6000000000001">
                <text:p>17.6000000000001</text:p>
              </table:table-cell>
              <table:table-cell office:value-type="float" office:value="0.000000288199266439132">
                <text:p>0.000000288199266439132</text:p>
              </table:table-cell>
            </table:table-row>
            <table:table-row>
              <table:table-cell office:value-type="float" office:value="17.6500000000001">
                <text:p>17.6500000000001</text:p>
              </table:table-cell>
              <table:table-cell office:value-type="float" office:value="0.000000273846091643512">
                <text:p>0.000000273846091643512</text:p>
              </table:table-cell>
            </table:table-row>
            <table:table-row>
              <table:table-cell office:value-type="float" office:value="17.7000000000001">
                <text:p>17.7000000000001</text:p>
              </table:table-cell>
              <table:table-cell office:value-type="float" office:value="0.000000260210445365032">
                <text:p>0.000000260210445365032</text:p>
              </table:table-cell>
            </table:table-row>
            <table:table-row>
              <table:table-cell office:value-type="float" office:value="17.7500000000001">
                <text:p>17.7500000000001</text:p>
              </table:table-cell>
              <table:table-cell office:value-type="float" office:value="0.000000247256452062614">
                <text:p>0.000000247256452062614</text:p>
              </table:table-cell>
            </table:table-row>
            <table:table-row>
              <table:table-cell office:value-type="float" office:value="17.8000000000001">
                <text:p>17.8000000000001</text:p>
              </table:table-cell>
              <table:table-cell office:value-type="float" office:value="0.000000234950029996767">
                <text:p>0.000000234950029996767</text:p>
              </table:table-cell>
            </table:table-row>
            <table:table-row>
              <table:table-cell office:value-type="float" office:value="17.8500000000001">
                <text:p>17.8500000000001</text:p>
              </table:table-cell>
              <table:table-cell office:value-type="float" office:value="0.000000223258801540739">
                <text:p>0.000000223258801540739</text:p>
              </table:table-cell>
            </table:table-row>
            <table:table-row>
              <table:table-cell office:value-type="float" office:value="17.9000000000001">
                <text:p>17.9000000000001</text:p>
              </table:table-cell>
              <table:table-cell office:value-type="float" office:value="0.00000021215200797617">
                <text:p>0.00000021215200797617</text:p>
              </table:table-cell>
            </table:table-row>
            <table:table-row>
              <table:table-cell office:value-type="float" office:value="17.9500000000001">
                <text:p>17.9500000000001</text:p>
              </table:table-cell>
              <table:table-cell office:value-type="float" office:value="0.00000020160042854903">
                <text:p>0.00000020160042854903</text:p>
              </table:table-cell>
            </table:table-row>
            <table:table-row>
              <table:table-cell office:value-type="float" office:value="18.0000000000001">
                <text:p>18.0000000000001</text:p>
              </table:table-cell>
              <table:table-cell office:value-type="float" office:value="0.000000191576303572828">
                <text:p>0.000000191576303572828</text:p>
              </table:table-cell>
            </table:table-row>
            <table:table-row>
              <table:table-cell office:value-type="float" office:value="18.0500000000001">
                <text:p>18.0500000000001</text:p>
              </table:table-cell>
              <table:table-cell office:value-type="float" office:value="0.000000182053261376723">
                <text:p>0.000000182053261376723</text:p>
              </table:table-cell>
            </table:table-row>
            <table:table-row>
              <table:table-cell office:value-type="float" office:value="18.1000000000001">
                <text:p>18.1000000000001</text:p>
              </table:table-cell>
              <table:table-cell office:value-type="float" office:value="0.000000173006248906315">
                <text:p>0.000000173006248906315</text:p>
              </table:table-cell>
            </table:table-row>
            <table:table-row>
              <table:table-cell office:value-type="float" office:value="18.1500000000001">
                <text:p>18.1500000000001</text:p>
              </table:table-cell>
              <table:table-cell office:value-type="float" office:value="0.000000164411465794469">
                <text:p>0.000000164411465794469</text:p>
              </table:table-cell>
            </table:table-row>
            <table:table-row>
              <table:table-cell office:value-type="float" office:value="18.2000000000001">
                <text:p>18.2000000000001</text:p>
              </table:table-cell>
              <table:table-cell office:value-type="float" office:value="0.000000156246301728674">
                <text:p>0.000000156246301728674</text:p>
              </table:table-cell>
            </table:table-row>
            <table:table-row>
              <table:table-cell office:value-type="float" office:value="18.2500000000001">
                <text:p>18.2500000000001</text:p>
              </table:table-cell>
              <table:table-cell office:value-type="float" office:value="0.000000148489276950136">
                <text:p>0.000000148489276950136</text:p>
              </table:table-cell>
            </table:table-row>
            <table:table-row>
              <table:table-cell office:value-type="float" office:value="18.3000000000001">
                <text:p>18.3000000000001</text:p>
              </table:table-cell>
              <table:table-cell office:value-type="float" office:value="0.000000141119985727993">
                <text:p>0.000000141119985727993</text:p>
              </table:table-cell>
            </table:table-row>
            <table:table-row>
              <table:table-cell office:value-type="float" office:value="18.3500000000001">
                <text:p>18.3500000000001</text:p>
              </table:table-cell>
              <table:table-cell office:value-type="float" office:value="0.000000134119042659923">
                <text:p>0.000000134119042659923</text:p>
              </table:table-cell>
            </table:table-row>
            <table:table-row>
              <table:table-cell office:value-type="float" office:value="18.4000000000001">
                <text:p>18.4000000000001</text:p>
              </table:table-cell>
              <table:table-cell office:value-type="float" office:value="0.000000127468031657819">
                <text:p>0.000000127468031657819</text:p>
              </table:table-cell>
            </table:table-row>
            <table:table-row>
              <table:table-cell office:value-type="float" office:value="18.4500000000001">
                <text:p>18.4500000000001</text:p>
              </table:table-cell>
              <table:table-cell office:value-type="float" office:value="0.000000121149457484294">
                <text:p>0.000000121149457484294</text:p>
              </table:table-cell>
            </table:table-row>
            <table:table-row>
              <table:table-cell office:value-type="float" office:value="18.5000000000001">
                <text:p>18.5000000000001</text:p>
              </table:table-cell>
              <table:table-cell office:value-type="float" office:value="0.00000011514669971246">
                <text:p>0.00000011514669971246</text:p>
              </table:table-cell>
            </table:table-row>
            <table:table-row>
              <table:table-cell office:value-type="float" office:value="18.5500000000001">
                <text:p>18.5500000000001</text:p>
              </table:table-cell>
              <table:table-cell office:value-type="float" office:value="0.000000109443968987855">
                <text:p>0.000000109443968987855</text:p>
              </table:table-cell>
            </table:table-row>
            <table:table-row>
              <table:table-cell office:value-type="float" office:value="18.6000000000001">
                <text:p>18.6000000000001</text:p>
              </table:table-cell>
              <table:table-cell office:value-type="float" office:value="0.000000104026265477381">
                <text:p>0.000000104026265477381</text:p>
              </table:table-cell>
            </table:table-row>
            <table:table-row>
              <table:table-cell office:value-type="float" office:value="18.6500000000001">
                <text:p>18.6500000000001</text:p>
              </table:table-cell>
              <table:table-cell office:value-type="float" office:value="0.0000000988793393959385">
                <text:p>0.0000000988793393959385</text:p>
              </table:table-cell>
            </table:table-row>
            <table:table-row>
              <table:table-cell office:value-type="float" office:value="18.7000000000001">
                <text:p>18.7000000000001</text:p>
              </table:table-cell>
              <table:table-cell office:value-type="float" office:value="0.0000000939896535068646">
                <text:p>0.0000000939896535068646</text:p>
              </table:table-cell>
            </table:table-row>
            <table:table-row>
              <table:table-cell office:value-type="float" office:value="18.7500000000001">
                <text:p>18.7500000000001</text:p>
              </table:table-cell>
              <table:table-cell office:value-type="float" office:value="0.0000000893443474974973">
                <text:p>0.0000000893443474974973</text:p>
              </table:table-cell>
            </table:table-row>
            <table:table-row>
              <table:table-cell office:value-type="float" office:value="18.8000000000001">
                <text:p>18.8000000000001</text:p>
              </table:table-cell>
              <table:table-cell office:value-type="float" office:value="0.0000000849312041361164">
                <text:p>0.0000000849312041361164</text:p>
              </table:table-cell>
            </table:table-row>
            <table:table-row>
              <table:table-cell office:value-type="float" office:value="18.8500000000001">
                <text:p>18.8500000000001</text:p>
              </table:table-cell>
              <table:table-cell office:value-type="float" office:value="0.0000000807386171212023">
                <text:p>0.0000000807386171212023</text:p>
              </table:table-cell>
            </table:table-row>
            <table:table-row>
              <table:table-cell office:value-type="float" office:value="18.9000000000001">
                <text:p>18.9000000000001</text:p>
              </table:table-cell>
              <table:table-cell office:value-type="float" office:value="0.0000000767555605384053">
                <text:p>0.0000000767555605384053</text:p>
              </table:table-cell>
            </table:table-row>
            <table:table-row>
              <table:table-cell office:value-type="float" office:value="18.9500000000001">
                <text:p>18.9500000000001</text:p>
              </table:table-cell>
              <table:table-cell office:value-type="float" office:value="0.0000000729715598448502">
                <text:p>0.0000000729715598448502</text:p>
              </table:table-cell>
            </table:table-row>
            <table:table-row>
              <table:table-cell office:value-type="float" office:value="19.0000000000001">
                <text:p>19.0000000000001</text:p>
              </table:table-cell>
              <table:table-cell office:value-type="float" office:value="0.0000000693766643044194">
                <text:p>0.0000000693766643044194</text:p>
              </table:table-cell>
            </table:table-row>
            <table:table-row>
              <table:table-cell office:value-type="float" office:value="19.0500000000001">
                <text:p>19.0500000000001</text:p>
              </table:table-cell>
              <table:table-cell office:value-type="float" office:value="0.0000000659614208014785">
                <text:p>0.0000000659614208014785</text:p>
              </table:table-cell>
            </table:table-row>
            <table:table-row>
              <table:table-cell office:value-type="float" office:value="19.1000000000001">
                <text:p>19.1000000000001</text:p>
              </table:table-cell>
              <table:table-cell office:value-type="float" office:value="0.0000000627168489641322">
                <text:p>0.0000000627168489641322</text:p>
              </table:table-cell>
            </table:table-row>
            <table:table-row>
              <table:table-cell office:value-type="float" office:value="19.1500000000001">
                <text:p>19.1500000000001</text:p>
              </table:table-cell>
              <table:table-cell office:value-type="float" office:value="0.0000000596344175315489">
                <text:p>0.0000000596344175315489</text:p>
              </table:table-cell>
            </table:table-row>
            <table:table-row>
              <table:table-cell office:value-type="float" office:value="19.2000000000001">
                <text:p>19.2000000000001</text:p>
              </table:table-cell>
              <table:table-cell office:value-type="float" office:value="0.0000000567060219031629">
                <text:p>0.0000000567060219031629</text:p>
              </table:table-cell>
            </table:table-row>
            <table:table-row>
              <table:table-cell office:value-type="float" office:value="19.2500000000001">
                <text:p>19.2500000000001</text:p>
              </table:table-cell>
              <table:table-cell office:value-type="float" office:value="0.0000000539239628106761">
                <text:p>0.0000000539239628106761</text:p>
              </table:table-cell>
            </table:table-row>
            <table:table-row>
              <table:table-cell office:value-type="float" office:value="19.3000000000001">
                <text:p>19.3000000000001</text:p>
              </table:table-cell>
              <table:table-cell office:value-type="float" office:value="0.0000000512809260567341">
                <text:p>0.0000000512809260567341</text:p>
              </table:table-cell>
            </table:table-row>
            <table:table-row>
              <table:table-cell office:value-type="float" office:value="19.3500000000001">
                <text:p>19.3500000000001</text:p>
              </table:table-cell>
              <table:table-cell office:value-type="float" office:value="0.0000000487699632669606">
                <text:p>0.0000000487699632669606</text:p>
              </table:table-cell>
            </table:table-row>
            <table:table-row>
              <table:table-cell office:value-type="float" office:value="19.4000000000001">
                <text:p>19.4000000000001</text:p>
              </table:table-cell>
              <table:table-cell office:value-type="float" office:value="0.0000000463844736047">
                <text:p>0.0000000463844736047</text:p>
              </table:table-cell>
            </table:table-row>
            <table:table-row>
              <table:table-cell office:value-type="float" office:value="19.4500000000001">
                <text:p>19.4500000000001</text:p>
              </table:table-cell>
              <table:table-cell office:value-type="float" office:value="0.0000000441181864003521">
                <text:p>0.0000000441181864003521</text:p>
              </table:table-cell>
            </table:table-row>
            <table:table-row>
              <table:table-cell office:value-type="float" office:value="19.5000000000001">
                <text:p>19.5000000000001</text:p>
              </table:table-cell>
              <table:table-cell office:value-type="float" office:value="0.00000004196514464959">
                <text:p>0.00000004196514464959</text:p>
              </table:table-cell>
            </table:table-row>
            <table:table-row>
              <table:table-cell office:value-type="float" office:value="19.5500000000001">
                <text:p>19.5500000000001</text:p>
              </table:table-cell>
              <table:table-cell office:value-type="float" office:value="0.0000000399196893370398">
                <text:p>0.0000000399196893370398</text:p>
              </table:table-cell>
            </table:table-row>
            <table:table-row>
              <table:table-cell office:value-type="float" office:value="19.6000000000001">
                <text:p>19.6000000000001</text:p>
              </table:table-cell>
              <table:table-cell office:value-type="float" office:value="0.0000000379764445441729">
                <text:p>0.0000000379764445441729</text:p>
              </table:table-cell>
            </table:table-row>
            <table:table-row>
              <table:table-cell office:value-type="float" office:value="19.6500000000001">
                <text:p>19.6500000000001</text:p>
              </table:table-cell>
              <table:table-cell office:value-type="float" office:value="0.0000000361303033022253">
                <text:p>0.0000000361303033022253</text:p>
              </table:table-cell>
            </table:table-row>
            <table:table-row>
              <table:table-cell office:value-type="float" office:value="19.7000000000001">
                <text:p>19.7000000000001</text:p>
              </table:table-cell>
              <table:table-cell office:value-type="float" office:value="0.0000000343764141529221">
                <text:p>0.0000000343764141529221</text:p>
              </table:table-cell>
            </table:table-row>
            <table:table-row>
              <table:table-cell office:value-type="float" office:value="19.7500000000001">
                <text:p>19.7500000000001</text:p>
              </table:table-cell>
              <table:table-cell office:value-type="float" office:value="0.0000000327101683816448">
                <text:p>0.0000000327101683816448</text:p>
              </table:table-cell>
            </table:table-row>
            <table:table-row>
              <table:table-cell office:value-type="float" office:value="19.8000000000001">
                <text:p>19.8000000000001</text:p>
              </table:table-cell>
              <table:table-cell office:value-type="float" office:value="0.0000000311271878894532">
                <text:p>0.0000000311271878894532</text:p>
              </table:table-cell>
            </table:table-row>
            <table:table-row>
              <table:table-cell office:value-type="float" office:value="19.8500000000001">
                <text:p>19.8500000000001</text:p>
              </table:table-cell>
              <table:table-cell office:value-type="float" office:value="0.000000029623313672053">
                <text:p>0.000000029623313672053</text:p>
              </table:table-cell>
            </table:table-row>
            <table:table-row>
              <table:table-cell office:value-type="float" office:value="19.9000000000001">
                <text:p>19.9000000000001</text:p>
              </table:table-cell>
              <table:table-cell office:value-type="float" office:value="0.0000000281945948754003">
                <text:p>0.0000000281945948754003</text:p>
              </table:table-cell>
            </table:table-row>
            <table:table-row>
              <table:table-cell office:value-type="float" office:value="19.9500000000001">
                <text:p>19.9500000000001</text:p>
              </table:table-cell>
              <table:table-cell office:value-type="float" office:value="0.000000026837278399151">
                <text:p>0.000000026837278399151</text:p>
              </table:table-cell>
            </table:table-row>
            <table:table-row>
              <table:table-cell office:value-type="float" office:value="20.0000000000001">
                <text:p>20.0000000000001</text:p>
              </table:table-cell>
              <table:table-cell office:value-type="float" office:value="0.0000000255477990206071">
                <text:p>0.0000000255477990206071</text:p>
              </table:table-cell>
            </table:table-row>
            <table:table-row>
              <table:table-cell office:value-type="float" office:value="20.0500000000001">
                <text:p>20.0500000000001</text:p>
              </table:table-cell>
              <table:table-cell office:value-type="float" office:value="0.0000000243227700131836">
                <text:p>0.0000000243227700131836</text:p>
              </table:table-cell>
            </table:table-row>
            <table:table-row>
              <table:table-cell office:value-type="float" office:value="20.1000000000001">
                <text:p>20.1000000000001</text:p>
              </table:table-cell>
              <table:table-cell office:value-type="float" office:value="0.00000002315897423472">
                <text:p>0.00000002315897423472</text:p>
              </table:table-cell>
            </table:table-row>
            <table:table-row>
              <table:table-cell office:value-type="float" office:value="20.1500000000002">
                <text:p>20.1500000000002</text:p>
              </table:table-cell>
              <table:table-cell office:value-type="float" office:value="0.0000000220533556622023">
                <text:p>0.0000000220533556622023</text:p>
              </table:table-cell>
            </table:table-row>
            <table:table-row>
              <table:table-cell office:value-type="float" office:value="20.2000000000002">
                <text:p>20.2000000000002</text:p>
              </table:table-cell>
              <table:table-cell office:value-type="float" office:value="0.0000000210030113506337">
                <text:p>0.0000000210030113506337</text:p>
              </table:table-cell>
            </table:table-row>
            <table:table-row>
              <table:table-cell office:value-type="float" office:value="20.2500000000002">
                <text:p>20.2500000000002</text:p>
              </table:table-cell>
              <table:table-cell office:value-type="float" office:value="0.0000000200051837949142">
                <text:p>0.0000000200051837949142</text:p>
              </table:table-cell>
            </table:table-row>
            <table:table-row>
              <table:table-cell office:value-type="float" office:value="20.3000000000002">
                <text:p>20.3000000000002</text:p>
              </table:table-cell>
              <table:table-cell office:value-type="float" office:value="0.0000000190572536746509">
                <text:p>0.0000000190572536746509</text:p>
              </table:table-cell>
            </table:table-row>
            <table:table-row>
              <table:table-cell office:value-type="float" office:value="20.3500000000002">
                <text:p>20.3500000000002</text:p>
              </table:table-cell>
              <table:table-cell office:value-type="float" office:value="0.0000000181567329628296">
                <text:p>0.0000000181567329628296</text:p>
              </table:table-cell>
            </table:table-row>
            <table:table-row>
              <table:table-cell office:value-type="float" office:value="20.4000000000002">
                <text:p>20.4000000000002</text:p>
              </table:table-cell>
              <table:table-cell office:value-type="float" office:value="0.0000000173012583802411">
                <text:p>0.0000000173012583802411</text:p>
              </table:table-cell>
            </table:table-row>
            <table:table-row>
              <table:table-cell office:value-type="float" office:value="20.4500000000002">
                <text:p>20.4500000000002</text:p>
              </table:table-cell>
              <table:table-cell office:value-type="float" office:value="0.000000016488585178468">
                <text:p>0.000000016488585178468</text:p>
              </table:table-cell>
            </table:table-row>
            <table:table-row>
              <table:table-cell office:value-type="float" office:value="20.5000000000002">
                <text:p>20.5000000000002</text:p>
              </table:table-cell>
              <table:table-cell office:value-type="float" office:value="0.0000000157165812351052">
                <text:p>0.0000000157165812351052</text:p>
              </table:table-cell>
            </table:table-row>
            <table:table-row>
              <table:table-cell office:value-type="float" office:value="20.5500000000002">
                <text:p>20.5500000000002</text:p>
              </table:table-cell>
              <table:table-cell office:value-type="float" office:value="0.0000000149832214457151">
                <text:p>0.0000000149832214457151</text:p>
              </table:table-cell>
            </table:table-row>
            <table:table-row>
              <table:table-cell office:value-type="float" office:value="20.6000000000002">
                <text:p>20.6000000000002</text:p>
              </table:table-cell>
              <table:table-cell office:value-type="float" office:value="0.0000000142865823978012">
                <text:p>0.0000000142865823978012</text:p>
              </table:table-cell>
            </table:table-row>
            <table:table-row>
              <table:table-cell office:value-type="float" office:value="20.6500000000002">
                <text:p>20.6500000000002</text:p>
              </table:table-cell>
              <table:table-cell office:value-type="float" office:value="0.0000000136248373128348">
                <text:p>0.0000000136248373128348</text:p>
              </table:table-cell>
            </table:table-row>
            <table:table-row>
              <table:table-cell office:value-type="float" office:value="20.7000000000002">
                <text:p>20.7000000000002</text:p>
              </table:table-cell>
              <table:table-cell office:value-type="float" office:value="0.0000000129962512430778">
                <text:p>0.0000000129962512430778</text:p>
              </table:table-cell>
            </table:table-row>
            <table:table-row>
              <table:table-cell office:value-type="float" office:value="20.7500000000002">
                <text:p>20.7500000000002</text:p>
              </table:table-cell>
              <table:table-cell office:value-type="float" office:value="0.0000000123991765106238">
                <text:p>0.0000000123991765106238</text:p>
              </table:table-cell>
            </table:table-row>
            <table:table-row>
              <table:table-cell office:value-type="float" office:value="20.8000000000002">
                <text:p>20.8000000000002</text:p>
              </table:table-cell>
              <table:table-cell office:value-type="float" office:value="0.0000000118320483767228">
                <text:p>0.0000000118320483767228</text:p>
              </table:table-cell>
            </table:table-row>
            <table:table-row>
              <table:table-cell office:value-type="float" office:value="20.8500000000002">
                <text:p>20.8500000000002</text:p>
              </table:table-cell>
              <table:table-cell office:value-type="float" office:value="0.0000000112933809300723">
                <text:p>0.0000000112933809300723</text:p>
              </table:table-cell>
            </table:table-row>
            <table:table-row>
              <table:table-cell office:value-type="float" office:value="20.9000000000002">
                <text:p>20.9000000000002</text:p>
              </table:table-cell>
              <table:table-cell office:value-type="float" office:value="0.0000000107817631833392">
                <text:p>0.0000000107817631833392</text:p>
              </table:table-cell>
            </table:table-row>
            <table:table-row>
              <table:table-cell office:value-type="float" office:value="20.9500000000002">
                <text:p>20.9500000000002</text:p>
              </table:table-cell>
              <table:table-cell office:value-type="float" office:value="0.0000000102958553677402">
                <text:p>0.0000000102958553677402</text:p>
              </table:table-cell>
            </table:table-row>
            <table:table-row>
              <table:table-cell office:value-type="float" office:value="21.0000000000002">
                <text:p>21.0000000000002</text:p>
              </table:table-cell>
              <table:table-cell office:value-type="float" office:value="0.00000000983438541603918">
                <text:p>0.00000000983438541603918</text:p>
              </table:table-cell>
            </table:table-row>
            <table:table-row>
              <table:table-cell office:value-type="float" office:value="21.0500000000002">
                <text:p>21.0500000000002</text:p>
              </table:table-cell>
              <table:table-cell office:value-type="float" office:value="0.00000000939614562482974">
                <text:p>0.00000000939614562482974</text:p>
              </table:table-cell>
            </table:table-row>
            <table:table-row>
              <table:table-cell office:value-type="float" office:value="21.1000000000002">
                <text:p>21.1000000000002</text:p>
              </table:table-cell>
              <table:table-cell office:value-type="float" office:value="0.00000000897998948746078">
                <text:p>0.00000000897998948746078</text:p>
              </table:table-cell>
            </table:table-row>
            <table:table-row>
              <table:table-cell office:value-type="float" office:value="21.1500000000002">
                <text:p>21.1500000000002</text:p>
              </table:table-cell>
              <table:table-cell office:value-type="float" office:value="0.00000000858482868942762">
                <text:p>0.00000000858482868942762</text:p>
              </table:table-cell>
            </table:table-row>
            <table:table-row>
              <table:table-cell office:value-type="float" office:value="21.2000000000002">
                <text:p>21.2000000000002</text:p>
              </table:table-cell>
              <table:table-cell office:value-type="float" office:value="0.00000000820963025850047">
                <text:p>0.00000000820963025850047</text:p>
              </table:table-cell>
            </table:table-row>
            <table:table-row>
              <table:table-cell office:value-type="float" office:value="21.2500000000002">
                <text:p>21.2500000000002</text:p>
              </table:table-cell>
              <table:table-cell office:value-type="float" office:value="0.00000000785341386229211">
                <text:p>0.00000000785341386229211</text:p>
              </table:table-cell>
            </table:table-row>
            <table:table-row>
              <table:table-cell office:value-type="float" office:value="21.3000000000002">
                <text:p>21.3000000000002</text:p>
              </table:table-cell>
              <table:table-cell office:value-type="float" office:value="0.00000000751524924638072">
                <text:p>0.00000000751524924638072</text:p>
              </table:table-cell>
            </table:table-row>
            <table:table-row>
              <table:table-cell office:value-type="float" office:value="21.3500000000002">
                <text:p>21.3500000000002</text:p>
              </table:table-cell>
              <table:table-cell office:value-type="float" office:value="0.00000000719425380650402">
                <text:p>0.00000000719425380650402</text:p>
              </table:table-cell>
            </table:table-row>
            <table:table-row>
              <table:table-cell office:value-type="float" office:value="21.4000000000002">
                <text:p>21.4000000000002</text:p>
              </table:table-cell>
              <table:table-cell office:value-type="float" office:value="0.00000000688959028872777">
                <text:p>0.00000000688959028872777</text:p>
              </table:table-cell>
            </table:table-row>
            <table:table-row>
              <table:table-cell office:value-type="float" office:value="21.4500000000002">
                <text:p>21.4500000000002</text:p>
              </table:table-cell>
              <table:table-cell office:value-type="float" office:value="0.00000000660046461186785">
                <text:p>0.00000000660046461186785</text:p>
              </table:table-cell>
            </table:table-row>
            <table:table-row>
              <table:table-cell office:value-type="float" office:value="21.5000000000002">
                <text:p>21.5000000000002</text:p>
              </table:table-cell>
              <table:table-cell office:value-type="float" office:value="0.0000000063261238068113">
                <text:p>0.0000000063261238068113</text:p>
              </table:table-cell>
            </table:table-row>
            <table:table-row>
              <table:table-cell office:value-type="float" office:value="21.5500000000002">
                <text:p>21.5500000000002</text:p>
              </table:table-cell>
              <table:table-cell office:value-type="float" office:value="0.00000000606585406774096">
                <text:p>0.00000000606585406774096</text:p>
              </table:table-cell>
            </table:table-row>
            <table:table-row>
              <table:table-cell office:value-type="float" office:value="21.6000000000002">
                <text:p>21.6000000000002</text:p>
              </table:table-cell>
              <table:table-cell office:value-type="float" office:value="0.00000000581897891062158">
                <text:p>0.00000000581897891062158</text:p>
              </table:table-cell>
            </table:table-row>
            <table:table-row>
              <table:table-cell office:value-type="float" office:value="21.6500000000002">
                <text:p>21.6500000000002</text:p>
              </table:table-cell>
              <table:table-cell office:value-type="float" office:value="0.00000000558485743465497">
                <text:p>0.00000000558485743465497</text:p>
              </table:table-cell>
            </table:table-row>
            <table:table-row>
              <table:table-cell office:value-type="float" office:value="21.7000000000002">
                <text:p>21.7000000000002</text:p>
              </table:table-cell>
              <table:table-cell office:value-type="float" office:value="0.00000000536288268276084">
                <text:p>0.00000000536288268276084</text:p>
              </table:table-cell>
            </table:table-row>
            <table:table-row>
              <table:table-cell office:value-type="float" office:value="21.7500000000002">
                <text:p>21.7500000000002</text:p>
              </table:table-cell>
              <table:table-cell office:value-type="float" office:value="0.00000000515248009748989">
                <text:p>0.00000000515248009748989</text:p>
              </table:table-cell>
            </table:table-row>
            <table:table-row>
              <table:table-cell office:value-type="float" office:value="21.8000000000002">
                <text:p>21.8000000000002</text:p>
              </table:table-cell>
              <table:table-cell office:value-type="float" office:value="0.00000000495310606913029">
                <text:p>0.00000000495310606913029</text:p>
              </table:table-cell>
            </table:table-row>
            <table:table-row>
              <table:table-cell office:value-type="float" office:value="21.8500000000002">
                <text:p>21.8500000000002</text:p>
              </table:table-cell>
              <table:table-cell office:value-type="float" office:value="0.00000000476424657313086">
                <text:p>0.00000000476424657313086</text:p>
              </table:table-cell>
            </table:table-row>
            <table:table-row>
              <table:table-cell office:value-type="float" office:value="21.9000000000002">
                <text:p>21.9000000000002</text:p>
              </table:table-cell>
              <table:table-cell office:value-type="float" office:value="0.00000000458541589433745">
                <text:p>0.00000000458541589433745</text:p>
              </table:table-cell>
            </table:table-row>
            <table:table-row>
              <table:table-cell office:value-type="float" office:value="21.9500000000002">
                <text:p>21.9500000000002</text:p>
              </table:table-cell>
              <table:table-cell office:value-type="float" office:value="0.00000000441615543592803">
                <text:p>0.00000000441615543592803</text:p>
              </table:table-cell>
            </table:table-row>
            <table:table-row>
              <table:table-cell office:value-type="float" office:value="22.0000000000002">
                <text:p>22.0000000000002</text:p>
              </table:table-cell>
              <table:table-cell office:value-type="float" office:value="0.00000000425603261134083">
                <text:p>0.00000000425603261134083</text:p>
              </table:table-cell>
            </table:table-row>
            <table:table-row>
              <table:table-cell office:value-type="float" office:value="22.0500000000002">
                <text:p>22.0500000000002</text:p>
              </table:table-cell>
              <table:table-cell office:value-type="float" office:value="0.00000000410463981792511">
                <text:p>0.00000000410463981792511</text:p>
              </table:table-cell>
            </table:table-row>
            <table:table-row>
              <table:table-cell office:value-type="float" office:value="22.1000000000002">
                <text:p>22.1000000000002</text:p>
              </table:table-cell>
              <table:table-cell office:value-type="float" office:value="0.00000000396159349151181">
                <text:p>0.00000000396159349151181</text:p>
              </table:table-cell>
            </table:table-row>
            <table:table-row>
              <table:table-cell office:value-type="float" office:value="22.1500000000002">
                <text:p>22.1500000000002</text:p>
              </table:table-cell>
              <table:table-cell office:value-type="float" office:value="0.00000000382653324160896">
                <text:p>0.00000000382653324160896</text:p>
              </table:table-cell>
            </table:table-row>
            <table:table-row>
              <table:table-cell office:value-type="float" office:value="22.2000000000002">
                <text:p>22.2000000000002</text:p>
              </table:table-cell>
              <table:table-cell office:value-type="float" office:value="0.00000000369912106748417">
                <text:p>0.00000000369912106748417</text:p>
              </table:table-cell>
            </table:table-row>
            <table:table-row>
              <table:table-cell office:value-type="float" office:value="22.2500000000002">
                <text:p>22.2500000000002</text:p>
              </table:table-cell>
              <table:table-cell office:value-type="float" office:value="0.00000000357904065601353">
                <text:p>0.00000000357904065601353</text:p>
              </table:table-cell>
            </table:table-row>
            <table:table-row>
              <table:table-cell office:value-type="float" office:value="22.3000000000002">
                <text:p>22.3000000000002</text:p>
              </table:table-cell>
              <table:table-cell office:value-type="float" office:value="0.00000000346599676286684">
                <text:p>0.00000000346599676286684</text:p>
              </table:table-cell>
            </table:table-row>
            <table:table-row>
              <table:table-cell office:value-type="float" office:value="22.3500000000002">
                <text:p>22.3500000000002</text:p>
              </table:table-cell>
              <table:table-cell office:value-type="float" office:value="0.00000000335971467937733">
                <text:p>0.00000000335971467937733</text:p>
              </table:table-cell>
            </table:table-row>
            <table:table-row>
              <table:table-cell office:value-type="float" office:value="22.4000000000002">
                <text:p>22.4000000000002</text:p>
              </table:table-cell>
              <table:table-cell office:value-type="float" office:value="0.00000000325993978832896">
                <text:p>0.00000000325993978832896</text:p>
              </table:table-cell>
            </table:table-row>
            <table:table-row>
              <table:table-cell office:value-type="float" office:value="22.4500000000002">
                <text:p>22.4500000000002</text:p>
              </table:table-cell>
              <table:table-cell office:value-type="float" office:value="0.00000000316643721290825">
                <text:p>0.00000000316643721290825</text:p>
              </table:table-cell>
            </table:table-row>
            <table:table-row>
              <table:table-cell office:value-type="float" office:value="22.5000000000002">
                <text:p>22.5000000000002</text:p>
              </table:table-cell>
              <table:table-cell office:value-type="float" office:value="0.00000000307899156423612">
                <text:p>0.00000000307899156423612</text:p>
              </table:table-cell>
            </table:table-row>
            <table:table-row>
              <table:table-cell office:value-type="float" office:value="22.5500000000002">
                <text:p>22.5500000000002</text:p>
              </table:table-cell>
              <table:table-cell office:value-type="float" office:value="0.00000000299740679425126">
                <text:p>0.00000000299740679425126</text:p>
              </table:table-cell>
            </table:table-row>
            <table:table-row>
              <table:table-cell office:value-type="float" office:value="22.6000000000002">
                <text:p>22.6000000000002</text:p>
              </table:table-cell>
              <table:table-cell office:value-type="float" office:value="0.00000000292150616229898">
                <text:p>0.00000000292150616229898</text:p>
              </table:table-cell>
            </table:table-row>
            <table:table-row>
              <table:table-cell office:value-type="float" office:value="22.6500000000002">
                <text:p>22.6500000000002</text:p>
              </table:table-cell>
              <table:table-cell office:value-type="float" office:value="0.00000000285113232563602">
                <text:p>0.00000000285113232563602</text:p>
              </table:table-cell>
            </table:table-row>
            <table:table-row>
              <table:table-cell office:value-type="float" office:value="22.7000000000002">
                <text:p>22.7000000000002</text:p>
              </table:table-cell>
              <table:table-cell office:value-type="float" office:value="0.00000000278614756624972">
                <text:p>0.00000000278614756624972</text:p>
              </table:table-cell>
            </table:table-row>
            <table:table-row>
              <table:table-cell office:value-type="float" office:value="22.7500000000002">
                <text:p>22.7500000000002</text:p>
              </table:table-cell>
              <table:table-cell office:value-type="float" office:value="0.00000000272643416898208">
                <text:p>0.00000000272643416898208</text:p>
              </table:table-cell>
            </table:table-row>
            <table:table-row>
              <table:table-cell office:value-type="float" office:value="22.8000000000002">
                <text:p>22.8000000000002</text:p>
              </table:table-cell>
              <table:table-cell office:value-type="float" office:value="0.00000000267189496903117">
                <text:p>0.00000000267189496903117</text:p>
              </table:table-cell>
            </table:table-row>
            <table:table-row>
              <table:table-cell office:value-type="float" office:value="22.8500000000002">
                <text:p>22.8500000000002</text:p>
              </table:table-cell>
              <table:table-cell office:value-type="float" office:value="0.00000000262245409058392">
                <text:p>0.00000000262245409058392</text:p>
              </table:table-cell>
            </table:table-row>
            <table:table-row>
              <table:table-cell office:value-type="float" office:value="22.9000000000002">
                <text:p>22.9000000000002</text:p>
              </table:table-cell>
              <table:table-cell office:value-type="float" office:value="0.00000000257805790274763">
                <text:p>0.00000000257805790274763</text:p>
              </table:table-cell>
            </table:table-row>
            <table:table-row>
              <table:table-cell office:value-type="float" office:value="22.9500000000002">
                <text:p>22.9500000000002</text:p>
              </table:table-cell>
              <table:table-cell office:value-type="float" office:value="0.00000000253867622425935">
                <text:p>0.00000000253867622425935</text:p>
              </table:table-cell>
            </table:table-row>
            <table:table-row>
              <table:table-cell office:value-type="float" office:value="23.0000000000002">
                <text:p>23.0000000000002</text:p>
              </table:table-cell>
              <table:table-cell office:value-type="float" office:value="0.00000000250430381486902">
                <text:p>0.00000000250430381486902</text:p>
              </table:table-cell>
            </table:table-row>
            <table:table-row>
              <table:table-cell office:value-type="float" office:value="23.0500000000002">
                <text:p>23.0500000000002</text:p>
              </table:table-cell>
              <table:table-cell office:value-type="float" office:value="0.00000000247496219907124">
                <text:p>0.00000000247496219907124</text:p>
              </table:table-cell>
            </table:table-row>
            <table:table-row>
              <table:table-cell office:value-type="float" office:value="23.1000000000002">
                <text:p>23.1000000000002</text:p>
              </table:table-cell>
              <table:table-cell office:value-type="float" office:value="0.00000000245070187732667">
                <text:p>0.00000000245070187732667</text:p>
              </table:table-cell>
            </table:table-row>
            <table:table-row>
              <table:table-cell office:value-type="float" office:value="23.1500000000002">
                <text:p>23.1500000000002</text:p>
              </table:table-cell>
              <table:table-cell office:value-type="float" office:value="0.00000000243160499147318">
                <text:p>0.00000000243160499147318</text:p>
              </table:table-cell>
            </table:table-row>
            <table:table-row>
              <table:table-cell office:value-type="float" office:value="23.2000000000002">
                <text:p>23.2000000000002</text:p>
              </table:table-cell>
              <table:table-cell office:value-type="float" office:value="0.00000000241778852519411">
                <text:p>0.00000000241778852519411</text:p>
              </table:table-cell>
            </table:table-row>
            <table:table-row>
              <table:table-cell office:value-type="float" office:value="23.2500000000002">
                <text:p>23.2500000000002</text:p>
              </table:table-cell>
              <table:table-cell office:value-type="float" office:value="0.00000000240940813783789">
                <text:p>0.00000000240940813783789</text:p>
              </table:table-cell>
            </table:table-row>
            <table:table-row>
              <table:table-cell office:value-type="float" office:value="23.3000000000002">
                <text:p>23.3000000000002</text:p>
              </table:table-cell>
              <table:table-cell office:value-type="float" office:value="0.00000000240666275139809">
                <text:p>0.00000000240666275139809</text:p>
              </table:table-cell>
            </table:table-row>
            <table:table-row>
              <table:table-cell office:value-type="float" office:value="23.3500000000002">
                <text:p>23.3500000000002</text:p>
              </table:table-cell>
              <table:table-cell office:value-type="float" office:value="0.00000000240980003712639">
                <text:p>0.00000000240980003712639</text:p>
              </table:table-cell>
            </table:table-row>
            <table:table-row>
              <table:table-cell office:value-type="float" office:value="23.4000000000002">
                <text:p>23.4000000000002</text:p>
              </table:table-cell>
              <table:table-cell office:value-type="float" office:value="0.00000000241912298141848">
                <text:p>0.00000000241912298141848</text:p>
              </table:table-cell>
            </table:table-row>
            <table:table-row>
              <table:table-cell office:value-type="float" office:value="23.4500000000002">
                <text:p>23.4500000000002</text:p>
              </table:table-cell>
              <table:table-cell office:value-type="float" office:value="0.00000000243499775203427">
                <text:p>0.00000000243499775203427</text:p>
              </table:table-cell>
            </table:table-row>
            <table:table-row>
              <table:table-cell office:value-type="float" office:value="23.5000000000002">
                <text:p>23.5000000000002</text:p>
              </table:table-cell>
              <table:table-cell office:value-type="float" office:value="0.00000000245786313764731">
                <text:p>0.00000000245786313764731</text:p>
              </table:table-cell>
            </table:table-row>
            <table:table-row>
              <table:table-cell office:value-type="float" office:value="23.5500000000002">
                <text:p>23.5500000000002</text:p>
              </table:table-cell>
              <table:table-cell office:value-type="float" office:value="0.00000000248824189909795">
                <text:p>0.00000000248824189909795</text:p>
              </table:table-cell>
            </table:table-row>
            <table:table-row>
              <table:table-cell office:value-type="float" office:value="23.6000000000002">
                <text:p>23.6000000000002</text:p>
              </table:table-cell>
              <table:table-cell office:value-type="float" office:value="0.00000000252675445337527">
                <text:p>0.00000000252675445337527</text:p>
              </table:table-cell>
            </table:table-row>
            <table:table-row>
              <table:table-cell office:value-type="float" office:value="23.6500000000002">
                <text:p>23.6500000000002</text:p>
              </table:table-cell>
              <table:table-cell office:value-type="float" office:value="0.00000000257413541628454">
                <text:p>0.00000000257413541628454</text:p>
              </table:table-cell>
            </table:table-row>
            <table:table-row>
              <table:table-cell office:value-type="float" office:value="23.7000000000002">
                <text:p>23.7000000000002</text:p>
              </table:table-cell>
              <table:table-cell office:value-type="float" office:value="0.00000000263125366356179">
                <text:p>0.00000000263125366356179</text:p>
              </table:table-cell>
            </table:table-row>
            <table:table-row>
              <table:table-cell office:value-type="float" office:value="23.7500000000002">
                <text:p>23.7500000000002</text:p>
              </table:table-cell>
              <table:table-cell office:value-type="float" office:value="0.00000000269913674159173">
                <text:p>0.00000000269913674159173</text:p>
              </table:table-cell>
            </table:table-row>
            <table:table-row>
              <table:table-cell office:value-type="float" office:value="23.8000000000002">
                <text:p>23.8000000000002</text:p>
              </table:table-cell>
              <table:table-cell office:value-type="float" office:value="0.00000000277900067944911">
                <text:p>0.00000000277900067944911</text:p>
              </table:table-cell>
            </table:table-row>
            <table:table-row>
              <table:table-cell office:value-type="float" office:value="23.8500000000002">
                <text:p>23.8500000000002</text:p>
              </table:table-cell>
              <table:table-cell office:value-type="float" office:value="0.00000000287228653917757">
                <text:p>0.00000000287228653917757</text:p>
              </table:table-cell>
            </table:table-row>
            <table:table-row>
              <table:table-cell office:value-type="float" office:value="23.9000000000002">
                <text:p>23.9000000000002</text:p>
              </table:table-cell>
              <table:table-cell office:value-type="float" office:value="0.00000000298070541179557">
                <text:p>0.00000000298070541179557</text:p>
              </table:table-cell>
            </table:table-row>
            <table:table-row>
              <table:table-cell office:value-type="float" office:value="23.9500000000002">
                <text:p>23.9500000000002</text:p>
              </table:table-cell>
              <table:table-cell office:value-type="float" office:value="0.00000000310629405047128">
                <text:p>0.00000000310629405047128</text:p>
              </table:table-cell>
            </table:table-row>
            <table:table-row>
              <table:table-cell office:value-type="float" office:value="24.0000000000002">
                <text:p>24.0000000000002</text:p>
              </table:table-cell>
              <table:table-cell office:value-type="float" office:value="0.00000000325148396761602">
                <text:p>0.00000000325148396761602</text:p>
              </table:table-cell>
            </table:table-row>
            <table:table-row>
              <table:table-cell office:value-type="float" office:value="24.0500000000002">
                <text:p>24.0500000000002</text:p>
              </table:table-cell>
              <table:table-cell office:value-type="float" office:value="0.00000000341918766111442">
                <text:p>0.00000000341918766111442</text:p>
              </table:table-cell>
            </table:table-row>
            <table:table-row>
              <table:table-cell office:value-type="float" office:value="24.1000000000002">
                <text:p>24.1000000000002</text:p>
              </table:table-cell>
              <table:table-cell office:value-type="float" office:value="0.0000000036129067476163">
                <text:p>0.0000000036129067476163</text:p>
              </table:table-cell>
            </table:table-row>
            <table:table-row>
              <table:table-cell office:value-type="float" office:value="24.1500000000002">
                <text:p>24.1500000000002</text:p>
              </table:table-cell>
              <table:table-cell office:value-type="float" office:value="0.00000000383686826584972">
                <text:p>0.00000000383686826584972</text:p>
              </table:table-cell>
            </table:table-row>
            <table:table-row>
              <table:table-cell office:value-type="float" office:value="24.2000000000002">
                <text:p>24.2000000000002</text:p>
              </table:table-cell>
              <table:table-cell office:value-type="float" office:value="0.00000000409619740647636">
                <text:p>0.00000000409619740647636</text:p>
              </table:table-cell>
            </table:table-row>
            <table:table-row>
              <table:table-cell office:value-type="float" office:value="24.2500000000002">
                <text:p>24.2500000000002</text:p>
              </table:table-cell>
              <table:table-cell office:value-type="float" office:value="0.00000000439713761738823">
                <text:p>0.00000000439713761738823</text:p>
              </table:table-cell>
            </table:table-row>
            <table:table-row>
              <table:table-cell office:value-type="float" office:value="24.3000000000002">
                <text:p>24.3000000000002</text:p>
              </table:table-cell>
              <table:table-cell office:value-type="float" office:value="0.0000000047473326921231">
                <text:p>0.0000000047473326921231</text:p>
              </table:table-cell>
            </table:table-row>
            <table:table-row>
              <table:table-cell office:value-type="float" office:value="24.3500000000002">
                <text:p>24.3500000000002</text:p>
              </table:table-cell>
              <table:table-cell office:value-type="float" office:value="0.00000000515619045301226">
                <text:p>0.00000000515619045301226</text:p>
              </table:table-cell>
            </table:table-row>
            <table:table-row>
              <table:table-cell office:value-type="float" office:value="24.4000000000002">
                <text:p>24.4000000000002</text:p>
              </table:table-cell>
              <table:table-cell office:value-type="float" office:value="0.00000000563535452955736">
                <text:p>0.00000000563535452955736</text:p>
              </table:table-cell>
            </table:table-row>
            <table:table-row>
              <table:table-cell office:value-type="float" office:value="24.4500000000002">
                <text:p>24.4500000000002</text:p>
              </table:table-cell>
              <table:table-cell office:value-type="float" office:value="0.00000000619932028103764">
                <text:p>0.00000000619932028103764</text:p>
              </table:table-cell>
            </table:table-row>
            <table:table-row>
              <table:table-cell office:value-type="float" office:value="24.5000000000002">
                <text:p>24.5000000000002</text:p>
              </table:table-cell>
              <table:table-cell office:value-type="float" office:value="0.00000000686624424028198">
                <text:p>0.00000000686624424028198</text:p>
              </table:table-cell>
            </table:table-row>
            <table:table-row>
              <table:table-cell office:value-type="float" office:value="24.5500000000002">
                <text:p>24.5500000000002</text:p>
              </table:table-cell>
              <table:table-cell office:value-type="float" office:value="0.00000000765901519364729">
                <text:p>0.00000000765901519364729</text:p>
              </table:table-cell>
            </table:table-row>
            <table:table-row>
              <table:table-cell office:value-type="float" office:value="24.6000000000002">
                <text:p>24.6000000000002</text:p>
              </table:table-cell>
              <table:table-cell office:value-type="float" office:value="0.00000000860668155351699">
                <text:p>0.00000000860668155351699</text:p>
              </table:table-cell>
            </table:table-row>
            <table:table-row>
              <table:table-cell office:value-type="float" office:value="24.6500000000002">
                <text:p>24.6500000000002</text:p>
              </table:table-cell>
              <table:table-cell office:value-type="float" office:value="0.00000000974636756329481">
                <text:p>0.00000000974636756329481</text:p>
              </table:table-cell>
            </table:table-row>
            <table:table-row>
              <table:table-cell office:value-type="float" office:value="24.7000000000002">
                <text:p>24.7000000000002</text:p>
              </table:table-cell>
              <table:table-cell office:value-type="float" office:value="0.0000000111258653779092">
                <text:p>0.0000000111258653779092</text:p>
              </table:table-cell>
            </table:table-row>
            <table:table-row>
              <table:table-cell office:value-type="float" office:value="24.7500000000002">
                <text:p>24.7500000000002</text:p>
              </table:table-cell>
              <table:table-cell office:value-type="float" office:value="0.0000000128071691190505">
                <text:p>0.0000000128071691190505</text:p>
              </table:table-cell>
            </table:table-row>
            <table:table-row>
              <table:table-cell office:value-type="float" office:value="24.8000000000002">
                <text:p>24.8000000000002</text:p>
              </table:table-cell>
              <table:table-cell office:value-type="float" office:value="0.0000000148713326446435">
                <text:p>0.0000000148713326446435</text:p>
              </table:table-cell>
            </table:table-row>
            <table:table-row>
              <table:table-cell office:value-type="float" office:value="24.8500000000002">
                <text:p>24.8500000000002</text:p>
              </table:table-cell>
              <table:table-cell office:value-type="float" office:value="0.0000000174252034020182">
                <text:p>0.0000000174252034020182</text:p>
              </table:table-cell>
            </table:table-row>
            <table:table-row>
              <table:table-cell office:value-type="float" office:value="24.9000000000002">
                <text:p>24.9000000000002</text:p>
              </table:table-cell>
              <table:table-cell office:value-type="float" office:value="0.0000000206108387690695">
                <text:p>0.0000000206108387690695</text:p>
              </table:table-cell>
            </table:table-row>
            <table:table-row>
              <table:table-cell office:value-type="float" office:value="24.9500000000002">
                <text:p>24.9500000000002</text:p>
              </table:table-cell>
              <table:table-cell office:value-type="float" office:value="0.0000000246187930083503">
                <text:p>0.0000000246187930083503</text:p>
              </table:table-cell>
            </table:table-row>
            <table:table-row>
              <table:table-cell office:value-type="float" office:value="25.0000000000002">
                <text:p>25.0000000000002</text:p>
              </table:table-cell>
              <table:table-cell office:value-type="float" office:value="0.0000000297070420395831">
                <text:p>0.0000000297070420395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27cm" xlink:href=".." xlink:type="simple" chart:class="chart:line" chart:style-name="ch1">
        <chart:title svg:x="7.546cm" svg:y="0.316cm" chart:style-name="ch2">
          <text:p>X(t)</text:p>
        </chart:title>
        <chart:plot-area chart:style-name="ch3" table:cell-range-address="Arkusz1.B2:Arkusz1.C502" chart:data-source-has-labels="column" svg:x="0.32cm" svg:y="1.275cm" svg:width="15.36cm" svg:height="7.572cm">
          <chartooo:coordinate-region svg:x="1.603cm" svg:y="1.275cm" svg:width="13.751cm" svg:height="6.243cm"/>
          <chart:axis chart:dimension="x" chart:name="primary-x" chart:style-name="ch4" chartooo:axis-type="auto">
            <chartooo:date-scale/>
            <chart:categories table:cell-range-address="Arkusz1.B2:Arkusz1.B5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2:Arkusz1.C502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B2:Arkusz1.B502</svg:desc>
                </draw:g>
              </table:table-cell>
              <table:table-cell office:value-type="float" office:value="9">
                <text:p>9</text:p>
                <draw:g>
                  <svg:desc>Arkusz1.C2:Arkusz1.C50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6382152">
                <text:p>0.63821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48494015627552">
                <text:p>0.14849401562755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67456794134115">
                <text:p>0.036745679413411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0348472262995">
                <text:p>0.01034847226299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329734673089854">
                <text:p>0.0032973467308985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116996874551124">
                <text:p>0.0011699687455112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455662569612406">
                <text:p>0.0004556625696124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19249632562542">
                <text:p>0.0001924963256254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873580454715249">
                <text:p>0.000087358045471524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422481082619257">
                <text:p>0.00004224810826192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0216283545155166">
                <text:p>0.000021628354515516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116541937753291">
                <text:p>0.000011654193775329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00657758248801895">
                <text:p>0.0000065775824880189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00387206554934519">
                <text:p>0.0000038720655493451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00236870564612826">
                <text:p>0.0000023687056461282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0150094204219805">
                <text:p>0.0000015009420421980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000982324760801702">
                <text:p>0.0000009823247608017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662331006225387">
                <text:p>0.00000066233100622538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000459019274921683">
                <text:p>0.00000045901927492168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000326309573376666">
                <text:p>0.00000032630957337666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00023750116984572">
                <text:p>0.0000002375011698457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000176688525942333">
                <text:p>0.00000017668852594233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000134150872677302">
                <text:p>0.00000013415087267730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000103804346924089">
                <text:p>0.00000010380434692408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0000817561665409341">
                <text:p>0.000000081756166540934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0000654636949831564">
                <text:p>0.000000065463694983156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0000532339511603373">
                <text:p>0.000000053233951160337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0000439192694714494">
                <text:p>0.000000043919269471449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0000367284764376903">
                <text:p>0.000000036728476437690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0000311075083984564">
                <text:p>0.000000031107508398456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0000266625849289685">
                <text:p>0.000000026662584928968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0000231099385902023">
                <text:p>0.000000023109938590202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0000202424019132892">
                <text:p>0.000000020242401913289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0000179068683661097">
                <text:p>0.0000000179068683661097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000015988875019022">
                <text:p>0.00000001598887501902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0000144019168264023">
                <text:p>0.0000000144019168264023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0000130799475331198">
                <text:p>0.00000001307994753311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0119720544681132">
                <text:p>0.000000011972054468113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0000110386345376996">
                <text:p>0.000000011038634537699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0000102486189552943">
                <text:p>0.000000010248618955294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00000957743871796023">
                <text:p>0.0000000095774387179602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00000900551878966633">
                <text:p>0.0000000090055187896663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00000851715342301092">
                <text:p>0.0000000085171534230109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00000809965885717589">
                <text:p>0.0000000080996588571758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00000774272971205996">
                <text:p>0.0000000077427297120599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00000743794626687642">
                <text:p>0.0000000074379462668764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00000717839442899394">
                <text:p>0.0000000071783944289939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000695837053307032">
                <text:p>0.00000000695837053307032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000000677315048167973">
                <text:p>0.0000000067731504816797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0000066188080410737">
                <text:p>0.0000000066188080410737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00000000649207095116819">
                <text:p>0.00000000649207095116819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00000639020631948783">
                <text:p>0.00000000639020631948783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0000000631092883851907">
                <text:p>0.0000000063109288385190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00000625232690102856">
                <text:p>0.00000000625232690102856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000000621280283437136">
                <text:p>0.0000000062128028343713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000000061910243367344">
                <text:p>0.0000000061910243367344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0000000618588485040804">
                <text:p>0.000000006185884850408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00619647110364993">
                <text:p>0.00000000619647110364993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00000062220364329053">
                <text:p>0.000000006222036432905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000000626197878997624">
                <text:p>0.00000000626197878997624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0000063158225655114">
                <text:p>0.000000006315822565511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00000638320353675317">
                <text:p>0.00000000638320353675317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0000000646385638565814">
                <text:p>0.00000000646385638565814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000000655760434218381">
                <text:p>0.00000000655760434218381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00000000666435059342226">
                <text:p>0.0000000066643505934222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000000678407116745674">
                <text:p>0.0000000067840711674567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0000000691680905521175">
                <text:p>0.0000000069168090552117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0000000706266937714674">
                <text:p>0.00000000706266937714674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0000000072218154367093">
                <text:p>0.000000007221815436709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00000739446553079976">
                <text:p>0.00000000739446553079976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0.00000000758089041049191">
                <text:p>0.00000000758089041049191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00000000778141130398876">
                <text:p>0.00000000778141130398876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0.00000000799639842911978">
                <text:p>0.00000000799639842911978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00000000822626993527639">
                <text:p>0.00000000822626993527639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0.00000000847149122506847">
                <text:p>0.00000000847149122506847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00000000873257461458629">
                <text:p>0.00000000873257461458629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0.00000000901007929830779">
                <text:p>0.00000000901007929830779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00000000930461159066871">
                <text:p>0.00000000930461159066871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0.00000000961682542133006">
                <text:p>0.00000000961682542133006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00000000994742306540768">
                <text:p>0.00000000994742306540768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0.0000000102971560935144">
                <text:p>0.0000000102971560935144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0000000106668265295203">
                <text:p>0.0000000106668265295203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0.0000000110572882065552">
                <text:p>0.0000000110572882065552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0000000114694483140358">
                <text:p>0.0000000114694483140358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0.0000000119042691304604">
                <text:p>0.0000000119042691304604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0.0000000123627699384305">
                <text:p>0.0000000123627699384305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0.0000000128460291198681">
                <text:p>0.0000000128460291198681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0000000133551864307448">
                <text:p>0.0000000133551864307448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0.000000013891445455843">
                <text:p>0.000000013891445455843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0000000144560762451629">
                <text:p>0.0000000144560762451629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0.0000000150504181345896">
                <text:p>0.0000000150504181345896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0.0000000156758827543582">
                <text:p>0.0000000156758827543582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0.0000000163339572297185">
                <text:p>0.0000000163339572297185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0.0000000170262075790184">
                <text:p>0.0000000170262075790184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0.0000000177542823152017">
                <text:p>0.0000000177542823152017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0.0000000185199162574669">
                <text:p>0.0000000185199162574669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0.0000000193249345605652">
                <text:p>0.0000000193249345605652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0000000201712569699299">
                <text:p>0.0000000201712569699299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0.0000000210609023115439">
                <text:p>0.0000000210609023115439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0.000000021995993226157">
                <text:p>0.000000021995993226157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0.0000000229787611581778">
                <text:p>0.0000000229787611581778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0.0000000240115516102866">
                <text:p>0.0000000240115516102866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0.0000000250968296755445">
                <text:p>0.0000000250968296755445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0.0000000262371858595232">
                <text:p>0.0000000262371858595232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0.0000000274353422057443">
                <text:p>0.0000000274353422057443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0.0000000286941587385083">
                <text:p>0.0000000286941587385083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0.0000000300166402380028">
                <text:p>0.0000000300166402380028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0.0000000314059433634255">
                <text:p>0.0000000314059433634255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0.0000000328653841407294">
                <text:p>0.0000000328653841407294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0.0000000343984458325047">
                <text:p>0.0000000343984458325047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0.0000000360087872084574">
                <text:p>0.0000000360087872084574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0.0000000377002512359284">
                <text:p>0.0000000377002512359284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0.0000000394768742109258">
                <text:p>0.0000000394768742109258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0.0000000413428953512119">
                <text:p>0.0000000413428953512119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0.0000000433027668741129">
                <text:p>0.0000000433027668741129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0.0000000453611645828878">
                <text:p>0.0000000453611645828878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0.0000000475229989867236">
                <text:p>0.0000000475229989867236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0.0000000497934269807058">
                <text:p>0.0000000497934269807058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0.0000000521778641134647">
                <text:p>0.0000000521778641134647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0.0000000546819974716022">
                <text:p>0.0000000546819974716022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0.0000000573117992114894">
                <text:p>0.0000000573117992114894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0.0000000600735407705709">
                <text:p>0.0000000600735407705709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0.0000000629738077919405">
                <text:p>0.0000000629738077919405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0.0000000660195157976575">
                <text:p>0.0000000660195157976575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0.0000000692179266480622">
                <text:p>0.0000000692179266480622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0.0000000725766658262279">
                <text:p>0.0000000725766658262279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0.000000076103740588653">
                <text:p>0.000000076103740588653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0.0000000798075590253687">
                <text:p>0.0000000798075590253687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0.000000083696950074803">
                <text:p>0.000000083696950074803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0.000000087781184541022">
                <text:p>0.000000087781184541022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0.0000000920699971633563">
                <text:p>0.0000000920699971633563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0.0000000965736097909329">
                <text:p>0.0000000965736097909329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0.000000101302755717262">
                <text:p>0.000000101302755717262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0.000000106268705232796">
                <text:p>0.000000106268705232796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0.00000011148329245628">
                <text:p>0.00000011148329245628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0.000000116958943508755">
                <text:p>0.000000116958943508755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0.000000122708706097286">
                <text:p>0.000000122708706097286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0.00000012874628057882">
                <text:p>0.00000012874628057882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0.000000135086052578143">
                <text:p>0.000000135086052578143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0.000000141743127237566">
                <text:p>0.000000141743127237566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0.000000148733365179886">
                <text:p>0.000000148733365179886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0.000000156073420270232">
                <text:p>0.000000156073420270232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0.000000163780779266697">
                <text:p>0.000000163780779266697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0.000000171873803454156">
                <text:p>0.000000171873803454156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0.000000180371772360382">
                <text:p>0.000000180371772360382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0.000000189294929658547">
                <text:p>0.000000189294929658547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0.000000198664531365391">
                <text:p>0.000000198664531365391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0.000000208502896449806">
                <text:p>0.000000208502896449806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0.000000218833459972325">
                <text:p>0.000000218833459972325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0.00000022968082888205">
                <text:p>0.00000022968082888205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0.000000241070840603834">
                <text:p>0.000000241070840603834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0.000000253030624555232">
                <text:p>0.000000253030624555232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0.000000265588666739683">
                <text:p>0.000000265588666739683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0.000000278774877569688">
                <text:p>0.000000278774877569688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0.000000292620663081501">
                <text:p>0.000000292620663081501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0.000000307158999710861">
                <text:p>0.000000307158999710861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0.000000322424512807807">
                <text:p>0.000000322424512807807</text:p>
              </table:table-cell>
            </table:table-row>
            <table:table-row>
              <table:table-cell office:value-type="float" office:value="7.99999999999998">
                <text:p>7.99999999999998</text:p>
              </table:table-cell>
              <table:table-cell office:value-type="float" office:value="0.000000338453559077522">
                <text:p>0.000000338453559077522</text:p>
              </table:table-cell>
            </table:table-row>
            <table:table-row>
              <table:table-cell office:value-type="float" office:value="8.04999999999998">
                <text:p>8.04999999999998</text:p>
              </table:table-cell>
              <table:table-cell office:value-type="float" office:value="0.000000355284313143479">
                <text:p>0.000000355284313143479</text:p>
              </table:table-cell>
            </table:table-row>
            <table:table-row>
              <table:table-cell office:value-type="float" office:value="8.09999999999998">
                <text:p>8.09999999999998</text:p>
              </table:table-cell>
              <table:table-cell office:value-type="float" office:value="0.000000372956858438998">
                <text:p>0.000000372956858438998</text:p>
              </table:table-cell>
            </table:table-row>
            <table:table-row>
              <table:table-cell office:value-type="float" office:value="8.14999999999998">
                <text:p>8.14999999999998</text:p>
              </table:table-cell>
              <table:table-cell office:value-type="float" office:value="0.00000039151328264361">
                <text:p>0.00000039151328264361</text:p>
              </table:table-cell>
            </table:table-row>
            <table:table-row>
              <table:table-cell office:value-type="float" office:value="8.19999999999998">
                <text:p>8.19999999999998</text:p>
              </table:table-cell>
              <table:table-cell office:value-type="float" office:value="0.000000410997777891477">
                <text:p>0.000000410997777891477</text:p>
              </table:table-cell>
            </table:table-row>
            <table:table-row>
              <table:table-cell office:value-type="float" office:value="8.24999999999998">
                <text:p>8.24999999999998</text:p>
              </table:table-cell>
              <table:table-cell office:value-type="float" office:value="0.000000431456745990424">
                <text:p>0.000000431456745990424</text:p>
              </table:table-cell>
            </table:table-row>
            <table:table-row>
              <table:table-cell office:value-type="float" office:value="8.29999999999998">
                <text:p>8.29999999999998</text:p>
              </table:table-cell>
              <table:table-cell office:value-type="float" office:value="0.000000452938908902142">
                <text:p>0.000000452938908902142</text:p>
              </table:table-cell>
            </table:table-row>
            <table:table-row>
              <table:table-cell office:value-type="float" office:value="8.34999999999998">
                <text:p>8.34999999999998</text:p>
              </table:table-cell>
              <table:table-cell office:value-type="float" office:value="0.000000475495424746573">
                <text:p>0.000000475495424746573</text:p>
              </table:table-cell>
            </table:table-row>
            <table:table-row>
              <table:table-cell office:value-type="float" office:value="8.39999999999998">
                <text:p>8.39999999999998</text:p>
              </table:table-cell>
              <table:table-cell office:value-type="float" office:value="0.000000499180009606699">
                <text:p>0.000000499180009606699</text:p>
              </table:table-cell>
            </table:table-row>
            <table:table-row>
              <table:table-cell office:value-type="float" office:value="8.44999999999999">
                <text:p>8.44999999999999</text:p>
              </table:table-cell>
              <table:table-cell office:value-type="float" office:value="0.00000052404906542374">
                <text:p>0.00000052404906542374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.000000550161814287265">
                <text:p>0.000000550161814287265</text:p>
              </table:table-cell>
            </table:table-row>
            <table:table-row>
              <table:table-cell office:value-type="float" office:value="8.54999999999999">
                <text:p>8.54999999999999</text:p>
              </table:table-cell>
              <table:table-cell office:value-type="float" office:value="0.000000577580439439962">
                <text:p>0.000000577580439439962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.000000606370233332789">
                <text:p>0.000000606370233332789</text:p>
              </table:table-cell>
            </table:table-row>
            <table:table-row>
              <table:table-cell office:value-type="float" office:value="8.64999999999999">
                <text:p>8.64999999999999</text:p>
              </table:table-cell>
              <table:table-cell office:value-type="float" office:value="0.000000636599753083013">
                <text:p>0.000000636599753083013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.000000668340983705279">
                <text:p>0.000000668340983705279</text:p>
              </table:table-cell>
            </table:table-row>
            <table:table-row>
              <table:table-cell office:value-type="float" office:value="8.74999999999999">
                <text:p>8.74999999999999</text:p>
              </table:table-cell>
              <table:table-cell office:value-type="float" office:value="0.000000701669509504357">
                <text:p>0.000000701669509504357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.000000736664694037629">
                <text:p>0.000000736664694037629</text:p>
              </table:table-cell>
            </table:table-row>
            <table:table-row>
              <table:table-cell office:value-type="float" office:value="8.84999999999999">
                <text:p>8.84999999999999</text:p>
              </table:table-cell>
              <table:table-cell office:value-type="float" office:value="0.000000773409869075818">
                <text:p>0.000000773409869075818</text:p>
              </table:table-cell>
            </table:table-row>
            <table:table-row>
              <table:table-cell office:value-type="float" office:value="8.89999999999999">
                <text:p>8.89999999999999</text:p>
              </table:table-cell>
              <table:table-cell office:value-type="float" office:value="0.00000081199253301185">
                <text:p>0.00000081199253301185</text:p>
              </table:table-cell>
            </table:table-row>
            <table:table-row>
              <table:table-cell office:value-type="float" office:value="8.94999999999999">
                <text:p>8.94999999999999</text:p>
              </table:table-cell>
              <table:table-cell office:value-type="float" office:value="0.000000852504559190254">
                <text:p>0.0000008525045591902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895042414653126">
                <text:p>0.000000895042414653126</text:p>
              </table:table-cell>
            </table:table-row>
            <table:table-row>
              <table:table-cell office:value-type="float" office:value="9.04999999999999">
                <text:p>9.04999999999999</text:p>
              </table:table-cell>
              <table:table-cell office:value-type="float" office:value="0.000000939707389823471">
                <text:p>0.000000939707389823471</text:p>
              </table:table-cell>
            </table:table-row>
            <table:table-row>
              <table:table-cell office:value-type="float" office:value="9.09999999999999">
                <text:p>9.09999999999999</text:p>
              </table:table-cell>
              <table:table-cell office:value-type="float" office:value="0.000000986605839672804">
                <text:p>0.000000986605839672804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0.00000103584943694719">
                <text:p>0.0000010358494369471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000010875554380547">
                <text:p>0.0000010875554380547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0.00000114184696224721">
                <text:p>0.00000114184696224721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0000119885328476152">
                <text:p>0.00000119885328476152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0.00000125871014461741">
                <text:p>0.0000012587101446174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0132156006780579">
                <text:p>0.00000132156006780579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0000138755270663623">
                <text:p>0.0000013875527066362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0000145684519605199">
                <text:p>0.00000145684519605199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0.00000152960252776079">
                <text:p>0.0000015296025277607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0160599794307217">
                <text:p>0.00000160599794307217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0.00000168621334537684">
                <text:p>0.00000168621334537684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000177043973324991">
                <text:p>0.00000177043973324991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0.00000185887765520945">
                <text:p>0.00000185887765520945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00195173768721293">
                <text:p>0.00000195173768721293</text:p>
              </table:table-cell>
            </table:table-row>
            <table:table-row>
              <table:table-cell office:value-type="float" office:value="9.85000000000001">
                <text:p>9.85000000000001</text:p>
              </table:table-cell>
              <table:table-cell office:value-type="float" office:value="0.00000204924093402853">
                <text:p>0.00000204924093402853</text:p>
              </table:table-cell>
            </table:table-row>
            <table:table-row>
              <table:table-cell office:value-type="float" office:value="9.90000000000001">
                <text:p>9.90000000000001</text:p>
              </table:table-cell>
              <table:table-cell office:value-type="float" office:value="0.00000215161955567511">
                <text:p>0.00000215161955567511</text:p>
              </table:table-cell>
            </table:table-row>
            <table:table-row>
              <table:table-cell office:value-type="float" office:value="9.95000000000001">
                <text:p>9.95000000000001</text:p>
              </table:table-cell>
              <table:table-cell office:value-type="float" office:value="0.00000225911732018412">
                <text:p>0.000002259117320184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23719901839997">
                <text:p>0.0000023719901839997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0000249050690139881">
                <text:p>0.0000024905069013988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00000261494966438234">
                <text:p>0.00000261494966438234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0.00000274561477456086">
                <text:p>0.0000027456147745608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00288281334863469">
                <text:p>0.00000288281334863469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0.00000302687205914789">
                <text:p>0.00000302687205914789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00000317813391228014">
                <text:p>0.00000317813391228014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0.00000333695906452808">
                <text:p>0.00000333695906452808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00350372568022083">
                <text:p>0.00000350372568022083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0.00000367883083191125">
                <text:p>0.0000036788308319112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0000386269144578684">
                <text:p>0.00000386269144578684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0.00000405574529435113">
                <text:p>0.00000405574529435113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0425845203873922">
                <text:p>0.00000425845203873922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0.00000447129432314906">
                <text:p>0.0000044712943231490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00000469477892399436">
                <text:p>0.00000469477892399436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0.00000492943795651511">
                <text:p>0.00000492943795651511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00517583014171866">
                <text:p>0.00000517583014171866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0.00000543454213666787">
                <text:p>0.00000543454213666787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00000570618993128369">
                <text:p>0.00000570618993128369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00000599142031498783">
                <text:p>0.0000059914203149878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629091241667764">
                <text:p>0.00000629091241667764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0.00000660537932169968">
                <text:p>0.00000660537932169968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0000693556976967206">
                <text:p>0.00000693556976967206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0.00000728226993719778">
                <text:p>0.00000728226993719778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000764630530971389">
                <text:p>0.00000764630530971389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0.00000802854264693302">
                <text:p>0.00000802854264693302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00000842989204655699">
                <text:p>0.00000842989204655699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0.00000885130911117618">
                <text:p>0.00000885130911117618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00929379722351382">
                <text:p>0.00000929379722351382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0.00000975840993543248">
                <text:p>0.0000097584099354324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00010246253476391">
                <text:p>0.000010246253476391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0.0000107584893873241">
                <text:p>0.000010758489387324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000112963372862161">
                <text:p>0.0000112963372862161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0.0000118610777719533">
                <text:p>0.000011861077771953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000124540554733692">
                <text:p>0.0000124540554733692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0.0000130766822507412">
                <text:p>0.000013076682250741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00137304405573635">
                <text:p>0.0000137304405573635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0000144168869691971">
                <text:p>0.0000144168869691971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0000151376558910036">
                <text:p>0.0000151376558910036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0.0000158944634477848">
                <text:p>0.00001589446344778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16689111570795">
                <text:p>0.000016689111570795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0.0000175234922878531">
                <text:p>0.000017523492287853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000183995922281713">
                <text:p>0.0000183995922281713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0.0000193194973524242">
                <text:p>0.000019319497352424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00202853979193221">
                <text:p>0.0000202853979193221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0.0000212995937005128">
                <text:p>0.000021299593700512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000223644994562284">
                <text:p>0.0000223644994562284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0.000023482650684714">
                <text:p>0.000023482650684714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0000246567096591292">
                <text:p>0.0000246567096591292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0.000025889471766293">
                <text:p>0.00002588947176629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0000271838721623668">
                <text:p>0.0000271838721623668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0.0000285429927613221">
                <text:p>0.000028542992761322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000299700695728301">
                <text:p>0.0000299700695728301</text:p>
              </table:table-cell>
            </table:table-row>
            <table:table-row>
              <table:table-cell office:value-type="float" office:value="12.65">
                <text:p>12.65</text:p>
              </table:table-cell>
              <table:table-cell office:value-type="float" office:value="0.0000314685004070473">
                <text:p>0.000031468500407047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0000330418529646394">
                <text:p>0.0000330418529646394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0000346938733313068">
                <text:p>0.000034693873331306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0000364284948970363">
                <text:p>0.0000364284948970363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0.0000382498477213153">
                <text:p>0.0000382498477213153</text:p>
              </table:table-cell>
            </table:table-row>
            <table:table-row>
              <table:table-cell office:value-type="float" office:value="12.9000000000001">
                <text:p>12.9000000000001</text:p>
              </table:table-cell>
              <table:table-cell office:value-type="float" office:value="0.0000401622683666072">
                <text:p>0.0000401622683666072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0.0000421703102234993">
                <text:p>0.0000421703102234993</text:p>
              </table:table-cell>
            </table:table-row>
            <table:table-row>
              <table:table-cell office:value-type="float" office:value="13.0000000000001">
                <text:p>13.0000000000001</text:p>
              </table:table-cell>
              <table:table-cell office:value-type="float" office:value="0.0000442787543521099">
                <text:p>0.0000442787543521099</text:p>
              </table:table-cell>
            </table:table-row>
            <table:table-row>
              <table:table-cell office:value-type="float" office:value="13.0500000000001">
                <text:p>13.0500000000001</text:p>
              </table:table-cell>
              <table:table-cell office:value-type="float" office:value="0.0000464926208655641">
                <text:p>0.0000464926208655641</text:p>
              </table:table-cell>
            </table:table-row>
            <table:table-row>
              <table:table-cell office:value-type="float" office:value="13.1000000000001">
                <text:p>13.1000000000001</text:p>
              </table:table-cell>
              <table:table-cell office:value-type="float" office:value="0.0000488171808826447">
                <text:p>0.0000488171808826447</text:p>
              </table:table-cell>
            </table:table-row>
            <table:table-row>
              <table:table-cell office:value-type="float" office:value="13.1500000000001">
                <text:p>13.1500000000001</text:p>
              </table:table-cell>
              <table:table-cell office:value-type="float" office:value="0.0000512579690780745">
                <text:p>0.0000512579690780745</text:p>
              </table:table-cell>
            </table:table-row>
            <table:table-row>
              <table:table-cell office:value-type="float" office:value="13.2000000000001">
                <text:p>13.2000000000001</text:p>
              </table:table-cell>
              <table:table-cell office:value-type="float" office:value="0.0000538207968603137">
                <text:p>0.0000538207968603137</text:p>
              </table:table-cell>
            </table:table-row>
            <table:table-row>
              <table:table-cell office:value-type="float" office:value="13.2500000000001">
                <text:p>13.2500000000001</text:p>
              </table:table-cell>
              <table:table-cell office:value-type="float" office:value="0.0000565117662082464">
                <text:p>0.0000565117662082464</text:p>
              </table:table-cell>
            </table:table-row>
            <table:table-row>
              <table:table-cell office:value-type="float" office:value="13.3000000000001">
                <text:p>13.3000000000001</text:p>
              </table:table-cell>
              <table:table-cell office:value-type="float" office:value="0.000059337284199702">
                <text:p>0.000059337284199702</text:p>
              </table:table-cell>
            </table:table-row>
            <table:table-row>
              <table:table-cell office:value-type="float" office:value="13.3500000000001">
                <text:p>13.3500000000001</text:p>
              </table:table-cell>
              <table:table-cell office:value-type="float" office:value="0.0000623040782664022">
                <text:p>0.0000623040782664022</text:p>
              </table:table-cell>
            </table:table-row>
            <table:table-row>
              <table:table-cell office:value-type="float" office:value="13.4000000000001">
                <text:p>13.4000000000001</text:p>
              </table:table-cell>
              <table:table-cell office:value-type="float" office:value="0.0000654192122116559">
                <text:p>0.0000654192122116559</text:p>
              </table:table-cell>
            </table:table-row>
            <table:table-row>
              <table:table-cell office:value-type="float" office:value="13.4500000000001">
                <text:p>13.4500000000001</text:p>
              </table:table-cell>
              <table:table-cell office:value-type="float" office:value="0.0000686901030289383">
                <text:p>0.0000686901030289383</text:p>
              </table:table-cell>
            </table:table-row>
            <table:table-row>
              <table:table-cell office:value-type="float" office:value="13.5000000000001">
                <text:p>13.5000000000001</text:p>
              </table:table-cell>
              <table:table-cell office:value-type="float" office:value="0.000072124538561399">
                <text:p>0.000072124538561399</text:p>
              </table:table-cell>
            </table:table-row>
            <table:table-row>
              <table:table-cell office:value-type="float" office:value="13.5500000000001">
                <text:p>13.5500000000001</text:p>
              </table:table-cell>
              <table:table-cell office:value-type="float" office:value="0.0000757306960443463">
                <text:p>0.0000757306960443463</text:p>
              </table:table-cell>
            </table:table-row>
            <table:table-row>
              <table:table-cell office:value-type="float" office:value="13.6000000000001">
                <text:p>13.6000000000001</text:p>
              </table:table-cell>
              <table:table-cell office:value-type="float" office:value="0.0000795171615748542">
                <text:p>0.0000795171615748542</text:p>
              </table:table-cell>
            </table:table-row>
            <table:table-row>
              <table:table-cell office:value-type="float" office:value="13.6500000000001">
                <text:p>13.6500000000001</text:p>
              </table:table-cell>
              <table:table-cell office:value-type="float" office:value="0.0000834929505548516">
                <text:p>0.0000834929505548516</text:p>
              </table:table-cell>
            </table:table-row>
            <table:table-row>
              <table:table-cell office:value-type="float" office:value="13.7000000000001">
                <text:p>13.7000000000001</text:p>
              </table:table-cell>
              <table:table-cell office:value-type="float" office:value="0.0000876675291563643">
                <text:p>0.0000876675291563643</text:p>
              </table:table-cell>
            </table:table-row>
            <table:table-row>
              <table:table-cell office:value-type="float" office:value="13.7500000000001">
                <text:p>13.7500000000001</text:p>
              </table:table-cell>
              <table:table-cell office:value-type="float" office:value="0.0000920508368600202">
                <text:p>0.0000920508368600202</text:p>
              </table:table-cell>
            </table:table-row>
            <table:table-row>
              <table:table-cell office:value-type="float" office:value="13.8000000000001">
                <text:p>13.8000000000001</text:p>
              </table:table-cell>
              <table:table-cell office:value-type="float" office:value="0.0000966533101204791">
                <text:p>0.0000966533101204791</text:p>
              </table:table-cell>
            </table:table-row>
            <table:table-row>
              <table:table-cell office:value-type="float" office:value="13.8500000000001">
                <text:p>13.8500000000001</text:p>
              </table:table-cell>
              <table:table-cell office:value-type="float" office:value="0.000101485907215134">
                <text:p>0.000101485907215134</text:p>
              </table:table-cell>
            </table:table-row>
            <table:table-row>
              <table:table-cell office:value-type="float" office:value="13.9000000000001">
                <text:p>13.9000000000001</text:p>
              </table:table-cell>
              <table:table-cell office:value-type="float" office:value="0.00010656013433525">
                <text:p>0.00010656013433525</text:p>
              </table:table-cell>
            </table:table-row>
            <table:table-row>
              <table:table-cell office:value-type="float" office:value="13.9500000000001">
                <text:p>13.9500000000001</text:p>
              </table:table-cell>
              <table:table-cell office:value-type="float" office:value="0.000111888072981652">
                <text:p>0.000111888072981652</text:p>
              </table:table-cell>
            </table:table-row>
            <table:table-row>
              <table:table-cell office:value-type="float" office:value="14.0000000000001">
                <text:p>14.0000000000001</text:p>
              </table:table-cell>
              <table:table-cell office:value-type="float" office:value="0.000117482408730211">
                <text:p>0.000117482408730211</text:p>
              </table:table-cell>
            </table:table-row>
            <table:table-row>
              <table:table-cell office:value-type="float" office:value="14.0500000000001">
                <text:p>14.0500000000001</text:p>
              </table:table-cell>
              <table:table-cell office:value-type="float" office:value="0.00012335646143559">
                <text:p>0.00012335646143559</text:p>
              </table:table-cell>
            </table:table-row>
            <table:table-row>
              <table:table-cell office:value-type="float" office:value="14.1000000000001">
                <text:p>14.1000000000001</text:p>
              </table:table-cell>
              <table:table-cell office:value-type="float" office:value="0.000129524216945185">
                <text:p>0.000129524216945185</text:p>
              </table:table-cell>
            </table:table-row>
            <table:table-row>
              <table:table-cell office:value-type="float" office:value="14.1500000000001">
                <text:p>14.1500000000001</text:p>
              </table:table-cell>
              <table:table-cell office:value-type="float" office:value="0.000136000360398763">
                <text:p>0.000136000360398763</text:p>
              </table:table-cell>
            </table:table-row>
            <table:table-row>
              <table:table-cell office:value-type="float" office:value="14.2000000000001">
                <text:p>14.2000000000001</text:p>
              </table:table-cell>
              <table:table-cell office:value-type="float" office:value="0.000142800311193079">
                <text:p>0.000142800311193079</text:p>
              </table:table-cell>
            </table:table-row>
            <table:table-row>
              <table:table-cell office:value-type="float" office:value="14.2500000000001">
                <text:p>14.2500000000001</text:p>
              </table:table-cell>
              <table:table-cell office:value-type="float" office:value="0.000149940259694726">
                <text:p>0.000149940259694726</text:p>
              </table:table-cell>
            </table:table-row>
            <table:table-row>
              <table:table-cell office:value-type="float" office:value="14.3000000000001">
                <text:p>14.3000000000001</text:p>
              </table:table-cell>
              <table:table-cell office:value-type="float" office:value="0.000157437205788628">
                <text:p>0.000157437205788628</text:p>
              </table:table-cell>
            </table:table-row>
            <table:table-row>
              <table:table-cell office:value-type="float" office:value="14.3500000000001">
                <text:p>14.3500000000001</text:p>
              </table:table-cell>
              <table:table-cell office:value-type="float" office:value="0.000165308999353953">
                <text:p>0.000165308999353953</text:p>
              </table:table-cell>
            </table:table-row>
            <table:table-row>
              <table:table-cell office:value-type="float" office:value="14.4000000000001">
                <text:p>14.4000000000001</text:p>
              </table:table-cell>
              <table:table-cell office:value-type="float" office:value="0.000173574382763831">
                <text:p>0.000173574382763831</text:p>
              </table:table-cell>
            </table:table-row>
            <table:table-row>
              <table:table-cell office:value-type="float" office:value="14.4500000000001">
                <text:p>14.4500000000001</text:p>
              </table:table-cell>
              <table:table-cell office:value-type="float" office:value="0.000182253035510045">
                <text:p>0.000182253035510045</text:p>
              </table:table-cell>
            </table:table-row>
            <table:table-row>
              <table:table-cell office:value-type="float" office:value="14.5000000000001">
                <text:p>14.5000000000001</text:p>
              </table:table-cell>
              <table:table-cell office:value-type="float" office:value="0.000191365621058969">
                <text:p>0.000191365621058969</text:p>
              </table:table-cell>
            </table:table-row>
            <table:table-row>
              <table:table-cell office:value-type="float" office:value="14.5500000000001">
                <text:p>14.5500000000001</text:p>
              </table:table-cell>
              <table:table-cell office:value-type="float" office:value="0.000200933836050294">
                <text:p>0.000200933836050294</text:p>
              </table:table-cell>
            </table:table-row>
            <table:table-row>
              <table:table-cell office:value-type="float" office:value="14.6000000000001">
                <text:p>14.6000000000001</text:p>
              </table:table-cell>
              <table:table-cell office:value-type="float" office:value="0.000210980461955698">
                <text:p>0.000210980461955698</text:p>
              </table:table-cell>
            </table:table-row>
            <table:table-row>
              <table:table-cell office:value-type="float" office:value="14.6500000000001">
                <text:p>14.6500000000001</text:p>
              </table:table-cell>
              <table:table-cell office:value-type="float" office:value="0.00022152941932044">
                <text:p>0.00022152941932044</text:p>
              </table:table-cell>
            </table:table-row>
            <table:table-row>
              <table:table-cell office:value-type="float" office:value="14.7000000000001">
                <text:p>14.7000000000001</text:p>
              </table:table-cell>
              <table:table-cell office:value-type="float" office:value="0.000232605824717043">
                <text:p>0.000232605824717043</text:p>
              </table:table-cell>
            </table:table-row>
            <table:table-row>
              <table:table-cell office:value-type="float" office:value="14.7500000000001">
                <text:p>14.7500000000001</text:p>
              </table:table-cell>
              <table:table-cell office:value-type="float" office:value="0.000244236050546656">
                <text:p>0.000244236050546656</text:p>
              </table:table-cell>
            </table:table-row>
            <table:table-row>
              <table:table-cell office:value-type="float" office:value="14.8000000000001">
                <text:p>14.8000000000001</text:p>
              </table:table-cell>
              <table:table-cell office:value-type="float" office:value="0.000256447787830484">
                <text:p>0.000256447787830484</text:p>
              </table:table-cell>
            </table:table-row>
            <table:table-row>
              <table:table-cell office:value-type="float" office:value="14.8500000000001">
                <text:p>14.8500000000001</text:p>
              </table:table-cell>
              <table:table-cell office:value-type="float" office:value="0.000269270112140791">
                <text:p>0.000269270112140791</text:p>
              </table:table-cell>
            </table:table-row>
            <table:table-row>
              <table:table-cell office:value-type="float" office:value="14.9000000000001">
                <text:p>14.9000000000001</text:p>
              </table:table-cell>
              <table:table-cell office:value-type="float" office:value="0.000282733552828457">
                <text:p>0.000282733552828457</text:p>
              </table:table-cell>
            </table:table-row>
            <table:table-row>
              <table:table-cell office:value-type="float" office:value="14.9500000000001">
                <text:p>14.9500000000001</text:p>
              </table:table-cell>
              <table:table-cell office:value-type="float" office:value="0.000296870165711902">
                <text:p>0.000296870165711902</text:p>
              </table:table-cell>
            </table:table-row>
            <table:table-row>
              <table:table-cell office:value-type="float" office:value="15.0000000000001">
                <text:p>15.0000000000001</text:p>
              </table:table-cell>
              <table:table-cell office:value-type="float" office:value="0.000311713609400466">
                <text:p>0.000311713609400466</text:p>
              </table:table-cell>
            </table:table-row>
            <table:table-row>
              <table:table-cell office:value-type="float" office:value="15.0500000000001">
                <text:p>15.0500000000001</text:p>
              </table:table-cell>
              <table:table-cell office:value-type="float" office:value="0.000327299225433959">
                <text:p>0.000327299225433959</text:p>
              </table:table-cell>
            </table:table-row>
            <table:table-row>
              <table:table-cell office:value-type="float" office:value="15.1000000000001">
                <text:p>15.1000000000001</text:p>
              </table:table-cell>
              <table:table-cell office:value-type="float" office:value="0.000343664122429175">
                <text:p>0.000343664122429175</text:p>
              </table:table-cell>
            </table:table-row>
            <table:table-row>
              <table:table-cell office:value-type="float" office:value="15.1500000000001">
                <text:p>15.1500000000001</text:p>
              </table:table-cell>
              <table:table-cell office:value-type="float" office:value="0.00036084726443375">
                <text:p>0.00036084726443375</text:p>
              </table:table-cell>
            </table:table-row>
            <table:table-row>
              <table:table-cell office:value-type="float" office:value="15.2000000000001">
                <text:p>15.2000000000001</text:p>
              </table:table-cell>
              <table:table-cell office:value-type="float" office:value="0.000378889563697701">
                <text:p>0.000378889563697701</text:p>
              </table:table-cell>
            </table:table-row>
            <table:table-row>
              <table:table-cell office:value-type="float" office:value="15.2500000000001">
                <text:p>15.2500000000001</text:p>
              </table:table-cell>
              <table:table-cell office:value-type="float" office:value="0.000397833978083544">
                <text:p>0.000397833978083544</text:p>
              </table:table-cell>
            </table:table-row>
            <table:table-row>
              <table:table-cell office:value-type="float" office:value="15.3000000000001">
                <text:p>15.3000000000001</text:p>
              </table:table-cell>
              <table:table-cell office:value-type="float" office:value="0.000417725613346917">
                <text:p>0.000417725613346917</text:p>
              </table:table-cell>
            </table:table-row>
            <table:table-row>
              <table:table-cell office:value-type="float" office:value="15.3500000000001">
                <text:p>15.3500000000001</text:p>
              </table:table-cell>
              <table:table-cell office:value-type="float" office:value="0.000438611830531241">
                <text:p>0.000438611830531241</text:p>
              </table:table-cell>
            </table:table-row>
            <table:table-row>
              <table:table-cell office:value-type="float" office:value="15.4000000000001">
                <text:p>15.4000000000001</text:p>
              </table:table-cell>
              <table:table-cell office:value-type="float" office:value="0.000460542358732106">
                <text:p>0.000460542358732106</text:p>
              </table:table-cell>
            </table:table-row>
            <table:table-row>
              <table:table-cell office:value-type="float" office:value="15.4500000000001">
                <text:p>15.4500000000001</text:p>
              </table:table-cell>
              <table:table-cell office:value-type="float" office:value="0.000483569413499879">
                <text:p>0.000483569413499879</text:p>
              </table:table-cell>
            </table:table-row>
            <table:table-row>
              <table:table-cell office:value-type="float" office:value="15.5000000000001">
                <text:p>15.5000000000001</text:p>
              </table:table-cell>
              <table:table-cell office:value-type="float" office:value="0.000507747821162443">
                <text:p>0.000507747821162443</text:p>
              </table:table-cell>
            </table:table-row>
            <table:table-row>
              <table:table-cell office:value-type="float" office:value="15.5500000000001">
                <text:p>15.5500000000001</text:p>
              </table:table-cell>
              <table:table-cell office:value-type="float" office:value="0.000533135149364075">
                <text:p>0.000533135149364075</text:p>
              </table:table-cell>
            </table:table-row>
            <table:table-row>
              <table:table-cell office:value-type="float" office:value="15.6000000000001">
                <text:p>15.6000000000001</text:p>
              </table:table-cell>
              <table:table-cell office:value-type="float" office:value="0.000559791844131261">
                <text:p>0.000559791844131261</text:p>
              </table:table-cell>
            </table:table-row>
            <table:table-row>
              <table:table-cell office:value-type="float" office:value="15.6500000000001">
                <text:p>15.6500000000001</text:p>
              </table:table-cell>
              <table:table-cell office:value-type="float" office:value="0.000587781373791812">
                <text:p>0.000587781373791812</text:p>
              </table:table-cell>
            </table:table-row>
            <table:table-row>
              <table:table-cell office:value-type="float" office:value="15.7000000000001">
                <text:p>15.7000000000001</text:p>
              </table:table-cell>
              <table:table-cell office:value-type="float" office:value="0.000617170380089923">
                <text:p>0.000617170380089923</text:p>
              </table:table-cell>
            </table:table-row>
            <table:table-row>
              <table:table-cell office:value-type="float" office:value="15.7500000000001">
                <text:p>15.7500000000001</text:p>
              </table:table-cell>
              <table:table-cell office:value-type="float" office:value="0.000648028836857">
                <text:p>0.000648028836857</text:p>
              </table:table-cell>
            </table:table-row>
            <table:table-row>
              <table:table-cell office:value-type="float" office:value="15.8000000000001">
                <text:p>15.8000000000001</text:p>
              </table:table-cell>
              <table:table-cell office:value-type="float" office:value="0.000680430216616013">
                <text:p>0.000680430216616013</text:p>
              </table:table-cell>
            </table:table-row>
            <table:table-row>
              <table:table-cell office:value-type="float" office:value="15.8500000000001">
                <text:p>15.8500000000001</text:p>
              </table:table-cell>
              <table:table-cell office:value-type="float" office:value="0.00071445166551608">
                <text:p>0.00071445166551608</text:p>
              </table:table-cell>
            </table:table-row>
            <table:table-row>
              <table:table-cell office:value-type="float" office:value="15.9000000000001">
                <text:p>15.9000000000001</text:p>
              </table:table-cell>
              <table:table-cell office:value-type="float" office:value="0.000750174187013771">
                <text:p>0.000750174187013771</text:p>
              </table:table-cell>
            </table:table-row>
            <table:table-row>
              <table:table-cell office:value-type="float" office:value="15.9500000000001">
                <text:p>15.9500000000001</text:p>
              </table:table-cell>
              <table:table-cell office:value-type="float" office:value="0.000787682834738479">
                <text:p>0.000787682834738479</text:p>
              </table:table-cell>
            </table:table-row>
            <table:table-row>
              <table:table-cell office:value-type="float" office:value="16.0000000000001">
                <text:p>16.0000000000001</text:p>
              </table:table-cell>
              <table:table-cell office:value-type="float" office:value="0.000827066915001065">
                <text:p>0.000827066915001065</text:p>
              </table:table-cell>
            </table:table-row>
            <table:table-row>
              <table:table-cell office:value-type="float" office:value="16.0500000000001">
                <text:p>16.0500000000001</text:p>
              </table:table-cell>
              <table:table-cell office:value-type="float" office:value="0.000868420199427929">
                <text:p>0.000868420199427929</text:p>
              </table:table-cell>
            </table:table-row>
            <table:table-row>
              <table:table-cell office:value-type="float" office:value="16.1000000000001">
                <text:p>16.1000000000001</text:p>
              </table:table-cell>
              <table:table-cell office:value-type="float" office:value="0.000911841148226785">
                <text:p>0.000911841148226785</text:p>
              </table:table-cell>
            </table:table-row>
            <table:table-row>
              <table:table-cell office:value-type="float" office:value="16.1500000000001">
                <text:p>16.1500000000001</text:p>
              </table:table-cell>
              <table:table-cell office:value-type="float" office:value="0.000957433144615731">
                <text:p>0.000957433144615731</text:p>
              </table:table-cell>
            </table:table-row>
            <table:table-row>
              <table:table-cell office:value-type="float" office:value="16.2000000000001">
                <text:p>16.2000000000001</text:p>
              </table:table-cell>
              <table:table-cell office:value-type="float" office:value="0.00100530474097376">
                <text:p>0.00100530474097376</text:p>
              </table:table-cell>
            </table:table-row>
            <table:table-row>
              <table:table-cell office:value-type="float" office:value="16.2500000000001">
                <text:p>16.2500000000001</text:p>
              </table:table-cell>
              <table:table-cell office:value-type="float" office:value="0.00105556991729882">
                <text:p>0.00105556991729882</text:p>
              </table:table-cell>
            </table:table-row>
            <table:table-row>
              <table:table-cell office:value-type="float" office:value="16.3000000000001">
                <text:p>16.3000000000001</text:p>
              </table:table-cell>
              <table:table-cell office:value-type="float" office:value="0.00110834835258874">
                <text:p>0.00110834835258874</text:p>
              </table:table-cell>
            </table:table-row>
            <table:table-row>
              <table:table-cell office:value-type="float" office:value="16.3500000000001">
                <text:p>16.3500000000001</text:p>
              </table:table-cell>
              <table:table-cell office:value-type="float" office:value="0.00116376570979124">
                <text:p>0.00116376570979124</text:p>
              </table:table-cell>
            </table:table-row>
            <table:table-row>
              <table:table-cell office:value-type="float" office:value="16.4000000000001">
                <text:p>16.4000000000001</text:p>
              </table:table-cell>
              <table:table-cell office:value-type="float" office:value="0.00122195393500142">
                <text:p>0.00122195393500142</text:p>
              </table:table-cell>
            </table:table-row>
            <table:table-row>
              <table:table-cell office:value-type="float" office:value="16.4500000000001">
                <text:p>16.4500000000001</text:p>
              </table:table-cell>
              <table:table-cell office:value-type="float" office:value="0.00128305157161913">
                <text:p>0.00128305157161913</text:p>
              </table:table-cell>
            </table:table-row>
            <table:table-row>
              <table:table-cell office:value-type="float" office:value="16.5000000000001">
                <text:p>16.5000000000001</text:p>
              </table:table-cell>
              <table:table-cell office:value-type="float" office:value="0.00134720409021419">
                <text:p>0.00134720409021419</text:p>
              </table:table-cell>
            </table:table-row>
            <table:table-row>
              <table:table-cell office:value-type="float" office:value="16.5500000000001">
                <text:p>16.5500000000001</text:p>
              </table:table-cell>
              <table:table-cell office:value-type="float" office:value="0.00141456423488494">
                <text:p>0.00141456423488494</text:p>
              </table:table-cell>
            </table:table-row>
            <table:table-row>
              <table:table-cell office:value-type="float" office:value="16.6000000000001">
                <text:p>16.6000000000001</text:p>
              </table:table-cell>
              <table:table-cell office:value-type="float" office:value="0.0014852923869346">
                <text:p>0.0014852923869346</text:p>
              </table:table-cell>
            </table:table-row>
            <table:table-row>
              <table:table-cell office:value-type="float" office:value="16.6500000000001">
                <text:p>16.6500000000001</text:p>
              </table:table-cell>
              <table:table-cell office:value-type="float" office:value="0.00155955694673154">
                <text:p>0.00155955694673154</text:p>
              </table:table-cell>
            </table:table-row>
            <table:table-row>
              <table:table-cell office:value-type="float" office:value="16.7000000000001">
                <text:p>16.7000000000001</text:p>
              </table:table-cell>
              <table:table-cell office:value-type="float" office:value="0.00163753473466256">
                <text:p>0.00163753473466256</text:p>
              </table:table-cell>
            </table:table-row>
            <table:table-row>
              <table:table-cell office:value-type="float" office:value="16.7500000000001">
                <text:p>16.7500000000001</text:p>
              </table:table-cell>
              <table:table-cell office:value-type="float" office:value="0.00171941141213379">
                <text:p>0.00171941141213379</text:p>
              </table:table-cell>
            </table:table-row>
            <table:table-row>
              <table:table-cell office:value-type="float" office:value="16.8000000000001">
                <text:p>16.8000000000001</text:p>
              </table:table-cell>
              <table:table-cell office:value-type="float" office:value="0.00180538192362164">
                <text:p>0.00180538192362164</text:p>
              </table:table-cell>
            </table:table-row>
            <table:table-row>
              <table:table-cell office:value-type="float" office:value="16.8500000000001">
                <text:p>16.8500000000001</text:p>
              </table:table-cell>
              <table:table-cell office:value-type="float" office:value="0.00189565096082635">
                <text:p>0.00189565096082635</text:p>
              </table:table-cell>
            </table:table-row>
            <table:table-row>
              <table:table-cell office:value-type="float" office:value="16.9000000000001">
                <text:p>16.9000000000001</text:p>
              </table:table-cell>
              <table:table-cell office:value-type="float" office:value="0.00199043345003314">
                <text:p>0.00199043345003314</text:p>
              </table:table-cell>
            </table:table-row>
            <table:table-row>
              <table:table-cell office:value-type="float" office:value="16.9500000000001">
                <text:p>16.9500000000001</text:p>
              </table:table-cell>
              <table:table-cell office:value-type="float" office:value="0.00208995506384151">
                <text:p>0.00208995506384151</text:p>
              </table:table-cell>
            </table:table-row>
            <table:table-row>
              <table:table-cell office:value-type="float" office:value="17.0000000000001">
                <text:p>17.0000000000001</text:p>
              </table:table-cell>
              <table:table-cell office:value-type="float" office:value="0.00219445275848089">
                <text:p>0.00219445275848089</text:p>
              </table:table-cell>
            </table:table-row>
            <table:table-row>
              <table:table-cell office:value-type="float" office:value="17.0500000000001">
                <text:p>17.0500000000001</text:p>
              </table:table-cell>
              <table:table-cell office:value-type="float" office:value="0.00230417533799221">
                <text:p>0.00230417533799221</text:p>
              </table:table-cell>
            </table:table-row>
            <table:table-row>
              <table:table-cell office:value-type="float" office:value="17.1000000000001">
                <text:p>17.1000000000001</text:p>
              </table:table-cell>
              <table:table-cell office:value-type="float" office:value="0.00241938404661839">
                <text:p>0.00241938404661839</text:p>
              </table:table-cell>
            </table:table-row>
            <table:table-row>
              <table:table-cell office:value-type="float" office:value="17.1500000000001">
                <text:p>17.1500000000001</text:p>
              </table:table-cell>
              <table:table-cell office:value-type="float" office:value="0.00254035319081452">
                <text:p>0.00254035319081452</text:p>
              </table:table-cell>
            </table:table-row>
            <table:table-row>
              <table:table-cell office:value-type="float" office:value="17.2000000000001">
                <text:p>17.2000000000001</text:p>
              </table:table-cell>
              <table:table-cell office:value-type="float" office:value="0.00266737079235841">
                <text:p>0.00266737079235841</text:p>
              </table:table-cell>
            </table:table-row>
            <table:table-row>
              <table:table-cell office:value-type="float" office:value="17.2500000000001">
                <text:p>17.2500000000001</text:p>
              </table:table-cell>
              <table:table-cell office:value-type="float" office:value="0.00280073927411675">
                <text:p>0.00280073927411675</text:p>
              </table:table-cell>
            </table:table-row>
            <table:table-row>
              <table:table-cell office:value-type="float" office:value="17.3000000000001">
                <text:p>17.3000000000001</text:p>
              </table:table-cell>
              <table:table-cell office:value-type="float" office:value="0.00294077618009955">
                <text:p>0.00294077618009955</text:p>
              </table:table-cell>
            </table:table-row>
            <table:table-row>
              <table:table-cell office:value-type="float" office:value="17.3500000000001">
                <text:p>17.3500000000001</text:p>
              </table:table-cell>
              <table:table-cell office:value-type="float" office:value="0.00308781493151732">
                <text:p>0.00308781493151732</text:p>
              </table:table-cell>
            </table:table-row>
            <table:table-row>
              <table:table-cell office:value-type="float" office:value="17.4000000000001">
                <text:p>17.4000000000001</text:p>
              </table:table-cell>
              <table:table-cell office:value-type="float" office:value="0.00324220562064106">
                <text:p>0.00324220562064106</text:p>
              </table:table-cell>
            </table:table-row>
            <table:table-row>
              <table:table-cell office:value-type="float" office:value="17.4500000000001">
                <text:p>17.4500000000001</text:p>
              </table:table-cell>
              <table:table-cell office:value-type="float" office:value="0.0034043158443553">
                <text:p>0.0034043158443553</text:p>
              </table:table-cell>
            </table:table-row>
            <table:table-row>
              <table:table-cell office:value-type="float" office:value="17.5000000000001">
                <text:p>17.5000000000001</text:p>
              </table:table-cell>
              <table:table-cell office:value-type="float" office:value="0.00357453157938879">
                <text:p>0.00357453157938879</text:p>
              </table:table-cell>
            </table:table-row>
            <table:table-row>
              <table:table-cell office:value-type="float" office:value="17.5500000000001">
                <text:p>17.5500000000001</text:p>
              </table:table-cell>
              <table:table-cell office:value-type="float" office:value="0.00375325810130669">
                <text:p>0.00375325810130669</text:p>
              </table:table-cell>
            </table:table-row>
            <table:table-row>
              <table:table-cell office:value-type="float" office:value="17.6000000000001">
                <text:p>17.6000000000001</text:p>
              </table:table-cell>
              <table:table-cell office:value-type="float" office:value="0.00394092094945242">
                <text:p>0.00394092094945242</text:p>
              </table:table-cell>
            </table:table-row>
            <table:table-row>
              <table:table-cell office:value-type="float" office:value="17.6500000000001">
                <text:p>17.6500000000001</text:p>
              </table:table-cell>
              <table:table-cell office:value-type="float" office:value="0.00413796694013651">
                <text:p>0.00413796694013651</text:p>
              </table:table-cell>
            </table:table-row>
            <table:table-row>
              <table:table-cell office:value-type="float" office:value="17.7000000000001">
                <text:p>17.7000000000001</text:p>
              </table:table-cell>
              <table:table-cell office:value-type="float" office:value="0.00434486523048503">
                <text:p>0.00434486523048503</text:p>
              </table:table-cell>
            </table:table-row>
            <table:table-row>
              <table:table-cell office:value-type="float" office:value="17.7500000000001">
                <text:p>17.7500000000001</text:p>
              </table:table-cell>
              <table:table-cell office:value-type="float" office:value="0.00456210843548032">
                <text:p>0.00456210843548032</text:p>
              </table:table-cell>
            </table:table-row>
            <table:table-row>
              <table:table-cell office:value-type="float" office:value="17.8000000000001">
                <text:p>17.8000000000001</text:p>
              </table:table-cell>
              <table:table-cell office:value-type="float" office:value="0.0047902138008538">
                <text:p>0.0047902138008538</text:p>
              </table:table-cell>
            </table:table-row>
            <table:table-row>
              <table:table-cell office:value-type="float" office:value="17.8500000000001">
                <text:p>17.8500000000001</text:p>
              </table:table-cell>
              <table:table-cell office:value-type="float" office:value="0.00502972443462344">
                <text:p>0.00502972443462344</text:p>
              </table:table-cell>
            </table:table-row>
            <table:table-row>
              <table:table-cell office:value-type="float" office:value="17.9000000000001">
                <text:p>17.9000000000001</text:p>
              </table:table-cell>
              <table:table-cell office:value-type="float" office:value="0.0052812106002081">
                <text:p>0.0052812106002081</text:p>
              </table:table-cell>
            </table:table-row>
            <table:table-row>
              <table:table-cell office:value-type="float" office:value="17.9500000000001">
                <text:p>17.9500000000001</text:p>
              </table:table-cell>
              <table:table-cell office:value-type="float" office:value="0.00554527107419754">
                <text:p>0.00554527107419754</text:p>
              </table:table-cell>
            </table:table-row>
            <table:table-row>
              <table:table-cell office:value-type="float" office:value="18.0000000000001">
                <text:p>18.0000000000001</text:p>
              </table:table-cell>
              <table:table-cell office:value-type="float" office:value="0.00582253457201096">
                <text:p>0.00582253457201096</text:p>
              </table:table-cell>
            </table:table-row>
            <table:table-row>
              <table:table-cell office:value-type="float" office:value="18.0500000000001">
                <text:p>18.0500000000001</text:p>
              </table:table-cell>
              <table:table-cell office:value-type="float" office:value="0.00611366124483853">
                <text:p>0.00611366124483853</text:p>
              </table:table-cell>
            </table:table-row>
            <table:table-row>
              <table:table-cell office:value-type="float" office:value="18.1000000000001">
                <text:p>18.1000000000001</text:p>
              </table:table-cell>
              <table:table-cell office:value-type="float" office:value="0.00641934425142986">
                <text:p>0.00641934425142986</text:p>
              </table:table-cell>
            </table:table-row>
            <table:table-row>
              <table:table-cell office:value-type="float" office:value="18.1500000000001">
                <text:p>18.1500000000001</text:p>
              </table:table-cell>
              <table:table-cell office:value-type="float" office:value="0.00674031140847202">
                <text:p>0.00674031140847202</text:p>
              </table:table-cell>
            </table:table-row>
            <table:table-row>
              <table:table-cell office:value-type="float" office:value="18.2000000000001">
                <text:p>18.2000000000001</text:p>
              </table:table-cell>
              <table:table-cell office:value-type="float" office:value="0.00707732692348639">
                <text:p>0.00707732692348639</text:p>
              </table:table-cell>
            </table:table-row>
            <table:table-row>
              <table:table-cell office:value-type="float" office:value="18.2500000000001">
                <text:p>18.2500000000001</text:p>
              </table:table-cell>
              <table:table-cell office:value-type="float" office:value="0.0074311932143704">
                <text:p>0.0074311932143704</text:p>
              </table:table-cell>
            </table:table-row>
            <table:table-row>
              <table:table-cell office:value-type="float" office:value="18.3000000000001">
                <text:p>18.3000000000001</text:p>
              </table:table-cell>
              <table:table-cell office:value-type="float" office:value="0.0078027528199163">
                <text:p>0.0078027528199163</text:p>
              </table:table-cell>
            </table:table-row>
            <table:table-row>
              <table:table-cell office:value-type="float" office:value="18.3500000000001">
                <text:p>18.3500000000001</text:p>
              </table:table-cell>
              <table:table-cell office:value-type="float" office:value="0.0081928904058559">
                <text:p>0.0081928904058559</text:p>
              </table:table-cell>
            </table:table-row>
            <table:table-row>
              <table:table-cell office:value-type="float" office:value="18.4000000000001">
                <text:p>18.4000000000001</text:p>
              </table:table-cell>
              <table:table-cell office:value-type="float" office:value="0.00860253487120756">
                <text:p>0.00860253487120756</text:p>
              </table:table-cell>
            </table:table-row>
            <table:table-row>
              <table:table-cell office:value-type="float" office:value="18.4500000000001">
                <text:p>18.4500000000001</text:p>
              </table:table-cell>
              <table:table-cell office:value-type="float" office:value="0.00903266155994053">
                <text:p>0.00903266155994053</text:p>
              </table:table-cell>
            </table:table-row>
            <table:table-row>
              <table:table-cell office:value-type="float" office:value="18.5000000000001">
                <text:p>18.5000000000001</text:p>
              </table:table-cell>
              <table:table-cell office:value-type="float" office:value="0.00948429458322245">
                <text:p>0.00948429458322245</text:p>
              </table:table-cell>
            </table:table-row>
            <table:table-row>
              <table:table-cell office:value-type="float" office:value="18.5500000000001">
                <text:p>18.5500000000001</text:p>
              </table:table-cell>
              <table:table-cell office:value-type="float" office:value="0.00995850925777932">
                <text:p>0.00995850925777932</text:p>
              </table:table-cell>
            </table:table-row>
            <table:table-row>
              <table:table-cell office:value-type="float" office:value="18.6000000000001">
                <text:p>18.6000000000001</text:p>
              </table:table-cell>
              <table:table-cell office:value-type="float" office:value="0.0104564346661733">
                <text:p>0.0104564346661733</text:p>
              </table:table-cell>
            </table:table-row>
            <table:table-row>
              <table:table-cell office:value-type="float" office:value="18.6500000000001">
                <text:p>18.6500000000001</text:p>
              </table:table-cell>
              <table:table-cell office:value-type="float" office:value="0.0109792563450948">
                <text:p>0.0109792563450948</text:p>
              </table:table-cell>
            </table:table-row>
            <table:table-row>
              <table:table-cell office:value-type="float" office:value="18.7000000000001">
                <text:p>18.7000000000001</text:p>
              </table:table-cell>
              <table:table-cell office:value-type="float" office:value="0.0115282191080685">
                <text:p>0.0115282191080685</text:p>
              </table:table-cell>
            </table:table-row>
            <table:table-row>
              <table:table-cell office:value-type="float" office:value="18.7500000000001">
                <text:p>18.7500000000001</text:p>
              </table:table-cell>
              <table:table-cell office:value-type="float" office:value="0.0121046300092952">
                <text:p>0.0121046300092952</text:p>
              </table:table-cell>
            </table:table-row>
            <table:table-row>
              <table:table-cell office:value-type="float" office:value="18.8000000000001">
                <text:p>18.8000000000001</text:p>
              </table:table-cell>
              <table:table-cell office:value-type="float" office:value="0.012709861455686">
                <text:p>0.012709861455686</text:p>
              </table:table-cell>
            </table:table-row>
            <table:table-row>
              <table:table-cell office:value-type="float" office:value="18.8500000000001">
                <text:p>18.8500000000001</text:p>
              </table:table-cell>
              <table:table-cell office:value-type="float" office:value="0.0133453544744971">
                <text:p>0.0133453544744971</text:p>
              </table:table-cell>
            </table:table-row>
            <table:table-row>
              <table:table-cell office:value-type="float" office:value="18.9000000000001">
                <text:p>18.9000000000001</text:p>
              </table:table-cell>
              <table:table-cell office:value-type="float" office:value="0.0140126221443477">
                <text:p>0.0140126221443477</text:p>
              </table:table-cell>
            </table:table-row>
            <table:table-row>
              <table:table-cell office:value-type="float" office:value="18.9500000000001">
                <text:p>18.9500000000001</text:p>
              </table:table-cell>
              <table:table-cell office:value-type="float" office:value="0.0147132531977877">
                <text:p>0.0147132531977877</text:p>
              </table:table-cell>
            </table:table-row>
            <table:table-row>
              <table:table-cell office:value-type="float" office:value="19.0000000000001">
                <text:p>19.0000000000001</text:p>
              </table:table-cell>
              <table:table-cell office:value-type="float" office:value="0.0154489158039947">
                <text:p>0.0154489158039947</text:p>
              </table:table-cell>
            </table:table-row>
            <table:table-row>
              <table:table-cell office:value-type="float" office:value="19.0500000000001">
                <text:p>19.0500000000001</text:p>
              </table:table-cell>
              <table:table-cell office:value-type="float" office:value="0.0162213615406047">
                <text:p>0.0162213615406047</text:p>
              </table:table-cell>
            </table:table-row>
            <table:table-row>
              <table:table-cell office:value-type="float" office:value="19.1000000000001">
                <text:p>19.1000000000001</text:p>
              </table:table-cell>
              <table:table-cell office:value-type="float" office:value="0.0170324295641357">
                <text:p>0.0170324295641357</text:p>
              </table:table-cell>
            </table:table-row>
            <table:table-row>
              <table:table-cell office:value-type="float" office:value="19.1500000000001">
                <text:p>19.1500000000001</text:p>
              </table:table-cell>
              <table:table-cell office:value-type="float" office:value="0.0178840509889315">
                <text:p>0.0178840509889315</text:p>
              </table:table-cell>
            </table:table-row>
            <table:table-row>
              <table:table-cell office:value-type="float" office:value="19.2000000000001">
                <text:p>19.2000000000001</text:p>
              </table:table-cell>
              <table:table-cell office:value-type="float" office:value="0.0187782534850528">
                <text:p>0.0187782534850528</text:p>
              </table:table-cell>
            </table:table-row>
            <table:table-row>
              <table:table-cell office:value-type="float" office:value="19.2500000000001">
                <text:p>19.2500000000001</text:p>
              </table:table-cell>
              <table:table-cell office:value-type="float" office:value="0.0197171661060634">
                <text:p>0.0197171661060634</text:p>
              </table:table-cell>
            </table:table-row>
            <table:table-row>
              <table:table-cell office:value-type="float" office:value="19.3000000000001">
                <text:p>19.3000000000001</text:p>
              </table:table-cell>
              <table:table-cell office:value-type="float" office:value="0.0207030243582052">
                <text:p>0.0207030243582052</text:p>
              </table:table-cell>
            </table:table-row>
            <table:table-row>
              <table:table-cell office:value-type="float" office:value="19.3500000000001">
                <text:p>19.3500000000001</text:p>
              </table:table-cell>
              <table:table-cell office:value-type="float" office:value="0.021738175523032">
                <text:p>0.021738175523032</text:p>
              </table:table-cell>
            </table:table-row>
            <table:table-row>
              <table:table-cell office:value-type="float" office:value="19.4000000000001">
                <text:p>19.4000000000001</text:p>
              </table:table-cell>
              <table:table-cell office:value-type="float" office:value="0.0228250842461751">
                <text:p>0.0228250842461751</text:p>
              </table:table-cell>
            </table:table-row>
            <table:table-row>
              <table:table-cell office:value-type="float" office:value="19.4500000000001">
                <text:p>19.4500000000001</text:p>
              </table:table-cell>
              <table:table-cell office:value-type="float" office:value="0.0239663384055474">
                <text:p>0.0239663384055474</text:p>
              </table:table-cell>
            </table:table-row>
            <table:table-row>
              <table:table-cell office:value-type="float" office:value="19.5000000000001">
                <text:p>19.5000000000001</text:p>
              </table:table-cell>
              <table:table-cell office:value-type="float" office:value="0.0251646552729572">
                <text:p>0.0251646552729572</text:p>
              </table:table-cell>
            </table:table-row>
            <table:table-row>
              <table:table-cell office:value-type="float" office:value="19.5500000000001">
                <text:p>19.5500000000001</text:p>
              </table:table-cell>
              <table:table-cell office:value-type="float" office:value="0.0264228879838031">
                <text:p>0.0264228879838031</text:p>
              </table:table-cell>
            </table:table-row>
            <table:table-row>
              <table:table-cell office:value-type="float" office:value="19.6000000000001">
                <text:p>19.6000000000001</text:p>
              </table:table-cell>
              <table:table-cell office:value-type="float" office:value="0.0277440323302536">
                <text:p>0.0277440323302536</text:p>
              </table:table-cell>
            </table:table-row>
            <table:table-row>
              <table:table-cell office:value-type="float" office:value="19.6500000000001">
                <text:p>19.6500000000001</text:p>
              </table:table-cell>
              <table:table-cell office:value-type="float" office:value="0.0291312338940853">
                <text:p>0.0291312338940853</text:p>
              </table:table-cell>
            </table:table-row>
            <table:table-row>
              <table:table-cell office:value-type="float" office:value="19.7000000000001">
                <text:p>19.7000000000001</text:p>
              </table:table-cell>
              <table:table-cell office:value-type="float" office:value="0.0305877955361635">
                <text:p>0.0305877955361635</text:p>
              </table:table-cell>
            </table:table-row>
            <table:table-row>
              <table:table-cell office:value-type="float" office:value="19.7500000000001">
                <text:p>19.7500000000001</text:p>
              </table:table-cell>
              <table:table-cell office:value-type="float" office:value="0.0321171852603968">
                <text:p>0.0321171852603968</text:p>
              </table:table-cell>
            </table:table-row>
            <table:table-row>
              <table:table-cell office:value-type="float" office:value="19.8000000000001">
                <text:p>19.8000000000001</text:p>
              </table:table-cell>
              <table:table-cell office:value-type="float" office:value="0.0337230444708887">
                <text:p>0.0337230444708887</text:p>
              </table:table-cell>
            </table:table-row>
            <table:table-row>
              <table:table-cell office:value-type="float" office:value="19.8500000000001">
                <text:p>19.8500000000001</text:p>
              </table:table-cell>
              <table:table-cell office:value-type="float" office:value="0.0354091966419479">
                <text:p>0.0354091966419479</text:p>
              </table:table-cell>
            </table:table-row>
            <table:table-row>
              <table:table-cell office:value-type="float" office:value="19.9000000000001">
                <text:p>19.9000000000001</text:p>
              </table:table-cell>
              <table:table-cell office:value-type="float" office:value="0.0371796564215984">
                <text:p>0.0371796564215984</text:p>
              </table:table-cell>
            </table:table-row>
            <table:table-row>
              <table:table-cell office:value-type="float" office:value="19.9500000000001">
                <text:p>19.9500000000001</text:p>
              </table:table-cell>
              <table:table-cell office:value-type="float" office:value="0.0390386391902651">
                <text:p>0.0390386391902651</text:p>
              </table:table-cell>
            </table:table-row>
            <table:table-row>
              <table:table-cell office:value-type="float" office:value="20.0000000000001">
                <text:p>20.0000000000001</text:p>
              </table:table-cell>
              <table:table-cell office:value-type="float" office:value="0.0409905710973938">
                <text:p>0.0409905710973938</text:p>
              </table:table-cell>
            </table:table-row>
            <table:table-row>
              <table:table-cell office:value-type="float" office:value="20.0500000000001">
                <text:p>20.0500000000001</text:p>
              </table:table-cell>
              <table:table-cell office:value-type="float" office:value="0.0430400995999025">
                <text:p>0.0430400995999025</text:p>
              </table:table-cell>
            </table:table-row>
            <table:table-row>
              <table:table-cell office:value-type="float" office:value="20.1000000000001">
                <text:p>20.1000000000001</text:p>
              </table:table-cell>
              <table:table-cell office:value-type="float" office:value="0.0451921045275549">
                <text:p>0.0451921045275549</text:p>
              </table:table-cell>
            </table:table-row>
            <table:table-row>
              <table:table-cell office:value-type="float" office:value="20.1500000000002">
                <text:p>20.1500000000002</text:p>
              </table:table-cell>
              <table:table-cell office:value-type="float" office:value="0.0474517097016026">
                <text:p>0.0474517097016026</text:p>
              </table:table-cell>
            </table:table-row>
            <table:table-row>
              <table:table-cell office:value-type="float" office:value="20.2000000000002">
                <text:p>20.2000000000002</text:p>
              </table:table-cell>
              <table:table-cell office:value-type="float" office:value="0.0498242951343592">
                <text:p>0.0498242951343592</text:p>
              </table:table-cell>
            </table:table-row>
            <table:table-row>
              <table:table-cell office:value-type="float" office:value="20.2500000000002">
                <text:p>20.2500000000002</text:p>
              </table:table-cell>
              <table:table-cell office:value-type="float" office:value="0.0523155098387542">
                <text:p>0.0523155098387542</text:p>
              </table:table-cell>
            </table:table-row>
            <table:table-row>
              <table:table-cell office:value-type="float" office:value="20.3000000000002">
                <text:p>20.3000000000002</text:p>
              </table:table-cell>
              <table:table-cell office:value-type="float" office:value="0.0549312852783628">
                <text:p>0.0549312852783628</text:p>
              </table:table-cell>
            </table:table-row>
            <table:table-row>
              <table:table-cell office:value-type="float" office:value="20.3500000000002">
                <text:p>20.3500000000002</text:p>
              </table:table-cell>
              <table:table-cell office:value-type="float" office:value="0.057677849489939">
                <text:p>0.057677849489939</text:p>
              </table:table-cell>
            </table:table-row>
            <table:table-row>
              <table:table-cell office:value-type="float" office:value="20.4000000000002">
                <text:p>20.4000000000002</text:p>
              </table:table-cell>
              <table:table-cell office:value-type="float" office:value="0.0605617419120738">
                <text:p>0.0605617419120738</text:p>
              </table:table-cell>
            </table:table-row>
            <table:table-row>
              <table:table-cell office:value-type="float" office:value="20.4500000000002">
                <text:p>20.4500000000002</text:p>
              </table:table-cell>
              <table:table-cell office:value-type="float" office:value="0.0635898289552878">
                <text:p>0.0635898289552878</text:p>
              </table:table-cell>
            </table:table-row>
            <table:table-row>
              <table:table-cell office:value-type="float" office:value="20.5000000000002">
                <text:p>20.5000000000002</text:p>
              </table:table-cell>
              <table:table-cell office:value-type="float" office:value="0.0667693203506269">
                <text:p>0.0667693203506269</text:p>
              </table:table-cell>
            </table:table-row>
            <table:table-row>
              <table:table-cell office:value-type="float" office:value="20.5500000000002">
                <text:p>20.5500000000002</text:p>
              </table:table-cell>
              <table:table-cell office:value-type="float" office:value="0.070107786315689">
                <text:p>0.070107786315689</text:p>
              </table:table-cell>
            </table:table-row>
            <table:table-row>
              <table:table-cell office:value-type="float" office:value="20.6000000000002">
                <text:p>20.6000000000002</text:p>
              </table:table-cell>
              <table:table-cell office:value-type="float" office:value="0.0736131755789514">
                <text:p>0.0736131755789514</text:p>
              </table:table-cell>
            </table:table-row>
            <table:table-row>
              <table:table-cell office:value-type="float" office:value="20.6500000000002">
                <text:p>20.6500000000002</text:p>
              </table:table-cell>
              <table:table-cell office:value-type="float" office:value="0.0772938343053149">
                <text:p>0.0772938343053149</text:p>
              </table:table-cell>
            </table:table-row>
            <table:table-row>
              <table:table-cell office:value-type="float" office:value="20.7000000000002">
                <text:p>20.7000000000002</text:p>
              </table:table-cell>
              <table:table-cell office:value-type="float" office:value="0.0811585259679249">
                <text:p>0.0811585259679249</text:p>
              </table:table-cell>
            </table:table-row>
            <table:table-row>
              <table:table-cell office:value-type="float" office:value="20.7500000000002">
                <text:p>20.7500000000002</text:p>
              </table:table-cell>
              <table:table-cell office:value-type="float" office:value="0.0852164522135833">
                <text:p>0.0852164522135833</text:p>
              </table:table-cell>
            </table:table-row>
            <table:table-row>
              <table:table-cell office:value-type="float" office:value="20.8000000000002">
                <text:p>20.8000000000002</text:p>
              </table:table-cell>
              <table:table-cell office:value-type="float" office:value="0.0894772747714318">
                <text:p>0.0894772747714318</text:p>
              </table:table-cell>
            </table:table-row>
            <table:table-row>
              <table:table-cell office:value-type="float" office:value="20.8500000000002">
                <text:p>20.8500000000002</text:p>
              </table:table-cell>
              <table:table-cell office:value-type="float" office:value="0.0939511384570684">
                <text:p>0.0939511384570684</text:p>
              </table:table-cell>
            </table:table-row>
            <table:table-row>
              <table:table-cell office:value-type="float" office:value="20.9000000000002">
                <text:p>20.9000000000002</text:p>
              </table:table-cell>
              <table:table-cell office:value-type="float" office:value="0.0986486953268705">
                <text:p>0.0986486953268705</text:p>
              </table:table-cell>
            </table:table-row>
            <table:table-row>
              <table:table-cell office:value-type="float" office:value="20.9500000000002">
                <text:p>20.9500000000002</text:p>
              </table:table-cell>
              <table:table-cell office:value-type="float" office:value="0.103581130040034">
                <text:p>0.103581130040034</text:p>
              </table:table-cell>
            </table:table-row>
            <table:table-row>
              <table:table-cell office:value-type="float" office:value="21.0000000000002">
                <text:p>21.0000000000002</text:p>
              </table:table-cell>
              <table:table-cell office:value-type="float" office:value="0.108760186488713">
                <text:p>0.108760186488713</text:p>
              </table:table-cell>
            </table:table-row>
            <table:table-row>
              <table:table-cell office:value-type="float" office:value="21.0500000000002">
                <text:p>21.0500000000002</text:p>
              </table:table-cell>
              <table:table-cell office:value-type="float" office:value="0.114198195759669">
                <text:p>0.114198195759669</text:p>
              </table:table-cell>
            </table:table-row>
            <table:table-row>
              <table:table-cell office:value-type="float" office:value="21.1000000000002">
                <text:p>21.1000000000002</text:p>
              </table:table-cell>
              <table:table-cell office:value-type="float" office:value="0.119908105494001">
                <text:p>0.119908105494001</text:p>
              </table:table-cell>
            </table:table-row>
            <table:table-row>
              <table:table-cell office:value-type="float" office:value="21.1500000000002">
                <text:p>21.1500000000002</text:p>
              </table:table-cell>
              <table:table-cell office:value-type="float" office:value="0.125903510714862">
                <text:p>0.125903510714862</text:p>
              </table:table-cell>
            </table:table-row>
            <table:table-row>
              <table:table-cell office:value-type="float" office:value="21.2000000000002">
                <text:p>21.2000000000002</text:p>
              </table:table-cell>
              <table:table-cell office:value-type="float" office:value="0.132198686196562">
                <text:p>0.132198686196562</text:p>
              </table:table-cell>
            </table:table-row>
            <table:table-row>
              <table:table-cell office:value-type="float" office:value="21.2500000000002">
                <text:p>21.2500000000002</text:p>
              </table:table-cell>
              <table:table-cell office:value-type="float" office:value="0.138808620452125">
                <text:p>0.138808620452125</text:p>
              </table:table-cell>
            </table:table-row>
            <table:table-row>
              <table:table-cell office:value-type="float" office:value="21.3000000000002">
                <text:p>21.3000000000002</text:p>
              </table:table-cell>
              <table:table-cell office:value-type="float" office:value="0.145749051420226">
                <text:p>0.145749051420226</text:p>
              </table:table-cell>
            </table:table-row>
            <table:table-row>
              <table:table-cell office:value-type="float" office:value="21.3500000000002">
                <text:p>21.3500000000002</text:p>
              </table:table-cell>
              <table:table-cell office:value-type="float" office:value="0.15303650393647">
                <text:p>0.15303650393647</text:p>
              </table:table-cell>
            </table:table-row>
            <table:table-row>
              <table:table-cell office:value-type="float" office:value="21.4000000000002">
                <text:p>21.4000000000002</text:p>
              </table:table-cell>
              <table:table-cell office:value-type="float" office:value="0.160688329078244">
                <text:p>0.160688329078244</text:p>
              </table:table-cell>
            </table:table-row>
            <table:table-row>
              <table:table-cell office:value-type="float" office:value="21.4500000000002">
                <text:p>21.4500000000002</text:p>
              </table:table-cell>
              <table:table-cell office:value-type="float" office:value="0.168722745476803">
                <text:p>0.168722745476803</text:p>
              </table:table-cell>
            </table:table-row>
            <table:table-row>
              <table:table-cell office:value-type="float" office:value="21.5000000000002">
                <text:p>21.5000000000002</text:p>
              </table:table-cell>
              <table:table-cell office:value-type="float" office:value="0.17715888269496">
                <text:p>0.17715888269496</text:p>
              </table:table-cell>
            </table:table-row>
            <table:table-row>
              <table:table-cell office:value-type="float" office:value="21.5500000000002">
                <text:p>21.5500000000002</text:p>
              </table:table-cell>
              <table:table-cell office:value-type="float" office:value="0.186016826773672">
                <text:p>0.186016826773672</text:p>
              </table:table-cell>
            </table:table-row>
            <table:table-row>
              <table:table-cell office:value-type="float" office:value="21.6000000000002">
                <text:p>21.6000000000002</text:p>
              </table:table-cell>
              <table:table-cell office:value-type="float" office:value="0.195317668055938">
                <text:p>0.195317668055938</text:p>
              </table:table-cell>
            </table:table-row>
            <table:table-row>
              <table:table-cell office:value-type="float" office:value="21.6500000000002">
                <text:p>21.6500000000002</text:p>
              </table:table-cell>
              <table:table-cell office:value-type="float" office:value="0.205083551401907">
                <text:p>0.205083551401907</text:p>
              </table:table-cell>
            </table:table-row>
            <table:table-row>
              <table:table-cell office:value-type="float" office:value="21.7000000000002">
                <text:p>21.7000000000002</text:p>
              </table:table-cell>
              <table:table-cell office:value-type="float" office:value="0.215337728914735">
                <text:p>0.215337728914735</text:p>
              </table:table-cell>
            </table:table-row>
            <table:table-row>
              <table:table-cell office:value-type="float" office:value="21.7500000000002">
                <text:p>21.7500000000002</text:p>
              </table:table-cell>
              <table:table-cell office:value-type="float" office:value="0.22610461530273">
                <text:p>0.22610461530273</text:p>
              </table:table-cell>
            </table:table-row>
            <table:table-row>
              <table:table-cell office:value-type="float" office:value="21.8000000000002">
                <text:p>21.8000000000002</text:p>
              </table:table-cell>
              <table:table-cell office:value-type="float" office:value="0.237409846009616">
                <text:p>0.237409846009616</text:p>
              </table:table-cell>
            </table:table-row>
            <table:table-row>
              <table:table-cell office:value-type="float" office:value="21.8500000000002">
                <text:p>21.8500000000002</text:p>
              </table:table-cell>
              <table:table-cell office:value-type="float" office:value="0.249280338251301">
                <text:p>0.249280338251301</text:p>
              </table:table-cell>
            </table:table-row>
            <table:table-row>
              <table:table-cell office:value-type="float" office:value="21.9000000000002">
                <text:p>21.9000000000002</text:p>
              </table:table-cell>
              <table:table-cell office:value-type="float" office:value="0.261744355104485">
                <text:p>0.261744355104485</text:p>
              </table:table-cell>
            </table:table-row>
            <table:table-row>
              <table:table-cell office:value-type="float" office:value="21.9500000000002">
                <text:p>21.9500000000002</text:p>
              </table:table-cell>
              <table:table-cell office:value-type="float" office:value="0.274831572799699">
                <text:p>0.274831572799699</text:p>
              </table:table-cell>
            </table:table-row>
            <table:table-row>
              <table:table-cell office:value-type="float" office:value="22.0000000000002">
                <text:p>22.0000000000002</text:p>
              </table:table-cell>
              <table:table-cell office:value-type="float" office:value="0.288573151378999">
                <text:p>0.288573151378999</text:p>
              </table:table-cell>
            </table:table-row>
            <table:table-row>
              <table:table-cell office:value-type="float" office:value="22.0500000000002">
                <text:p>22.0500000000002</text:p>
              </table:table-cell>
              <table:table-cell office:value-type="float" office:value="0.30300180888654">
                <text:p>0.30300180888654</text:p>
              </table:table-cell>
            </table:table-row>
            <table:table-row>
              <table:table-cell office:value-type="float" office:value="22.1000000000002">
                <text:p>22.1000000000002</text:p>
              </table:table-cell>
              <table:table-cell office:value-type="float" office:value="0.318151899268681">
                <text:p>0.318151899268681</text:p>
              </table:table-cell>
            </table:table-row>
            <table:table-row>
              <table:table-cell office:value-type="float" office:value="22.1500000000002">
                <text:p>22.1500000000002</text:p>
              </table:table-cell>
              <table:table-cell office:value-type="float" office:value="0.334059494169096">
                <text:p>0.334059494169096</text:p>
              </table:table-cell>
            </table:table-row>
            <table:table-row>
              <table:table-cell office:value-type="float" office:value="22.2000000000002">
                <text:p>22.2000000000002</text:p>
              </table:table-cell>
              <table:table-cell office:value-type="float" office:value="0.350762468813636">
                <text:p>0.350762468813636</text:p>
              </table:table-cell>
            </table:table-row>
            <table:table-row>
              <table:table-cell office:value-type="float" office:value="22.2500000000002">
                <text:p>22.2500000000002</text:p>
              </table:table-cell>
              <table:table-cell office:value-type="float" office:value="0.368300592189442">
                <text:p>0.368300592189442</text:p>
              </table:table-cell>
            </table:table-row>
            <table:table-row>
              <table:table-cell office:value-type="float" office:value="22.3000000000002">
                <text:p>22.3000000000002</text:p>
              </table:table-cell>
              <table:table-cell office:value-type="float" office:value="0.386715621733006">
                <text:p>0.386715621733006</text:p>
              </table:table-cell>
            </table:table-row>
            <table:table-row>
              <table:table-cell office:value-type="float" office:value="22.3500000000002">
                <text:p>22.3500000000002</text:p>
              </table:table-cell>
              <table:table-cell office:value-type="float" office:value="0.406051402752639">
                <text:p>0.406051402752639</text:p>
              </table:table-cell>
            </table:table-row>
            <table:table-row>
              <table:table-cell office:value-type="float" office:value="22.4000000000002">
                <text:p>22.4000000000002</text:p>
              </table:table-cell>
              <table:table-cell office:value-type="float" office:value="0.42635397282206">
                <text:p>0.42635397282206</text:p>
              </table:table-cell>
            </table:table-row>
            <table:table-row>
              <table:table-cell office:value-type="float" office:value="22.4500000000002">
                <text:p>22.4500000000002</text:p>
              </table:table-cell>
              <table:table-cell office:value-type="float" office:value="0.447671671393668">
                <text:p>0.447671671393668</text:p>
              </table:table-cell>
            </table:table-row>
            <table:table-row>
              <table:table-cell office:value-type="float" office:value="22.5000000000002">
                <text:p>22.5000000000002</text:p>
              </table:table-cell>
              <table:table-cell office:value-type="float" office:value="0.470055254892475">
                <text:p>0.470055254892475</text:p>
              </table:table-cell>
            </table:table-row>
            <table:table-row>
              <table:table-cell office:value-type="float" office:value="22.5500000000002">
                <text:p>22.5500000000002</text:p>
              </table:table-cell>
              <table:table-cell office:value-type="float" office:value="0.493558017564734">
                <text:p>0.493558017564734</text:p>
              </table:table-cell>
            </table:table-row>
            <table:table-row>
              <table:table-cell office:value-type="float" office:value="22.6000000000002">
                <text:p>22.6000000000002</text:p>
              </table:table-cell>
              <table:table-cell office:value-type="float" office:value="0.518235918369002">
                <text:p>0.518235918369002</text:p>
              </table:table-cell>
            </table:table-row>
            <table:table-row>
              <table:table-cell office:value-type="float" office:value="22.6500000000002">
                <text:p>22.6500000000002</text:p>
              </table:table-cell>
              <table:table-cell office:value-type="float" office:value="0.54414771421175">
                <text:p>0.54414771421175</text:p>
              </table:table-cell>
            </table:table-row>
            <table:table-row>
              <table:table-cell office:value-type="float" office:value="22.7000000000002">
                <text:p>22.7000000000002</text:p>
              </table:table-cell>
              <table:table-cell office:value-type="float" office:value="0.571355099844766">
                <text:p>0.571355099844766</text:p>
              </table:table-cell>
            </table:table-row>
            <table:table-row>
              <table:table-cell office:value-type="float" office:value="22.7500000000002">
                <text:p>22.7500000000002</text:p>
              </table:table-cell>
              <table:table-cell office:value-type="float" office:value="0.59992285475741">
                <text:p>0.59992285475741</text:p>
              </table:table-cell>
            </table:table-row>
            <table:table-row>
              <table:table-cell office:value-type="float" office:value="22.8000000000002">
                <text:p>22.8000000000002</text:p>
              </table:table-cell>
              <table:table-cell office:value-type="float" office:value="0.629918997413498">
                <text:p>0.629918997413498</text:p>
              </table:table-cell>
            </table:table-row>
            <table:table-row>
              <table:table-cell office:value-type="float" office:value="22.8500000000002">
                <text:p>22.8500000000002</text:p>
              </table:table-cell>
              <table:table-cell office:value-type="float" office:value="0.661414947200019">
                <text:p>0.661414947200019</text:p>
              </table:table-cell>
            </table:table-row>
            <table:table-row>
              <table:table-cell office:value-type="float" office:value="22.9000000000002">
                <text:p>22.9000000000002</text:p>
              </table:table-cell>
              <table:table-cell office:value-type="float" office:value="0.694485694473293">
                <text:p>0.694485694473293</text:p>
              </table:table-cell>
            </table:table-row>
            <table:table-row>
              <table:table-cell office:value-type="float" office:value="22.9500000000002">
                <text:p>22.9500000000002</text:p>
              </table:table-cell>
              <table:table-cell office:value-type="float" office:value="0.729209979107437">
                <text:p>0.729209979107437</text:p>
              </table:table-cell>
            </table:table-row>
            <table:table-row>
              <table:table-cell office:value-type="float" office:value="23.0000000000002">
                <text:p>23.0000000000002</text:p>
              </table:table-cell>
              <table:table-cell office:value-type="float" office:value="0.765670477970247">
                <text:p>0.765670477970247</text:p>
              </table:table-cell>
            </table:table-row>
            <table:table-row>
              <table:table-cell office:value-type="float" office:value="23.0500000000002">
                <text:p>23.0500000000002</text:p>
              </table:table-cell>
              <table:table-cell office:value-type="float" office:value="0.803954001772886">
                <text:p>0.803954001772886</text:p>
              </table:table-cell>
            </table:table-row>
            <table:table-row>
              <table:table-cell office:value-type="float" office:value="23.1000000000002">
                <text:p>23.1000000000002</text:p>
              </table:table-cell>
              <table:table-cell office:value-type="float" office:value="0.844151701762043">
                <text:p>0.844151701762043</text:p>
              </table:table-cell>
            </table:table-row>
            <table:table-row>
              <table:table-cell office:value-type="float" office:value="23.1500000000002">
                <text:p>23.1500000000002</text:p>
              </table:table-cell>
              <table:table-cell office:value-type="float" office:value="0.886359286746707">
                <text:p>0.886359286746707</text:p>
              </table:table-cell>
            </table:table-row>
            <table:table-row>
              <table:table-cell office:value-type="float" office:value="23.2000000000002">
                <text:p>23.2000000000002</text:p>
              </table:table-cell>
              <table:table-cell office:value-type="float" office:value="0.930677250976278">
                <text:p>0.930677250976278</text:p>
              </table:table-cell>
            </table:table-row>
            <table:table-row>
              <table:table-cell office:value-type="float" office:value="23.2500000000002">
                <text:p>23.2500000000002</text:p>
              </table:table-cell>
              <table:table-cell office:value-type="float" office:value="0.977211113412583">
                <text:p>0.977211113412583</text:p>
              </table:table-cell>
            </table:table-row>
            <table:table-row>
              <table:table-cell office:value-type="float" office:value="23.3000000000002">
                <text:p>23.3000000000002</text:p>
              </table:table-cell>
              <table:table-cell office:value-type="float" office:value="1.02607166896549">
                <text:p>1.02607166896549</text:p>
              </table:table-cell>
            </table:table-row>
            <table:table-row>
              <table:table-cell office:value-type="float" office:value="23.3500000000002">
                <text:p>23.3500000000002</text:p>
              </table:table-cell>
              <table:table-cell office:value-type="float" office:value="1.07737525229029">
                <text:p>1.07737525229029</text:p>
              </table:table-cell>
            </table:table-row>
            <table:table-row>
              <table:table-cell office:value-type="float" office:value="23.4000000000002">
                <text:p>23.4000000000002</text:p>
              </table:table-cell>
              <table:table-cell office:value-type="float" office:value="1.13124401477499">
                <text:p>1.13124401477499</text:p>
              </table:table-cell>
            </table:table-row>
            <table:table-row>
              <table:table-cell office:value-type="float" office:value="23.4500000000002">
                <text:p>23.4500000000002</text:p>
              </table:table-cell>
              <table:table-cell office:value-type="float" office:value="1.18780621537691">
                <text:p>1.18780621537691</text:p>
              </table:table-cell>
            </table:table-row>
            <table:table-row>
              <table:table-cell office:value-type="float" office:value="23.5000000000002">
                <text:p>23.5000000000002</text:p>
              </table:table-cell>
              <table:table-cell office:value-type="float" office:value="1.24719652600114">
                <text:p>1.24719652600114</text:p>
              </table:table-cell>
            </table:table-row>
            <table:table-row>
              <table:table-cell office:value-type="float" office:value="23.5500000000002">
                <text:p>23.5500000000002</text:p>
              </table:table-cell>
              <table:table-cell office:value-type="float" office:value="1.30955635214793">
                <text:p>1.30955635214793</text:p>
              </table:table-cell>
            </table:table-row>
            <table:table-row>
              <table:table-cell office:value-type="float" office:value="23.6000000000002">
                <text:p>23.6000000000002</text:p>
              </table:table-cell>
              <table:table-cell office:value-type="float" office:value="1.3750341695924">
                <text:p>1.3750341695924</text:p>
              </table:table-cell>
            </table:table-row>
            <table:table-row>
              <table:table-cell office:value-type="float" office:value="23.6500000000002">
                <text:p>23.6500000000002</text:p>
              </table:table-cell>
              <table:table-cell office:value-type="float" office:value="1.4437858778983">
                <text:p>1.4437858778983</text:p>
              </table:table-cell>
            </table:table-row>
            <table:table-row>
              <table:table-cell office:value-type="float" office:value="23.7000000000002">
                <text:p>23.7000000000002</text:p>
              </table:table-cell>
              <table:table-cell office:value-type="float" office:value="1.51597517160739">
                <text:p>1.51597517160739</text:p>
              </table:table-cell>
            </table:table-row>
            <table:table-row>
              <table:table-cell office:value-type="float" office:value="23.7500000000002">
                <text:p>23.7500000000002</text:p>
              </table:table-cell>
              <table:table-cell office:value-type="float" office:value="1.59177392998831">
                <text:p>1.59177392998831</text:p>
              </table:table-cell>
            </table:table-row>
            <table:table-row>
              <table:table-cell office:value-type="float" office:value="23.8000000000002">
                <text:p>23.8000000000002</text:p>
              </table:table-cell>
              <table:table-cell office:value-type="float" office:value="1.67136262627291">
                <text:p>1.67136262627291</text:p>
              </table:table-cell>
            </table:table-row>
            <table:table-row>
              <table:table-cell office:value-type="float" office:value="23.8500000000002">
                <text:p>23.8500000000002</text:p>
              </table:table-cell>
              <table:table-cell office:value-type="float" office:value="1.75493075735432">
                <text:p>1.75493075735432</text:p>
              </table:table-cell>
            </table:table-row>
            <table:table-row>
              <table:table-cell office:value-type="float" office:value="23.9000000000002">
                <text:p>23.9000000000002</text:p>
              </table:table-cell>
              <table:table-cell office:value-type="float" office:value="1.84267729497">
                <text:p>1.84267729497</text:p>
              </table:table-cell>
            </table:table-row>
            <table:table-row>
              <table:table-cell office:value-type="float" office:value="23.9500000000002">
                <text:p>23.9500000000002</text:p>
              </table:table-cell>
              <table:table-cell office:value-type="float" office:value="1.93481115944388">
                <text:p>1.93481115944388</text:p>
              </table:table-cell>
            </table:table-row>
            <table:table-row>
              <table:table-cell office:value-type="float" office:value="24.0000000000002">
                <text:p>24.0000000000002</text:p>
              </table:table-cell>
              <table:table-cell office:value-type="float" office:value="2.03155171711557">
                <text:p>2.03155171711557</text:p>
              </table:table-cell>
            </table:table-row>
            <table:table-row>
              <table:table-cell office:value-type="float" office:value="24.0500000000002">
                <text:p>24.0500000000002</text:p>
              </table:table-cell>
              <table:table-cell office:value-type="float" office:value="2.13312930264107">
                <text:p>2.13312930264107</text:p>
              </table:table-cell>
            </table:table-row>
            <table:table-row>
              <table:table-cell office:value-type="float" office:value="24.1000000000002">
                <text:p>24.1000000000002</text:p>
              </table:table-cell>
              <table:table-cell office:value-type="float" office:value="2.23978576740844">
                <text:p>2.23978576740844</text:p>
              </table:table-cell>
            </table:table-row>
            <table:table-row>
              <table:table-cell office:value-type="float" office:value="24.1500000000002">
                <text:p>24.1500000000002</text:p>
              </table:table-cell>
              <table:table-cell office:value-type="float" office:value="2.35177505537426">
                <text:p>2.35177505537426</text:p>
              </table:table-cell>
            </table:table-row>
            <table:table-row>
              <table:table-cell office:value-type="float" office:value="24.2000000000002">
                <text:p>24.2000000000002</text:p>
              </table:table-cell>
              <table:table-cell office:value-type="float" office:value="2.4693638076918">
                <text:p>2.4693638076918</text:p>
              </table:table-cell>
            </table:table-row>
            <table:table-row>
              <table:table-cell office:value-type="float" office:value="24.2500000000002">
                <text:p>24.2500000000002</text:p>
              </table:table-cell>
              <table:table-cell office:value-type="float" office:value="2.59283199757064">
                <text:p>2.59283199757064</text:p>
              </table:table-cell>
            </table:table-row>
            <table:table-row>
              <table:table-cell office:value-type="float" office:value="24.3000000000002">
                <text:p>24.3000000000002</text:p>
              </table:table-cell>
              <table:table-cell office:value-type="float" office:value="2.72247359687912">
                <text:p>2.72247359687912</text:p>
              </table:table-cell>
            </table:table-row>
            <table:table-row>
              <table:table-cell office:value-type="float" office:value="24.3500000000002">
                <text:p>24.3500000000002</text:p>
              </table:table-cell>
              <table:table-cell office:value-type="float" office:value="2.85859727607685">
                <text:p>2.85859727607685</text:p>
              </table:table-cell>
            </table:table-row>
            <table:table-row>
              <table:table-cell office:value-type="float" office:value="24.4000000000002">
                <text:p>24.4000000000002</text:p>
              </table:table-cell>
              <table:table-cell office:value-type="float" office:value="3.00152713914372">
                <text:p>3.00152713914372</text:p>
              </table:table-cell>
            </table:table-row>
            <table:table-row>
              <table:table-cell office:value-type="float" office:value="24.4500000000002">
                <text:p>24.4500000000002</text:p>
              </table:table-cell>
              <table:table-cell office:value-type="float" office:value="3.15160349525517">
                <text:p>3.15160349525517</text:p>
              </table:table-cell>
            </table:table-row>
            <table:table-row>
              <table:table-cell office:value-type="float" office:value="24.5000000000002">
                <text:p>24.5000000000002</text:p>
              </table:table-cell>
              <table:table-cell office:value-type="float" office:value="3.30918366904104">
                <text:p>3.30918366904104</text:p>
              </table:table-cell>
            </table:table-row>
            <table:table-row>
              <table:table-cell office:value-type="float" office:value="24.5500000000002">
                <text:p>24.5500000000002</text:p>
              </table:table-cell>
              <table:table-cell office:value-type="float" office:value="3.47464285135701">
                <text:p>3.47464285135701</text:p>
              </table:table-cell>
            </table:table-row>
            <table:table-row>
              <table:table-cell office:value-type="float" office:value="24.6000000000002">
                <text:p>24.6000000000002</text:p>
              </table:table-cell>
              <table:table-cell office:value-type="float" office:value="3.64837499259424">
                <text:p>3.64837499259424</text:p>
              </table:table-cell>
            </table:table-row>
            <table:table-row>
              <table:table-cell office:value-type="float" office:value="24.6500000000002">
                <text:p>24.6500000000002</text:p>
              </table:table-cell>
              <table:table-cell office:value-type="float" office:value="3.83079374065393">
                <text:p>3.83079374065393</text:p>
              </table:table-cell>
            </table:table-row>
            <table:table-row>
              <table:table-cell office:value-type="float" office:value="24.7000000000002">
                <text:p>24.7000000000002</text:p>
              </table:table-cell>
              <table:table-cell office:value-type="float" office:value="4.02233342581981">
                <text:p>4.02233342581981</text:p>
              </table:table-cell>
            </table:table-row>
            <table:table-row>
              <table:table-cell office:value-type="float" office:value="24.7500000000002">
                <text:p>24.7500000000002</text:p>
              </table:table-cell>
              <table:table-cell office:value-type="float" office:value="4.22345009487321">
                <text:p>4.22345009487321</text:p>
              </table:table-cell>
            </table:table-row>
            <table:table-row>
              <table:table-cell office:value-type="float" office:value="24.8000000000002">
                <text:p>24.8000000000002</text:p>
              </table:table-cell>
              <table:table-cell office:value-type="float" office:value="4.43462259691234">
                <text:p>4.43462259691234</text:p>
              </table:table-cell>
            </table:table-row>
            <table:table-row>
              <table:table-cell office:value-type="float" office:value="24.8500000000002">
                <text:p>24.8500000000002</text:p>
              </table:table-cell>
              <table:table-cell office:value-type="float" office:value="4.65635372346052">
                <text:p>4.65635372346052</text:p>
              </table:table-cell>
            </table:table-row>
            <table:table-row>
              <table:table-cell office:value-type="float" office:value="24.9000000000002">
                <text:p>24.9000000000002</text:p>
              </table:table-cell>
              <table:table-cell office:value-type="float" office:value="4.88917140557665">
                <text:p>4.88917140557665</text:p>
              </table:table-cell>
            </table:table-row>
            <table:table-row>
              <table:table-cell office:value-type="float" office:value="24.9500000000002">
                <text:p>24.9500000000002</text:p>
              </table:table-cell>
              <table:table-cell office:value-type="float" office:value="5.13362997081699">
                <text:p>5.13362997081699</text:p>
              </table:table-cell>
            </table:table-row>
            <table:table-row>
              <table:table-cell office:value-type="float" office:value="25.0000000000002">
                <text:p>25.0000000000002</text:p>
              </table:table-cell>
              <table:table-cell office:value-type="float" office:value="5.39031146303865">
                <text:p>5.39031146303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5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72cm" xlink:href=".." xlink:type="simple" chart:class="chart:line" chart:style-name="ch1">
        <chart:legend chart:legend-position="end" svg:x="14.103cm" svg:y="3.938cm" style:legend-expansion="high" chart:style-name="ch2"/>
        <chart:plot-area chart:style-name="ch3" table:cell-range-address="Arkusz1.B1:Arkusz1.D502" chart:data-source-has-labels="both" svg:x="0.32cm" svg:y="0.179cm" svg:width="13.463cm" svg:height="8.614cm">
          <chartooo:coordinate-region svg:x="1.788cm" svg:y="0.179cm" svg:width="11.995cm" svg:height="7.285cm"/>
          <chart:axis chart:dimension="x" chart:name="primary-x" chart:style-name="ch4" chartooo:axis-type="auto">
            <chartooo:date-scale/>
            <chart:categories table:cell-range-address="Arkusz1.B2:Arkusz1.B5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2:Arkusz1.C502" chart:label-cell-address="Arkusz1.C1:Arkusz1.C1" chart:class="chart:line">
            <chart:data-point chart:repeated="501"/>
          </chart:series>
          <chart:series chart:style-name="ch8" chart:values-cell-range-address="Arkusz1.D2:Arkusz1.D502" chart:label-cell-address="Arkusz1.D1:Arkusz1.D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n</text:p>
                <draw:g>
                  <svg:desc>Arkusz1.C1:Arkusz1.C1</svg:desc>
                </draw:g>
              </table:table-cell>
              <table:table-cell office:value-type="string">
                <text:p>y_n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1.B2:Arkusz1.B502</svg:desc>
                </draw:g>
              </table:table-cell>
              <table:table-cell office:value-type="float" office:value="9">
                <text:p>9</text:p>
                <draw:g>
                  <svg:desc>Arkusz1.C2:Arkusz1.C502</svg:desc>
                </draw:g>
              </table:table-cell>
              <table:table-cell office:value-type="float" office:value="9">
                <text:p>9</text:p>
                <draw:g>
                  <svg:desc>Arkusz1.D2:Arkusz1.D50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5.4">
                <text:p>5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.268">
                <text:p>2.268</text:p>
              </table:table-cell>
              <table:table-cell office:value-type="float" office:value="15.372">
                <text:p>15.37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6382152">
                <text:p>0.6382152</text:p>
              </table:table-cell>
              <table:table-cell office:value-type="float" office:value="16.3465848">
                <text:p>16.34658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48494015627552">
                <text:p>0.148494015627552</text:p>
              </table:table-cell>
              <table:table-cell office:value-type="float" office:value="16.0508875043724">
                <text:p>16.050887504372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67456794134115">
                <text:p>0.0367456794134115</text:p>
              </table:table-cell>
              <table:table-cell office:value-type="float" office:value="15.3675161661493">
                <text:p>15.367516166149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0348472262995">
                <text:p>0.010348472262995</text:p>
              </table:table-cell>
              <table:table-cell office:value-type="float" office:value="14.627374848963">
                <text:p>14.62737484896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329734673089854">
                <text:p>0.00329734673089854</text:p>
              </table:table-cell>
              <table:table-cell office:value-type="float" office:value="13.9035746556601">
                <text:p>13.90357465566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116996874551124">
                <text:p>0.00116996874551124</text:p>
              </table:table-cell>
              <table:table-cell office:value-type="float" office:value="13.210688168199">
                <text:p>13.21068816819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455662569612406">
                <text:p>0.000455662569612406</text:p>
              </table:table-cell>
              <table:table-cell office:value-type="float" office:value="12.5509265644022">
                <text:p>12.55092656440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19249632562542">
                <text:p>0.00019249632562542</text:p>
              </table:table-cell>
              <table:table-cell office:value-type="float" office:value="11.9236661855546">
                <text:p>11.923666185554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873580454715249">
                <text:p>0.0000873580454715249</text:p>
              </table:table-cell>
              <table:table-cell office:value-type="float" office:value="11.3275976393733">
                <text:p>11.327597639373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422481082619257">
                <text:p>0.0000422481082619257</text:p>
              </table:table-cell>
              <table:table-cell office:value-type="float" office:value="10.7612672352441">
                <text:p>10.761267235244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0216283545155166">
                <text:p>0.0000216283545155166</text:p>
              </table:table-cell>
              <table:table-cell office:value-type="float" office:value="10.2232266056411">
                <text:p>10.223226605641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116541937753291">
                <text:p>0.0000116541937753291</text:p>
              </table:table-cell>
              <table:table-cell office:value-type="float" office:value="9.71207633093747">
                <text:p>9.712076330937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00657758248801895">
                <text:p>0.00000657758248801895</text:p>
              </table:table-cell>
              <table:table-cell office:value-type="float" office:value="9.22647817371157">
                <text:p>9.226478173711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00387206554934519">
                <text:p>0.00000387206554934519</text:p>
              </table:table-cell>
              <table:table-cell office:value-type="float" office:value="8.76515729942205">
                <text:p>8.7651572994220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00236870564612826">
                <text:p>0.00000236870564612826</text:p>
              </table:table-cell>
              <table:table-cell office:value-type="float" office:value="8.32690113141413">
                <text:p>8.326901131414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0150094204219805">
                <text:p>0.00000150094204219805</text:p>
              </table:table-cell>
              <table:table-cell office:value-type="float" office:value="7.91055706104231">
                <text:p>7.9105570610423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000982324760801702">
                <text:p>0.000000982324760801702</text:p>
              </table:table-cell>
              <table:table-cell office:value-type="float" office:value="7.51502980165458">
                <text:p>7.5150298016545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662331006225387">
                <text:p>0.000000662331006225387</text:p>
              </table:table-cell>
              <table:table-cell office:value-type="float" office:value="7.13927868068184">
                <text:p>7.1392786806818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000459019274921683">
                <text:p>0.000000459019274921683</text:p>
              </table:table-cell>
              <table:table-cell office:value-type="float" office:value="6.78231498307603">
                <text:p>6.7823149830760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000326309573376666">
                <text:p>0.000000326309573376666</text:p>
              </table:table-cell>
              <table:table-cell office:value-type="float" office:value="6.4431993895829">
                <text:p>6.443199389582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00023750116984572">
                <text:p>0.00000023750116984572</text:p>
              </table:table-cell>
              <table:table-cell office:value-type="float" office:value="6.12103952522763">
                <text:p>6.1210395252276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000176688525942333">
                <text:p>0.000000176688525942333</text:p>
              </table:table-cell>
              <table:table-cell office:value-type="float" office:value="5.81498762165396">
                <text:p>5.8149876216539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000134150872677302">
                <text:p>0.000000134150872677302</text:p>
              </table:table-cell>
              <table:table-cell office:value-type="float" office:value="5.52423829194334">
                <text:p>5.5242382919433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000103804346924089">
                <text:p>0.000000103804346924089</text:p>
              </table:table-cell>
              <table:table-cell office:value-type="float" office:value="5.24802641440024">
                <text:p>5.2480264144002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0000817561665409341">
                <text:p>0.0000000817561665409341</text:p>
              </table:table-cell>
              <table:table-cell office:value-type="float" office:value="4.98562512091863">
                <text:p>4.9856251209186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0000654636949831564">
                <text:p>0.0000000654636949831564</text:p>
              </table:table-cell>
              <table:table-cell office:value-type="float" office:value="4.73634388525297">
                <text:p>4.7363438852529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0000532339511603373">
                <text:p>0.0000000532339511603373</text:p>
              </table:table-cell>
              <table:table-cell office:value-type="float" office:value="4.49952670649325">
                <text:p>4.4995267064932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0000439192694714494">
                <text:p>0.0000000439192694714494</text:p>
              </table:table-cell>
              <table:table-cell office:value-type="float" office:value="4.27455038314497">
                <text:p>4.2745503831449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0000367284764376903">
                <text:p>0.0000000367284764376903</text:p>
              </table:table-cell>
              <table:table-cell office:value-type="float" office:value="4.06082287337448">
                <text:p>4.0608228733744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0000311075083984564">
                <text:p>0.0000000311075083984564</text:p>
              </table:table-cell>
              <table:table-cell office:value-type="float" office:value="3.85778173716315">
                <text:p>3.8577817371631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0000266625849289685">
                <text:p>0.0000000266625849289685</text:p>
              </table:table-cell>
              <table:table-cell office:value-type="float" office:value="3.66489265630529">
                <text:p>3.6648926563052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0000231099385902023">
                <text:p>0.0000000231099385902023</text:p>
              </table:table-cell>
              <table:table-cell office:value-type="float" office:value="3.4816480283758">
                <text:p>3.4816480283758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0000202424019132892">
                <text:p>0.0000000202424019132892</text:p>
              </table:table-cell>
              <table:table-cell office:value-type="float" office:value="3.30756563098004">
                <text:p>3.3075656309800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0000179068683661097">
                <text:p>0.0000000179068683661097</text:p>
              </table:table-cell>
              <table:table-cell office:value-type="float" office:value="3.14218735277869">
                <text:p>3.1421873527786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000015988875019022">
                <text:p>0.000000015988875019022</text:p>
              </table:table-cell>
              <table:table-cell office:value-type="float" office:value="2.9850779879531">
                <text:p>2.985077987953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0000144019168264023">
                <text:p>0.0000000144019168264023</text:p>
              </table:table-cell>
              <table:table-cell office:value-type="float" office:value="2.83582409094184">
                <text:p>2.8358240909418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0000130799475331198">
                <text:p>0.0000000130799475331198</text:p>
              </table:table-cell>
              <table:table-cell office:value-type="float" office:value="2.69403288843682">
                <text:p>2.694032888436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0119720544681132">
                <text:p>0.0000000119720544681132</text:p>
              </table:table-cell>
              <table:table-cell office:value-type="float" office:value="2.55933124577687">
                <text:p>2.55933124577687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0000110386345376996">
                <text:p>0.0000000110386345376996</text:p>
              </table:table-cell>
              <table:table-cell office:value-type="float" office:value="2.43136468502005">
                <text:p>2.4313646850200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0000102486189552943">
                <text:p>0.0000000102486189552943</text:p>
              </table:table-cell>
              <table:table-cell office:value-type="float" office:value="2.30979645211099">
                <text:p>2.30979645211099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00000957743871796023">
                <text:p>0.00000000957743871796023</text:p>
              </table:table-cell>
              <table:table-cell office:value-type="float" office:value="2.19430663068905">
                <text:p>2.1943066306890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00000900551878966633">
                <text:p>0.00000000900551878966633</text:p>
              </table:table-cell>
              <table:table-cell office:value-type="float" office:value="2.08459130020539">
                <text:p>2.0845913002053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00000851715342301092">
                <text:p>0.00000000851715342301092</text:p>
              </table:table-cell>
              <table:table-cell office:value-type="float" office:value="1.98036173613376">
                <text:p>1.9803617361337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00000809965885717589">
                <text:p>0.00000000809965885717589</text:p>
              </table:table-cell>
              <table:table-cell office:value-type="float" office:value="1.88134365017043">
                <text:p>1.8813436501704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00000774272971205996">
                <text:p>0.00000000774272971205996</text:p>
              </table:table-cell>
              <table:table-cell office:value-type="float" office:value="1.78727646842382">
                <text:p>1.7872764684238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00000743794626687642">
                <text:p>0.00000000743794626687642</text:p>
              </table:table-cell>
              <table:table-cell office:value-type="float" office:value="1.69791264569455">
                <text:p>1.6979126456945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00000717839442899394">
                <text:p>0.00000000717839442899394</text:p>
              </table:table-cell>
              <table:table-cell office:value-type="float" office:value="1.61301701404127">
                <text:p>1.6130170140412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000695837053307032">
                <text:p>0.00000000695837053307032</text:p>
              </table:table-cell>
              <table:table-cell office:value-type="float" office:value="1.53236616391815">
                <text:p>1.53236616391815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000000677315048167973">
                <text:p>0.00000000677315048167973</text:p>
              </table:table-cell>
              <table:table-cell office:value-type="float" office:value="1.45574785625538">
                <text:p>1.4557478562553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0000066188080410737">
                <text:p>0.0000000066188080410737</text:p>
              </table:table-cell>
              <table:table-cell office:value-type="float" office:value="1.38296046393561">
                <text:p>1.38296046393561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00000000649207095116819">
                <text:p>0.00000000649207095116819</text:p>
              </table:table-cell>
              <table:table-cell office:value-type="float" office:value="1.31381244119651">
                <text:p>1.31381244119651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00000639020631948783">
                <text:p>0.00000000639020631948783</text:p>
              </table:table-cell>
              <table:table-cell office:value-type="float" office:value="1.24812181956315">
                <text:p>1.2481218195631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0000000631092883851907">
                <text:p>0.00000000631092883851907</text:p>
              </table:table-cell>
              <table:table-cell office:value-type="float" office:value="1.18571572898378">
                <text:p>1.1857157289837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00000625232690102856">
                <text:p>0.00000000625232690102856</text:p>
              </table:table-cell>
              <table:table-cell office:value-type="float" office:value="1.12642994290874">
                <text:p>1.1264299429087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000000621280283437136">
                <text:p>0.00000000621280283437136</text:p>
              </table:table-cell>
              <table:table-cell office:value-type="float" office:value="1.07010844611544">
                <text:p>1.0701084461154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000000061910243367344">
                <text:p>0.0000000061910243367344</text:p>
              </table:table-cell>
              <table:table-cell office:value-type="float" office:value="1.01660302414209">
                <text:p>1.01660302414209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0000000618588485040804">
                <text:p>0.00000000618588485040804</text:p>
              </table:table-cell>
              <table:table-cell office:value-type="float" office:value="0.965772873249677">
                <text:p>0.9657728732496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00619647110364993">
                <text:p>0.00000000619647110364993</text:p>
              </table:table-cell>
              <table:table-cell office:value-type="float" office:value="0.917484229885901">
                <text:p>0.917484229885901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00000062220364329053">
                <text:p>0.0000000062220364329053</text:p>
              </table:table-cell>
              <table:table-cell office:value-type="float" office:value="0.871610018675864">
                <text:p>0.87161001867586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000000626197878997624">
                <text:p>0.00000000626197878997624</text:p>
              </table:table-cell>
              <table:table-cell office:value-type="float" office:value="0.82802951801323">
                <text:p>0.82802951801323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0000063158225655114">
                <text:p>0.0000000063158225655114</text:p>
              </table:table-cell>
              <table:table-cell office:value-type="float" office:value="0.786628042371824">
                <text:p>0.78662804237182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00000638320353675317">
                <text:p>0.00000000638320353675317</text:p>
              </table:table-cell>
              <table:table-cell office:value-type="float" office:value="0.747296640501643">
                <text:p>0.74729664050164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0000000646385638565814">
                <text:p>0.00000000646385638565814</text:p>
              </table:table-cell>
              <table:table-cell office:value-type="float" office:value="0.709931808715068">
                <text:p>0.70993180871506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000000655760434218381">
                <text:p>0.00000000655760434218381</text:p>
              </table:table-cell>
              <table:table-cell office:value-type="float" office:value="0.674435218508759">
                <text:p>0.674435218508759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0.00000000666435059342226">
                <text:p>0.00000000666435059342226</text:p>
              </table:table-cell>
              <table:table-cell office:value-type="float" office:value="0.640713457804455">
                <text:p>0.640713457804455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000000678407116745674">
                <text:p>0.00000000678407116745674</text:p>
              </table:table-cell>
              <table:table-cell office:value-type="float" office:value="0.60867778512773">
                <text:p>0.60867778512773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0000000691680905521175">
                <text:p>0.00000000691680905521175</text:p>
              </table:table-cell>
              <table:table-cell office:value-type="float" office:value="0.578243896077809">
                <text:p>0.57824389607780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0000000706266937714674">
                <text:p>0.00000000706266937714674</text:p>
              </table:table-cell>
              <table:table-cell office:value-type="float" office:value="0.549331701473899">
                <text:p>0.549331701473899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0.0000000072218154367093">
                <text:p>0.0000000072218154367093</text:p>
              </table:table-cell>
              <table:table-cell office:value-type="float" office:value="0.521865116594191">
                <text:p>0.52186511659419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00000739446553079976">
                <text:p>0.00000000739446553079976</text:p>
              </table:table-cell>
              <table:table-cell office:value-type="float" office:value="0.495771860952922">
                <text:p>0.495771860952922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0.00000000758089041049191">
                <text:p>0.00000000758089041049191</text:p>
              </table:table-cell>
              <table:table-cell office:value-type="float" office:value="0.470983268088574">
                <text:p>0.470983268088574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00000000778141130398876">
                <text:p>0.00000000778141130398876</text:p>
              </table:table-cell>
              <table:table-cell office:value-type="float" office:value="0.447434104862669">
                <text:p>0.447434104862669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0.00000000799639842911978">
                <text:p>0.00000000799639842911978</text:p>
              </table:table-cell>
              <table:table-cell office:value-type="float" office:value="0.425062399793619">
                <text:p>0.425062399793619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00000000822626993527639">
                <text:p>0.00000000822626993527639</text:p>
              </table:table-cell>
              <table:table-cell office:value-type="float" office:value="0.403809279973887">
                <text:p>0.403809279973887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0.00000000847149122506847">
                <text:p>0.00000000847149122506847</text:p>
              </table:table-cell>
              <table:table-cell office:value-type="float" office:value="0.383618816141285">
                <text:p>0.383618816141285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00000000873257461458629">
                <text:p>0.00000000873257461458629</text:p>
              </table:table-cell>
              <table:table-cell office:value-type="float" office:value="0.364437875496712">
                <text:p>0.364437875496712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0.00000000901007929830779">
                <text:p>0.00000000901007929830779</text:p>
              </table:table-cell>
              <table:table-cell office:value-type="float" office:value="0.346215981881">
                <text:p>0.346215981881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00000000930461159066871">
                <text:p>0.00000000930461159066871</text:p>
              </table:table-cell>
              <table:table-cell office:value-type="float" office:value="0.328905182942922">
                <text:p>0.328905182942922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0.00000000961682542133006">
                <text:p>0.00000000961682542133006</text:p>
              </table:table-cell>
              <table:table-cell office:value-type="float" office:value="0.312459923948792">
                <text:p>0.312459923948792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00000000994742306540768">
                <text:p>0.00000000994742306540768</text:p>
              </table:table-cell>
              <table:table-cell office:value-type="float" office:value="0.296836927901596">
                <text:p>0.296836927901596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0.0000000102971560935144">
                <text:p>0.0000000102971560935144</text:p>
              </table:table-cell>
              <table:table-cell office:value-type="float" office:value="0.281995081654155">
                <text:p>0.281995081654155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0000000106668265295203">
                <text:p>0.0000000106668265295203</text:p>
              </table:table-cell>
              <table:table-cell office:value-type="float" office:value="0.267895327716634">
                <text:p>0.267895327716634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0.0000000110572882065552">
                <text:p>0.0000000110572882065552</text:p>
              </table:table-cell>
              <table:table-cell office:value-type="float" office:value="0.254500561473682">
                <text:p>0.254500561473682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0000000114694483140358">
                <text:p>0.0000000114694483140358</text:p>
              </table:table-cell>
              <table:table-cell office:value-type="float" office:value="0.241775533540702">
                <text:p>0.241775533540702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0.0000000119042691304604">
                <text:p>0.0000000119042691304604</text:p>
              </table:table-cell>
              <table:table-cell office:value-type="float" office:value="0.229686757002319">
                <text:p>0.229686757002319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0.0000000123627699384305">
                <text:p>0.0000000123627699384305</text:p>
              </table:table-cell>
              <table:table-cell office:value-type="float" office:value="0.218202419288916">
                <text:p>0.218202419288916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0.0000000128460291198681">
                <text:p>0.0000000128460291198681</text:p>
              </table:table-cell>
              <table:table-cell office:value-type="float" office:value="0.207292298459349">
                <text:p>0.207292298459349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0000000133551864307448">
                <text:p>0.0000000133551864307448</text:p>
              </table:table-cell>
              <table:table-cell office:value-type="float" office:value="0.196927683669526">
                <text:p>0.196927683669526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0.000000013891445455843">
                <text:p>0.000000013891445455843</text:p>
              </table:table-cell>
              <table:table-cell office:value-type="float" office:value="0.18708129961755">
                <text:p>0.18708129961755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0000000144560762451629">
                <text:p>0.0000000144560762451629</text:p>
              </table:table-cell>
              <table:table-cell office:value-type="float" office:value="0.177727234766614">
                <text:p>0.177727234766614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0.0000000150504181345896">
                <text:p>0.0000000150504181345896</text:p>
              </table:table-cell>
              <table:table-cell office:value-type="float" office:value="0.168840873156745">
                <text:p>0.168840873156745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0.0000000156758827543582">
                <text:p>0.0000000156758827543582</text:p>
              </table:table-cell>
              <table:table-cell office:value-type="float" office:value="0.160398829625964">
                <text:p>0.160398829625964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0.0000000163339572297185">
                <text:p>0.0000000163339572297185</text:p>
              </table:table-cell>
              <table:table-cell office:value-type="float" office:value="0.152378888270386">
                <text:p>0.152378888270386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0.0000000170262075790184">
                <text:p>0.0000000170262075790184</text:p>
              </table:table-cell>
              <table:table-cell office:value-type="float" office:value="0.144759943981314">
                <text:p>0.144759943981314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0.0000000177542823152017">
                <text:p>0.0000000177542823152017</text:p>
              </table:table-cell>
              <table:table-cell office:value-type="float" office:value="0.137521946905484">
                <text:p>0.137521946905484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0.0000000185199162574669">
                <text:p>0.0000000185199162574669</text:p>
              </table:table-cell>
              <table:table-cell office:value-type="float" office:value="0.13064584968229">
                <text:p>0.13064584968229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0.0000000193249345605652">
                <text:p>0.0000000193249345605652</text:p>
              </table:table-cell>
              <table:table-cell office:value-type="float" office:value="0.124113557319153">
                <text:p>0.124113557319153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0000000201712569699299">
                <text:p>0.0000000201712569699299</text:p>
              </table:table-cell>
              <table:table-cell office:value-type="float" office:value="0.117907879573119">
                <text:p>0.117907879573119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0.0000000210609023115439">
                <text:p>0.0000000210609023115439</text:p>
              </table:table-cell>
              <table:table-cell office:value-type="float" office:value="0.112012485713381">
                <text:p>0.112012485713381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0.000000021995993226157">
                <text:p>0.000000021995993226157</text:p>
              </table:table-cell>
              <table:table-cell office:value-type="float" office:value="0.106411861545666">
                <text:p>0.106411861545666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0.0000000229787611581778">
                <text:p>0.0000000229787611581778</text:p>
              </table:table-cell>
              <table:table-cell office:value-type="float" office:value="0.101091268585415">
                <text:p>0.101091268585415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0.0000000240115516102866">
                <text:p>0.0000000240115516102866</text:p>
              </table:table-cell>
              <table:table-cell office:value-type="float" office:value="0.0960367052722914">
                <text:p>0.0960367052722914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0.0000000250968296755445">
                <text:p>0.0000000250968296755445</text:p>
              </table:table-cell>
              <table:table-cell office:value-type="float" office:value="0.0912348701239764">
                <text:p>0.0912348701239764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0.0000000262371858595232">
                <text:p>0.0000000262371858595232</text:p>
              </table:table-cell>
              <table:table-cell office:value-type="float" office:value="0.0866731267322629">
                <text:p>0.0866731267322629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0.0000000274353422057443">
                <text:p>0.0000000274353422057443</text:p>
              </table:table-cell>
              <table:table-cell office:value-type="float" office:value="0.0823394705093527">
                <text:p>0.0823394705093527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0.0000000286941587385083">
                <text:p>0.0000000286941587385083</text:p>
              </table:table-cell>
              <table:table-cell office:value-type="float" office:value="0.0782224970968356">
                <text:p>0.0782224970968356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0.0000000300166402380028">
                <text:p>0.0000000300166402380028</text:p>
              </table:table-cell>
              <table:table-cell office:value-type="float" office:value="0.0743113723542203">
                <text:p>0.0743113723542203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0.0000000314059433634255">
                <text:p>0.0000000314059433634255</text:p>
              </table:table-cell>
              <table:table-cell office:value-type="float" office:value="0.0705958038480381">
                <text:p>0.0705958038480381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0.0000000328653841407294">
                <text:p>0.0000000328653841407294</text:p>
              </table:table-cell>
              <table:table-cell office:value-type="float" office:value="0.0670660137664926">
                <text:p>0.0670660137664926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0.0000000343984458325047">
                <text:p>0.0000000343984458325047</text:p>
              </table:table-cell>
              <table:table-cell office:value-type="float" office:value="0.0637127131883755">
                <text:p>0.0637127131883755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0.0000000360087872084574">
                <text:p>0.0000000360087872084574</text:p>
              </table:table-cell>
              <table:table-cell office:value-type="float" office:value="0.0605270776385377">
                <text:p>0.0605270776385377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0.0000000377002512359284">
                <text:p>0.0000000377002512359284</text:p>
              </table:table-cell>
              <table:table-cell office:value-type="float" office:value="0.0575007238655861">
                <text:p>0.0575007238655861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0.0000000394768742109258">
                <text:p>0.0000000394768742109258</text:p>
              </table:table-cell>
              <table:table-cell office:value-type="float" office:value="0.0546256877806964">
                <text:p>0.0546256877806964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0.0000000413428953512119">
                <text:p>0.0000000413428953512119</text:p>
              </table:table-cell>
              <table:table-cell office:value-type="float" office:value="0.0518944034994841">
                <text:p>0.0518944034994841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0.0000000433027668741129">
                <text:p>0.0000000433027668741129</text:p>
              </table:table-cell>
              <table:table-cell office:value-type="float" office:value="0.0492996834317832">
                <text:p>0.0492996834317832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0.0000000453611645828878">
                <text:p>0.0000000453611645828878</text:p>
              </table:table-cell>
              <table:table-cell office:value-type="float" office:value="0.0468346993669346">
                <text:p>0.0468346993669346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0.0000000475229989867236">
                <text:p>0.0000000475229989867236</text:p>
              </table:table-cell>
              <table:table-cell office:value-type="float" office:value="0.0444929645048117">
                <text:p>0.0444929645048117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0.0000000497934269807058">
                <text:p>0.0000000497934269807058</text:p>
              </table:table-cell>
              <table:table-cell office:value-type="float" office:value="0.0422683163852931">
                <text:p>0.0422683163852931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0.0000000521778641134647">
                <text:p>0.0000000521778641134647</text:p>
              </table:table-cell>
              <table:table-cell office:value-type="float" office:value="0.0401549006712627">
                <text:p>0.0401549006712627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0.0000000546819974716022">
                <text:p>0.0000000546819974716022</text:p>
              </table:table-cell>
              <table:table-cell office:value-type="float" office:value="0.0381471557424594">
                <text:p>0.0381471557424594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0.0000000573117992114894">
                <text:p>0.0000000573117992114894</text:p>
              </table:table-cell>
              <table:table-cell office:value-type="float" office:value="0.0362397980596345">
                <text:p>0.0362397980596345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0.0000000600735407705709">
                <text:p>0.0000000600735407705709</text:p>
              </table:table-cell>
              <table:table-cell office:value-type="float" office:value="0.0344278082605012">
                <text:p>0.0344278082605012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0.0000000629738077919405">
                <text:p>0.0000000629738077919405</text:p>
              </table:table-cell>
              <table:table-cell office:value-type="float" office:value="0.0327064179508862">
                <text:p>0.0327064179508862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0.0000000660195157976575">
                <text:p>0.0000000660195157976575</text:p>
              </table:table-cell>
              <table:table-cell office:value-type="float" office:value="0.0310710971563242">
                <text:p>0.0310710971563242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0.0000000692179266480622">
                <text:p>0.0000000692179266480622</text:p>
              </table:table-cell>
              <table:table-cell office:value-type="float" office:value="0.029517542401073">
                <text:p>0.029517542401073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0.0000000725766658262279">
                <text:p>0.0000000725766658262279</text:p>
              </table:table-cell>
              <table:table-cell office:value-type="float" office:value="0.0280416653831765">
                <text:p>0.0280416653831765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0.000000076103740588653">
                <text:p>0.000000076103740588653</text:p>
              </table:table-cell>
              <table:table-cell office:value-type="float" office:value="0.0266395822157762">
                <text:p>0.0266395822157762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0.0000000798075590253687">
                <text:p>0.0000000798075590253687</text:p>
              </table:table-cell>
              <table:table-cell office:value-type="float" office:value="0.025307603206356">
                <text:p>0.025307603206356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0.000000083696950074803">
                <text:p>0.000000083696950074803</text:p>
              </table:table-cell>
              <table:table-cell office:value-type="float" office:value="0.0240422231470251">
                <text:p>0.0240422231470251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0.000000087781184541022">
                <text:p>0.000000087781184541022</text:p>
              </table:table-cell>
              <table:table-cell office:value-type="float" office:value="0.0228401120902869">
                <text:p>0.0228401120902869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0.0000000920699971633563">
                <text:p>0.0000000920699971633563</text:p>
              </table:table-cell>
              <table:table-cell office:value-type="float" office:value="0.0216981065860191">
                <text:p>0.0216981065860191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0.0000000965736097909329">
                <text:p>0.0000000965736097909329</text:p>
              </table:table-cell>
              <table:table-cell office:value-type="float" office:value="0.0206132013566054">
                <text:p>0.0206132013566054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0.000000101302755717262">
                <text:p>0.000000101302755717262</text:p>
              </table:table-cell>
              <table:table-cell office:value-type="float" office:value="0.0195825413883097">
                <text:p>0.0195825413883097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0.000000106268705232796">
                <text:p>0.000000106268705232796</text:p>
              </table:table-cell>
              <table:table-cell office:value-type="float" office:value="0.0186034144180825">
                <text:p>0.0186034144180825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0.00000011148329245628">
                <text:p>0.00000011148329245628</text:p>
              </table:table-cell>
              <table:table-cell office:value-type="float" office:value="0.0176732437960264">
                <text:p>0.0176732437960264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0.000000116958943508755">
                <text:p>0.000000116958943508755</text:p>
              </table:table-cell>
              <table:table-cell office:value-type="float" office:value="0.0167895817047386">
                <text:p>0.0167895817047386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0.000000122708706097286">
                <text:p>0.000000122708706097286</text:p>
              </table:table-cell>
              <table:table-cell office:value-type="float" office:value="0.0159501027176863">
                <text:p>0.0159501027176863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0.00000012874628057882">
                <text:p>0.00000012874628057882</text:p>
              </table:table-cell>
              <table:table-cell office:value-type="float" office:value="0.0151525976796628">
                <text:p>0.0151525976796628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0.000000135086052578143">
                <text:p>0.000000135086052578143</text:p>
              </table:table-cell>
              <table:table-cell office:value-type="float" office:value="0.0143949678932217">
                <text:p>0.0143949678932217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0.000000141743127237566">
                <text:p>0.000000141743127237566</text:p>
              </table:table-cell>
              <table:table-cell office:value-type="float" office:value="0.0136752195957886">
                <text:p>0.0136752195957886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0.000000148733365179886">
                <text:p>0.000000148733365179886</text:p>
              </table:table-cell>
              <table:table-cell office:value-type="float" office:value="0.0129914587129176">
                <text:p>0.0129914587129176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0.000000156073420270232">
                <text:p>0.000000156073420270232</text:p>
              </table:table-cell>
              <table:table-cell office:value-type="float" office:value="0.0123418858738849">
                <text:p>0.0123418858738849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0.000000163780779266697">
                <text:p>0.000000163780779266697</text:p>
              </table:table-cell>
              <table:table-cell office:value-type="float" office:value="0.0117247916765026">
                <text:p>0.0117247916765026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0.000000171873803454156">
                <text:p>0.000000171873803454156</text:p>
              </table:table-cell>
              <table:table-cell office:value-type="float" office:value="0.0111385521886923">
                <text:p>0.0111385521886923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0.000000180371772360382">
                <text:p>0.000000180371772360382</text:p>
              </table:table-cell>
              <table:table-cell office:value-type="float" office:value="0.0105816246749789">
                <text:p>0.0105816246749789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0.000000189294929658547">
                <text:p>0.000000189294929658547</text:p>
              </table:table-cell>
              <table:table-cell office:value-type="float" office:value="0.0100525435366613">
                <text:p>0.0100525435366613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0.000000198664531365391">
                <text:p>0.000000198664531365391</text:p>
              </table:table-cell>
              <table:table-cell office:value-type="float" office:value="0.00954991645497301">
                <text:p>0.00954991645497301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0.000000208502896449806">
                <text:p>0.000000208502896449806</text:p>
              </table:table-cell>
              <table:table-cell office:value-type="float" office:value="0.00907242072708585">
                <text:p>0.00907242072708585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0.000000218833459972325">
                <text:p>0.000000218833459972325</text:p>
              </table:table-cell>
              <table:table-cell office:value-type="float" office:value="0.00861879978531285">
                <text:p>0.00861879978531285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0.00000022968082888205">
                <text:p>0.00000022968082888205</text:p>
              </table:table-cell>
              <table:table-cell office:value-type="float" office:value="0.0081878598903513">
                <text:p>0.0081878598903513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0.000000241070840603834">
                <text:p>0.000000241070840603834</text:p>
              </table:table-cell>
              <table:table-cell office:value-type="float" office:value="0.00777846698986346">
                <text:p>0.00777846698986346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0.000000253030624555232">
                <text:p>0.000000253030624555232</text:p>
              </table:table-cell>
              <table:table-cell office:value-type="float" office:value="0.00738954373412836">
                <text:p>0.00738954373412836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0.000000265588666739683">
                <text:p>0.000000265588666739683</text:p>
              </table:table-cell>
              <table:table-cell office:value-type="float" office:value="0.00702006664091099">
                <text:p>0.00702006664091099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0.000000278774877569688">
                <text:p>0.000000278774877569688</text:p>
              </table:table-cell>
              <table:table-cell office:value-type="float" office:value="0.00666906340208795">
                <text:p>0.00666906340208795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0.000000292620663081501">
                <text:p>0.000000292620663081501</text:p>
              </table:table-cell>
              <table:table-cell office:value-type="float" office:value="0.00633561032494191">
                <text:p>0.00633561032494191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0.000000307158999710861">
                <text:p>0.000000307158999710861</text:p>
              </table:table-cell>
              <table:table-cell office:value-type="float" office:value="0.00601882990139134">
                <text:p>0.00601882990139134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0.000000322424512807807">
                <text:p>0.000000322424512807807</text:p>
              </table:table-cell>
              <table:table-cell office:value-type="float" office:value="0.00571788849875866">
                <text:p>0.00571788849875866</text:p>
              </table:table-cell>
            </table:table-row>
            <table:table-row>
              <table:table-cell office:value-type="float" office:value="7.99999999999998">
                <text:p>7.99999999999998</text:p>
              </table:table-cell>
              <table:table-cell office:value-type="float" office:value="0.000000338453559077522">
                <text:p>0.000000338453559077522</text:p>
              </table:table-cell>
              <table:table-cell office:value-type="float" office:value="0.0054319941660001">
                <text:p>0.0054319941660001</text:p>
              </table:table-cell>
            </table:table-row>
            <table:table-row>
              <table:table-cell office:value-type="float" office:value="8.04999999999998">
                <text:p>8.04999999999998</text:p>
              </table:table-cell>
              <table:table-cell office:value-type="float" office:value="0.000000355284313143479">
                <text:p>0.000000355284313143479</text:p>
              </table:table-cell>
              <table:table-cell office:value-type="float" office:value="0.00516039454962399">
                <text:p>0.00516039454962399</text:p>
              </table:table-cell>
            </table:table-row>
            <table:table-row>
              <table:table-cell office:value-type="float" office:value="8.09999999999998">
                <text:p>8.09999999999998</text:p>
              </table:table-cell>
              <table:table-cell office:value-type="float" office:value="0.000000372956858438998">
                <text:p>0.000000372956858438998</text:p>
              </table:table-cell>
              <table:table-cell office:value-type="float" office:value="0.00490237491381315">
                <text:p>0.00490237491381315</text:p>
              </table:table-cell>
            </table:table-row>
            <table:table-row>
              <table:table-cell office:value-type="float" office:value="8.14999999999998">
                <text:p>8.14999999999998</text:p>
              </table:table-cell>
              <table:table-cell office:value-type="float" office:value="0.00000039151328264361">
                <text:p>0.00000039151328264361</text:p>
              </table:table-cell>
              <table:table-cell office:value-type="float" office:value="0.00465725625954121">
                <text:p>0.00465725625954121</text:p>
              </table:table-cell>
            </table:table-row>
            <table:table-row>
              <table:table-cell office:value-type="float" office:value="8.19999999999998">
                <text:p>8.19999999999998</text:p>
              </table:table-cell>
              <table:table-cell office:value-type="float" office:value="0.000000410997777891477">
                <text:p>0.000000410997777891477</text:p>
              </table:table-cell>
              <table:table-cell office:value-type="float" office:value="0.00442439353773303">
                <text:p>0.00442439353773303</text:p>
              </table:table-cell>
            </table:table-row>
            <table:table-row>
              <table:table-cell office:value-type="float" office:value="8.24999999999998">
                <text:p>8.24999999999998</text:p>
              </table:table-cell>
              <table:table-cell office:value-type="float" office:value="0.000000431456745990424">
                <text:p>0.000000431456745990424</text:p>
              </table:table-cell>
              <table:table-cell office:value-type="float" office:value="0.00420317395176718">
                <text:p>0.00420317395176718</text:p>
              </table:table-cell>
            </table:table-row>
            <table:table-row>
              <table:table-cell office:value-type="float" office:value="8.29999999999998">
                <text:p>8.29999999999998</text:p>
              </table:table-cell>
              <table:table-cell office:value-type="float" office:value="0.000000452938908902142">
                <text:p>0.000000452938908902142</text:p>
              </table:table-cell>
              <table:table-cell office:value-type="float" office:value="0.0039930153448532">
                <text:p>0.0039930153448532</text:p>
              </table:table-cell>
            </table:table-row>
            <table:table-row>
              <table:table-cell office:value-type="float" office:value="8.34999999999998">
                <text:p>8.34999999999998</text:p>
              </table:table-cell>
              <table:table-cell office:value-type="float" office:value="0.000000475495424746573">
                <text:p>0.000000475495424746573</text:p>
              </table:table-cell>
              <table:table-cell office:value-type="float" office:value="0.00379336466804014">
                <text:p>0.00379336466804014</text:p>
              </table:table-cell>
            </table:table-row>
            <table:table-row>
              <table:table-cell office:value-type="float" office:value="8.39999999999998">
                <text:p>8.39999999999998</text:p>
              </table:table-cell>
              <table:table-cell office:value-type="float" office:value="0.000000499180009606699">
                <text:p>0.000000499180009606699</text:p>
              </table:table-cell>
              <table:table-cell office:value-type="float" office:value="0.00360369652482451">
                <text:p>0.00360369652482451</text:p>
              </table:table-cell>
            </table:table-row>
            <table:table-row>
              <table:table-cell office:value-type="float" office:value="8.44999999999999">
                <text:p>8.44999999999999</text:p>
              </table:table-cell>
              <table:table-cell office:value-type="float" office:value="0.00000052404906542374">
                <text:p>0.00000052404906542374</text:p>
              </table:table-cell>
              <table:table-cell office:value-type="float" office:value="0.00342351178852795">
                <text:p>0.00342351178852795</text:p>
              </table:table-cell>
            </table:table-row>
            <table:table-row>
              <table:table-cell office:value-type="float" office:value="8.49999999999999">
                <text:p>8.49999999999999</text:p>
              </table:table-cell>
              <table:table-cell office:value-type="float" office:value="0.000000550161814287265">
                <text:p>0.000000550161814287265</text:p>
              </table:table-cell>
              <table:table-cell office:value-type="float" office:value="0.00325233628880596">
                <text:p>0.00325233628880596</text:p>
              </table:table-cell>
            </table:table-row>
            <table:table-row>
              <table:table-cell office:value-type="float" office:value="8.54999999999999">
                <text:p>8.54999999999999</text:p>
              </table:table-cell>
              <table:table-cell office:value-type="float" office:value="0.000000577580439439962">
                <text:p>0.000000577580439439962</text:p>
              </table:table-cell>
              <table:table-cell office:value-type="float" office:value="0.00308971956383123">
                <text:p>0.00308971956383123</text:p>
              </table:table-cell>
            </table:table-row>
            <table:table-row>
              <table:table-cell office:value-type="float" office:value="8.59999999999999">
                <text:p>8.59999999999999</text:p>
              </table:table-cell>
              <table:table-cell office:value-type="float" office:value="0.000000606370233332789">
                <text:p>0.000000606370233332789</text:p>
              </table:table-cell>
              <table:table-cell office:value-type="float" office:value="0.00293523367486774">
                <text:p>0.00293523367486774</text:p>
              </table:table-cell>
            </table:table-row>
            <table:table-row>
              <table:table-cell office:value-type="float" office:value="8.64999999999999">
                <text:p>8.64999999999999</text:p>
              </table:table-cell>
              <table:table-cell office:value-type="float" office:value="0.000000636599753083013">
                <text:p>0.000000636599753083013</text:p>
              </table:table-cell>
              <table:table-cell office:value-type="float" office:value="0.00278847208011627">
                <text:p>0.00278847208011627</text:p>
              </table:table-cell>
            </table:table-row>
            <table:table-row>
              <table:table-cell office:value-type="float" office:value="8.69999999999999">
                <text:p>8.69999999999999</text:p>
              </table:table-cell>
              <table:table-cell office:value-type="float" office:value="0.000000668340983705279">
                <text:p>0.000000668340983705279</text:p>
              </table:table-cell>
              <table:table-cell office:value-type="float" office:value="0.00264904856486749">
                <text:p>0.00264904856486749</text:p>
              </table:table-cell>
            </table:table-row>
            <table:table-row>
              <table:table-cell office:value-type="float" office:value="8.74999999999999">
                <text:p>8.74999999999999</text:p>
              </table:table-cell>
              <table:table-cell office:value-type="float" office:value="0.000000701669509504357">
                <text:p>0.000000701669509504357</text:p>
              </table:table-cell>
              <table:table-cell office:value-type="float" office:value="0.0025165962251475">
                <text:p>0.0025165962251475</text:p>
              </table:table-cell>
            </table:table-row>
            <table:table-row>
              <table:table-cell office:value-type="float" office:value="8.79999999999999">
                <text:p>8.79999999999999</text:p>
              </table:table-cell>
              <table:table-cell office:value-type="float" office:value="0.000000736664694037629">
                <text:p>0.000000736664694037629</text:p>
              </table:table-cell>
              <table:table-cell office:value-type="float" office:value="0.00239076650218107">
                <text:p>0.00239076650218107</text:p>
              </table:table-cell>
            </table:table-row>
            <table:table-row>
              <table:table-cell office:value-type="float" office:value="8.84999999999999">
                <text:p>8.84999999999999</text:p>
              </table:table-cell>
              <table:table-cell office:value-type="float" office:value="0.000000773409869075818">
                <text:p>0.000000773409869075818</text:p>
              </table:table-cell>
              <table:table-cell office:value-type="float" office:value="0.00227122826513168">
                <text:p>0.00227122826513168</text:p>
              </table:table-cell>
            </table:table-row>
            <table:table-row>
              <table:table-cell office:value-type="float" office:value="8.89999999999999">
                <text:p>8.89999999999999</text:p>
              </table:table-cell>
              <table:table-cell office:value-type="float" office:value="0.00000081199253301185">
                <text:p>0.00000081199253301185</text:p>
              </table:table-cell>
              <table:table-cell office:value-type="float" office:value="0.00215766693970461">
                <text:p>0.00215766693970461</text:p>
              </table:table-cell>
            </table:table-row>
            <table:table-row>
              <table:table-cell office:value-type="float" office:value="8.94999999999999">
                <text:p>8.94999999999999</text:p>
              </table:table-cell>
              <table:table-cell office:value-type="float" office:value="0.000000852504559190254">
                <text:p>0.000000852504559190254</text:p>
              </table:table-cell>
              <table:table-cell office:value-type="float" office:value="0.00204978368031985">
                <text:p>0.002049783680319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895042414653126">
                <text:p>0.000000895042414653126</text:p>
              </table:table-cell>
              <table:table-cell office:value-type="float" office:value="0.00194729458367636">
                <text:p>0.00194729458367636</text:p>
              </table:table-cell>
            </table:table-row>
            <table:table-row>
              <table:table-cell office:value-type="float" office:value="9.04999999999999">
                <text:p>9.04999999999999</text:p>
              </table:table-cell>
              <table:table-cell office:value-type="float" office:value="0.000000939707389823471">
                <text:p>0.000000939707389823471</text:p>
              </table:table-cell>
              <table:table-cell office:value-type="float" office:value="0.0018499299416381">
                <text:p>0.0018499299416381</text:p>
              </table:table-cell>
            </table:table-row>
            <table:table-row>
              <table:table-cell office:value-type="float" office:value="9.09999999999999">
                <text:p>9.09999999999999</text:p>
              </table:table-cell>
              <table:table-cell office:value-type="float" office:value="0.000000986605839672804">
                <text:p>0.000000986605839672804</text:p>
              </table:table-cell>
              <table:table-cell office:value-type="float" office:value="0.00175743353147584">
                <text:p>0.00175743353147584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0.00000103584943694719">
                <text:p>0.00000103584943694719</text:p>
              </table:table-cell>
              <table:table-cell office:value-type="float" office:value="0.00166956194159676">
                <text:p>0.0016695619415967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000010875554380547">
                <text:p>0.0000010875554380547</text:p>
              </table:table-cell>
              <table:table-cell office:value-type="float" office:value="0.00158608393098766">
                <text:p>0.00158608393098766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0.00000114184696224721">
                <text:p>0.00000114184696224721</text:p>
              </table:table-cell>
              <table:table-cell office:value-type="float" office:value="0.00150677982068599">
                <text:p>0.00150677982068599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0000119885328476152">
                <text:p>0.00000119885328476152</text:p>
              </table:table-cell>
              <table:table-cell office:value-type="float" office:value="0.00143144091567728">
                <text:p>0.00143144091567728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0.00000125871014461741">
                <text:p>0.00000125871014461741</text:p>
              </table:table-cell>
              <table:table-cell office:value-type="float" office:value="0.0013598689556978">
                <text:p>0.0013598689556978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0132156006780579">
                <text:p>0.00000132156006780579</text:p>
              </table:table-cell>
              <table:table-cell office:value-type="float" office:value="0.00129187559349696">
                <text:p>0.00129187559349696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0000138755270663623">
                <text:p>0.00000138755270663623</text:p>
              </table:table-cell>
              <table:table-cell office:value-type="float" office:value="0.00122728189918667">
                <text:p>0.0012272818991866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00000145684519605199">
                <text:p>0.00000145684519605199</text:p>
              </table:table-cell>
              <table:table-cell office:value-type="float" office:value="0.00116591788937325">
                <text:p>0.00116591788937325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0.00000152960252776079">
                <text:p>0.00000152960252776079</text:p>
              </table:table-cell>
              <table:table-cell office:value-type="float" office:value="0.00110762207983268">
                <text:p>0.00110762207983268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0160599794307217">
                <text:p>0.00000160599794307217</text:p>
              </table:table-cell>
              <table:table-cell office:value-type="float" office:value="0.00105224106055212">
                <text:p>0.00105224106055212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0.00000168621334537684">
                <text:p>0.00000168621334537684</text:p>
              </table:table-cell>
              <table:table-cell office:value-type="float" office:value="0.000999629092019367">
                <text:p>0.000999629092019367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0.00000177043973324991">
                <text:p>0.00000177043973324991</text:p>
              </table:table-cell>
              <table:table-cell office:value-type="float" office:value="0.000949647721697794">
                <text:p>0.000949647721697794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0.00000185887765520945">
                <text:p>0.00000185887765520945</text:p>
              </table:table-cell>
              <table:table-cell office:value-type="float" office:value="0.000902165419677607">
                <text:p>0.00090216541967760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00195173768721293">
                <text:p>0.00000195173768721293</text:p>
              </table:table-cell>
              <table:table-cell office:value-type="float" office:value="0.000857057232544484">
                <text:p>0.000857057232544484</text:p>
              </table:table-cell>
            </table:table-row>
            <table:table-row>
              <table:table-cell office:value-type="float" office:value="9.85000000000001">
                <text:p>9.85000000000001</text:p>
              </table:table-cell>
              <table:table-cell office:value-type="float" office:value="0.00000204924093402853">
                <text:p>0.00000204924093402853</text:p>
              </table:table-cell>
              <table:table-cell office:value-type="float" office:value="0.000814204454554805">
                <text:p>0.000814204454554805</text:p>
              </table:table-cell>
            </table:table-row>
            <table:table-row>
              <table:table-cell office:value-type="float" office:value="9.90000000000001">
                <text:p>9.90000000000001</text:p>
              </table:table-cell>
              <table:table-cell office:value-type="float" office:value="0.00000215161955567511">
                <text:p>0.00000215161955567511</text:p>
              </table:table-cell>
              <table:table-cell office:value-type="float" office:value="0.000773494315252119">
                <text:p>0.000773494315252119</text:p>
              </table:table-cell>
            </table:table-row>
            <table:table-row>
              <table:table-cell office:value-type="float" office:value="9.95000000000001">
                <text:p>9.95000000000001</text:p>
              </table:table-cell>
              <table:table-cell office:value-type="float" office:value="0.00000225911732018412">
                <text:p>0.00000225911732018412</text:p>
              </table:table-cell>
              <table:table-cell office:value-type="float" office:value="0.000734819682702788">
                <text:p>0.0007348196827027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23719901839997">
                <text:p>0.0000023719901839997</text:p>
              </table:table-cell>
              <table:table-cell office:value-type="float" office:value="0.000698078781569842">
                <text:p>0.000698078781569842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0000249050690139881">
                <text:p>0.00000249050690139881</text:p>
              </table:table-cell>
              <table:table-cell office:value-type="float" office:value="0.000663174925283151">
                <text:p>0.00066317492528315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.00000261494966438234">
                <text:p>0.00000261494966438234</text:p>
              </table:table-cell>
              <table:table-cell office:value-type="float" office:value="0.00063001626160108">
                <text:p>0.00063001626160108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0.00000274561477456086">
                <text:p>0.00000274561477456086</text:p>
              </table:table-cell>
              <table:table-cell office:value-type="float" office:value="0.000598515530894067">
                <text:p>0.000598515530894067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00288281334863469">
                <text:p>0.00000288281334863469</text:p>
              </table:table-cell>
              <table:table-cell office:value-type="float" office:value="0.000568589836514018">
                <text:p>0.000568589836514018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0.00000302687205914789">
                <text:p>0.00000302687205914789</text:p>
              </table:table-cell>
              <table:table-cell office:value-type="float" office:value="0.000540160426645235">
                <text:p>0.00054016042664523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.00000317813391228014">
                <text:p>0.00000317813391228014</text:p>
              </table:table-cell>
              <table:table-cell office:value-type="float" office:value="0.000513152487062799">
                <text:p>0.000513152487062799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0.00000333695906452808">
                <text:p>0.00000333695906452808</text:p>
              </table:table-cell>
              <table:table-cell office:value-type="float" office:value="0.000487494944253025">
                <text:p>0.00048749494425302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00350372568022083">
                <text:p>0.00000350372568022083</text:p>
              </table:table-cell>
              <table:table-cell office:value-type="float" office:value="0.000463120278377907">
                <text:p>0.000463120278377907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0.00000367883083191125">
                <text:p>0.00000367883083191125</text:p>
              </table:table-cell>
              <table:table-cell office:value-type="float" office:value="0.000439964345591332">
                <text:p>0.00043996434559133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0000386269144578684">
                <text:p>0.00000386269144578684</text:p>
              </table:table-cell>
              <table:table-cell office:value-type="float" office:value="0.000417966209239486">
                <text:p>0.000417966209239486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0.00000405574529435113">
                <text:p>0.00000405574529435113</text:p>
              </table:table-cell>
              <table:table-cell office:value-type="float" office:value="0.000397067979501237">
                <text:p>0.00039706797950123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0425845203873922">
                <text:p>0.00000425845203873922</text:p>
              </table:table-cell>
              <table:table-cell office:value-type="float" office:value="0.000377214661046504">
                <text:p>0.000377214661046504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0.00000447129432314906">
                <text:p>0.00000447129432314906</text:p>
              </table:table-cell>
              <table:table-cell office:value-type="float" office:value="0.000358354008311706">
                <text:p>0.00035835400831170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.00000469477892399436">
                <text:p>0.00000469477892399436</text:p>
              </table:table-cell>
              <table:table-cell office:value-type="float" office:value="0.000340436388011433">
                <text:p>0.000340436388011433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0.00000492943795651511">
                <text:p>0.00000492943795651511</text:p>
              </table:table-cell>
              <table:table-cell office:value-type="float" office:value="0.00032341464852454">
                <text:p>0.00032341464852454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00517583014171866">
                <text:p>0.00000517583014171866</text:p>
              </table:table-cell>
              <table:table-cell office:value-type="float" office:value="0.000307243995810935">
                <text:p>0.00030724399581093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0.00000543454213666787">
                <text:p>0.00000543454213666787</text:p>
              </table:table-cell>
              <table:table-cell office:value-type="float" office:value="0.000291881875532525">
                <text:p>0.000291881875532525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.00000570618993128369">
                <text:p>0.00000570618993128369</text:p>
              </table:table-cell>
              <table:table-cell office:value-type="float" office:value="0.000277287861068117">
                <text:p>0.000277287861068117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00000599142031498783">
                <text:p>0.00000599142031498783</text:p>
              </table:table-cell>
              <table:table-cell office:value-type="float" office:value="0.000263423547127571">
                <text:p>0.0002634235471275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629091241667764">
                <text:p>0.00000629091241667764</text:p>
              </table:table-cell>
              <table:table-cell office:value-type="float" office:value="0.000250252448685252">
                <text:p>0.00025025244868525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0.00000660537932169968">
                <text:p>0.00000660537932169968</text:p>
              </table:table-cell>
              <table:table-cell office:value-type="float" office:value="0.000237739904966801">
                <text:p>0.000237739904966801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0000693556976967206">
                <text:p>0.00000693556976967206</text:p>
              </table:table-cell>
              <table:table-cell office:value-type="float" office:value="0.000225852988236574">
                <text:p>0.000225852988236574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0.00000728226993719778">
                <text:p>0.00000728226993719778</text:p>
              </table:table-cell>
              <table:table-cell office:value-type="float" office:value="0.000214560417145703">
                <text:p>0.000214560417145703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000764630530971389">
                <text:p>0.00000764630530971389</text:p>
              </table:table-cell>
              <table:table-cell office:value-type="float" office:value="0.000203832474412762">
                <text:p>0.000203832474412762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0.00000802854264693302">
                <text:p>0.00000802854264693302</text:p>
              </table:table-cell>
              <table:table-cell office:value-type="float" office:value="0.00019364092862039">
                <text:p>0.00019364092862039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.00000842989204655699">
                <text:p>0.00000842989204655699</text:p>
              </table:table-cell>
              <table:table-cell office:value-type="float" office:value="0.000183958959922093">
                <text:p>0.000183958959922093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0.00000885130911117618">
                <text:p>0.00000885130911117618</text:p>
              </table:table-cell>
              <table:table-cell office:value-type="float" office:value="0.000174761089463697">
                <text:p>0.00017476108946369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00929379722351382">
                <text:p>0.00000929379722351382</text:p>
              </table:table-cell>
              <table:table-cell office:value-type="float" office:value="0.000166023112333734">
                <text:p>0.000166023112333734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0.00000975840993543248">
                <text:p>0.00000975840993543248</text:p>
              </table:table-cell>
              <table:table-cell office:value-type="float" office:value="0.000157722033866304">
                <text:p>0.00015772203386630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000010246253476391">
                <text:p>0.000010246253476391</text:p>
              </table:table-cell>
              <table:table-cell office:value-type="float" office:value="0.000149836009128802">
                <text:p>0.000149836009128802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0.0000107584893873241">
                <text:p>0.0000107584893873241</text:p>
              </table:table-cell>
              <table:table-cell office:value-type="float" office:value="0.000142344285435248">
                <text:p>0.00014234428543524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000112963372862161">
                <text:p>0.0000112963372862161</text:p>
              </table:table-cell>
              <table:table-cell office:value-type="float" office:value="0.00013522714773396">
                <text:p>0.00013522714773396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0.0000118610777719533">
                <text:p>0.0000118610777719533</text:p>
              </table:table-cell>
              <table:table-cell office:value-type="float" office:value="0.000128465866725836">
                <text:p>0.00012846586672583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000124540554733692">
                <text:p>0.0000124540554733692</text:p>
              </table:table-cell>
              <table:table-cell office:value-type="float" office:value="0.000122042649576726">
                <text:p>0.000122042649576726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0.0000130766822507412">
                <text:p>0.0000130766822507412</text:p>
              </table:table-cell>
              <table:table-cell office:value-type="float" office:value="0.000115940593094186">
                <text:p>0.00011594059309418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00137304405573635">
                <text:p>0.0000137304405573635</text:p>
              </table:table-cell>
              <table:table-cell office:value-type="float" office:value="0.000110143639245391">
                <text:p>0.000110143639245391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0000144168869691971">
                <text:p>0.0000144168869691971</text:p>
              </table:table-cell>
              <table:table-cell office:value-type="float" office:value="0.000104636532899156">
                <text:p>0.00010463653289915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.0000151376558910036">
                <text:p>0.0000151376558910036</text:p>
              </table:table-cell>
              <table:table-cell office:value-type="float" office:value="0.0000994047816808518">
                <text:p>0.000099404781680851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0.0000158944634477848">
                <text:p>0.0000158944634477848</text:p>
              </table:table-cell>
              <table:table-cell office:value-type="float" office:value="0.0000944346178345782">
                <text:p>0.00009443461783457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16689111570795">
                <text:p>0.000016689111570795</text:p>
              </table:table-cell>
              <table:table-cell office:value-type="float" office:value="0.0000897129619922283">
                <text:p>0.0000897129619922283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0.0000175234922878531">
                <text:p>0.0000175234922878531</text:p>
              </table:table-cell>
              <table:table-cell office:value-type="float" office:value="0.0000852273887540985">
                <text:p>0.000085227388754098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0.0000183995922281713">
                <text:p>0.0000183995922281713</text:p>
              </table:table-cell>
              <table:table-cell office:value-type="float" office:value="0.0000809660939904681">
                <text:p>0.0000809660939904681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0.0000193194973524242">
                <text:p>0.0000193194973524242</text:p>
              </table:table-cell>
              <table:table-cell office:value-type="float" office:value="0.0000769178637781003">
                <text:p>0.000076917863778100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00202853979193221">
                <text:p>0.0000202853979193221</text:p>
              </table:table-cell>
              <table:table-cell office:value-type="float" office:value="0.0000730720448899186">
                <text:p>0.0000730720448899186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0.0000212995937005128">
                <text:p>0.0000212995937005128</text:p>
              </table:table-cell>
              <table:table-cell office:value-type="float" office:value="0.000069418516760198">
                <text:p>0.00006941851676019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000223644994562284">
                <text:p>0.0000223644994562284</text:p>
              </table:table-cell>
              <table:table-cell office:value-type="float" office:value="0.0000659476648514982">
                <text:p>0.0000659476648514982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0.000023482650684714">
                <text:p>0.000023482650684714</text:p>
              </table:table-cell>
              <table:table-cell office:value-type="float" office:value="0.0000626503553532491">
                <text:p>0.000062650355353249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0000246567096591292">
                <text:p>0.0000246567096591292</text:p>
              </table:table-cell>
              <table:table-cell office:value-type="float" office:value="0.0000595179111454071">
                <text:p>0.0000595179111454071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0.000025889471766293">
                <text:p>0.000025889471766293</text:p>
              </table:table-cell>
              <table:table-cell office:value-type="float" office:value="0.0000565420889639295">
                <text:p>0.000056542088963929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.0000271838721623668">
                <text:p>0.0000271838721623668</text:p>
              </table:table-cell>
              <table:table-cell office:value-type="float" office:value="0.0000537150577079738">
                <text:p>0.0000537150577079738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0.0000285429927613221">
                <text:p>0.0000285429927613221</text:p>
              </table:table-cell>
              <table:table-cell office:value-type="float" office:value="0.0000510293778317382">
                <text:p>0.0000510293778317382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000299700695728301">
                <text:p>0.0000299700695728301</text:p>
              </table:table-cell>
              <table:table-cell office:value-type="float" office:value="0.0000484779817667094">
                <text:p>0.0000484779817667094</text:p>
              </table:table-cell>
            </table:table-row>
            <table:table-row>
              <table:table-cell office:value-type="float" office:value="12.65">
                <text:p>12.65</text:p>
              </table:table-cell>
              <table:table-cell office:value-type="float" office:value="0.0000314685004070473">
                <text:p>0.0000314685004070473</text:p>
              </table:table-cell>
              <table:table-cell office:value-type="float" office:value="0.0000460541553227983">
                <text:p>0.000046054155322798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.0000330418529646394">
                <text:p>0.0000330418529646394</text:p>
              </table:table-cell>
              <table:table-cell office:value-type="float" office:value="0.0000437515200194186">
                <text:p>0.0000437515200194186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0000346938733313068">
                <text:p>0.0000346938733313068</text:p>
              </table:table-cell>
              <table:table-cell office:value-type="float" office:value="0.0000415640163000123">
                <text:p>0.0000415640163000123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0000364284948970363">
                <text:p>0.0000364284948970363</text:p>
              </table:table-cell>
              <table:table-cell office:value-type="float" office:value="0.0000394858875858475">
                <text:p>0.0000394858875858475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0.0000382498477213153">
                <text:p>0.0000382498477213153</text:p>
              </table:table-cell>
              <table:table-cell office:value-type="float" office:value="0.0000375116651271278">
                <text:p>0.0000375116651271278</text:p>
              </table:table-cell>
            </table:table-row>
            <table:table-row>
              <table:table-cell office:value-type="float" office:value="12.9000000000001">
                <text:p>12.9000000000001</text:p>
              </table:table-cell>
              <table:table-cell office:value-type="float" office:value="0.0000401622683666072">
                <text:p>0.0000401622683666072</text:p>
              </table:table-cell>
              <table:table-cell office:value-type="float" office:value="0.0000356361536115454">
                <text:p>0.0000356361536115454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0.0000421703102234993">
                <text:p>0.0000421703102234993</text:p>
              </table:table-cell>
              <table:table-cell office:value-type="float" office:value="0.0000338544174924064">
                <text:p>0.0000338544174924064</text:p>
              </table:table-cell>
            </table:table-row>
            <table:table-row>
              <table:table-cell office:value-type="float" office:value="13.0000000000001">
                <text:p>13.0000000000001</text:p>
              </table:table-cell>
              <table:table-cell office:value-type="float" office:value="0.0000442787543521099">
                <text:p>0.0000442787543521099</text:p>
              </table:table-cell>
              <table:table-cell office:value-type="float" office:value="0.0000321617680003504">
                <text:p>0.0000321617680003504</text:p>
              </table:table-cell>
            </table:table-row>
            <table:table-row>
              <table:table-cell office:value-type="float" office:value="13.0500000000001">
                <text:p>13.0500000000001</text:p>
              </table:table-cell>
              <table:table-cell office:value-type="float" office:value="0.0000464926208655641">
                <text:p>0.0000464926208655641</text:p>
              </table:table-cell>
              <table:table-cell office:value-type="float" office:value="0.0000305537508044842">
                <text:p>0.0000305537508044842</text:p>
              </table:table-cell>
            </table:table-row>
            <table:table-row>
              <table:table-cell office:value-type="float" office:value="13.1000000000001">
                <text:p>13.1000000000001</text:p>
              </table:table-cell>
              <table:table-cell office:value-type="float" office:value="0.0000488171808826447">
                <text:p>0.0000488171808826447</text:p>
              </table:table-cell>
              <table:table-cell office:value-type="float" office:value="0.0000290261342904576">
                <text:p>0.0000290261342904576</text:p>
              </table:table-cell>
            </table:table-row>
            <table:table-row>
              <table:table-cell office:value-type="float" office:value="13.1500000000001">
                <text:p>13.1500000000001</text:p>
              </table:table-cell>
              <table:table-cell office:value-type="float" office:value="0.0000512579690780745">
                <text:p>0.0000512579690780745</text:p>
              </table:table-cell>
              <table:table-cell office:value-type="float" office:value="0.0000275748984246371">
                <text:p>0.0000275748984246371</text:p>
              </table:table-cell>
            </table:table-row>
            <table:table-row>
              <table:table-cell office:value-type="float" office:value="13.2000000000001">
                <text:p>13.2000000000001</text:p>
              </table:table-cell>
              <table:table-cell office:value-type="float" office:value="0.0000538207968603137">
                <text:p>0.0000538207968603137</text:p>
              </table:table-cell>
              <table:table-cell office:value-type="float" office:value="0.0000261962241750698">
                <text:p>0.0000261962241750698</text:p>
              </table:table-cell>
            </table:table-row>
            <table:table-row>
              <table:table-cell office:value-type="float" office:value="13.2500000000001">
                <text:p>13.2500000000001</text:p>
              </table:table-cell>
              <table:table-cell office:value-type="float" office:value="0.0000565117662082464">
                <text:p>0.0000565117662082464</text:p>
              </table:table-cell>
              <table:table-cell office:value-type="float" office:value="0.0000248864834613993">
                <text:p>0.0000248864834613993</text:p>
              </table:table-cell>
            </table:table-row>
            <table:table-row>
              <table:table-cell office:value-type="float" office:value="13.3000000000001">
                <text:p>13.3000000000001</text:p>
              </table:table-cell>
              <table:table-cell office:value-type="float" office:value="0.000059337284199702">
                <text:p>0.000059337284199702</text:p>
              </table:table-cell>
              <table:table-cell office:value-type="float" office:value="0.0000236422296072861">
                <text:p>0.0000236422296072861</text:p>
              </table:table-cell>
            </table:table-row>
            <table:table-row>
              <table:table-cell office:value-type="float" office:value="13.3500000000001">
                <text:p>13.3500000000001</text:p>
              </table:table-cell>
              <table:table-cell office:value-type="float" office:value="0.0000623040782664022">
                <text:p>0.0000623040782664022</text:p>
              </table:table-cell>
              <table:table-cell office:value-type="float" office:value="0.0000224601882702066">
                <text:p>0.0000224601882702066</text:p>
              </table:table-cell>
            </table:table-row>
            <table:table-row>
              <table:table-cell office:value-type="float" office:value="13.4000000000001">
                <text:p>13.4000000000001</text:p>
              </table:table-cell>
              <table:table-cell office:value-type="float" office:value="0.0000654192122116559">
                <text:p>0.0000654192122116559</text:p>
              </table:table-cell>
              <table:table-cell office:value-type="float" office:value="0.0000213372488247627">
                <text:p>0.0000213372488247627</text:p>
              </table:table-cell>
            </table:table-row>
            <table:table-row>
              <table:table-cell office:value-type="float" office:value="13.4500000000001">
                <text:p>13.4500000000001</text:p>
              </table:table-cell>
              <table:table-cell office:value-type="float" office:value="0.0000686901030289383">
                <text:p>0.0000686901030289383</text:p>
              </table:table-cell>
              <table:table-cell office:value-type="float" office:value="0.000020270456176825">
                <text:p>0.000020270456176825</text:p>
              </table:table-cell>
            </table:table-row>
            <table:table-row>
              <table:table-cell office:value-type="float" office:value="13.5000000000001">
                <text:p>13.5000000000001</text:p>
              </table:table-cell>
              <table:table-cell office:value-type="float" office:value="0.000072124538561399">
                <text:p>0.000072124538561399</text:p>
              </table:table-cell>
              <table:table-cell office:value-type="float" office:value="0.0000192570029869699">
                <text:p>0.0000192570029869699</text:p>
              </table:table-cell>
            </table:table-row>
            <table:table-row>
              <table:table-cell office:value-type="float" office:value="13.5500000000001">
                <text:p>13.5500000000001</text:p>
              </table:table-cell>
              <table:table-cell office:value-type="float" office:value="0.0000757306960443463">
                <text:p>0.0000757306960443463</text:p>
              </table:table-cell>
              <table:table-cell office:value-type="float" office:value="0.0000182942222827441">
                <text:p>0.0000182942222827441</text:p>
              </table:table-cell>
            </table:table-row>
            <table:table-row>
              <table:table-cell office:value-type="float" office:value="13.6000000000001">
                <text:p>13.6000000000001</text:p>
              </table:table-cell>
              <table:table-cell office:value-type="float" office:value="0.0000795171615748542">
                <text:p>0.0000795171615748542</text:p>
              </table:table-cell>
              <table:table-cell office:value-type="float" office:value="0.0000173795804403163">
                <text:p>0.0000173795804403163</text:p>
              </table:table-cell>
            </table:table-row>
            <table:table-row>
              <table:table-cell office:value-type="float" office:value="13.6500000000001">
                <text:p>13.6500000000001</text:p>
              </table:table-cell>
              <table:table-cell office:value-type="float" office:value="0.0000834929505548516">
                <text:p>0.0000834929505548516</text:p>
              </table:table-cell>
              <table:table-cell office:value-type="float" office:value="0.0000165106705170458">
                <text:p>0.0000165106705170458</text:p>
              </table:table-cell>
            </table:table-row>
            <table:table-row>
              <table:table-cell office:value-type="float" office:value="13.7000000000001">
                <text:p>13.7000000000001</text:p>
              </table:table-cell>
              <table:table-cell office:value-type="float" office:value="0.0000876675291563643">
                <text:p>0.0000876675291563643</text:p>
              </table:table-cell>
              <table:table-cell office:value-type="float" office:value="0.0000156852059174233">
                <text:p>0.0000156852059174233</text:p>
              </table:table-cell>
            </table:table-row>
            <table:table-row>
              <table:table-cell office:value-type="float" office:value="13.7500000000001">
                <text:p>13.7500000000001</text:p>
              </table:table-cell>
              <table:table-cell office:value-type="float" office:value="0.0000920508368600202">
                <text:p>0.0000920508368600202</text:p>
              </table:table-cell>
              <table:table-cell office:value-type="float" office:value="0.0000149010143757145">
                <text:p>0.0000149010143757145</text:p>
              </table:table-cell>
            </table:table-row>
            <table:table-row>
              <table:table-cell office:value-type="float" office:value="13.8000000000001">
                <text:p>13.8000000000001</text:p>
              </table:table-cell>
              <table:table-cell office:value-type="float" office:value="0.0000966533101204791">
                <text:p>0.0000966533101204791</text:p>
              </table:table-cell>
              <table:table-cell office:value-type="float" office:value="0.000014156032239471">
                <text:p>0.000014156032239471</text:p>
              </table:table-cell>
            </table:table-row>
            <table:table-row>
              <table:table-cell office:value-type="float" office:value="13.8500000000001">
                <text:p>13.8500000000001</text:p>
              </table:table-cell>
              <table:table-cell office:value-type="float" office:value="0.000101485907215134">
                <text:p>0.000101485907215134</text:p>
              </table:table-cell>
              <table:table-cell office:value-type="float" office:value="0.0000134482990388661">
                <text:p>0.0000134482990388661</text:p>
              </table:table-cell>
            </table:table-row>
            <table:table-row>
              <table:table-cell office:value-type="float" office:value="13.9000000000001">
                <text:p>13.9000000000001</text:p>
              </table:table-cell>
              <table:table-cell office:value-type="float" office:value="0.00010656013433525">
                <text:p>0.00010656013433525</text:p>
              </table:table-cell>
              <table:table-cell office:value-type="float" office:value="0.0000127759523275642">
                <text:p>0.0000127759523275642</text:p>
              </table:table-cell>
            </table:table-row>
            <table:table-row>
              <table:table-cell office:value-type="float" office:value="13.9500000000001">
                <text:p>13.9500000000001</text:p>
              </table:table-cell>
              <table:table-cell office:value-type="float" office:value="0.000111888072981652">
                <text:p>0.000111888072981652</text:p>
              </table:table-cell>
              <table:table-cell office:value-type="float" office:value="0.0000121372227815458">
                <text:p>0.0000121372227815458</text:p>
              </table:table-cell>
            </table:table-row>
            <table:table-row>
              <table:table-cell office:value-type="float" office:value="14.0000000000001">
                <text:p>14.0000000000001</text:p>
              </table:table-cell>
              <table:table-cell office:value-type="float" office:value="0.000117482408730211">
                <text:p>0.000117482408730211</text:p>
              </table:table-cell>
              <table:table-cell office:value-type="float" office:value="0.000011530429542992">
                <text:p>0.000011530429542992</text:p>
              </table:table-cell>
            </table:table-row>
            <table:table-row>
              <table:table-cell office:value-type="float" office:value="14.0500000000001">
                <text:p>14.0500000000001</text:p>
              </table:table-cell>
              <table:table-cell office:value-type="float" office:value="0.00012335646143559">
                <text:p>0.00012335646143559</text:p>
              </table:table-cell>
              <table:table-cell office:value-type="float" office:value="0.0000109539757969742">
                <text:p>0.0000109539757969742</text:p>
              </table:table-cell>
            </table:table-row>
            <table:table-row>
              <table:table-cell office:value-type="float" office:value="14.1000000000001">
                <text:p>14.1000000000001</text:p>
              </table:table-cell>
              <table:table-cell office:value-type="float" office:value="0.000129524216945185">
                <text:p>0.000129524216945185</text:p>
              </table:table-cell>
              <table:table-cell office:value-type="float" office:value="0.0000104063445693101">
                <text:p>0.0000104063445693101</text:p>
              </table:table-cell>
            </table:table-row>
            <table:table-row>
              <table:table-cell office:value-type="float" office:value="14.1500000000001">
                <text:p>14.1500000000001</text:p>
              </table:table-cell>
              <table:table-cell office:value-type="float" office:value="0.000136000360398763">
                <text:p>0.000136000360398763</text:p>
              </table:table-cell>
              <table:table-cell office:value-type="float" office:value="0.00000988609473452621">
                <text:p>0.00000988609473452621</text:p>
              </table:table-cell>
            </table:table-row>
            <table:table-row>
              <table:table-cell office:value-type="float" office:value="14.2000000000001">
                <text:p>14.2000000000001</text:p>
              </table:table-cell>
              <table:table-cell office:value-type="float" office:value="0.000142800311193079">
                <text:p>0.000142800311193079</text:p>
              </table:table-cell>
              <table:table-cell office:value-type="float" office:value="0.00000939185722342224">
                <text:p>0.00000939185722342224</text:p>
              </table:table-cell>
            </table:table-row>
            <table:table-row>
              <table:table-cell office:value-type="float" office:value="14.2500000000001">
                <text:p>14.2500000000001</text:p>
              </table:table-cell>
              <table:table-cell office:value-type="float" office:value="0.000149940259694726">
                <text:p>0.000149940259694726</text:p>
              </table:table-cell>
              <table:table-cell office:value-type="float" office:value="0.00000892233142025784">
                <text:p>0.00000892233142025784</text:p>
              </table:table-cell>
            </table:table-row>
            <table:table-row>
              <table:table-cell office:value-type="float" office:value="14.3000000000001">
                <text:p>14.3000000000001</text:p>
              </table:table-cell>
              <table:table-cell office:value-type="float" office:value="0.000157437205788628">
                <text:p>0.000157437205788628</text:p>
              </table:table-cell>
              <table:table-cell office:value-type="float" office:value="0.00000847628174007946">
                <text:p>0.00000847628174007946</text:p>
              </table:table-cell>
            </table:table-row>
            <table:table-row>
              <table:table-cell office:value-type="float" office:value="14.3500000000001">
                <text:p>14.3500000000001</text:p>
              </table:table-cell>
              <table:table-cell office:value-type="float" office:value="0.000165308999353953">
                <text:p>0.000165308999353953</text:p>
              </table:table-cell>
              <table:table-cell office:value-type="float" office:value="0.00000805253437718112">
                <text:p>0.00000805253437718112</text:p>
              </table:table-cell>
            </table:table-row>
            <table:table-row>
              <table:table-cell office:value-type="float" office:value="14.4000000000001">
                <text:p>14.4000000000001</text:p>
              </table:table-cell>
              <table:table-cell office:value-type="float" office:value="0.000173574382763831">
                <text:p>0.000173574382763831</text:p>
              </table:table-cell>
              <table:table-cell office:value-type="float" office:value="0.00000764997421614207">
                <text:p>0.00000764997421614207</text:p>
              </table:table-cell>
            </table:table-row>
            <table:table-row>
              <table:table-cell office:value-type="float" office:value="14.4500000000001">
                <text:p>14.4500000000001</text:p>
              </table:table-cell>
              <table:table-cell office:value-type="float" office:value="0.000182253035510045">
                <text:p>0.000182253035510045</text:p>
              </table:table-cell>
              <table:table-cell office:value-type="float" office:value="0.0000072675418973126">
                <text:p>0.0000072675418973126</text:p>
              </table:table-cell>
            </table:table-row>
            <table:table-row>
              <table:table-cell office:value-type="float" office:value="14.5000000000001">
                <text:p>14.5000000000001</text:p>
              </table:table-cell>
              <table:table-cell office:value-type="float" office:value="0.000191365621058969">
                <text:p>0.000191365621058969</text:p>
              </table:table-cell>
              <table:table-cell office:value-type="float" office:value="0.00000690423102902555">
                <text:p>0.00000690423102902555</text:p>
              </table:table-cell>
            </table:table-row>
            <table:table-row>
              <table:table-cell office:value-type="float" office:value="14.5500000000001">
                <text:p>14.5500000000001</text:p>
              </table:table-cell>
              <table:table-cell office:value-type="float" office:value="0.000200933836050294">
                <text:p>0.000200933836050294</text:p>
              </table:table-cell>
              <table:table-cell office:value-type="float" office:value="0.00000655908553919721">
                <text:p>0.00000655908553919721</text:p>
              </table:table-cell>
            </table:table-row>
            <table:table-row>
              <table:table-cell office:value-type="float" office:value="14.6000000000001">
                <text:p>14.6000000000001</text:p>
              </table:table-cell>
              <table:table-cell office:value-type="float" office:value="0.000210980461955698">
                <text:p>0.000210980461955698</text:p>
              </table:table-cell>
              <table:table-cell office:value-type="float" office:value="0.00000623119715934827">
                <text:p>0.00000623119715934827</text:p>
              </table:table-cell>
            </table:table-row>
            <table:table-row>
              <table:table-cell office:value-type="float" office:value="14.6500000000001">
                <text:p>14.6500000000001</text:p>
              </table:table-cell>
              <table:table-cell office:value-type="float" office:value="0.00022152941932044">
                <text:p>0.00022152941932044</text:p>
              </table:table-cell>
              <table:table-cell office:value-type="float" office:value="0.00000591970303442362">
                <text:p>0.00000591970303442362</text:p>
              </table:table-cell>
            </table:table-row>
            <table:table-row>
              <table:table-cell office:value-type="float" office:value="14.7000000000001">
                <text:p>14.7000000000001</text:p>
              </table:table-cell>
              <table:table-cell office:value-type="float" office:value="0.000232605824717043">
                <text:p>0.000232605824717043</text:p>
              </table:table-cell>
              <table:table-cell office:value-type="float" office:value="0.00000562378345212122">
                <text:p>0.00000562378345212122</text:p>
              </table:table-cell>
            </table:table-row>
            <table:table-row>
              <table:table-cell office:value-type="float" office:value="14.7500000000001">
                <text:p>14.7500000000001</text:p>
              </table:table-cell>
              <table:table-cell office:value-type="float" office:value="0.000244236050546656">
                <text:p>0.000244236050546656</text:p>
              </table:table-cell>
              <table:table-cell office:value-type="float" office:value="0.00000534265968575456">
                <text:p>0.00000534265968575456</text:p>
              </table:table-cell>
            </table:table-row>
            <table:table-row>
              <table:table-cell office:value-type="float" office:value="14.8000000000001">
                <text:p>14.8000000000001</text:p>
              </table:table-cell>
              <table:table-cell office:value-type="float" office:value="0.000256447787830484">
                <text:p>0.000256447787830484</text:p>
              </table:table-cell>
              <table:table-cell office:value-type="float" office:value="0.00000507559194497188">
                <text:p>0.00000507559194497188</text:p>
              </table:table-cell>
            </table:table-row>
            <table:table-row>
              <table:table-cell office:value-type="float" office:value="14.8500000000001">
                <text:p>14.8500000000001</text:p>
              </table:table-cell>
              <table:table-cell office:value-type="float" office:value="0.000269270112140791">
                <text:p>0.000269270112140791</text:p>
              </table:table-cell>
              <table:table-cell office:value-type="float" office:value="0.0000048218774289396">
                <text:p>0.0000048218774289396</text:p>
              </table:table-cell>
            </table:table-row>
            <table:table-row>
              <table:table-cell office:value-type="float" office:value="14.9000000000001">
                <text:p>14.9000000000001</text:p>
              </table:table-cell>
              <table:table-cell office:value-type="float" office:value="0.000282733552828457">
                <text:p>0.000282733552828457</text:p>
              </table:table-cell>
              <table:table-cell office:value-type="float" office:value="0.00000458084847686642">
                <text:p>0.00000458084847686642</text:p>
              </table:table-cell>
            </table:table-row>
            <table:table-row>
              <table:table-cell office:value-type="float" office:value="14.9500000000001">
                <text:p>14.9500000000001</text:p>
              </table:table-cell>
              <table:table-cell office:value-type="float" office:value="0.000296870165711902">
                <text:p>0.000296870165711902</text:p>
              </table:table-cell>
              <table:table-cell office:value-type="float" office:value="0.00000435187081100134">
                <text:p>0.00000435187081100134</text:p>
              </table:table-cell>
            </table:table-row>
            <table:table-row>
              <table:table-cell office:value-type="float" office:value="15.0000000000001">
                <text:p>15.0000000000001</text:p>
              </table:table-cell>
              <table:table-cell office:value-type="float" office:value="0.000311713609400466">
                <text:p>0.000311713609400466</text:p>
              </table:table-cell>
              <table:table-cell office:value-type="float" office:value="0.00000413434186748171">
                <text:p>0.00000413434186748171</text:p>
              </table:table-cell>
            </table:table-row>
            <table:table-row>
              <table:table-cell office:value-type="float" office:value="15.0500000000001">
                <text:p>15.0500000000001</text:p>
              </table:table-cell>
              <table:table-cell office:value-type="float" office:value="0.000327299225433959">
                <text:p>0.000327299225433959</text:p>
              </table:table-cell>
              <table:table-cell office:value-type="float" office:value="0.00000392768921063893">
                <text:p>0.00000392768921063893</text:p>
              </table:table-cell>
            </table:table-row>
            <table:table-row>
              <table:table-cell office:value-type="float" office:value="15.1000000000001">
                <text:p>15.1000000000001</text:p>
              </table:table-cell>
              <table:table-cell office:value-type="float" office:value="0.000343664122429175">
                <text:p>0.000343664122429175</text:p>
              </table:table-cell>
              <table:table-cell office:value-type="float" office:value="0.0000037313690265888">
                <text:p>0.0000037313690265888</text:p>
              </table:table-cell>
            </table:table-row>
            <table:table-row>
              <table:table-cell office:value-type="float" office:value="15.1500000000001">
                <text:p>15.1500000000001</text:p>
              </table:table-cell>
              <table:table-cell office:value-type="float" office:value="0.00036084726443375">
                <text:p>0.00036084726443375</text:p>
              </table:table-cell>
              <table:table-cell office:value-type="float" office:value="0.00000354486469214246">
                <text:p>0.00000354486469214246</text:p>
              </table:table-cell>
            </table:table-row>
            <table:table-row>
              <table:table-cell office:value-type="float" office:value="15.2000000000001">
                <text:p>15.2000000000001</text:p>
              </table:table-cell>
              <table:table-cell office:value-type="float" office:value="0.000378889563697701">
                <text:p>0.000378889563697701</text:p>
              </table:table-cell>
              <table:table-cell office:value-type="float" office:value="0.00000336768541527168">
                <text:p>0.00000336768541527168</text:p>
              </table:table-cell>
            </table:table-row>
            <table:table-row>
              <table:table-cell office:value-type="float" office:value="15.2500000000001">
                <text:p>15.2500000000001</text:p>
              </table:table-cell>
              <table:table-cell office:value-type="float" office:value="0.000397833978083544">
                <text:p>0.000397833978083544</text:p>
              </table:table-cell>
              <table:table-cell office:value-type="float" office:value="0.00000319936494355098">
                <text:p>0.00000319936494355098</text:p>
              </table:table-cell>
            </table:table-row>
            <table:table-row>
              <table:table-cell office:value-type="float" office:value="15.3000000000001">
                <text:p>15.3000000000001</text:p>
              </table:table-cell>
              <table:table-cell office:value-type="float" office:value="0.000417725613346917">
                <text:p>0.000417725613346917</text:p>
              </table:table-cell>
              <table:table-cell office:value-type="float" office:value="0.00000303946033717758">
                <text:p>0.00000303946033717758</text:p>
              </table:table-cell>
            </table:table-row>
            <table:table-row>
              <table:table-cell office:value-type="float" office:value="15.3500000000001">
                <text:p>15.3500000000001</text:p>
              </table:table-cell>
              <table:table-cell office:value-type="float" office:value="0.000438611830531241">
                <text:p>0.000438611830531241</text:p>
              </table:table-cell>
              <table:table-cell office:value-type="float" office:value="0.00000288755080334038">
                <text:p>0.00000288755080334038</text:p>
              </table:table-cell>
            </table:table-row>
            <table:table-row>
              <table:table-cell office:value-type="float" office:value="15.4000000000001">
                <text:p>15.4000000000001</text:p>
              </table:table-cell>
              <table:table-cell office:value-type="float" office:value="0.000460542358732106">
                <text:p>0.000460542358732106</text:p>
              </table:table-cell>
              <table:table-cell office:value-type="float" office:value="0.00000274323658887054">
                <text:p>0.00000274323658887054</text:p>
              </table:table-cell>
            </table:table-row>
            <table:table-row>
              <table:table-cell office:value-type="float" office:value="15.4500000000001">
                <text:p>15.4500000000001</text:p>
              </table:table-cell>
              <table:table-cell office:value-type="float" office:value="0.000483569413499879">
                <text:p>0.000483569413499879</text:p>
              </table:table-cell>
              <table:table-cell office:value-type="float" office:value="0.00000260613792825947">
                <text:p>0.00000260613792825947</text:p>
              </table:table-cell>
            </table:table-row>
            <table:table-row>
              <table:table-cell office:value-type="float" office:value="15.5000000000001">
                <text:p>15.5000000000001</text:p>
              </table:table-cell>
              <table:table-cell office:value-type="float" office:value="0.000507747821162443">
                <text:p>0.000507747821162443</text:p>
              </table:table-cell>
              <table:table-cell office:value-type="float" office:value="0.00000247589404427597">
                <text:p>0.00000247589404427597</text:p>
              </table:table-cell>
            </table:table-row>
            <table:table-row>
              <table:table-cell office:value-type="float" office:value="15.5500000000001">
                <text:p>15.5500000000001</text:p>
              </table:table-cell>
              <table:table-cell office:value-type="float" office:value="0.000533135149364075">
                <text:p>0.000533135149364075</text:p>
              </table:table-cell>
              <table:table-cell office:value-type="float" office:value="0.00000235216219855249">
                <text:p>0.00000235216219855249</text:p>
              </table:table-cell>
            </table:table-row>
            <table:table-row>
              <table:table-cell office:value-type="float" office:value="15.6000000000001">
                <text:p>15.6000000000001</text:p>
              </table:table-cell>
              <table:table-cell office:value-type="float" office:value="0.000559791844131261">
                <text:p>0.000559791844131261</text:p>
              </table:table-cell>
              <table:table-cell office:value-type="float" office:value="0.00000223461678964212">
                <text:p>0.00000223461678964212</text:p>
              </table:table-cell>
            </table:table-row>
            <table:table-row>
              <table:table-cell office:value-type="float" office:value="15.6500000000001">
                <text:p>15.6500000000001</text:p>
              </table:table-cell>
              <table:table-cell office:value-type="float" office:value="0.000587781373791812">
                <text:p>0.000587781373791812</text:p>
              </table:table-cell>
              <table:table-cell office:value-type="float" office:value="0.00000212294849617269">
                <text:p>0.00000212294849617269</text:p>
              </table:table-cell>
            </table:table-row>
            <table:table-row>
              <table:table-cell office:value-type="float" office:value="15.7000000000001">
                <text:p>15.7000000000001</text:p>
              </table:table-cell>
              <table:table-cell office:value-type="float" office:value="0.000617170380089923">
                <text:p>0.000617170380089923</text:p>
              </table:table-cell>
              <table:table-cell office:value-type="float" office:value="0.00000201686346284324">
                <text:p>0.00000201686346284324</text:p>
              </table:table-cell>
            </table:table-row>
            <table:table-row>
              <table:table-cell office:value-type="float" office:value="15.7500000000001">
                <text:p>15.7500000000001</text:p>
              </table:table-cell>
              <table:table-cell office:value-type="float" office:value="0.000648028836857">
                <text:p>0.000648028836857</text:p>
              </table:table-cell>
              <table:table-cell office:value-type="float" office:value="0.00000191608252712057">
                <text:p>0.00000191608252712057</text:p>
              </table:table-cell>
            </table:table-row>
            <table:table-row>
              <table:table-cell office:value-type="float" office:value="15.8000000000001">
                <text:p>15.8000000000001</text:p>
              </table:table-cell>
              <table:table-cell office:value-type="float" office:value="0.000680430216616013">
                <text:p>0.000680430216616013</text:p>
              </table:table-cell>
              <table:table-cell office:value-type="float" office:value="0.00000182034048460111">
                <text:p>0.00000182034048460111</text:p>
              </table:table-cell>
            </table:table-row>
            <table:table-row>
              <table:table-cell office:value-type="float" office:value="15.8500000000001">
                <text:p>15.8500000000001</text:p>
              </table:table-cell>
              <table:table-cell office:value-type="float" office:value="0.00071445166551608">
                <text:p>0.00071445166551608</text:p>
              </table:table-cell>
              <table:table-cell office:value-type="float" office:value="0.00000172938539110457">
                <text:p>0.00000172938539110457</text:p>
              </table:table-cell>
            </table:table-row>
            <table:table-row>
              <table:table-cell office:value-type="float" office:value="15.9000000000001">
                <text:p>15.9000000000001</text:p>
              </table:table-cell>
              <table:table-cell office:value-type="float" office:value="0.000750174187013771">
                <text:p>0.000750174187013771</text:p>
              </table:table-cell>
              <table:table-cell office:value-type="float" office:value="0.00000164297789966299">
                <text:p>0.00000164297789966299</text:p>
              </table:table-cell>
            </table:table-row>
            <table:table-row>
              <table:table-cell office:value-type="float" office:value="15.9500000000001">
                <text:p>15.9500000000001</text:p>
              </table:table-cell>
              <table:table-cell office:value-type="float" office:value="0.000787682834738479">
                <text:p>0.000787682834738479</text:p>
              </table:table-cell>
              <table:table-cell office:value-type="float" office:value="0.00000156089063066035">
                <text:p>0.00000156089063066035</text:p>
              </table:table-cell>
            </table:table-row>
            <table:table-row>
              <table:table-cell office:value-type="float" office:value="16.0000000000001">
                <text:p>16.0000000000001</text:p>
              </table:table-cell>
              <table:table-cell office:value-type="float" office:value="0.000827066915001065">
                <text:p>0.000827066915001065</text:p>
              </table:table-cell>
              <table:table-cell office:value-type="float" office:value="0.00000148290757346517">
                <text:p>0.00000148290757346517</text:p>
              </table:table-cell>
            </table:table-row>
            <table:table-row>
              <table:table-cell office:value-type="float" office:value="16.0500000000001">
                <text:p>16.0500000000001</text:p>
              </table:table-cell>
              <table:table-cell office:value-type="float" office:value="0.000868420199427929">
                <text:p>0.000868420199427929</text:p>
              </table:table-cell>
              <table:table-cell office:value-type="float" office:value="0.00000140882351798151">
                <text:p>0.00000140882351798151</text:p>
              </table:table-cell>
            </table:table-row>
            <table:table-row>
              <table:table-cell office:value-type="float" office:value="16.1000000000001">
                <text:p>16.1000000000001</text:p>
              </table:table-cell>
              <table:table-cell office:value-type="float" office:value="0.000911841148226785">
                <text:p>0.000911841148226785</text:p>
              </table:table-cell>
              <table:table-cell office:value-type="float" office:value="0.00000133844351462246">
                <text:p>0.00000133844351462246</text:p>
              </table:table-cell>
            </table:table-row>
            <table:table-row>
              <table:table-cell office:value-type="float" office:value="16.1500000000001">
                <text:p>16.1500000000001</text:p>
              </table:table-cell>
              <table:table-cell office:value-type="float" office:value="0.000957433144615731">
                <text:p>0.000957433144615731</text:p>
              </table:table-cell>
              <table:table-cell office:value-type="float" office:value="0.00000127158236128489">
                <text:p>0.00000127158236128489</text:p>
              </table:table-cell>
            </table:table-row>
            <table:table-row>
              <table:table-cell office:value-type="float" office:value="16.2000000000001">
                <text:p>16.2000000000001</text:p>
              </table:table-cell>
              <table:table-cell office:value-type="float" office:value="0.00100530474097376">
                <text:p>0.00100530474097376</text:p>
              </table:table-cell>
              <table:table-cell office:value-type="float" office:value="0.00000120806411597559">
                <text:p>0.00000120806411597559</text:p>
              </table:table-cell>
            </table:table-row>
            <table:table-row>
              <table:table-cell office:value-type="float" office:value="16.2500000000001">
                <text:p>16.2500000000001</text:p>
              </table:table-cell>
              <table:table-cell office:value-type="float" office:value="0.00105556991729882">
                <text:p>0.00105556991729882</text:p>
              </table:table-cell>
              <table:table-cell office:value-type="float" office:value="0.00000114772163380597">
                <text:p>0.00000114772163380597</text:p>
              </table:table-cell>
            </table:table-row>
            <table:table-row>
              <table:table-cell office:value-type="float" office:value="16.3000000000001">
                <text:p>16.3000000000001</text:p>
              </table:table-cell>
              <table:table-cell office:value-type="float" office:value="0.00110834835258874">
                <text:p>0.00110834835258874</text:p>
              </table:table-cell>
              <table:table-cell office:value-type="float" office:value="0.00000109039612713717">
                <text:p>0.00000109039612713717</text:p>
              </table:table-cell>
            </table:table-row>
            <table:table-row>
              <table:table-cell office:value-type="float" office:value="16.3500000000001">
                <text:p>16.3500000000001</text:p>
              </table:table-cell>
              <table:table-cell office:value-type="float" office:value="0.00116376570979124">
                <text:p>0.00116376570979124</text:p>
              </table:table-cell>
              <table:table-cell office:value-type="float" office:value="0.00000103593674771787">
                <text:p>0.00000103593674771787</text:p>
              </table:table-cell>
            </table:table-row>
            <table:table-row>
              <table:table-cell office:value-type="float" office:value="16.4000000000001">
                <text:p>16.4000000000001</text:p>
              </table:table-cell>
              <table:table-cell office:value-type="float" office:value="0.00122195393500142">
                <text:p>0.00122195393500142</text:p>
              </table:table-cell>
              <table:table-cell office:value-type="float" office:value="0.000000984200189715206">
                <text:p>0.000000984200189715206</text:p>
              </table:table-cell>
            </table:table-row>
            <table:table-row>
              <table:table-cell office:value-type="float" office:value="16.4500000000001">
                <text:p>16.4500000000001</text:p>
              </table:table-cell>
              <table:table-cell office:value-type="float" office:value="0.00128305157161913">
                <text:p>0.00128305157161913</text:p>
              </table:table-cell>
              <table:table-cell office:value-type="float" office:value="0.000000935050312594179">
                <text:p>0.000000935050312594179</text:p>
              </table:table-cell>
            </table:table-row>
            <table:table-row>
              <table:table-cell office:value-type="float" office:value="16.5000000000001">
                <text:p>16.5000000000001</text:p>
              </table:table-cell>
              <table:table-cell office:value-type="float" office:value="0.00134720409021419">
                <text:p>0.00134720409021419</text:p>
              </table:table-cell>
              <table:table-cell office:value-type="float" office:value="0.000000888357782853126">
                <text:p>0.000000888357782853126</text:p>
              </table:table-cell>
            </table:table-row>
            <table:table-row>
              <table:table-cell office:value-type="float" office:value="16.5500000000001">
                <text:p>16.5500000000001</text:p>
              </table:table-cell>
              <table:table-cell office:value-type="float" office:value="0.00141456423488494">
                <text:p>0.00141456423488494</text:p>
              </table:table-cell>
              <table:table-cell office:value-type="float" office:value="0.000000843999733672401">
                <text:p>0.000000843999733672401</text:p>
              </table:table-cell>
            </table:table-row>
            <table:table-row>
              <table:table-cell office:value-type="float" office:value="16.6000000000001">
                <text:p>16.6000000000001</text:p>
              </table:table-cell>
              <table:table-cell office:value-type="float" office:value="0.0014852923869346">
                <text:p>0.0014852923869346</text:p>
              </table:table-cell>
              <table:table-cell office:value-type="float" office:value="0.000000801859441580656">
                <text:p>0.000000801859441580656</text:p>
              </table:table-cell>
            </table:table-row>
            <table:table-row>
              <table:table-cell office:value-type="float" office:value="16.6500000000001">
                <text:p>16.6500000000001</text:p>
              </table:table-cell>
              <table:table-cell office:value-type="float" office:value="0.00155955694673154">
                <text:p>0.00155955694673154</text:p>
              </table:table-cell>
              <table:table-cell office:value-type="float" office:value="0.000000761826019287822">
                <text:p>0.000000761826019287822</text:p>
              </table:table-cell>
            </table:table-row>
            <table:table-row>
              <table:table-cell office:value-type="float" office:value="16.7000000000001">
                <text:p>16.7000000000001</text:p>
              </table:table-cell>
              <table:table-cell office:value-type="float" office:value="0.00163753473466256">
                <text:p>0.00163753473466256</text:p>
              </table:table-cell>
              <table:table-cell office:value-type="float" office:value="0.00000072379412387646">
                <text:p>0.00000072379412387646</text:p>
              </table:table-cell>
            </table:table-row>
            <table:table-row>
              <table:table-cell office:value-type="float" office:value="16.7500000000001">
                <text:p>16.7500000000001</text:p>
              </table:table-cell>
              <table:table-cell office:value-type="float" office:value="0.00171941141213379">
                <text:p>0.00171941141213379</text:p>
              </table:table-cell>
              <table:table-cell office:value-type="float" office:value="0.000000687663679583566">
                <text:p>0.000000687663679583566</text:p>
              </table:table-cell>
            </table:table-row>
            <table:table-row>
              <table:table-cell office:value-type="float" office:value="16.8000000000001">
                <text:p>16.8000000000001</text:p>
              </table:table-cell>
              <table:table-cell office:value-type="float" office:value="0.00180538192362164">
                <text:p>0.00180538192362164</text:p>
              </table:table-cell>
              <table:table-cell office:value-type="float" office:value="0.000000653339614443307">
                <text:p>0.000000653339614443307</text:p>
              </table:table-cell>
            </table:table-row>
            <table:table-row>
              <table:table-cell office:value-type="float" office:value="16.8500000000001">
                <text:p>16.8500000000001</text:p>
              </table:table-cell>
              <table:table-cell office:value-type="float" office:value="0.00189565096082635">
                <text:p>0.00189565096082635</text:p>
              </table:table-cell>
              <table:table-cell office:value-type="float" office:value="0.000000620731610097637">
                <text:p>0.000000620731610097637</text:p>
              </table:table-cell>
            </table:table-row>
            <table:table-row>
              <table:table-cell office:value-type="float" office:value="16.9000000000001">
                <text:p>16.9000000000001</text:p>
              </table:table-cell>
              <table:table-cell office:value-type="float" office:value="0.00199043345003314">
                <text:p>0.00199043345003314</text:p>
              </table:table-cell>
              <table:table-cell office:value-type="float" office:value="0.00000058975386411641">
                <text:p>0.00000058975386411641</text:p>
              </table:table-cell>
            </table:table-row>
            <table:table-row>
              <table:table-cell office:value-type="float" office:value="16.9500000000001">
                <text:p>16.9500000000001</text:p>
              </table:table-cell>
              <table:table-cell office:value-type="float" office:value="0.00208995506384151">
                <text:p>0.00208995506384151</text:p>
              </table:table-cell>
              <table:table-cell office:value-type="float" office:value="0.000000560324864201511">
                <text:p>0.000000560324864201511</text:p>
              </table:table-cell>
            </table:table-row>
            <table:table-row>
              <table:table-cell office:value-type="float" office:value="17.0000000000001">
                <text:p>17.0000000000001</text:p>
              </table:table-cell>
              <table:table-cell office:value-type="float" office:value="0.00219445275848089">
                <text:p>0.00219445275848089</text:p>
              </table:table-cell>
              <table:table-cell office:value-type="float" office:value="0.000000532367173680802">
                <text:p>0.000000532367173680802</text:p>
              </table:table-cell>
            </table:table-row>
            <table:table-row>
              <table:table-cell office:value-type="float" office:value="17.0500000000001">
                <text:p>17.0500000000001</text:p>
              </table:table-cell>
              <table:table-cell office:value-type="float" office:value="0.00230417533799221">
                <text:p>0.00230417533799221</text:p>
              </table:table-cell>
              <table:table-cell office:value-type="float" office:value="0.000000505807227727402">
                <text:p>0.000000505807227727402</text:p>
              </table:table-cell>
            </table:table-row>
            <table:table-row>
              <table:table-cell office:value-type="float" office:value="17.1000000000001">
                <text:p>17.1000000000001</text:p>
              </table:table-cell>
              <table:table-cell office:value-type="float" office:value="0.00241938404661839">
                <text:p>0.00241938404661839</text:p>
              </table:table-cell>
              <table:table-cell office:value-type="float" office:value="0.000000480575139768027">
                <text:p>0.000000480575139768027</text:p>
              </table:table-cell>
            </table:table-row>
            <table:table-row>
              <table:table-cell office:value-type="float" office:value="17.1500000000001">
                <text:p>17.1500000000001</text:p>
              </table:table-cell>
              <table:table-cell office:value-type="float" office:value="0.00254035319081452">
                <text:p>0.00254035319081452</text:p>
              </table:table-cell>
              <table:table-cell office:value-type="float" office:value="0.000000456604517570944">
                <text:p>0.000000456604517570944</text:p>
              </table:table-cell>
            </table:table-row>
            <table:table-row>
              <table:table-cell office:value-type="float" office:value="17.2000000000001">
                <text:p>17.2000000000001</text:p>
              </table:table-cell>
              <table:table-cell office:value-type="float" office:value="0.00266737079235841">
                <text:p>0.00266737079235841</text:p>
              </table:table-cell>
              <table:table-cell office:value-type="float" office:value="0.000000433832288529554">
                <text:p>0.000000433832288529554</text:p>
              </table:table-cell>
            </table:table-row>
            <table:table-row>
              <table:table-cell office:value-type="float" office:value="17.2500000000001">
                <text:p>17.2500000000001</text:p>
              </table:table-cell>
              <table:table-cell office:value-type="float" office:value="0.00280073927411675">
                <text:p>0.00280073927411675</text:p>
              </table:table-cell>
              <table:table-cell office:value-type="float" office:value="0.000000412198533681837">
                <text:p>0.000000412198533681837</text:p>
              </table:table-cell>
            </table:table-row>
            <table:table-row>
              <table:table-cell office:value-type="float" office:value="17.3000000000001">
                <text:p>17.3000000000001</text:p>
              </table:table-cell>
              <table:table-cell office:value-type="float" office:value="0.00294077618009955">
                <text:p>0.00294077618009955</text:p>
              </table:table-cell>
              <table:table-cell office:value-type="float" office:value="0.000000391646330028846">
                <text:p>0.000000391646330028846</text:p>
              </table:table-cell>
            </table:table-row>
            <table:table-row>
              <table:table-cell office:value-type="float" office:value="17.3500000000001">
                <text:p>17.3500000000001</text:p>
              </table:table-cell>
              <table:table-cell office:value-type="float" office:value="0.00308781493151732">
                <text:p>0.00308781493151732</text:p>
              </table:table-cell>
              <table:table-cell office:value-type="float" office:value="0.000000372121600737322">
                <text:p>0.000000372121600737322</text:p>
              </table:table-cell>
            </table:table-row>
            <table:table-row>
              <table:table-cell office:value-type="float" office:value="17.4000000000001">
                <text:p>17.4000000000001</text:p>
              </table:table-cell>
              <table:table-cell office:value-type="float" office:value="0.00324220562064106">
                <text:p>0.00324220562064106</text:p>
              </table:table-cell>
              <table:table-cell office:value-type="float" office:value="0.000000353572972832211">
                <text:p>0.000000353572972832211</text:p>
              </table:table-cell>
            </table:table-row>
            <table:table-row>
              <table:table-cell office:value-type="float" office:value="17.4500000000001">
                <text:p>17.4500000000001</text:p>
              </table:table-cell>
              <table:table-cell office:value-type="float" office:value="0.0034043158443553">
                <text:p>0.0034043158443553</text:p>
              </table:table-cell>
              <table:table-cell office:value-type="float" office:value="0.000000335951642004591">
                <text:p>0.000000335951642004591</text:p>
              </table:table-cell>
            </table:table-row>
            <table:table-row>
              <table:table-cell office:value-type="float" office:value="17.5000000000001">
                <text:p>17.5000000000001</text:p>
              </table:table-cell>
              <table:table-cell office:value-type="float" office:value="0.00357453157938879">
                <text:p>0.00357453157938879</text:p>
              </table:table-cell>
              <table:table-cell office:value-type="float" office:value="0.000000319211244179253">
                <text:p>0.000000319211244179253</text:p>
              </table:table-cell>
            </table:table-row>
            <table:table-row>
              <table:table-cell office:value-type="float" office:value="17.5500000000001">
                <text:p>17.5500000000001</text:p>
              </table:table-cell>
              <table:table-cell office:value-type="float" office:value="0.00375325810130669">
                <text:p>0.00375325810130669</text:p>
              </table:table-cell>
              <table:table-cell office:value-type="float" office:value="0.000000303307733503931">
                <text:p>0.000000303307733503931</text:p>
              </table:table-cell>
            </table:table-row>
            <table:table-row>
              <table:table-cell office:value-type="float" office:value="17.6000000000001">
                <text:p>17.6000000000001</text:p>
              </table:table-cell>
              <table:table-cell office:value-type="float" office:value="0.00394092094945242">
                <text:p>0.00394092094945242</text:p>
              </table:table-cell>
              <table:table-cell office:value-type="float" office:value="0.000000288199266439132">
                <text:p>0.000000288199266439132</text:p>
              </table:table-cell>
            </table:table-row>
            <table:table-row>
              <table:table-cell office:value-type="float" office:value="17.6500000000001">
                <text:p>17.6500000000001</text:p>
              </table:table-cell>
              <table:table-cell office:value-type="float" office:value="0.00413796694013651">
                <text:p>0.00413796694013651</text:p>
              </table:table-cell>
              <table:table-cell office:value-type="float" office:value="0.000000273846091643512">
                <text:p>0.000000273846091643512</text:p>
              </table:table-cell>
            </table:table-row>
            <table:table-row>
              <table:table-cell office:value-type="float" office:value="17.7000000000001">
                <text:p>17.7000000000001</text:p>
              </table:table-cell>
              <table:table-cell office:value-type="float" office:value="0.00434486523048503">
                <text:p>0.00434486523048503</text:p>
              </table:table-cell>
              <table:table-cell office:value-type="float" office:value="0.000000260210445365032">
                <text:p>0.000000260210445365032</text:p>
              </table:table-cell>
            </table:table-row>
            <table:table-row>
              <table:table-cell office:value-type="float" office:value="17.7500000000001">
                <text:p>17.7500000000001</text:p>
              </table:table-cell>
              <table:table-cell office:value-type="float" office:value="0.00456210843548032">
                <text:p>0.00456210843548032</text:p>
              </table:table-cell>
              <table:table-cell office:value-type="float" office:value="0.000000247256452062614">
                <text:p>0.000000247256452062614</text:p>
              </table:table-cell>
            </table:table-row>
            <table:table-row>
              <table:table-cell office:value-type="float" office:value="17.8000000000001">
                <text:p>17.8000000000001</text:p>
              </table:table-cell>
              <table:table-cell office:value-type="float" office:value="0.0047902138008538">
                <text:p>0.0047902138008538</text:p>
              </table:table-cell>
              <table:table-cell office:value-type="float" office:value="0.000000234950029996767">
                <text:p>0.000000234950029996767</text:p>
              </table:table-cell>
            </table:table-row>
            <table:table-row>
              <table:table-cell office:value-type="float" office:value="17.8500000000001">
                <text:p>17.8500000000001</text:p>
              </table:table-cell>
              <table:table-cell office:value-type="float" office:value="0.00502972443462344">
                <text:p>0.00502972443462344</text:p>
              </table:table-cell>
              <table:table-cell office:value-type="float" office:value="0.000000223258801540739">
                <text:p>0.000000223258801540739</text:p>
              </table:table-cell>
            </table:table-row>
            <table:table-row>
              <table:table-cell office:value-type="float" office:value="17.9000000000001">
                <text:p>17.9000000000001</text:p>
              </table:table-cell>
              <table:table-cell office:value-type="float" office:value="0.0052812106002081">
                <text:p>0.0052812106002081</text:p>
              </table:table-cell>
              <table:table-cell office:value-type="float" office:value="0.00000021215200797617">
                <text:p>0.00000021215200797617</text:p>
              </table:table-cell>
            </table:table-row>
            <table:table-row>
              <table:table-cell office:value-type="float" office:value="17.9500000000001">
                <text:p>17.9500000000001</text:p>
              </table:table-cell>
              <table:table-cell office:value-type="float" office:value="0.00554527107419754">
                <text:p>0.00554527107419754</text:p>
              </table:table-cell>
              <table:table-cell office:value-type="float" office:value="0.00000020160042854903">
                <text:p>0.00000020160042854903</text:p>
              </table:table-cell>
            </table:table-row>
            <table:table-row>
              <table:table-cell office:value-type="float" office:value="18.0000000000001">
                <text:p>18.0000000000001</text:p>
              </table:table-cell>
              <table:table-cell office:value-type="float" office:value="0.00582253457201096">
                <text:p>0.00582253457201096</text:p>
              </table:table-cell>
              <table:table-cell office:value-type="float" office:value="0.000000191576303572828">
                <text:p>0.000000191576303572828</text:p>
              </table:table-cell>
            </table:table-row>
            <table:table-row>
              <table:table-cell office:value-type="float" office:value="18.0500000000001">
                <text:p>18.0500000000001</text:p>
              </table:table-cell>
              <table:table-cell office:value-type="float" office:value="0.00611366124483853">
                <text:p>0.00611366124483853</text:p>
              </table:table-cell>
              <table:table-cell office:value-type="float" office:value="0.000000182053261376723">
                <text:p>0.000000182053261376723</text:p>
              </table:table-cell>
            </table:table-row>
            <table:table-row>
              <table:table-cell office:value-type="float" office:value="18.1000000000001">
                <text:p>18.1000000000001</text:p>
              </table:table-cell>
              <table:table-cell office:value-type="float" office:value="0.00641934425142986">
                <text:p>0.00641934425142986</text:p>
              </table:table-cell>
              <table:table-cell office:value-type="float" office:value="0.000000173006248906315">
                <text:p>0.000000173006248906315</text:p>
              </table:table-cell>
            </table:table-row>
            <table:table-row>
              <table:table-cell office:value-type="float" office:value="18.1500000000001">
                <text:p>18.1500000000001</text:p>
              </table:table-cell>
              <table:table-cell office:value-type="float" office:value="0.00674031140847202">
                <text:p>0.00674031140847202</text:p>
              </table:table-cell>
              <table:table-cell office:value-type="float" office:value="0.000000164411465794469">
                <text:p>0.000000164411465794469</text:p>
              </table:table-cell>
            </table:table-row>
            <table:table-row>
              <table:table-cell office:value-type="float" office:value="18.2000000000001">
                <text:p>18.2000000000001</text:p>
              </table:table-cell>
              <table:table-cell office:value-type="float" office:value="0.00707732692348639">
                <text:p>0.00707732692348639</text:p>
              </table:table-cell>
              <table:table-cell office:value-type="float" office:value="0.000000156246301728674">
                <text:p>0.000000156246301728674</text:p>
              </table:table-cell>
            </table:table-row>
            <table:table-row>
              <table:table-cell office:value-type="float" office:value="18.2500000000001">
                <text:p>18.2500000000001</text:p>
              </table:table-cell>
              <table:table-cell office:value-type="float" office:value="0.0074311932143704">
                <text:p>0.0074311932143704</text:p>
              </table:table-cell>
              <table:table-cell office:value-type="float" office:value="0.000000148489276950136">
                <text:p>0.000000148489276950136</text:p>
              </table:table-cell>
            </table:table-row>
            <table:table-row>
              <table:table-cell office:value-type="float" office:value="18.3000000000001">
                <text:p>18.3000000000001</text:p>
              </table:table-cell>
              <table:table-cell office:value-type="float" office:value="0.0078027528199163">
                <text:p>0.0078027528199163</text:p>
              </table:table-cell>
              <table:table-cell office:value-type="float" office:value="0.000000141119985727993">
                <text:p>0.000000141119985727993</text:p>
              </table:table-cell>
            </table:table-row>
            <table:table-row>
              <table:table-cell office:value-type="float" office:value="18.3500000000001">
                <text:p>18.3500000000001</text:p>
              </table:table-cell>
              <table:table-cell office:value-type="float" office:value="0.0081928904058559">
                <text:p>0.0081928904058559</text:p>
              </table:table-cell>
              <table:table-cell office:value-type="float" office:value="0.000000134119042659923">
                <text:p>0.000000134119042659923</text:p>
              </table:table-cell>
            </table:table-row>
            <table:table-row>
              <table:table-cell office:value-type="float" office:value="18.4000000000001">
                <text:p>18.4000000000001</text:p>
              </table:table-cell>
              <table:table-cell office:value-type="float" office:value="0.00860253487120756">
                <text:p>0.00860253487120756</text:p>
              </table:table-cell>
              <table:table-cell office:value-type="float" office:value="0.000000127468031657819">
                <text:p>0.000000127468031657819</text:p>
              </table:table-cell>
            </table:table-row>
            <table:table-row>
              <table:table-cell office:value-type="float" office:value="18.4500000000001">
                <text:p>18.4500000000001</text:p>
              </table:table-cell>
              <table:table-cell office:value-type="float" office:value="0.00903266155994053">
                <text:p>0.00903266155994053</text:p>
              </table:table-cell>
              <table:table-cell office:value-type="float" office:value="0.000000121149457484294">
                <text:p>0.000000121149457484294</text:p>
              </table:table-cell>
            </table:table-row>
            <table:table-row>
              <table:table-cell office:value-type="float" office:value="18.5000000000001">
                <text:p>18.5000000000001</text:p>
              </table:table-cell>
              <table:table-cell office:value-type="float" office:value="0.00948429458322245">
                <text:p>0.00948429458322245</text:p>
              </table:table-cell>
              <table:table-cell office:value-type="float" office:value="0.00000011514669971246">
                <text:p>0.00000011514669971246</text:p>
              </table:table-cell>
            </table:table-row>
            <table:table-row>
              <table:table-cell office:value-type="float" office:value="18.5500000000001">
                <text:p>18.5500000000001</text:p>
              </table:table-cell>
              <table:table-cell office:value-type="float" office:value="0.00995850925777932">
                <text:p>0.00995850925777932</text:p>
              </table:table-cell>
              <table:table-cell office:value-type="float" office:value="0.000000109443968987855">
                <text:p>0.000000109443968987855</text:p>
              </table:table-cell>
            </table:table-row>
            <table:table-row>
              <table:table-cell office:value-type="float" office:value="18.6000000000001">
                <text:p>18.6000000000001</text:p>
              </table:table-cell>
              <table:table-cell office:value-type="float" office:value="0.0104564346661733">
                <text:p>0.0104564346661733</text:p>
              </table:table-cell>
              <table:table-cell office:value-type="float" office:value="0.000000104026265477381">
                <text:p>0.000000104026265477381</text:p>
              </table:table-cell>
            </table:table-row>
            <table:table-row>
              <table:table-cell office:value-type="float" office:value="18.6500000000001">
                <text:p>18.6500000000001</text:p>
              </table:table-cell>
              <table:table-cell office:value-type="float" office:value="0.0109792563450948">
                <text:p>0.0109792563450948</text:p>
              </table:table-cell>
              <table:table-cell office:value-type="float" office:value="0.0000000988793393959385">
                <text:p>0.0000000988793393959385</text:p>
              </table:table-cell>
            </table:table-row>
            <table:table-row>
              <table:table-cell office:value-type="float" office:value="18.7000000000001">
                <text:p>18.7000000000001</text:p>
              </table:table-cell>
              <table:table-cell office:value-type="float" office:value="0.0115282191080685">
                <text:p>0.0115282191080685</text:p>
              </table:table-cell>
              <table:table-cell office:value-type="float" office:value="0.0000000939896535068646">
                <text:p>0.0000000939896535068646</text:p>
              </table:table-cell>
            </table:table-row>
            <table:table-row>
              <table:table-cell office:value-type="float" office:value="18.7500000000001">
                <text:p>18.7500000000001</text:p>
              </table:table-cell>
              <table:table-cell office:value-type="float" office:value="0.0121046300092952">
                <text:p>0.0121046300092952</text:p>
              </table:table-cell>
              <table:table-cell office:value-type="float" office:value="0.0000000893443474974973">
                <text:p>0.0000000893443474974973</text:p>
              </table:table-cell>
            </table:table-row>
            <table:table-row>
              <table:table-cell office:value-type="float" office:value="18.8000000000001">
                <text:p>18.8000000000001</text:p>
              </table:table-cell>
              <table:table-cell office:value-type="float" office:value="0.012709861455686">
                <text:p>0.012709861455686</text:p>
              </table:table-cell>
              <table:table-cell office:value-type="float" office:value="0.0000000849312041361164">
                <text:p>0.0000000849312041361164</text:p>
              </table:table-cell>
            </table:table-row>
            <table:table-row>
              <table:table-cell office:value-type="float" office:value="18.8500000000001">
                <text:p>18.8500000000001</text:p>
              </table:table-cell>
              <table:table-cell office:value-type="float" office:value="0.0133453544744971">
                <text:p>0.0133453544744971</text:p>
              </table:table-cell>
              <table:table-cell office:value-type="float" office:value="0.0000000807386171212023">
                <text:p>0.0000000807386171212023</text:p>
              </table:table-cell>
            </table:table-row>
            <table:table-row>
              <table:table-cell office:value-type="float" office:value="18.9000000000001">
                <text:p>18.9000000000001</text:p>
              </table:table-cell>
              <table:table-cell office:value-type="float" office:value="0.0140126221443477">
                <text:p>0.0140126221443477</text:p>
              </table:table-cell>
              <table:table-cell office:value-type="float" office:value="0.0000000767555605384053">
                <text:p>0.0000000767555605384053</text:p>
              </table:table-cell>
            </table:table-row>
            <table:table-row>
              <table:table-cell office:value-type="float" office:value="18.9500000000001">
                <text:p>18.9500000000001</text:p>
              </table:table-cell>
              <table:table-cell office:value-type="float" office:value="0.0147132531977877">
                <text:p>0.0147132531977877</text:p>
              </table:table-cell>
              <table:table-cell office:value-type="float" office:value="0.0000000729715598448502">
                <text:p>0.0000000729715598448502</text:p>
              </table:table-cell>
            </table:table-row>
            <table:table-row>
              <table:table-cell office:value-type="float" office:value="19.0000000000001">
                <text:p>19.0000000000001</text:p>
              </table:table-cell>
              <table:table-cell office:value-type="float" office:value="0.0154489158039947">
                <text:p>0.0154489158039947</text:p>
              </table:table-cell>
              <table:table-cell office:value-type="float" office:value="0.0000000693766643044194">
                <text:p>0.0000000693766643044194</text:p>
              </table:table-cell>
            </table:table-row>
            <table:table-row>
              <table:table-cell office:value-type="float" office:value="19.0500000000001">
                <text:p>19.0500000000001</text:p>
              </table:table-cell>
              <table:table-cell office:value-type="float" office:value="0.0162213615406047">
                <text:p>0.0162213615406047</text:p>
              </table:table-cell>
              <table:table-cell office:value-type="float" office:value="0.0000000659614208014785">
                <text:p>0.0000000659614208014785</text:p>
              </table:table-cell>
            </table:table-row>
            <table:table-row>
              <table:table-cell office:value-type="float" office:value="19.1000000000001">
                <text:p>19.1000000000001</text:p>
              </table:table-cell>
              <table:table-cell office:value-type="float" office:value="0.0170324295641357">
                <text:p>0.0170324295641357</text:p>
              </table:table-cell>
              <table:table-cell office:value-type="float" office:value="0.0000000627168489641322">
                <text:p>0.0000000627168489641322</text:p>
              </table:table-cell>
            </table:table-row>
            <table:table-row>
              <table:table-cell office:value-type="float" office:value="19.1500000000001">
                <text:p>19.1500000000001</text:p>
              </table:table-cell>
              <table:table-cell office:value-type="float" office:value="0.0178840509889315">
                <text:p>0.0178840509889315</text:p>
              </table:table-cell>
              <table:table-cell office:value-type="float" office:value="0.0000000596344175315489">
                <text:p>0.0000000596344175315489</text:p>
              </table:table-cell>
            </table:table-row>
            <table:table-row>
              <table:table-cell office:value-type="float" office:value="19.2000000000001">
                <text:p>19.2000000000001</text:p>
              </table:table-cell>
              <table:table-cell office:value-type="float" office:value="0.0187782534850528">
                <text:p>0.0187782534850528</text:p>
              </table:table-cell>
              <table:table-cell office:value-type="float" office:value="0.0000000567060219031629">
                <text:p>0.0000000567060219031629</text:p>
              </table:table-cell>
            </table:table-row>
            <table:table-row>
              <table:table-cell office:value-type="float" office:value="19.2500000000001">
                <text:p>19.2500000000001</text:p>
              </table:table-cell>
              <table:table-cell office:value-type="float" office:value="0.0197171661060634">
                <text:p>0.0197171661060634</text:p>
              </table:table-cell>
              <table:table-cell office:value-type="float" office:value="0.0000000539239628106761">
                <text:p>0.0000000539239628106761</text:p>
              </table:table-cell>
            </table:table-row>
            <table:table-row>
              <table:table-cell office:value-type="float" office:value="19.3000000000001">
                <text:p>19.3000000000001</text:p>
              </table:table-cell>
              <table:table-cell office:value-type="float" office:value="0.0207030243582052">
                <text:p>0.0207030243582052</text:p>
              </table:table-cell>
              <table:table-cell office:value-type="float" office:value="0.0000000512809260567341">
                <text:p>0.0000000512809260567341</text:p>
              </table:table-cell>
            </table:table-row>
            <table:table-row>
              <table:table-cell office:value-type="float" office:value="19.3500000000001">
                <text:p>19.3500000000001</text:p>
              </table:table-cell>
              <table:table-cell office:value-type="float" office:value="0.021738175523032">
                <text:p>0.021738175523032</text:p>
              </table:table-cell>
              <table:table-cell office:value-type="float" office:value="0.0000000487699632669606">
                <text:p>0.0000000487699632669606</text:p>
              </table:table-cell>
            </table:table-row>
            <table:table-row>
              <table:table-cell office:value-type="float" office:value="19.4000000000001">
                <text:p>19.4000000000001</text:p>
              </table:table-cell>
              <table:table-cell office:value-type="float" office:value="0.0228250842461751">
                <text:p>0.0228250842461751</text:p>
              </table:table-cell>
              <table:table-cell office:value-type="float" office:value="0.0000000463844736047">
                <text:p>0.0000000463844736047</text:p>
              </table:table-cell>
            </table:table-row>
            <table:table-row>
              <table:table-cell office:value-type="float" office:value="19.4500000000001">
                <text:p>19.4500000000001</text:p>
              </table:table-cell>
              <table:table-cell office:value-type="float" office:value="0.0239663384055474">
                <text:p>0.0239663384055474</text:p>
              </table:table-cell>
              <table:table-cell office:value-type="float" office:value="0.0000000441181864003521">
                <text:p>0.0000000441181864003521</text:p>
              </table:table-cell>
            </table:table-row>
            <table:table-row>
              <table:table-cell office:value-type="float" office:value="19.5000000000001">
                <text:p>19.5000000000001</text:p>
              </table:table-cell>
              <table:table-cell office:value-type="float" office:value="0.0251646552729572">
                <text:p>0.0251646552729572</text:p>
              </table:table-cell>
              <table:table-cell office:value-type="float" office:value="0.00000004196514464959">
                <text:p>0.00000004196514464959</text:p>
              </table:table-cell>
            </table:table-row>
            <table:table-row>
              <table:table-cell office:value-type="float" office:value="19.5500000000001">
                <text:p>19.5500000000001</text:p>
              </table:table-cell>
              <table:table-cell office:value-type="float" office:value="0.0264228879838031">
                <text:p>0.0264228879838031</text:p>
              </table:table-cell>
              <table:table-cell office:value-type="float" office:value="0.0000000399196893370398">
                <text:p>0.0000000399196893370398</text:p>
              </table:table-cell>
            </table:table-row>
            <table:table-row>
              <table:table-cell office:value-type="float" office:value="19.6000000000001">
                <text:p>19.6000000000001</text:p>
              </table:table-cell>
              <table:table-cell office:value-type="float" office:value="0.0277440323302536">
                <text:p>0.0277440323302536</text:p>
              </table:table-cell>
              <table:table-cell office:value-type="float" office:value="0.0000000379764445441729">
                <text:p>0.0000000379764445441729</text:p>
              </table:table-cell>
            </table:table-row>
            <table:table-row>
              <table:table-cell office:value-type="float" office:value="19.6500000000001">
                <text:p>19.6500000000001</text:p>
              </table:table-cell>
              <table:table-cell office:value-type="float" office:value="0.0291312338940853">
                <text:p>0.0291312338940853</text:p>
              </table:table-cell>
              <table:table-cell office:value-type="float" office:value="0.0000000361303033022253">
                <text:p>0.0000000361303033022253</text:p>
              </table:table-cell>
            </table:table-row>
            <table:table-row>
              <table:table-cell office:value-type="float" office:value="19.7000000000001">
                <text:p>19.7000000000001</text:p>
              </table:table-cell>
              <table:table-cell office:value-type="float" office:value="0.0305877955361635">
                <text:p>0.0305877955361635</text:p>
              </table:table-cell>
              <table:table-cell office:value-type="float" office:value="0.0000000343764141529221">
                <text:p>0.0000000343764141529221</text:p>
              </table:table-cell>
            </table:table-row>
            <table:table-row>
              <table:table-cell office:value-type="float" office:value="19.7500000000001">
                <text:p>19.7500000000001</text:p>
              </table:table-cell>
              <table:table-cell office:value-type="float" office:value="0.0321171852603968">
                <text:p>0.0321171852603968</text:p>
              </table:table-cell>
              <table:table-cell office:value-type="float" office:value="0.0000000327101683816448">
                <text:p>0.0000000327101683816448</text:p>
              </table:table-cell>
            </table:table-row>
            <table:table-row>
              <table:table-cell office:value-type="float" office:value="19.8000000000001">
                <text:p>19.8000000000001</text:p>
              </table:table-cell>
              <table:table-cell office:value-type="float" office:value="0.0337230444708887">
                <text:p>0.0337230444708887</text:p>
              </table:table-cell>
              <table:table-cell office:value-type="float" office:value="0.0000000311271878894532">
                <text:p>0.0000000311271878894532</text:p>
              </table:table-cell>
            </table:table-row>
            <table:table-row>
              <table:table-cell office:value-type="float" office:value="19.8500000000001">
                <text:p>19.8500000000001</text:p>
              </table:table-cell>
              <table:table-cell office:value-type="float" office:value="0.0354091966419479">
                <text:p>0.0354091966419479</text:p>
              </table:table-cell>
              <table:table-cell office:value-type="float" office:value="0.000000029623313672053">
                <text:p>0.000000029623313672053</text:p>
              </table:table-cell>
            </table:table-row>
            <table:table-row>
              <table:table-cell office:value-type="float" office:value="19.9000000000001">
                <text:p>19.9000000000001</text:p>
              </table:table-cell>
              <table:table-cell office:value-type="float" office:value="0.0371796564215984">
                <text:p>0.0371796564215984</text:p>
              </table:table-cell>
              <table:table-cell office:value-type="float" office:value="0.0000000281945948754003">
                <text:p>0.0000000281945948754003</text:p>
              </table:table-cell>
            </table:table-row>
            <table:table-row>
              <table:table-cell office:value-type="float" office:value="19.9500000000001">
                <text:p>19.9500000000001</text:p>
              </table:table-cell>
              <table:table-cell office:value-type="float" office:value="0.0390386391902651">
                <text:p>0.0390386391902651</text:p>
              </table:table-cell>
              <table:table-cell office:value-type="float" office:value="0.000000026837278399151">
                <text:p>0.000000026837278399151</text:p>
              </table:table-cell>
            </table:table-row>
            <table:table-row>
              <table:table-cell office:value-type="float" office:value="20.0000000000001">
                <text:p>20.0000000000001</text:p>
              </table:table-cell>
              <table:table-cell office:value-type="float" office:value="0.0409905710973938">
                <text:p>0.0409905710973938</text:p>
              </table:table-cell>
              <table:table-cell office:value-type="float" office:value="0.0000000255477990206071">
                <text:p>0.0000000255477990206071</text:p>
              </table:table-cell>
            </table:table-row>
            <table:table-row>
              <table:table-cell office:value-type="float" office:value="20.0500000000001">
                <text:p>20.0500000000001</text:p>
              </table:table-cell>
              <table:table-cell office:value-type="float" office:value="0.0430400995999025">
                <text:p>0.0430400995999025</text:p>
              </table:table-cell>
              <table:table-cell office:value-type="float" office:value="0.0000000243227700131836">
                <text:p>0.0000000243227700131836</text:p>
              </table:table-cell>
            </table:table-row>
            <table:table-row>
              <table:table-cell office:value-type="float" office:value="20.1000000000001">
                <text:p>20.1000000000001</text:p>
              </table:table-cell>
              <table:table-cell office:value-type="float" office:value="0.0451921045275549">
                <text:p>0.0451921045275549</text:p>
              </table:table-cell>
              <table:table-cell office:value-type="float" office:value="0.00000002315897423472">
                <text:p>0.00000002315897423472</text:p>
              </table:table-cell>
            </table:table-row>
            <table:table-row>
              <table:table-cell office:value-type="float" office:value="20.1500000000002">
                <text:p>20.1500000000002</text:p>
              </table:table-cell>
              <table:table-cell office:value-type="float" office:value="0.0474517097016026">
                <text:p>0.0474517097016026</text:p>
              </table:table-cell>
              <table:table-cell office:value-type="float" office:value="0.0000000220533556622023">
                <text:p>0.0000000220533556622023</text:p>
              </table:table-cell>
            </table:table-row>
            <table:table-row>
              <table:table-cell office:value-type="float" office:value="20.2000000000002">
                <text:p>20.2000000000002</text:p>
              </table:table-cell>
              <table:table-cell office:value-type="float" office:value="0.0498242951343592">
                <text:p>0.0498242951343592</text:p>
              </table:table-cell>
              <table:table-cell office:value-type="float" office:value="0.0000000210030113506337">
                <text:p>0.0000000210030113506337</text:p>
              </table:table-cell>
            </table:table-row>
            <table:table-row>
              <table:table-cell office:value-type="float" office:value="20.2500000000002">
                <text:p>20.2500000000002</text:p>
              </table:table-cell>
              <table:table-cell office:value-type="float" office:value="0.0523155098387542">
                <text:p>0.0523155098387542</text:p>
              </table:table-cell>
              <table:table-cell office:value-type="float" office:value="0.0000000200051837949142">
                <text:p>0.0000000200051837949142</text:p>
              </table:table-cell>
            </table:table-row>
            <table:table-row>
              <table:table-cell office:value-type="float" office:value="20.3000000000002">
                <text:p>20.3000000000002</text:p>
              </table:table-cell>
              <table:table-cell office:value-type="float" office:value="0.0549312852783628">
                <text:p>0.0549312852783628</text:p>
              </table:table-cell>
              <table:table-cell office:value-type="float" office:value="0.0000000190572536746509">
                <text:p>0.0000000190572536746509</text:p>
              </table:table-cell>
            </table:table-row>
            <table:table-row>
              <table:table-cell office:value-type="float" office:value="20.3500000000002">
                <text:p>20.3500000000002</text:p>
              </table:table-cell>
              <table:table-cell office:value-type="float" office:value="0.057677849489939">
                <text:p>0.057677849489939</text:p>
              </table:table-cell>
              <table:table-cell office:value-type="float" office:value="0.0000000181567329628296">
                <text:p>0.0000000181567329628296</text:p>
              </table:table-cell>
            </table:table-row>
            <table:table-row>
              <table:table-cell office:value-type="float" office:value="20.4000000000002">
                <text:p>20.4000000000002</text:p>
              </table:table-cell>
              <table:table-cell office:value-type="float" office:value="0.0605617419120738">
                <text:p>0.0605617419120738</text:p>
              </table:table-cell>
              <table:table-cell office:value-type="float" office:value="0.0000000173012583802411">
                <text:p>0.0000000173012583802411</text:p>
              </table:table-cell>
            </table:table-row>
            <table:table-row>
              <table:table-cell office:value-type="float" office:value="20.4500000000002">
                <text:p>20.4500000000002</text:p>
              </table:table-cell>
              <table:table-cell office:value-type="float" office:value="0.0635898289552878">
                <text:p>0.0635898289552878</text:p>
              </table:table-cell>
              <table:table-cell office:value-type="float" office:value="0.000000016488585178468">
                <text:p>0.000000016488585178468</text:p>
              </table:table-cell>
            </table:table-row>
            <table:table-row>
              <table:table-cell office:value-type="float" office:value="20.5000000000002">
                <text:p>20.5000000000002</text:p>
              </table:table-cell>
              <table:table-cell office:value-type="float" office:value="0.0667693203506269">
                <text:p>0.0667693203506269</text:p>
              </table:table-cell>
              <table:table-cell office:value-type="float" office:value="0.0000000157165812351052">
                <text:p>0.0000000157165812351052</text:p>
              </table:table-cell>
            </table:table-row>
            <table:table-row>
              <table:table-cell office:value-type="float" office:value="20.5500000000002">
                <text:p>20.5500000000002</text:p>
              </table:table-cell>
              <table:table-cell office:value-type="float" office:value="0.070107786315689">
                <text:p>0.070107786315689</text:p>
              </table:table-cell>
              <table:table-cell office:value-type="float" office:value="0.0000000149832214457151">
                <text:p>0.0000000149832214457151</text:p>
              </table:table-cell>
            </table:table-row>
            <table:table-row>
              <table:table-cell office:value-type="float" office:value="20.6000000000002">
                <text:p>20.6000000000002</text:p>
              </table:table-cell>
              <table:table-cell office:value-type="float" office:value="0.0736131755789514">
                <text:p>0.0736131755789514</text:p>
              </table:table-cell>
              <table:table-cell office:value-type="float" office:value="0.0000000142865823978012">
                <text:p>0.0000000142865823978012</text:p>
              </table:table-cell>
            </table:table-row>
            <table:table-row>
              <table:table-cell office:value-type="float" office:value="20.6500000000002">
                <text:p>20.6500000000002</text:p>
              </table:table-cell>
              <table:table-cell office:value-type="float" office:value="0.0772938343053149">
                <text:p>0.0772938343053149</text:p>
              </table:table-cell>
              <table:table-cell office:value-type="float" office:value="0.0000000136248373128348">
                <text:p>0.0000000136248373128348</text:p>
              </table:table-cell>
            </table:table-row>
            <table:table-row>
              <table:table-cell office:value-type="float" office:value="20.7000000000002">
                <text:p>20.7000000000002</text:p>
              </table:table-cell>
              <table:table-cell office:value-type="float" office:value="0.0811585259679249">
                <text:p>0.0811585259679249</text:p>
              </table:table-cell>
              <table:table-cell office:value-type="float" office:value="0.0000000129962512430778">
                <text:p>0.0000000129962512430778</text:p>
              </table:table-cell>
            </table:table-row>
            <table:table-row>
              <table:table-cell office:value-type="float" office:value="20.7500000000002">
                <text:p>20.7500000000002</text:p>
              </table:table-cell>
              <table:table-cell office:value-type="float" office:value="0.0852164522135833">
                <text:p>0.0852164522135833</text:p>
              </table:table-cell>
              <table:table-cell office:value-type="float" office:value="0.0000000123991765106238">
                <text:p>0.0000000123991765106238</text:p>
              </table:table-cell>
            </table:table-row>
            <table:table-row>
              <table:table-cell office:value-type="float" office:value="20.8000000000002">
                <text:p>20.8000000000002</text:p>
              </table:table-cell>
              <table:table-cell office:value-type="float" office:value="0.0894772747714318">
                <text:p>0.0894772747714318</text:p>
              </table:table-cell>
              <table:table-cell office:value-type="float" office:value="0.0000000118320483767228">
                <text:p>0.0000000118320483767228</text:p>
              </table:table-cell>
            </table:table-row>
            <table:table-row>
              <table:table-cell office:value-type="float" office:value="20.8500000000002">
                <text:p>20.8500000000002</text:p>
              </table:table-cell>
              <table:table-cell office:value-type="float" office:value="0.0939511384570684">
                <text:p>0.0939511384570684</text:p>
              </table:table-cell>
              <table:table-cell office:value-type="float" office:value="0.0000000112933809300723">
                <text:p>0.0000000112933809300723</text:p>
              </table:table-cell>
            </table:table-row>
            <table:table-row>
              <table:table-cell office:value-type="float" office:value="20.9000000000002">
                <text:p>20.9000000000002</text:p>
              </table:table-cell>
              <table:table-cell office:value-type="float" office:value="0.0986486953268705">
                <text:p>0.0986486953268705</text:p>
              </table:table-cell>
              <table:table-cell office:value-type="float" office:value="0.0000000107817631833392">
                <text:p>0.0000000107817631833392</text:p>
              </table:table-cell>
            </table:table-row>
            <table:table-row>
              <table:table-cell office:value-type="float" office:value="20.9500000000002">
                <text:p>20.9500000000002</text:p>
              </table:table-cell>
              <table:table-cell office:value-type="float" office:value="0.103581130040034">
                <text:p>0.103581130040034</text:p>
              </table:table-cell>
              <table:table-cell office:value-type="float" office:value="0.0000000102958553677402">
                <text:p>0.0000000102958553677402</text:p>
              </table:table-cell>
            </table:table-row>
            <table:table-row>
              <table:table-cell office:value-type="float" office:value="21.0000000000002">
                <text:p>21.0000000000002</text:p>
              </table:table-cell>
              <table:table-cell office:value-type="float" office:value="0.108760186488713">
                <text:p>0.108760186488713</text:p>
              </table:table-cell>
              <table:table-cell office:value-type="float" office:value="0.00000000983438541603918">
                <text:p>0.00000000983438541603918</text:p>
              </table:table-cell>
            </table:table-row>
            <table:table-row>
              <table:table-cell office:value-type="float" office:value="21.0500000000002">
                <text:p>21.0500000000002</text:p>
              </table:table-cell>
              <table:table-cell office:value-type="float" office:value="0.114198195759669">
                <text:p>0.114198195759669</text:p>
              </table:table-cell>
              <table:table-cell office:value-type="float" office:value="0.00000000939614562482974">
                <text:p>0.00000000939614562482974</text:p>
              </table:table-cell>
            </table:table-row>
            <table:table-row>
              <table:table-cell office:value-type="float" office:value="21.1000000000002">
                <text:p>21.1000000000002</text:p>
              </table:table-cell>
              <table:table-cell office:value-type="float" office:value="0.119908105494001">
                <text:p>0.119908105494001</text:p>
              </table:table-cell>
              <table:table-cell office:value-type="float" office:value="0.00000000897998948746078">
                <text:p>0.00000000897998948746078</text:p>
              </table:table-cell>
            </table:table-row>
            <table:table-row>
              <table:table-cell office:value-type="float" office:value="21.1500000000002">
                <text:p>21.1500000000002</text:p>
              </table:table-cell>
              <table:table-cell office:value-type="float" office:value="0.125903510714862">
                <text:p>0.125903510714862</text:p>
              </table:table-cell>
              <table:table-cell office:value-type="float" office:value="0.00000000858482868942762">
                <text:p>0.00000000858482868942762</text:p>
              </table:table-cell>
            </table:table-row>
            <table:table-row>
              <table:table-cell office:value-type="float" office:value="21.2000000000002">
                <text:p>21.2000000000002</text:p>
              </table:table-cell>
              <table:table-cell office:value-type="float" office:value="0.132198686196562">
                <text:p>0.132198686196562</text:p>
              </table:table-cell>
              <table:table-cell office:value-type="float" office:value="0.00000000820963025850047">
                <text:p>0.00000000820963025850047</text:p>
              </table:table-cell>
            </table:table-row>
            <table:table-row>
              <table:table-cell office:value-type="float" office:value="21.2500000000002">
                <text:p>21.2500000000002</text:p>
              </table:table-cell>
              <table:table-cell office:value-type="float" office:value="0.138808620452125">
                <text:p>0.138808620452125</text:p>
              </table:table-cell>
              <table:table-cell office:value-type="float" office:value="0.00000000785341386229211">
                <text:p>0.00000000785341386229211</text:p>
              </table:table-cell>
            </table:table-row>
            <table:table-row>
              <table:table-cell office:value-type="float" office:value="21.3000000000002">
                <text:p>21.3000000000002</text:p>
              </table:table-cell>
              <table:table-cell office:value-type="float" office:value="0.145749051420226">
                <text:p>0.145749051420226</text:p>
              </table:table-cell>
              <table:table-cell office:value-type="float" office:value="0.00000000751524924638072">
                <text:p>0.00000000751524924638072</text:p>
              </table:table-cell>
            </table:table-row>
            <table:table-row>
              <table:table-cell office:value-type="float" office:value="21.3500000000002">
                <text:p>21.3500000000002</text:p>
              </table:table-cell>
              <table:table-cell office:value-type="float" office:value="0.15303650393647">
                <text:p>0.15303650393647</text:p>
              </table:table-cell>
              <table:table-cell office:value-type="float" office:value="0.00000000719425380650402">
                <text:p>0.00000000719425380650402</text:p>
              </table:table-cell>
            </table:table-row>
            <table:table-row>
              <table:table-cell office:value-type="float" office:value="21.4000000000002">
                <text:p>21.4000000000002</text:p>
              </table:table-cell>
              <table:table-cell office:value-type="float" office:value="0.160688329078244">
                <text:p>0.160688329078244</text:p>
              </table:table-cell>
              <table:table-cell office:value-type="float" office:value="0.00000000688959028872777">
                <text:p>0.00000000688959028872777</text:p>
              </table:table-cell>
            </table:table-row>
            <table:table-row>
              <table:table-cell office:value-type="float" office:value="21.4500000000002">
                <text:p>21.4500000000002</text:p>
              </table:table-cell>
              <table:table-cell office:value-type="float" office:value="0.168722745476803">
                <text:p>0.168722745476803</text:p>
              </table:table-cell>
              <table:table-cell office:value-type="float" office:value="0.00000000660046461186785">
                <text:p>0.00000000660046461186785</text:p>
              </table:table-cell>
            </table:table-row>
            <table:table-row>
              <table:table-cell office:value-type="float" office:value="21.5000000000002">
                <text:p>21.5000000000002</text:p>
              </table:table-cell>
              <table:table-cell office:value-type="float" office:value="0.17715888269496">
                <text:p>0.17715888269496</text:p>
              </table:table-cell>
              <table:table-cell office:value-type="float" office:value="0.0000000063261238068113">
                <text:p>0.0000000063261238068113</text:p>
              </table:table-cell>
            </table:table-row>
            <table:table-row>
              <table:table-cell office:value-type="float" office:value="21.5500000000002">
                <text:p>21.5500000000002</text:p>
              </table:table-cell>
              <table:table-cell office:value-type="float" office:value="0.186016826773672">
                <text:p>0.186016826773672</text:p>
              </table:table-cell>
              <table:table-cell office:value-type="float" office:value="0.00000000606585406774096">
                <text:p>0.00000000606585406774096</text:p>
              </table:table-cell>
            </table:table-row>
            <table:table-row>
              <table:table-cell office:value-type="float" office:value="21.6000000000002">
                <text:p>21.6000000000002</text:p>
              </table:table-cell>
              <table:table-cell office:value-type="float" office:value="0.195317668055938">
                <text:p>0.195317668055938</text:p>
              </table:table-cell>
              <table:table-cell office:value-type="float" office:value="0.00000000581897891062158">
                <text:p>0.00000000581897891062158</text:p>
              </table:table-cell>
            </table:table-row>
            <table:table-row>
              <table:table-cell office:value-type="float" office:value="21.6500000000002">
                <text:p>21.6500000000002</text:p>
              </table:table-cell>
              <table:table-cell office:value-type="float" office:value="0.205083551401907">
                <text:p>0.205083551401907</text:p>
              </table:table-cell>
              <table:table-cell office:value-type="float" office:value="0.00000000558485743465497">
                <text:p>0.00000000558485743465497</text:p>
              </table:table-cell>
            </table:table-row>
            <table:table-row>
              <table:table-cell office:value-type="float" office:value="21.7000000000002">
                <text:p>21.7000000000002</text:p>
              </table:table-cell>
              <table:table-cell office:value-type="float" office:value="0.215337728914735">
                <text:p>0.215337728914735</text:p>
              </table:table-cell>
              <table:table-cell office:value-type="float" office:value="0.00000000536288268276084">
                <text:p>0.00000000536288268276084</text:p>
              </table:table-cell>
            </table:table-row>
            <table:table-row>
              <table:table-cell office:value-type="float" office:value="21.7500000000002">
                <text:p>21.7500000000002</text:p>
              </table:table-cell>
              <table:table-cell office:value-type="float" office:value="0.22610461530273">
                <text:p>0.22610461530273</text:p>
              </table:table-cell>
              <table:table-cell office:value-type="float" office:value="0.00000000515248009748989">
                <text:p>0.00000000515248009748989</text:p>
              </table:table-cell>
            </table:table-row>
            <table:table-row>
              <table:table-cell office:value-type="float" office:value="21.8000000000002">
                <text:p>21.8000000000002</text:p>
              </table:table-cell>
              <table:table-cell office:value-type="float" office:value="0.237409846009616">
                <text:p>0.237409846009616</text:p>
              </table:table-cell>
              <table:table-cell office:value-type="float" office:value="0.00000000495310606913029">
                <text:p>0.00000000495310606913029</text:p>
              </table:table-cell>
            </table:table-row>
            <table:table-row>
              <table:table-cell office:value-type="float" office:value="21.8500000000002">
                <text:p>21.8500000000002</text:p>
              </table:table-cell>
              <table:table-cell office:value-type="float" office:value="0.249280338251301">
                <text:p>0.249280338251301</text:p>
              </table:table-cell>
              <table:table-cell office:value-type="float" office:value="0.00000000476424657313086">
                <text:p>0.00000000476424657313086</text:p>
              </table:table-cell>
            </table:table-row>
            <table:table-row>
              <table:table-cell office:value-type="float" office:value="21.9000000000002">
                <text:p>21.9000000000002</text:p>
              </table:table-cell>
              <table:table-cell office:value-type="float" office:value="0.261744355104485">
                <text:p>0.261744355104485</text:p>
              </table:table-cell>
              <table:table-cell office:value-type="float" office:value="0.00000000458541589433745">
                <text:p>0.00000000458541589433745</text:p>
              </table:table-cell>
            </table:table-row>
            <table:table-row>
              <table:table-cell office:value-type="float" office:value="21.9500000000002">
                <text:p>21.9500000000002</text:p>
              </table:table-cell>
              <table:table-cell office:value-type="float" office:value="0.274831572799699">
                <text:p>0.274831572799699</text:p>
              </table:table-cell>
              <table:table-cell office:value-type="float" office:value="0.00000000441615543592803">
                <text:p>0.00000000441615543592803</text:p>
              </table:table-cell>
            </table:table-row>
            <table:table-row>
              <table:table-cell office:value-type="float" office:value="22.0000000000002">
                <text:p>22.0000000000002</text:p>
              </table:table-cell>
              <table:table-cell office:value-type="float" office:value="0.288573151378999">
                <text:p>0.288573151378999</text:p>
              </table:table-cell>
              <table:table-cell office:value-type="float" office:value="0.00000000425603261134083">
                <text:p>0.00000000425603261134083</text:p>
              </table:table-cell>
            </table:table-row>
            <table:table-row>
              <table:table-cell office:value-type="float" office:value="22.0500000000002">
                <text:p>22.0500000000002</text:p>
              </table:table-cell>
              <table:table-cell office:value-type="float" office:value="0.30300180888654">
                <text:p>0.30300180888654</text:p>
              </table:table-cell>
              <table:table-cell office:value-type="float" office:value="0.00000000410463981792511">
                <text:p>0.00000000410463981792511</text:p>
              </table:table-cell>
            </table:table-row>
            <table:table-row>
              <table:table-cell office:value-type="float" office:value="22.1000000000002">
                <text:p>22.1000000000002</text:p>
              </table:table-cell>
              <table:table-cell office:value-type="float" office:value="0.318151899268681">
                <text:p>0.318151899268681</text:p>
              </table:table-cell>
              <table:table-cell office:value-type="float" office:value="0.00000000396159349151181">
                <text:p>0.00000000396159349151181</text:p>
              </table:table-cell>
            </table:table-row>
            <table:table-row>
              <table:table-cell office:value-type="float" office:value="22.1500000000002">
                <text:p>22.1500000000002</text:p>
              </table:table-cell>
              <table:table-cell office:value-type="float" office:value="0.334059494169096">
                <text:p>0.334059494169096</text:p>
              </table:table-cell>
              <table:table-cell office:value-type="float" office:value="0.00000000382653324160896">
                <text:p>0.00000000382653324160896</text:p>
              </table:table-cell>
            </table:table-row>
            <table:table-row>
              <table:table-cell office:value-type="float" office:value="22.2000000000002">
                <text:p>22.2000000000002</text:p>
              </table:table-cell>
              <table:table-cell office:value-type="float" office:value="0.350762468813636">
                <text:p>0.350762468813636</text:p>
              </table:table-cell>
              <table:table-cell office:value-type="float" office:value="0.00000000369912106748417">
                <text:p>0.00000000369912106748417</text:p>
              </table:table-cell>
            </table:table-row>
            <table:table-row>
              <table:table-cell office:value-type="float" office:value="22.2500000000002">
                <text:p>22.2500000000002</text:p>
              </table:table-cell>
              <table:table-cell office:value-type="float" office:value="0.368300592189442">
                <text:p>0.368300592189442</text:p>
              </table:table-cell>
              <table:table-cell office:value-type="float" office:value="0.00000000357904065601353">
                <text:p>0.00000000357904065601353</text:p>
              </table:table-cell>
            </table:table-row>
            <table:table-row>
              <table:table-cell office:value-type="float" office:value="22.3000000000002">
                <text:p>22.3000000000002</text:p>
              </table:table-cell>
              <table:table-cell office:value-type="float" office:value="0.386715621733006">
                <text:p>0.386715621733006</text:p>
              </table:table-cell>
              <table:table-cell office:value-type="float" office:value="0.00000000346599676286684">
                <text:p>0.00000000346599676286684</text:p>
              </table:table-cell>
            </table:table-row>
            <table:table-row>
              <table:table-cell office:value-type="float" office:value="22.3500000000002">
                <text:p>22.3500000000002</text:p>
              </table:table-cell>
              <table:table-cell office:value-type="float" office:value="0.406051402752639">
                <text:p>0.406051402752639</text:p>
              </table:table-cell>
              <table:table-cell office:value-type="float" office:value="0.00000000335971467937733">
                <text:p>0.00000000335971467937733</text:p>
              </table:table-cell>
            </table:table-row>
            <table:table-row>
              <table:table-cell office:value-type="float" office:value="22.4000000000002">
                <text:p>22.4000000000002</text:p>
              </table:table-cell>
              <table:table-cell office:value-type="float" office:value="0.42635397282206">
                <text:p>0.42635397282206</text:p>
              </table:table-cell>
              <table:table-cell office:value-type="float" office:value="0.00000000325993978832896">
                <text:p>0.00000000325993978832896</text:p>
              </table:table-cell>
            </table:table-row>
            <table:table-row>
              <table:table-cell office:value-type="float" office:value="22.4500000000002">
                <text:p>22.4500000000002</text:p>
              </table:table-cell>
              <table:table-cell office:value-type="float" office:value="0.447671671393668">
                <text:p>0.447671671393668</text:p>
              </table:table-cell>
              <table:table-cell office:value-type="float" office:value="0.00000000316643721290825">
                <text:p>0.00000000316643721290825</text:p>
              </table:table-cell>
            </table:table-row>
            <table:table-row>
              <table:table-cell office:value-type="float" office:value="22.5000000000002">
                <text:p>22.5000000000002</text:p>
              </table:table-cell>
              <table:table-cell office:value-type="float" office:value="0.470055254892475">
                <text:p>0.470055254892475</text:p>
              </table:table-cell>
              <table:table-cell office:value-type="float" office:value="0.00000000307899156423612">
                <text:p>0.00000000307899156423612</text:p>
              </table:table-cell>
            </table:table-row>
            <table:table-row>
              <table:table-cell office:value-type="float" office:value="22.5500000000002">
                <text:p>22.5500000000002</text:p>
              </table:table-cell>
              <table:table-cell office:value-type="float" office:value="0.493558017564734">
                <text:p>0.493558017564734</text:p>
              </table:table-cell>
              <table:table-cell office:value-type="float" office:value="0.00000000299740679425126">
                <text:p>0.00000000299740679425126</text:p>
              </table:table-cell>
            </table:table-row>
            <table:table-row>
              <table:table-cell office:value-type="float" office:value="22.6000000000002">
                <text:p>22.6000000000002</text:p>
              </table:table-cell>
              <table:table-cell office:value-type="float" office:value="0.518235918369002">
                <text:p>0.518235918369002</text:p>
              </table:table-cell>
              <table:table-cell office:value-type="float" office:value="0.00000000292150616229898">
                <text:p>0.00000000292150616229898</text:p>
              </table:table-cell>
            </table:table-row>
            <table:table-row>
              <table:table-cell office:value-type="float" office:value="22.6500000000002">
                <text:p>22.6500000000002</text:p>
              </table:table-cell>
              <table:table-cell office:value-type="float" office:value="0.54414771421175">
                <text:p>0.54414771421175</text:p>
              </table:table-cell>
              <table:table-cell office:value-type="float" office:value="0.00000000285113232563602">
                <text:p>0.00000000285113232563602</text:p>
              </table:table-cell>
            </table:table-row>
            <table:table-row>
              <table:table-cell office:value-type="float" office:value="22.7000000000002">
                <text:p>22.7000000000002</text:p>
              </table:table-cell>
              <table:table-cell office:value-type="float" office:value="0.571355099844766">
                <text:p>0.571355099844766</text:p>
              </table:table-cell>
              <table:table-cell office:value-type="float" office:value="0.00000000278614756624972">
                <text:p>0.00000000278614756624972</text:p>
              </table:table-cell>
            </table:table-row>
            <table:table-row>
              <table:table-cell office:value-type="float" office:value="22.7500000000002">
                <text:p>22.7500000000002</text:p>
              </table:table-cell>
              <table:table-cell office:value-type="float" office:value="0.59992285475741">
                <text:p>0.59992285475741</text:p>
              </table:table-cell>
              <table:table-cell office:value-type="float" office:value="0.00000000272643416898208">
                <text:p>0.00000000272643416898208</text:p>
              </table:table-cell>
            </table:table-row>
            <table:table-row>
              <table:table-cell office:value-type="float" office:value="22.8000000000002">
                <text:p>22.8000000000002</text:p>
              </table:table-cell>
              <table:table-cell office:value-type="float" office:value="0.629918997413498">
                <text:p>0.629918997413498</text:p>
              </table:table-cell>
              <table:table-cell office:value-type="float" office:value="0.00000000267189496903117">
                <text:p>0.00000000267189496903117</text:p>
              </table:table-cell>
            </table:table-row>
            <table:table-row>
              <table:table-cell office:value-type="float" office:value="22.8500000000002">
                <text:p>22.8500000000002</text:p>
              </table:table-cell>
              <table:table-cell office:value-type="float" office:value="0.661414947200019">
                <text:p>0.661414947200019</text:p>
              </table:table-cell>
              <table:table-cell office:value-type="float" office:value="0.00000000262245409058392">
                <text:p>0.00000000262245409058392</text:p>
              </table:table-cell>
            </table:table-row>
            <table:table-row>
              <table:table-cell office:value-type="float" office:value="22.9000000000002">
                <text:p>22.9000000000002</text:p>
              </table:table-cell>
              <table:table-cell office:value-type="float" office:value="0.694485694473293">
                <text:p>0.694485694473293</text:p>
              </table:table-cell>
              <table:table-cell office:value-type="float" office:value="0.00000000257805790274763">
                <text:p>0.00000000257805790274763</text:p>
              </table:table-cell>
            </table:table-row>
            <table:table-row>
              <table:table-cell office:value-type="float" office:value="22.9500000000002">
                <text:p>22.9500000000002</text:p>
              </table:table-cell>
              <table:table-cell office:value-type="float" office:value="0.729209979107437">
                <text:p>0.729209979107437</text:p>
              </table:table-cell>
              <table:table-cell office:value-type="float" office:value="0.00000000253867622425935">
                <text:p>0.00000000253867622425935</text:p>
              </table:table-cell>
            </table:table-row>
            <table:table-row>
              <table:table-cell office:value-type="float" office:value="23.0000000000002">
                <text:p>23.0000000000002</text:p>
              </table:table-cell>
              <table:table-cell office:value-type="float" office:value="0.765670477970247">
                <text:p>0.765670477970247</text:p>
              </table:table-cell>
              <table:table-cell office:value-type="float" office:value="0.00000000250430381486902">
                <text:p>0.00000000250430381486902</text:p>
              </table:table-cell>
            </table:table-row>
            <table:table-row>
              <table:table-cell office:value-type="float" office:value="23.0500000000002">
                <text:p>23.0500000000002</text:p>
              </table:table-cell>
              <table:table-cell office:value-type="float" office:value="0.803954001772886">
                <text:p>0.803954001772886</text:p>
              </table:table-cell>
              <table:table-cell office:value-type="float" office:value="0.00000000247496219907124">
                <text:p>0.00000000247496219907124</text:p>
              </table:table-cell>
            </table:table-row>
            <table:table-row>
              <table:table-cell office:value-type="float" office:value="23.1000000000002">
                <text:p>23.1000000000002</text:p>
              </table:table-cell>
              <table:table-cell office:value-type="float" office:value="0.844151701762043">
                <text:p>0.844151701762043</text:p>
              </table:table-cell>
              <table:table-cell office:value-type="float" office:value="0.00000000245070187732667">
                <text:p>0.00000000245070187732667</text:p>
              </table:table-cell>
            </table:table-row>
            <table:table-row>
              <table:table-cell office:value-type="float" office:value="23.1500000000002">
                <text:p>23.1500000000002</text:p>
              </table:table-cell>
              <table:table-cell office:value-type="float" office:value="0.886359286746707">
                <text:p>0.886359286746707</text:p>
              </table:table-cell>
              <table:table-cell office:value-type="float" office:value="0.00000000243160499147318">
                <text:p>0.00000000243160499147318</text:p>
              </table:table-cell>
            </table:table-row>
            <table:table-row>
              <table:table-cell office:value-type="float" office:value="23.2000000000002">
                <text:p>23.2000000000002</text:p>
              </table:table-cell>
              <table:table-cell office:value-type="float" office:value="0.930677250976278">
                <text:p>0.930677250976278</text:p>
              </table:table-cell>
              <table:table-cell office:value-type="float" office:value="0.00000000241778852519411">
                <text:p>0.00000000241778852519411</text:p>
              </table:table-cell>
            </table:table-row>
            <table:table-row>
              <table:table-cell office:value-type="float" office:value="23.2500000000002">
                <text:p>23.2500000000002</text:p>
              </table:table-cell>
              <table:table-cell office:value-type="float" office:value="0.977211113412583">
                <text:p>0.977211113412583</text:p>
              </table:table-cell>
              <table:table-cell office:value-type="float" office:value="0.00000000240940813783789">
                <text:p>0.00000000240940813783789</text:p>
              </table:table-cell>
            </table:table-row>
            <table:table-row>
              <table:table-cell office:value-type="float" office:value="23.3000000000002">
                <text:p>23.3000000000002</text:p>
              </table:table-cell>
              <table:table-cell office:value-type="float" office:value="1.02607166896549">
                <text:p>1.02607166896549</text:p>
              </table:table-cell>
              <table:table-cell office:value-type="float" office:value="0.00000000240666275139809">
                <text:p>0.00000000240666275139809</text:p>
              </table:table-cell>
            </table:table-row>
            <table:table-row>
              <table:table-cell office:value-type="float" office:value="23.3500000000002">
                <text:p>23.3500000000002</text:p>
              </table:table-cell>
              <table:table-cell office:value-type="float" office:value="1.07737525229029">
                <text:p>1.07737525229029</text:p>
              </table:table-cell>
              <table:table-cell office:value-type="float" office:value="0.00000000240980003712639">
                <text:p>0.00000000240980003712639</text:p>
              </table:table-cell>
            </table:table-row>
            <table:table-row>
              <table:table-cell office:value-type="float" office:value="23.4000000000002">
                <text:p>23.4000000000002</text:p>
              </table:table-cell>
              <table:table-cell office:value-type="float" office:value="1.13124401477499">
                <text:p>1.13124401477499</text:p>
              </table:table-cell>
              <table:table-cell office:value-type="float" office:value="0.00000000241912298141848">
                <text:p>0.00000000241912298141848</text:p>
              </table:table-cell>
            </table:table-row>
            <table:table-row>
              <table:table-cell office:value-type="float" office:value="23.4500000000002">
                <text:p>23.4500000000002</text:p>
              </table:table-cell>
              <table:table-cell office:value-type="float" office:value="1.18780621537691">
                <text:p>1.18780621537691</text:p>
              </table:table-cell>
              <table:table-cell office:value-type="float" office:value="0.00000000243499775203427">
                <text:p>0.00000000243499775203427</text:p>
              </table:table-cell>
            </table:table-row>
            <table:table-row>
              <table:table-cell office:value-type="float" office:value="23.5000000000002">
                <text:p>23.5000000000002</text:p>
              </table:table-cell>
              <table:table-cell office:value-type="float" office:value="1.24719652600114">
                <text:p>1.24719652600114</text:p>
              </table:table-cell>
              <table:table-cell office:value-type="float" office:value="0.00000000245786313764731">
                <text:p>0.00000000245786313764731</text:p>
              </table:table-cell>
            </table:table-row>
            <table:table-row>
              <table:table-cell office:value-type="float" office:value="23.5500000000002">
                <text:p>23.5500000000002</text:p>
              </table:table-cell>
              <table:table-cell office:value-type="float" office:value="1.30955635214793">
                <text:p>1.30955635214793</text:p>
              </table:table-cell>
              <table:table-cell office:value-type="float" office:value="0.00000000248824189909795">
                <text:p>0.00000000248824189909795</text:p>
              </table:table-cell>
            </table:table-row>
            <table:table-row>
              <table:table-cell office:value-type="float" office:value="23.6000000000002">
                <text:p>23.6000000000002</text:p>
              </table:table-cell>
              <table:table-cell office:value-type="float" office:value="1.3750341695924">
                <text:p>1.3750341695924</text:p>
              </table:table-cell>
              <table:table-cell office:value-type="float" office:value="0.00000000252675445337527">
                <text:p>0.00000000252675445337527</text:p>
              </table:table-cell>
            </table:table-row>
            <table:table-row>
              <table:table-cell office:value-type="float" office:value="23.6500000000002">
                <text:p>23.6500000000002</text:p>
              </table:table-cell>
              <table:table-cell office:value-type="float" office:value="1.4437858778983">
                <text:p>1.4437858778983</text:p>
              </table:table-cell>
              <table:table-cell office:value-type="float" office:value="0.00000000257413541628454">
                <text:p>0.00000000257413541628454</text:p>
              </table:table-cell>
            </table:table-row>
            <table:table-row>
              <table:table-cell office:value-type="float" office:value="23.7000000000002">
                <text:p>23.7000000000002</text:p>
              </table:table-cell>
              <table:table-cell office:value-type="float" office:value="1.51597517160739">
                <text:p>1.51597517160739</text:p>
              </table:table-cell>
              <table:table-cell office:value-type="float" office:value="0.00000000263125366356179">
                <text:p>0.00000000263125366356179</text:p>
              </table:table-cell>
            </table:table-row>
            <table:table-row>
              <table:table-cell office:value-type="float" office:value="23.7500000000002">
                <text:p>23.7500000000002</text:p>
              </table:table-cell>
              <table:table-cell office:value-type="float" office:value="1.59177392998831">
                <text:p>1.59177392998831</text:p>
              </table:table-cell>
              <table:table-cell office:value-type="float" office:value="0.00000000269913674159173">
                <text:p>0.00000000269913674159173</text:p>
              </table:table-cell>
            </table:table-row>
            <table:table-row>
              <table:table-cell office:value-type="float" office:value="23.8000000000002">
                <text:p>23.8000000000002</text:p>
              </table:table-cell>
              <table:table-cell office:value-type="float" office:value="1.67136262627291">
                <text:p>1.67136262627291</text:p>
              </table:table-cell>
              <table:table-cell office:value-type="float" office:value="0.00000000277900067944911">
                <text:p>0.00000000277900067944911</text:p>
              </table:table-cell>
            </table:table-row>
            <table:table-row>
              <table:table-cell office:value-type="float" office:value="23.8500000000002">
                <text:p>23.8500000000002</text:p>
              </table:table-cell>
              <table:table-cell office:value-type="float" office:value="1.75493075735432">
                <text:p>1.75493075735432</text:p>
              </table:table-cell>
              <table:table-cell office:value-type="float" office:value="0.00000000287228653917757">
                <text:p>0.00000000287228653917757</text:p>
              </table:table-cell>
            </table:table-row>
            <table:table-row>
              <table:table-cell office:value-type="float" office:value="23.9000000000002">
                <text:p>23.9000000000002</text:p>
              </table:table-cell>
              <table:table-cell office:value-type="float" office:value="1.84267729497">
                <text:p>1.84267729497</text:p>
              </table:table-cell>
              <table:table-cell office:value-type="float" office:value="0.00000000298070541179557">
                <text:p>0.00000000298070541179557</text:p>
              </table:table-cell>
            </table:table-row>
            <table:table-row>
              <table:table-cell office:value-type="float" office:value="23.9500000000002">
                <text:p>23.9500000000002</text:p>
              </table:table-cell>
              <table:table-cell office:value-type="float" office:value="1.93481115944388">
                <text:p>1.93481115944388</text:p>
              </table:table-cell>
              <table:table-cell office:value-type="float" office:value="0.00000000310629405047128">
                <text:p>0.00000000310629405047128</text:p>
              </table:table-cell>
            </table:table-row>
            <table:table-row>
              <table:table-cell office:value-type="float" office:value="24.0000000000002">
                <text:p>24.0000000000002</text:p>
              </table:table-cell>
              <table:table-cell office:value-type="float" office:value="2.03155171711557">
                <text:p>2.03155171711557</text:p>
              </table:table-cell>
              <table:table-cell office:value-type="float" office:value="0.00000000325148396761602">
                <text:p>0.00000000325148396761602</text:p>
              </table:table-cell>
            </table:table-row>
            <table:table-row>
              <table:table-cell office:value-type="float" office:value="24.0500000000002">
                <text:p>24.0500000000002</text:p>
              </table:table-cell>
              <table:table-cell office:value-type="float" office:value="2.13312930264107">
                <text:p>2.13312930264107</text:p>
              </table:table-cell>
              <table:table-cell office:value-type="float" office:value="0.00000000341918766111442">
                <text:p>0.00000000341918766111442</text:p>
              </table:table-cell>
            </table:table-row>
            <table:table-row>
              <table:table-cell office:value-type="float" office:value="24.1000000000002">
                <text:p>24.1000000000002</text:p>
              </table:table-cell>
              <table:table-cell office:value-type="float" office:value="2.23978576740844">
                <text:p>2.23978576740844</text:p>
              </table:table-cell>
              <table:table-cell office:value-type="float" office:value="0.0000000036129067476163">
                <text:p>0.0000000036129067476163</text:p>
              </table:table-cell>
            </table:table-row>
            <table:table-row>
              <table:table-cell office:value-type="float" office:value="24.1500000000002">
                <text:p>24.1500000000002</text:p>
              </table:table-cell>
              <table:table-cell office:value-type="float" office:value="2.35177505537426">
                <text:p>2.35177505537426</text:p>
              </table:table-cell>
              <table:table-cell office:value-type="float" office:value="0.00000000383686826584972">
                <text:p>0.00000000383686826584972</text:p>
              </table:table-cell>
            </table:table-row>
            <table:table-row>
              <table:table-cell office:value-type="float" office:value="24.2000000000002">
                <text:p>24.2000000000002</text:p>
              </table:table-cell>
              <table:table-cell office:value-type="float" office:value="2.4693638076918">
                <text:p>2.4693638076918</text:p>
              </table:table-cell>
              <table:table-cell office:value-type="float" office:value="0.00000000409619740647636">
                <text:p>0.00000000409619740647636</text:p>
              </table:table-cell>
            </table:table-row>
            <table:table-row>
              <table:table-cell office:value-type="float" office:value="24.2500000000002">
                <text:p>24.2500000000002</text:p>
              </table:table-cell>
              <table:table-cell office:value-type="float" office:value="2.59283199757064">
                <text:p>2.59283199757064</text:p>
              </table:table-cell>
              <table:table-cell office:value-type="float" office:value="0.00000000439713761738823">
                <text:p>0.00000000439713761738823</text:p>
              </table:table-cell>
            </table:table-row>
            <table:table-row>
              <table:table-cell office:value-type="float" office:value="24.3000000000002">
                <text:p>24.3000000000002</text:p>
              </table:table-cell>
              <table:table-cell office:value-type="float" office:value="2.72247359687912">
                <text:p>2.72247359687912</text:p>
              </table:table-cell>
              <table:table-cell office:value-type="float" office:value="0.0000000047473326921231">
                <text:p>0.0000000047473326921231</text:p>
              </table:table-cell>
            </table:table-row>
            <table:table-row>
              <table:table-cell office:value-type="float" office:value="24.3500000000002">
                <text:p>24.3500000000002</text:p>
              </table:table-cell>
              <table:table-cell office:value-type="float" office:value="2.85859727607685">
                <text:p>2.85859727607685</text:p>
              </table:table-cell>
              <table:table-cell office:value-type="float" office:value="0.00000000515619045301226">
                <text:p>0.00000000515619045301226</text:p>
              </table:table-cell>
            </table:table-row>
            <table:table-row>
              <table:table-cell office:value-type="float" office:value="24.4000000000002">
                <text:p>24.4000000000002</text:p>
              </table:table-cell>
              <table:table-cell office:value-type="float" office:value="3.00152713914372">
                <text:p>3.00152713914372</text:p>
              </table:table-cell>
              <table:table-cell office:value-type="float" office:value="0.00000000563535452955736">
                <text:p>0.00000000563535452955736</text:p>
              </table:table-cell>
            </table:table-row>
            <table:table-row>
              <table:table-cell office:value-type="float" office:value="24.4500000000002">
                <text:p>24.4500000000002</text:p>
              </table:table-cell>
              <table:table-cell office:value-type="float" office:value="3.15160349525517">
                <text:p>3.15160349525517</text:p>
              </table:table-cell>
              <table:table-cell office:value-type="float" office:value="0.00000000619932028103764">
                <text:p>0.00000000619932028103764</text:p>
              </table:table-cell>
            </table:table-row>
            <table:table-row>
              <table:table-cell office:value-type="float" office:value="24.5000000000002">
                <text:p>24.5000000000002</text:p>
              </table:table-cell>
              <table:table-cell office:value-type="float" office:value="3.30918366904104">
                <text:p>3.30918366904104</text:p>
              </table:table-cell>
              <table:table-cell office:value-type="float" office:value="0.00000000686624424028198">
                <text:p>0.00000000686624424028198</text:p>
              </table:table-cell>
            </table:table-row>
            <table:table-row>
              <table:table-cell office:value-type="float" office:value="24.5500000000002">
                <text:p>24.5500000000002</text:p>
              </table:table-cell>
              <table:table-cell office:value-type="float" office:value="3.47464285135701">
                <text:p>3.47464285135701</text:p>
              </table:table-cell>
              <table:table-cell office:value-type="float" office:value="0.00000000765901519364729">
                <text:p>0.00000000765901519364729</text:p>
              </table:table-cell>
            </table:table-row>
            <table:table-row>
              <table:table-cell office:value-type="float" office:value="24.6000000000002">
                <text:p>24.6000000000002</text:p>
              </table:table-cell>
              <table:table-cell office:value-type="float" office:value="3.64837499259424">
                <text:p>3.64837499259424</text:p>
              </table:table-cell>
              <table:table-cell office:value-type="float" office:value="0.00000000860668155351699">
                <text:p>0.00000000860668155351699</text:p>
              </table:table-cell>
            </table:table-row>
            <table:table-row>
              <table:table-cell office:value-type="float" office:value="24.6500000000002">
                <text:p>24.6500000000002</text:p>
              </table:table-cell>
              <table:table-cell office:value-type="float" office:value="3.83079374065393">
                <text:p>3.83079374065393</text:p>
              </table:table-cell>
              <table:table-cell office:value-type="float" office:value="0.00000000974636756329481">
                <text:p>0.00000000974636756329481</text:p>
              </table:table-cell>
            </table:table-row>
            <table:table-row>
              <table:table-cell office:value-type="float" office:value="24.7000000000002">
                <text:p>24.7000000000002</text:p>
              </table:table-cell>
              <table:table-cell office:value-type="float" office:value="4.02233342581981">
                <text:p>4.02233342581981</text:p>
              </table:table-cell>
              <table:table-cell office:value-type="float" office:value="0.0000000111258653779092">
                <text:p>0.0000000111258653779092</text:p>
              </table:table-cell>
            </table:table-row>
            <table:table-row>
              <table:table-cell office:value-type="float" office:value="24.7500000000002">
                <text:p>24.7500000000002</text:p>
              </table:table-cell>
              <table:table-cell office:value-type="float" office:value="4.22345009487321">
                <text:p>4.22345009487321</text:p>
              </table:table-cell>
              <table:table-cell office:value-type="float" office:value="0.0000000128071691190505">
                <text:p>0.0000000128071691190505</text:p>
              </table:table-cell>
            </table:table-row>
            <table:table-row>
              <table:table-cell office:value-type="float" office:value="24.8000000000002">
                <text:p>24.8000000000002</text:p>
              </table:table-cell>
              <table:table-cell office:value-type="float" office:value="4.43462259691234">
                <text:p>4.43462259691234</text:p>
              </table:table-cell>
              <table:table-cell office:value-type="float" office:value="0.0000000148713326446435">
                <text:p>0.0000000148713326446435</text:p>
              </table:table-cell>
            </table:table-row>
            <table:table-row>
              <table:table-cell office:value-type="float" office:value="24.8500000000002">
                <text:p>24.8500000000002</text:p>
              </table:table-cell>
              <table:table-cell office:value-type="float" office:value="4.65635372346052">
                <text:p>4.65635372346052</text:p>
              </table:table-cell>
              <table:table-cell office:value-type="float" office:value="0.0000000174252034020182">
                <text:p>0.0000000174252034020182</text:p>
              </table:table-cell>
            </table:table-row>
            <table:table-row>
              <table:table-cell office:value-type="float" office:value="24.9000000000002">
                <text:p>24.9000000000002</text:p>
              </table:table-cell>
              <table:table-cell office:value-type="float" office:value="4.88917140557665">
                <text:p>4.88917140557665</text:p>
              </table:table-cell>
              <table:table-cell office:value-type="float" office:value="0.0000000206108387690695">
                <text:p>0.0000000206108387690695</text:p>
              </table:table-cell>
            </table:table-row>
            <table:table-row>
              <table:table-cell office:value-type="float" office:value="24.9500000000002">
                <text:p>24.9500000000002</text:p>
              </table:table-cell>
              <table:table-cell office:value-type="float" office:value="5.13362997081699">
                <text:p>5.13362997081699</text:p>
              </table:table-cell>
              <table:table-cell office:value-type="float" office:value="0.0000000246187930083503">
                <text:p>0.0000000246187930083503</text:p>
              </table:table-cell>
            </table:table-row>
            <table:table-row>
              <table:table-cell office:value-type="float" office:value="25.0000000000002">
                <text:p>25.0000000000002</text:p>
              </table:table-cell>
              <table:table-cell office:value-type="float" office:value="5.39031146303865">
                <text:p>5.39031146303865</text:p>
              </table:table-cell>
              <table:table-cell office:value-type="float" office:value="0.0000000297070420395831">
                <text:p>0.00000002970704203958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